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73.56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143.55pt"/>
    </style:style>
    <style:style style:name="co17" style:family="table-column">
      <style:table-column-properties fo:break-before="auto" style:column-width="65.85pt"/>
    </style:style>
    <style:style style:name="co18" style:family="table-column">
      <style:table-column-properties fo:break-before="auto" style:column-width="136.09pt"/>
    </style:style>
    <style:style style:name="co19" style:family="table-column">
      <style:table-column-properties fo:break-before="auto" style:column-width="86.46pt"/>
    </style:style>
    <style:style style:name="co20" style:family="table-column">
      <style:table-column-properties fo:break-before="auto" style:column-width="181.3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24"/>
    <style:style style:name="ce3" style:family="table-cell" style:parent-style-name="Default" style:data-style-name="N2"/>
    <style:style style:name="ce4" style:family="table-cell" style:parent-style-name="Default" style:data-style-name="N4"/>
    <style:style style:name="ce5" style:family="table-cell" style:parent-style-name="Default" style:data-style-name="N4">
      <style:text-properties fo:color="#800000"/>
    </style:style>
    <style:style style:name="ce6" style:family="table-cell" style:parent-style-name="Default" style:data-style-name="N125"/>
    <style:style style:name="ce7" style:family="table-cell" style:parent-style-name="Default" style:data-style-name="N135"/>
    <style:style style:name="ce8" style:family="table-cell" style:parent-style-name="Default" style:data-style-name="N135">
      <style:text-properties fo:color="#800000"/>
    </style:style>
    <style:style style:name="ce9" style:family="table-cell" style:parent-style-name="Default" style:data-style-name="N11"/>
    <style:style style:name="ce10" style:family="table-cell" style:parent-style-name="Default" style:data-style-name="N123"/>
    <style:style style:name="ce11" style:family="table-cell" style:parent-style-name="Default" style:data-style-name="N122"/>
    <style:style style:name="ce12" style:family="table-cell" style:parent-style-name="Default" style:data-style-name="N132"/>
    <style:style style:name="ce13" style:family="table-cell" style:parent-style-name="Default" style:data-style-name="N134"/>
    <style:style style:name="ce14" style:family="table-cell" style:parent-style-name="Default" style:data-style-name="N137"/>
    <style:style style:name="ce15" style:family="table-cell" style:parent-style-name="Default" style:data-style-name="N128"/>
    <style:style style:name="ce16" style:family="table-cell" style:parent-style-name="Default" style:data-style-name="N130"/>
    <style:style style:name="ce17" style:family="table-cell" style:parent-style-name="Default" style:data-style-name="N143"/>
    <style:style style:name="ce18" style:family="table-cell" style:parent-style-name="Default" style:data-style-name="N144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29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ce7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ce9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column table:style-name="co1" table:number-columns-repeated="8" table:default-cell-style-name="Default"/>
        <table:table-column table:style-name="co3" table:number-columns-repeated="6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<text:s/>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fuel burned</text:p>
          </table:table-cell>
          <table:table-cell office:value-type="string" calcext:value-type="string">
            <text:p>My fuel burned</text:p>
          </table:table-cell>
          <table:table-cell office:value-type="string" calcext:value-type="string">
            <text:p>off by lbs</text:p>
          </table:table-cell>
          <table:table-cell office:value-type="string" calcext:value-type="string">
            <text:p>His ADC predicted</text:p>
          </table:table-cell>
          <table:table-cell office:value-type="string" calcext:value-type="string">
            <text:p>His ADC calc</text:p>
          </table:table-cell>
          <table:table-cell office:value-type="string" calcext:value-type="string">
            <text:p>My ADC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 raw</text:p>
          </table:table-cell>
          <table:table-cell office:value-type="string" calcext:value-type="string">
            <text:p>My A raw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_total(eff)</text:p>
          </table:table-cell>
          <table:table-cell office:value-type="string" calcext:value-type="string">
            <text:p>My A_total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adj</text:p>
          </table:table-cell>
          <table:table-cell office:value-type="string" calcext:value-type="string">
            <text:p>My ADC adj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error</text:p>
          </table:table-cell>
          <table:table-cell office:value-type="string" calcext:value-type="string">
            <text:p>My ADC_error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h</text:p>
          </table:table-cell>
          <table:table-cell office:value-type="string" calcext:value-type="string">
            <text:p>My A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 %</text:p>
          </table:table-cell>
          <table:table-cell office:value-type="string" calcext:value-type="string">
            <text:p>His big G</text:p>
          </table:table-cell>
          <table:table-cell office:value-type="string" calcext:value-type="string">
            <text:p>My big G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_as</text:p>
          </table:table-cell>
          <table:table-cell office:value-type="string" calcext:value-type="string">
            <text:p>My V_as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</text:p>
          </table:table-cell>
          <table:table-cell office:value-type="string" calcext:value-type="string">
            <text:p>My V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 adj</text:p>
          </table:table-cell>
          <table:table-cell office:value-type="string" calcext:value-type="string">
            <text:p>My Vh adj</text:p>
          </table:table-cell>
          <table:table-cell office:value-type="string" calcext:value-type="string">
            <text:p>off by adj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table:number-columns-repeated="2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Sheet1.B2]-[Sheet1.C2]" office:value-type="float" office:value="0" calcext:value-type="float">
            <text:p>0</text:p>
          </table:table-cell>
          <table:table-cell/>
          <table:table-cell office:value-type="float" office:value="37232203.2" calcext:value-type="float">
            <text:p>37232203</text:p>
          </table:table-cell>
          <table:table-cell office:value-type="float" office:value="37232203.204" calcext:value-type="float">
            <text:p>37232203.204</text:p>
          </table:table-cell>
          <table:table-cell table:style-name="ce2" table:formula="of:=([Sheet1.G2]-[Sheet1.F2])/[Sheet1.F2]" office:value-type="percentage" office:value="0.000000000107433896247405" calcext:value-type="percentage">
            <text:p>0.00000%</text:p>
          </table:table-cell>
          <table:table-cell table:style-name="ce4" table:formula="of:=[.G2]-[.F2]" office:value-type="float" office:value="0.00400000065565109" calcext:value-type="float">
            <text:p>0.00</text:p>
          </table:table-cell>
          <table:table-cell office:value-type="float" office:value="25417828.58" calcext:value-type="float">
            <text:p>25,417,828.58</text:p>
          </table:table-cell>
          <table:table-cell table:style-name="Default" office:value-type="float" office:value="25417828.59" calcext:value-type="float">
            <text:p>25417828.59</text:p>
          </table:table-cell>
          <table:table-cell table:style-name="ce6" table:formula="of:=([Sheet1.K2]-[Sheet1.J2])/[Sheet1.J2]" office:value-type="percentage" office:value="0.000000000393424702179171" calcext:value-type="percentage">
            <text:p>0.000000%</text:p>
          </table:table-cell>
          <table:table-cell table:style-name="ce4" table:formula="of:=[.J2]-[.K2]" office:value-type="float" office:value="-0.0100000016391277" calcext:value-type="float">
            <text:p>-0.0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table:formula="of:=[.N2]-[.O2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280487038" calcext:value-type="float">
            <text:p>1.280487038</text:p>
          </table:table-cell>
          <table:table-cell office:value-type="float" office:value="1.2804871" calcext:value-type="float">
            <text:p>1.2804871</text:p>
          </table:table-cell>
          <table:table-cell table:style-name="ce6" table:formula="of:=([Sheet1.V2]-[Sheet1.U2])/[Sheet1.U2]" office:value-type="percentage" office:value="0.000000048419076634868" calcext:value-type="percentage">
            <text:p>0.000005%</text:p>
          </table:table-cell>
          <table:table-cell office:value-type="float" office:value="1.280487053" calcext:value-type="float">
            <text:p>1.2804871</text:p>
          </table:table-cell>
          <table:table-cell office:value-type="float" office:value="1.2804871" calcext:value-type="float">
            <text:p>1.2804871</text:p>
          </table:table-cell>
          <table:table-cell table:style-name="ce6" table:formula="of:=([Sheet1.Y2]-[Sheet1.X2])/[Sheet1.X2]" office:value-type="percentage" office:value="0.0000000367047833727644" calcext:value-type="percentage">
            <text:p>0.000004%</text:p>
          </table:table-cell>
          <table:table-cell table:style-name="ce7"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table:style-name="ce6" table:formula="of:=([Sheet1.AB2]-[Sheet1.AA2])/[Sheet1.AA2]" office:value-type="string" office:string-value="" calcext:value-type="error">
            <text:p>#DIV/0!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formula="of:=([Sheet1.AE2]-[Sheet1.AD2])/[Sheet1.AD2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2]-[Sheet1.AJ2])/[Sheet1.AJ2]" office:value-type="string" office:string-value="" calcext:value-type="error">
            <text:p>#DIV/0!</text:p>
          </table:table-cell>
          <table:table-cell/>
          <table:table-cell office:value-type="float" office:value="0.9973364021" calcext:value-type="float">
            <text:p>0.9973364021</text:p>
          </table:table-cell>
          <table:table-cell table:style-name="ce6" table:formula="of:=([Sheet1.AN2]-[Sheet1.AM2])/[Sheet1.AM2]" office:value-type="string" office:string-value="" calcext:value-type="error">
            <text:p>#DIV/0!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table:formula="of:=([Sheet1.AQ2]-[Sheet1.AP2])/[Sheet1.AP2]" office:value-type="string" office:string-value="" calcext:value-type="error">
            <text:p>#DIV/0!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2]-[Sheet1.AS2])/[Sheet1.AS2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2]-[Sheet1.AV2])/[Sheet1.AV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[Sheet1.AY2]-[Sheet1.AZ2]" office:value-type="percentage" office:value="0" calcext:value-type="percentage">
            <text:p>0.000000%</text:p>
          </table:table-cell>
          <table:table-cell table:number-columns-repeated="2"/>
          <table:table-cell table:style-name="ce14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9" calcext:value-type="float">
            <text:p>6.09</text:p>
          </table:table-cell>
          <table:table-cell office:value-type="float" office:value="6" calcext:value-type="float">
            <text:p>6</text:p>
          </table:table-cell>
          <table:table-cell table:formula="of:=[Sheet1.B3]-[Sheet1.C3]" office:value-type="float" office:value="0.0899999999999999" calcext:value-type="float">
            <text:p>0.09</text:p>
          </table:table-cell>
          <table:table-cell/>
          <table:table-cell office:value-type="float" office:value="41074815.59" calcext:value-type="float">
            <text:p>41074816</text:p>
          </table:table-cell>
          <table:table-cell office:value-type="float" office:value="41074816.1614" calcext:value-type="float">
            <text:p>41074816.1614</text:p>
          </table:table-cell>
          <table:table-cell table:style-name="ce2" table:formula="of:=([Sheet1.G3]-[Sheet1.F3])/[Sheet1.F3]" office:value-type="percentage" office:value="0.0000000139112004761774" calcext:value-type="percentage">
            <text:p>0.00000%</text:p>
          </table:table-cell>
          <table:table-cell table:style-name="ce4" table:formula="of:=[.G3]-[.F3]" office:value-type="float" office:value="0.571399994194508" calcext:value-type="float">
            <text:p>0.57</text:p>
          </table:table-cell>
          <table:table-cell table:style-name="ce5" office:value-type="float" office:value="25304536.99" calcext:value-type="float">
            <text:p>25,304,536.99</text:p>
          </table:table-cell>
          <table:table-cell table:style-name="Default" office:value-type="float" office:value="25304689.6315" calcext:value-type="float">
            <text:p>25304689.6315</text:p>
          </table:table-cell>
          <table:table-cell table:style-name="ce6" table:formula="of:=([Sheet1.K3]-[Sheet1.J3])/[Sheet1.J3]" office:value-type="percentage" office:value="0.00000603217913294491" calcext:value-type="percentage">
            <text:p>0.000603%</text:p>
          </table:table-cell>
          <table:table-cell table:style-name="ce4" table:formula="of:=[.J3]-[.K3]" office:value-type="float" office:value="-152.641499999911" calcext:value-type="float">
            <text:p>-152.64</text:p>
          </table:table-cell>
          <table:table-cell table:style-name="ce4" table:formula="of:=[.J2]-[.J3]" office:value-type="float" office:value="113291.59" calcext:value-type="float">
            <text:p>113,291.59</text:p>
          </table:table-cell>
          <table:table-cell table:style-name="ce4" table:formula="of:=[.K2]-[.K3]" office:value-type="float" office:value="113138.958500002" calcext:value-type="float">
            <text:p>113,138.96</text:p>
          </table:table-cell>
          <table:table-cell table:style-name="ce4" table:formula="of:=[.N3]-[.O3]" office:value-type="float" office:value="152.631499998417" calcext:value-type="float">
            <text:p>152.6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64436" calcext:value-type="float">
            <text:p>0.000164436</text:p>
          </table:table-cell>
          <table:table-cell office:value-type="float" office:value="0.00016443" calcext:value-type="float">
            <text:p>0.00016443</text:p>
          </table:table-cell>
          <table:table-cell table:style-name="ce6" table:formula="of:=([Sheet1.S3]-[Sheet1.R3])/[Sheet1.R3]" office:value-type="percentage" office:value="-0.000036488360213172" calcext:value-type="percentage">
            <text:p>-0.003649%</text:p>
          </table:table-cell>
          <table:table-cell office:value-type="float" office:value="1.47136" calcext:value-type="float">
            <text:p>1.47136</text:p>
          </table:table-cell>
          <table:table-cell office:value-type="float" office:value="1.4713559" calcext:value-type="float">
            <text:p>1.4713559</text:p>
          </table:table-cell>
          <table:table-cell table:style-name="ce6" table:formula="of:=([Sheet1.V3]-[Sheet1.U3])/[Sheet1.U3]" office:value-type="percentage" office:value="-0.00000278653762502132" calcext:value-type="percentage">
            <text:p>-0.000279%</text:p>
          </table:table-cell>
          <table:table-cell office:value-type="float" office:value="1.47136" calcext:value-type="float">
            <text:p>1.4713600</text:p>
          </table:table-cell>
          <table:table-cell office:value-type="float" office:value="1.4711259" calcext:value-type="float">
            <text:p>1.4711259</text:p>
          </table:table-cell>
          <table:table-cell table:style-name="ce6" table:formula="of:=([Sheet1.Y3]-[Sheet1.X3])/[Sheet1.X3]" office:value-type="percentage" office:value="-0.000159104501957307" calcext:value-type="percentage">
            <text:p>-0.015910%</text:p>
          </table:table-cell>
          <table:table-cell table:style-name="ce7" office:value-type="float" office:value="0.00023" calcext:value-type="float">
            <text:p>0.0002300</text:p>
          </table:table-cell>
          <table:table-cell office:value-type="float" office:value="0.00023" calcext:value-type="float">
            <text:p>0.00023</text:p>
          </table:table-cell>
          <table:table-cell table:style-name="ce6" table:formula="of:=([Sheet1.AB3]-[Sheet1.AA3])/[Sheet1.AA3]" office:value-type="percentage" office:value="0" calcext:value-type="percentage">
            <text:p>0.000000%</text:p>
          </table:table-cell>
          <table:table-cell table:style-name="ce7" table:formula="of:=[.Q3]+([.Q2]-[.R2])" office:value-type="float" office:value="0.00023" calcext:value-type="float">
            <text:p>0.0002300</text:p>
          </table:table-cell>
          <table:table-cell office:value-type="float" office:value="0.0000656" calcext:value-type="float">
            <text:p>0.0000656</text:p>
          </table:table-cell>
          <table:table-cell table:formula="of:=([Sheet1.AE3]-[Sheet1.AD3])/[Sheet1.AD3]" office:value-type="percentage" office:value="-0.714782608695652" calcext:value-type="percentage">
            <text:p>-71.48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3]-[Sheet1.AJ3])/[Sheet1.AJ3]" office:value-type="string" office:string-value="" calcext:value-type="error">
            <text:p>#DIV/0!</text:p>
          </table:table-cell>
          <table:table-cell/>
          <table:table-cell office:value-type="float" office:value="0.9973364013" calcext:value-type="float">
            <text:p>0.9973364013</text:p>
          </table:table-cell>
          <table:table-cell table:style-name="ce6" table:formula="of:=([Sheet1.AN3]-[Sheet1.AM3])/[Sheet1.AM3]" office:value-type="string" office:string-value="" calcext:value-type="error">
            <text:p>#DIV/0!</text:p>
          </table:table-cell>
          <table:table-cell office:value-type="float" office:value="8.3025" calcext:value-type="float">
            <text:p>8.3025</text:p>
          </table:table-cell>
          <table:table-cell office:value-type="float" office:value="8.302442" calcext:value-type="float">
            <text:p>8.302442</text:p>
          </table:table-cell>
          <table:table-cell table:style-name="ce6" table:formula="of:=([Sheet1.AQ3]-[Sheet1.AP3])/[Sheet1.AP3]" office:value-type="percentage" office:value="-0.00000698584763637479" calcext:value-type="percentage">
            <text:p>-0.000699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3]-[Sheet1.AS3])/[Sheet1.AS3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3]-[Sheet1.AV3])/[Sheet1.AV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3]-[Sheet1.AY3])/[Sheet1.AY3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3]-[Sheet1.BB3])/[Sheet1.BB3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2.05" calcext:value-type="float">
            <text:p>22.05</text:p>
          </table:table-cell>
          <table:table-cell office:value-type="float" office:value="22" calcext:value-type="float">
            <text:p>22</text:p>
          </table:table-cell>
          <table:table-cell table:formula="of:=[Sheet1.B4]-[Sheet1.C4]" office:value-type="float" office:value="0.0500000000000007" calcext:value-type="float">
            <text:p>0.05</text:p>
          </table:table-cell>
          <table:table-cell/>
          <table:table-cell office:value-type="float" office:value="41077201.96" calcext:value-type="float">
            <text:p>41077202</text:p>
          </table:table-cell>
          <table:table-cell office:value-type="float" office:value="41077203.2606" calcext:value-type="float">
            <text:p>41077203.2606</text:p>
          </table:table-cell>
          <table:table-cell table:style-name="ce2" table:formula="of:=([Sheet1.G4]-[Sheet1.F4])/[Sheet1.F4]" office:value-type="percentage" office:value="0.0000000316623318451026" calcext:value-type="percentage">
            <text:p>0.00000%</text:p>
          </table:table-cell>
          <table:table-cell table:style-name="ce4" table:formula="of:=[.G4]-[.F4]" office:value-type="float" office:value="1.30059999972582" calcext:value-type="float">
            <text:p>1.30</text:p>
          </table:table-cell>
          <table:table-cell office:value-type="float" office:value="25201131.26" calcext:value-type="float">
            <text:p>25,201,131.26</text:p>
          </table:table-cell>
          <table:table-cell table:style-name="Default" office:value-type="float" office:value="25201131.2601" calcext:value-type="float">
            <text:p>25201131.2601</text:p>
          </table:table-cell>
          <table:table-cell table:style-name="ce6" table:formula="of:=([Sheet1.K4]-[Sheet1.J4])/[Sheet1.J4]" office:value-type="percentage" office:value="0.00000000000396799518441987" calcext:value-type="percentage">
            <text:p>0.000000%</text:p>
          </table:table-cell>
          <table:table-cell table:style-name="ce4" table:formula="of:=[.J4]-[.K4]" office:value-type="float" office:value="-0.0000999979674816132" calcext:value-type="float">
            <text:p>0.00</text:p>
          </table:table-cell>
          <table:table-cell table:style-name="ce4" table:formula="of:=[.J3]-[.J4]" office:value-type="float" office:value="103405.729999997" calcext:value-type="float">
            <text:p>103,405.73</text:p>
          </table:table-cell>
          <table:table-cell table:style-name="ce4" table:formula="of:=[.K3]-[.K4]" office:value-type="float" office:value="103558.371399999" calcext:value-type="float">
            <text:p>103,558.37</text:p>
          </table:table-cell>
          <table:table-cell table:style-name="ce4" table:formula="of:=[.N4]-[.O4]" office:value-type="float" office:value="-152.641400001667" calcext:value-type="float">
            <text:p>-152.6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93768" calcext:value-type="float">
            <text:p>0.000793768</text:p>
          </table:table-cell>
          <table:table-cell office:value-type="float" office:value="0.00079374" calcext:value-type="float">
            <text:p>0.00079374</text:p>
          </table:table-cell>
          <table:table-cell table:style-name="ce6" table:formula="of:=([Sheet1.S4]-[Sheet1.R4])/[Sheet1.R4]" office:value-type="percentage" office:value="-0.0000352747906189304" calcext:value-type="percentage">
            <text:p>-0.003527%</text:p>
          </table:table-cell>
          <table:table-cell office:value-type="float" office:value="1.62987" calcext:value-type="float">
            <text:p>1.62987</text:p>
          </table:table-cell>
          <table:table-cell office:value-type="float" office:value="1.6298799" calcext:value-type="float">
            <text:p>1.6298799</text:p>
          </table:table-cell>
          <table:table-cell table:style-name="ce6" table:formula="of:=([Sheet1.V4]-[Sheet1.U4])/[Sheet1.U4]" office:value-type="percentage" office:value="0.0000060741040696541" calcext:value-type="percentage">
            <text:p>0.000607%</text:p>
          </table:table-cell>
          <table:table-cell office:value-type="float" office:value="1.629169" calcext:value-type="float">
            <text:p>1.6291690</text:p>
          </table:table-cell>
          <table:table-cell office:value-type="float" office:value="1.6291554" calcext:value-type="float">
            <text:p>1.6291554</text:p>
          </table:table-cell>
          <table:table-cell table:style-name="ce6" table:formula="of:=([Sheet1.Y4]-[Sheet1.X4])/[Sheet1.X4]" office:value-type="percentage" office:value="-0.00000834781413111165" calcext:value-type="percentage">
            <text:p>-0.000835%</text:p>
          </table:table-cell>
          <table:table-cell table:style-name="ce7" office:value-type="float" office:value="0.000710044" calcext:value-type="float">
            <text:p>0.0007100</text:p>
          </table:table-cell>
          <table:table-cell office:value-type="float" office:value="0.000724" calcext:value-type="float">
            <text:p>0.000724</text:p>
          </table:table-cell>
          <table:table-cell table:style-name="ce6" table:formula="of:=([Sheet1.AB4]-[Sheet1.AA4])/[Sheet1.AA4]" office:value-type="percentage" office:value="0.0196551199643964" calcext:value-type="percentage">
            <text:p>1.965512%</text:p>
          </table:table-cell>
          <table:table-cell table:style-name="ce7" table:formula="of:=[.Q4]+([.Q3]-[.R3])" office:value-type="float" office:value="0.000855564" calcext:value-type="float">
            <text:p>0.0008556</text:p>
          </table:table-cell>
          <table:table-cell office:value-type="float" office:value="-0.0000037" calcext:value-type="float">
            <text:p>-0.0000037</text:p>
          </table:table-cell>
          <table:table-cell table:formula="of:=([Sheet1.AE4]-[Sheet1.AD4])/[Sheet1.AD4]" office:value-type="percentage" office:value="-1.00432463263999" calcext:value-type="percentage">
            <text:p>-100.43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4]-[Sheet1.AJ4])/[Sheet1.AJ4]" office:value-type="string" office:string-value="" calcext:value-type="error">
            <text:p>#DIV/0!</text:p>
          </table:table-cell>
          <table:table-cell/>
          <table:table-cell office:value-type="float" office:value="0.9973363993" calcext:value-type="float">
            <text:p>0.9973363993</text:p>
          </table:table-cell>
          <table:table-cell table:style-name="ce6" table:formula="of:=([Sheet1.AN4]-[Sheet1.AM4])/[Sheet1.AM4]" office:value-type="string" office:string-value="" calcext:value-type="error">
            <text:p>#DIV/0!</text:p>
          </table:table-cell>
          <table:table-cell office:value-type="float" office:value="18.247" calcext:value-type="float">
            <text:p>18.2470</text:p>
          </table:table-cell>
          <table:table-cell office:value-type="float" office:value="18.246405" calcext:value-type="float">
            <text:p>18.246405</text:p>
          </table:table-cell>
          <table:table-cell table:style-name="ce6" table:formula="of:=([Sheet1.AQ4]-[Sheet1.AP4])/[Sheet1.AP4]" office:value-type="percentage" office:value="-0.0000326080999616686" calcext:value-type="percentage">
            <text:p>-0.003261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4]-[Sheet1.AS4])/[Sheet1.AS4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4]-[Sheet1.AV4])/[Sheet1.AV4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4]-[Sheet1.AY4])/[Sheet1.AY4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4]-[Sheet1.BB4])/[Sheet1.BB4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9" calcext:value-type="float">
            <text:p>67.9</text:p>
          </table:table-cell>
          <table:table-cell office:value-type="float" office:value="68" calcext:value-type="float">
            <text:p>68</text:p>
          </table:table-cell>
          <table:table-cell table:formula="of:=[Sheet1.B5]-[Sheet1.C5]" office:value-type="float" office:value="-0.0999999999999943" calcext:value-type="float">
            <text:p>-0.1</text:p>
          </table:table-cell>
          <table:table-cell/>
          <table:table-cell office:value-type="float" office:value="41084057.66" calcext:value-type="float">
            <text:p>41084058</text:p>
          </table:table-cell>
          <table:table-cell office:value-type="float" office:value="41084048.4791" calcext:value-type="float">
            <text:p>41084048.4791</text:p>
          </table:table-cell>
          <table:table-cell table:style-name="ce2" table:formula="of:=([Sheet1.G5]-[Sheet1.F5])/[Sheet1.F5]" office:value-type="percentage" office:value="-0.000000223466242697211" calcext:value-type="percentage">
            <text:p>-0.00002%</text:p>
          </table:table-cell>
          <table:table-cell table:style-name="ce4" table:formula="of:=[.G5]-[.F5]" office:value-type="float" office:value="-9.18090000003576" calcext:value-type="float">
            <text:p>-9.18</text:p>
          </table:table-cell>
          <table:table-cell office:value-type="float" office:value="25045436.57" calcext:value-type="float">
            <text:p>25,045,436.57</text:p>
          </table:table-cell>
          <table:table-cell table:style-name="Default" office:value-type="float" office:value="25045436.5729" calcext:value-type="float">
            <text:p>25045436.5729</text:p>
          </table:table-cell>
          <table:table-cell table:style-name="ce6" table:formula="of:=([Sheet1.K5]-[Sheet1.J5])/[Sheet1.J5]" office:value-type="percentage" office:value="0.000000000115789583204361" calcext:value-type="percentage">
            <text:p>0.000000%</text:p>
          </table:table-cell>
          <table:table-cell table:style-name="ce4" table:formula="of:=[.J5]-[.K5]" office:value-type="float" office:value="-0.00290000066161156" calcext:value-type="float">
            <text:p>0.00</text:p>
          </table:table-cell>
          <table:table-cell table:style-name="ce4" table:formula="of:=[.J4]-[.J5]" office:value-type="float" office:value="155694.690000001" calcext:value-type="float">
            <text:p>155,694.69</text:p>
          </table:table-cell>
          <table:table-cell table:style-name="ce4" table:formula="of:=[.K4]-[.K5]" office:value-type="float" office:value="155694.687199999" calcext:value-type="float">
            <text:p>155,694.69</text:p>
          </table:table-cell>
          <table:table-cell table:style-name="ce4" table:formula="of:=[.N5]-[.O5]" office:value-type="float" office:value="0.00280000234488398" calcext:value-type="float">
            <text:p>0.00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00287619" calcext:value-type="float">
            <text:p>0.00287619</text:p>
          </table:table-cell>
          <table:table-cell office:value-type="float" office:value="0.00287244" calcext:value-type="float">
            <text:p>0.00287244</text:p>
          </table:table-cell>
          <table:table-cell table:style-name="ce6" table:formula="of:=([Sheet1.S5]-[Sheet1.R5])/[Sheet1.R5]" office:value-type="percentage" office:value="-0.00130380816288224" calcext:value-type="percentage">
            <text:p>-0.130381%</text:p>
          </table:table-cell>
          <table:table-cell office:value-type="float" office:value="1.640107" calcext:value-type="float">
            <text:p>1.640107</text:p>
          </table:table-cell>
          <table:table-cell office:value-type="float" office:value="1.6401073" calcext:value-type="float">
            <text:p>1.6401073</text:p>
          </table:table-cell>
          <table:table-cell table:style-name="ce6" table:formula="of:=([Sheet1.V5]-[Sheet1.U5])/[Sheet1.U5]" office:value-type="percentage" office:value="0.00000018291489515813" calcext:value-type="percentage">
            <text:p>0.000018%</text:p>
          </table:table-cell>
          <table:table-cell table:style-name="ce8" office:value-type="float" office:value="1.6398196" calcext:value-type="float">
            <text:p>1.6398196</text:p>
          </table:table-cell>
          <table:table-cell office:value-type="float" office:value="1.6398296" calcext:value-type="float">
            <text:p>1.6398296</text:p>
          </table:table-cell>
          <table:table-cell table:style-name="ce6" table:formula="of:=([Sheet1.Y5]-[Sheet1.X5])/[Sheet1.X5]" office:value-type="percentage" office:value="0.00000609823178114563" calcext:value-type="percentage">
            <text:p>0.000610%</text:p>
          </table:table-cell>
          <table:table-cell table:style-name="ce7" office:value-type="float" office:value="0.00287619" calcext:value-type="float">
            <text:p>0.0028762</text:p>
          </table:table-cell>
          <table:table-cell office:value-type="float" office:value="0.002854" calcext:value-type="float">
            <text:p>0.002854</text:p>
          </table:table-cell>
          <table:table-cell table:style-name="ce6" table:formula="of:=([Sheet1.AB5]-[Sheet1.AA5])/[Sheet1.AA5]" office:value-type="percentage" office:value="-0.00771506750249479" calcext:value-type="percentage">
            <text:p>-0.771507%</text:p>
          </table:table-cell>
          <table:table-cell table:style-name="ce7" table:formula="of:=[.Q5]+([.Q4]-[.R4])" office:value-type="float" office:value="0.002846232" calcext:value-type="float">
            <text:p>0.0028462</text:p>
          </table:table-cell>
          <table:table-cell office:value-type="float" office:value="-0.0000169" calcext:value-type="float">
            <text:p>-0.0000169</text:p>
          </table:table-cell>
          <table:table-cell table:formula="of:=([Sheet1.AE5]-[Sheet1.AD5])/[Sheet1.AD5]" office:value-type="percentage" office:value="-1.0059376747925" calcext:value-type="percentage">
            <text:p>-100.59%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5]-[Sheet1.AJ5])/[Sheet1.AJ5]" office:value-type="string" office:string-value="" calcext:value-type="error">
            <text:p>#DIV/0!</text:p>
          </table:table-cell>
          <table:table-cell/>
          <table:table-cell office:value-type="float" office:value="0.9973363934" calcext:value-type="float">
            <text:p>0.9973363934</text:p>
          </table:table-cell>
          <table:table-cell table:style-name="ce6" table:formula="of:=([Sheet1.AN5]-[Sheet1.AM5])/[Sheet1.AM5]" office:value-type="string" office:string-value="" calcext:value-type="error">
            <text:p>#DIV/0!</text:p>
          </table:table-cell>
          <table:table-cell office:value-type="float" office:value="34.74" calcext:value-type="float">
            <text:p>34.7400</text:p>
          </table:table-cell>
          <table:table-cell office:value-type="float" office:value="34.7395" calcext:value-type="float">
            <text:p>34.7395</text:p>
          </table:table-cell>
          <table:table-cell table:style-name="ce6" table:formula="of:=([Sheet1.AQ5]-[Sheet1.AP5])/[Sheet1.AP5]" office:value-type="percentage" office:value="-0.0000143926309730106" calcext:value-type="percentage">
            <text:p>-0.001439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5]-[Sheet1.AS5])/[Sheet1.AS5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5]-[Sheet1.AV5])/[Sheet1.AV5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5]-[Sheet1.AY5])/[Sheet1.AY5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5]-[Sheet1.BB5])/[Sheet1.BB5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4.7" calcext:value-type="float">
            <text:p>314.7</text:p>
          </table:table-cell>
          <table:table-cell office:value-type="float" office:value="315" calcext:value-type="float">
            <text:p>315</text:p>
          </table:table-cell>
          <table:table-cell table:formula="of:=[Sheet1.B6]-[Sheet1.C6]" office:value-type="float" office:value="-0.300000000000011" calcext:value-type="float">
            <text:p>-0.3</text:p>
          </table:table-cell>
          <table:table-cell/>
          <table:table-cell office:value-type="float" office:value="41120762.51" calcext:value-type="float">
            <text:p>41120763</text:p>
          </table:table-cell>
          <table:table-cell office:value-type="float" office:value="41120709.6267" calcext:value-type="float">
            <text:p>41120709.6267</text:p>
          </table:table-cell>
          <table:table-cell table:style-name="ce2" table:formula="of:=([Sheet1.G6]-[Sheet1.F6])/[Sheet1.F6]" office:value-type="percentage" office:value="-0.00000128604862290865" calcext:value-type="percentage">
            <text:p>-0.00013%</text:p>
          </table:table-cell>
          <table:table-cell table:style-name="ce4" table:formula="of:=[.G6]-[.F6]" office:value-type="float" office:value="-52.883299998939" calcext:value-type="float">
            <text:p>-52.88</text:p>
          </table:table-cell>
          <table:table-cell office:value-type="float" office:value="24649618.6" calcext:value-type="float">
            <text:p>24,649,618.60</text:p>
          </table:table-cell>
          <table:table-cell table:style-name="Default" office:value-type="float" office:value="24649618.5969" calcext:value-type="float">
            <text:p>24649618.5969</text:p>
          </table:table-cell>
          <table:table-cell table:style-name="ce6" table:formula="of:=([Sheet1.K6]-[Sheet1.J6])/[Sheet1.J6]" office:value-type="percentage" office:value="-0.000000000125762608021249" calcext:value-type="percentage">
            <text:p>0.000000%</text:p>
          </table:table-cell>
          <table:table-cell table:style-name="ce4" table:formula="of:=[.J6]-[.K6]" office:value-type="float" office:value="0.00310000032186508" calcext:value-type="float">
            <text:p>0.00</text:p>
          </table:table-cell>
          <table:table-cell table:style-name="ce4" table:formula="of:=[.J5]-[.J6]" office:value-type="float" office:value="395817.969999999" calcext:value-type="float">
            <text:p>395,817.97</text:p>
          </table:table-cell>
          <table:table-cell table:style-name="ce4" table:formula="of:=[.K5]-[.K6]" office:value-type="float" office:value="395817.976" calcext:value-type="float">
            <text:p>395,817.98</text:p>
          </table:table-cell>
          <table:table-cell table:style-name="ce4" table:formula="of:=[.N6]-[.O6]" office:value-type="float" office:value="-0.00600000080885366" calcext:value-type="float">
            <text:p>-0.01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146054" calcext:value-type="float">
            <text:p>0.014146054</text:p>
          </table:table-cell>
          <table:table-cell office:value-type="float" office:value="0.01414647" calcext:value-type="float">
            <text:p>0.01414647</text:p>
          </table:table-cell>
          <table:table-cell table:style-name="ce6" table:formula="of:=([Sheet1.S6]-[Sheet1.R6])/[Sheet1.R6]" office:value-type="percentage" office:value="0.0000294074941321358" calcext:value-type="percentage">
            <text:p>0.002941%</text:p>
          </table:table-cell>
          <table:table-cell office:value-type="float" office:value="1.666721596" calcext:value-type="float">
            <text:p>1.666721596</text:p>
          </table:table-cell>
          <table:table-cell office:value-type="float" office:value="1.6667215" calcext:value-type="float">
            <text:p>1.6667215</text:p>
          </table:table-cell>
          <table:table-cell table:style-name="ce6" table:formula="of:=([Sheet1.V6]-[Sheet1.U6])/[Sheet1.U6]" office:value-type="percentage" office:value="-0.0000000575981016744862" calcext:value-type="percentage">
            <text:p>-0.000006%</text:p>
          </table:table-cell>
          <table:table-cell/>
          <table:table-cell office:value-type="float" office:value="1.6525045" calcext:value-type="float">
            <text:p>1.6525045</text:p>
          </table:table-cell>
          <table:table-cell table:style-name="ce6" table:formula="of:=([Sheet1.Y6]-[Sheet1.X6])/[Sheet1.X6]" office:value-type="string" office:string-value="" calcext:value-type="error">
            <text:p>#DIV/0!</text:p>
          </table:table-cell>
          <table:table-cell table:style-name="ce7" office:value-type="float" office:value="0.014208852" calcext:value-type="float">
            <text:p>0.0142089</text:p>
          </table:table-cell>
          <table:table-cell office:value-type="float" office:value="0.014217" calcext:value-type="float">
            <text:p>0.014217</text:p>
          </table:table-cell>
          <table:table-cell table:style-name="ce6" table:formula="of:=([Sheet1.AB6]-[Sheet1.AA6])/[Sheet1.AA6]" office:value-type="percentage" office:value="0.000573445342382182" calcext:value-type="percentage">
            <text:p>0.057345%</text:p>
          </table:table-cell>
          <table:table-cell table:style-name="ce7"/>
          <table:table-cell office:value-type="float" office:value="0.0000964" calcext:value-type="float">
            <text:p>0.0000964</text:p>
          </table:table-cell>
          <table:table-cell table:formula="of:=([Sheet1.AE6]-[Sheet1.AD6])/[Sheet1.AD6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6]-[Sheet1.AJ6])/[Sheet1.AJ6]" office:value-type="string" office:string-value="" calcext:value-type="error">
            <text:p>#DIV/0!</text:p>
          </table:table-cell>
          <table:table-cell/>
          <table:table-cell office:value-type="float" office:value="0.997336362" calcext:value-type="float">
            <text:p>0.997336362</text:p>
          </table:table-cell>
          <table:table-cell table:style-name="ce6" table:formula="of:=([Sheet1.AN6]-[Sheet1.AM6])/[Sheet1.AM6]" office:value-type="string" office:string-value="" calcext:value-type="error">
            <text:p>#DIV/0!</text:p>
          </table:table-cell>
          <table:table-cell office:value-type="float" office:value="77.44" calcext:value-type="float">
            <text:p>77.4400</text:p>
          </table:table-cell>
          <table:table-cell office:value-type="float" office:value="77.439231" calcext:value-type="float">
            <text:p>77.439231</text:p>
          </table:table-cell>
          <table:table-cell table:style-name="ce6" table:formula="of:=([Sheet1.AQ6]-[Sheet1.AP6])/[Sheet1.AP6]" office:value-type="percentage" office:value="-0.00000993026859492688" calcext:value-type="percentage">
            <text:p>-0.000993%</text:p>
          </table:table-cell>
          <table:table-cell/>
          <table:table-cell office:value-type="float" office:value="912.67" calcext:value-type="float">
            <text:p>912.67</text:p>
          </table:table-cell>
          <table:table-cell table:style-name="ce6" table:formula="of:=([Sheet1.AT6]-[Sheet1.AS6])/[Sheet1.AS6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6]-[Sheet1.AV6])/[Sheet1.AV6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6]-[Sheet1.AY6])/[Sheet1.AY6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6]-[Sheet1.BB6])/[Sheet1.BB6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4.9" calcext:value-type="float">
            <text:p>744.9</text:p>
          </table:table-cell>
          <table:table-cell office:value-type="float" office:value="745" calcext:value-type="float">
            <text:p>745</text:p>
          </table:table-cell>
          <table:table-cell table:formula="of:=[Sheet1.B7]-[Sheet1.C7]" office:value-type="float" office:value="-0.100000000000023" calcext:value-type="float">
            <text:p>-0.1</text:p>
          </table:table-cell>
          <table:table-cell/>
          <table:table-cell office:value-type="float" office:value="41184111.44" calcext:value-type="float">
            <text:p>41184111</text:p>
          </table:table-cell>
          <table:table-cell office:value-type="float" office:value="41183987.1637" calcext:value-type="float">
            <text:p>41183987.1637</text:p>
          </table:table-cell>
          <table:table-cell table:style-name="ce2" table:formula="of:=([Sheet1.G7]-[Sheet1.F7])/[Sheet1.F7]" office:value-type="percentage" office:value="-0.00000301757876163527" calcext:value-type="percentage">
            <text:p>-0.00030%</text:p>
          </table:table-cell>
          <table:table-cell table:style-name="ce4" table:formula="of:=[.G7]-[.F7]" office:value-type="float" office:value="-124.276299998164" calcext:value-type="float">
            <text:p>-124.28</text:p>
          </table:table-cell>
          <table:table-cell office:value-type="float" office:value="24253886.21" calcext:value-type="float">
            <text:p>24,253,886.21</text:p>
          </table:table-cell>
          <table:table-cell table:style-name="Default" office:value-type="float" office:value="24253886.0786" calcext:value-type="float">
            <text:p>24253886.0786</text:p>
          </table:table-cell>
          <table:table-cell table:style-name="ce6" table:formula="of:=([Sheet1.K7]-[Sheet1.J7])/[Sheet1.J7]" office:value-type="percentage" office:value="-0.0000000054176884960319" calcext:value-type="percentage">
            <text:p>-0.000001%</text:p>
          </table:table-cell>
          <table:table-cell table:style-name="ce4" table:formula="of:=[.J7]-[.K7]" office:value-type="float" office:value="0.131400000303984" calcext:value-type="float">
            <text:p>0.13</text:p>
          </table:table-cell>
          <table:table-cell table:style-name="ce4" table:formula="of:=[.J6]-[.J7]" office:value-type="float" office:value="395732.390000001" calcext:value-type="float">
            <text:p>395,732.39</text:p>
          </table:table-cell>
          <table:table-cell table:style-name="ce4" table:formula="of:=[.K6]-[.K7]" office:value-type="float" office:value="395732.518300001" calcext:value-type="float">
            <text:p>395,732.52</text:p>
          </table:table-cell>
          <table:table-cell table:style-name="ce4" table:formula="of:=[.N7]-[.O7]" office:value-type="float" office:value="-0.128299999574665" calcext:value-type="float">
            <text:p>-0.13</text:p>
          </table:table-cell>
          <table:table-cell office:value-type="float" office:value="0.0328" calcext:value-type="float">
            <text:p>0.0328</text:p>
          </table:table-cell>
          <table:table-cell/>
          <table:table-cell office:value-type="float" office:value="0.03307901" calcext:value-type="float">
            <text:p>0.03307901</text:p>
          </table:table-cell>
          <table:table-cell table:style-name="ce6" table:formula="of:=([Sheet1.S7]-[Sheet1.R7])/[Sheet1.R7]" office:value-type="string" office:string-value="" calcext:value-type="error">
            <text:p>#DIV/0!</text:p>
          </table:table-cell>
          <table:table-cell office:value-type="float" office:value="1.6954298" calcext:value-type="float">
            <text:p>1.6954298</text:p>
          </table:table-cell>
          <table:table-cell office:value-type="float" office:value="1.6954277" calcext:value-type="float">
            <text:p>1.6954277</text:p>
          </table:table-cell>
          <table:table-cell table:style-name="ce6" table:formula="of:=([Sheet1.V7]-[Sheet1.U7])/[Sheet1.U7]" office:value-type="percentage" office:value="-0.00000123862397599349" calcext:value-type="percentage">
            <text:p>-0.000124%</text:p>
          </table:table-cell>
          <table:table-cell/>
          <table:table-cell office:value-type="float" office:value="1.6627241" calcext:value-type="float">
            <text:p>1.6627241</text:p>
          </table:table-cell>
          <table:table-cell table:style-name="ce6" table:formula="of:=([Sheet1.Y7]-[Sheet1.X7])/[Sheet1.X7]" office:value-type="string" office:string-value="" calcext:value-type="error">
            <text:p>#DIV/0!</text:p>
          </table:table-cell>
          <table:table-cell table:style-name="ce7"/>
          <table:table-cell office:value-type="float" office:value="0.032704" calcext:value-type="float">
            <text:p>0.032704</text:p>
          </table:table-cell>
          <table:table-cell table:style-name="ce6" table:formula="of:=([Sheet1.AB7]-[Sheet1.AA7])/[Sheet1.AA7]" office:value-type="string" office:string-value="" calcext:value-type="error">
            <text:p>#DIV/0!</text:p>
          </table:table-cell>
          <table:table-cell table:style-name="ce7"/>
          <table:table-cell office:value-type="float" office:value="-0.0002158" calcext:value-type="float">
            <text:p>-0.0002158</text:p>
          </table:table-cell>
          <table:table-cell table:formula="of:=([Sheet1.AE7]-[Sheet1.AD7])/[Sheet1.AD7]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percentage" office:value="0" calcext:value-type="percentage">
            <text:p>0.000000%</text:p>
          </table:table-cell>
          <table:table-cell table:number-columns-repeated="2"/>
          <table:table-cell table:style-name="ce10" table:formula="of:=([Sheet1.AK7]-[Sheet1.AJ7])/[Sheet1.AJ7]" office:value-type="string" office:string-value="" calcext:value-type="error">
            <text:p>#DIV/0!</text:p>
          </table:table-cell>
          <table:table-cell/>
          <table:table-cell office:value-type="float" office:value="0.9972343603" calcext:value-type="float">
            <text:p>0.9972343603</text:p>
          </table:table-cell>
          <table:table-cell table:style-name="ce6" table:formula="of:=([Sheet1.AN7]-[Sheet1.AM7])/[Sheet1.AM7]" office:value-type="string" office:string-value="" calcext:value-type="error">
            <text:p>#DIV/0!</text:p>
          </table:table-cell>
          <table:table-cell office:value-type="float" office:value="119.345" calcext:value-type="float">
            <text:p>119.3450</text:p>
          </table:table-cell>
          <table:table-cell office:value-type="float" office:value="119.344094" calcext:value-type="float">
            <text:p>119.344094</text:p>
          </table:table-cell>
          <table:table-cell table:style-name="ce6" table:formula="of:=([Sheet1.AQ7]-[Sheet1.AP7])/[Sheet1.AP7]" office:value-type="percentage" office:value="-0.00000759143659139903" calcext:value-type="percentage">
            <text:p>-0.000759%</text:p>
          </table:table-cell>
          <table:table-cell/>
          <table:table-cell office:value-type="float" office:value="929.971216" calcext:value-type="float">
            <text:p>929.971216</text:p>
          </table:table-cell>
          <table:table-cell table:style-name="ce6" table:formula="of:=([Sheet1.AT7]-[Sheet1.AS7])/[Sheet1.AS7]" office:value-type="string" office:string-value="" calcext:value-type="error">
            <text:p>#DIV/0!</text:p>
          </table:table-cell>
          <table:table-cell table:style-name="ce4"/>
          <table:table-cell table:style-name="ce13"/>
          <table:table-cell table:style-name="ce6" table:formula="of:=([Sheet1.AW7]-[Sheet1.AV7])/[Sheet1.AV7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7]-[Sheet1.AY7])/[Sheet1.AY7]" office:value-type="string" office:string-value="" calcext:value-type="error">
            <text:p>#DIV/0!</text:p>
          </table:table-cell>
          <table:table-cell table:number-columns-repeated="2"/>
          <table:table-cell table:style-name="ce14" table:formula="of:=([Sheet1.BC7]-[Sheet1.BB7])/[Sheet1.BB7]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6.6" calcext:value-type="float">
            <text:p>1346.6</text:p>
          </table:table-cell>
          <table:table-cell office:value-type="float" office:value="1347" calcext:value-type="float">
            <text:p>1347</text:p>
          </table:table-cell>
          <table:table-cell table:formula="of:=[Sheet1.B8]-[Sheet1.C8]" office:value-type="float" office:value="-0.400000000000091" calcext:value-type="float">
            <text:p>-0.4</text:p>
          </table:table-cell>
          <table:table-cell/>
          <table:table-cell office:value-type="float" office:value="41271389.76" calcext:value-type="float">
            <text:p>41271390</text:p>
          </table:table-cell>
          <table:table-cell office:value-type="float" office:value="41271203.9033" calcext:value-type="float">
            <text:p>41271203.9033</text:p>
          </table:table-cell>
          <table:table-cell table:style-name="ce2" table:formula="of:=([Sheet1.G8]-[Sheet1.F8])/[Sheet1.F8]" office:value-type="percentage" office:value="-0.00000450328183946517" calcext:value-type="percentage">
            <text:p>-0.00045%</text:p>
          </table:table-cell>
          <table:table-cell table:style-name="ce4" table:formula="of:=[.G8]-[.F8]" office:value-type="float" office:value="-185.856699995697" calcext:value-type="float">
            <text:p>-185.86</text:p>
          </table:table-cell>
          <table:table-cell office:value-type="float" office:value="23858301.11" calcext:value-type="float">
            <text:p>23,858,301.11</text:p>
          </table:table-cell>
          <table:table-cell table:style-name="Default" office:value-type="float" office:value="23858300.6766" calcext:value-type="float">
            <text:p>23858300.6766</text:p>
          </table:table-cell>
          <table:table-cell table:style-name="ce6" table:formula="of:=([Sheet1.K8]-[Sheet1.J8])/[Sheet1.J8]" office:value-type="percentage" office:value="-0.0000000181655850369799" calcext:value-type="percentage">
            <text:p>-0.000002%</text:p>
          </table:table-cell>
          <table:table-cell table:style-name="ce4" table:formula="of:=[.J8]-[.K8]" office:value-type="float" office:value="0.433399997651577" calcext:value-type="float">
            <text:p>0.43</text:p>
          </table:table-cell>
          <table:table-cell table:style-name="ce4" table:formula="of:=[.J7]-[.J8]" office:value-type="float" office:value="395585.100000002" calcext:value-type="float">
            <text:p>395,585.10</text:p>
          </table:table-cell>
          <table:table-cell table:style-name="ce4" table:formula="of:=[.K7]-[.K8]" office:value-type="float" office:value="395585.401999999" calcext:value-type="float">
            <text:p>395,585.40</text:p>
          </table:table-cell>
          <table:table-cell table:style-name="ce4" table:formula="of:=[.N8]-[.O8]" office:value-type="float" office:value="-0.301999996823724" calcext:value-type="float">
            <text:p>-0.30</text:p>
          </table:table-cell>
          <table:table-cell office:value-type="float" office:value="0.0611" calcext:value-type="float">
            <text:p>0.0611</text:p>
          </table:table-cell>
          <table:table-cell/>
          <table:table-cell office:value-type="float" office:value="0.06161851" calcext:value-type="float">
            <text:p>0.06161851</text:p>
          </table:table-cell>
          <table:table-cell table:style-name="ce6" table:formula="of:=([Sheet1.S8]-[Sheet1.R8])/[Sheet1.R8]" office:value-type="string" office:string-value="" calcext:value-type="error">
            <text:p>#DIV/0!</text:p>
          </table:table-cell>
          <table:table-cell/>
          <table:table-cell office:value-type="float" office:value="1.7261911" calcext:value-type="float">
            <text:p>1.7261911</text:p>
          </table:table-cell>
          <table:table-cell table:style-name="ce6" table:formula="of:=([Sheet1.V8]-[Sheet1.U8])/[Sheet1.U8]" office:value-type="string" office:string-value="" calcext:value-type="error">
            <text:p>#DIV/0!</text:p>
          </table:table-cell>
          <table:table-cell office:value-type="float" office:value="1.6648" calcext:value-type="float">
            <text:p>1.6648000</text:p>
          </table:table-cell>
          <table:table-cell office:value-type="float" office:value="1.6648753" calcext:value-type="float">
            <text:p>1.6648753</text:p>
          </table:table-cell>
          <table:table-cell table:style-name="ce6" table:formula="of:=([Sheet1.Y8]-[Sheet1.X8])/[Sheet1.X8]" office:value-type="percentage" office:value="0.0000452306583372047" calcext:value-type="percentage">
            <text:p>0.004523%</text:p>
          </table:table-cell>
          <table:table-cell table:style-name="ce7"/>
          <table:table-cell office:value-type="float" office:value="0.061316" calcext:value-type="float">
            <text:p>0.061316</text:p>
          </table:table-cell>
          <table:table-cell table:style-name="ce6" table:formula="of:=([Sheet1.AB8]-[Sheet1.AA8])/[Sheet1.AA8]" office:value-type="string" office:string-value="" calcext:value-type="error">
            <text:p>#DIV/0!</text:p>
          </table:table-cell>
          <table:table-cell table:style-name="ce7"/>
          <table:table-cell office:value-type="float" office:value="-0.0004419" calcext:value-type="float">
            <text:p>-0.0004419</text:p>
          </table:table-cell>
          <table:table-cell table:formula="of:=([Sheet1.AE8]-[Sheet1.AD8])/[Sheet1.AD8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8]-[Sheet1.AG8])/[Sheet1.AG8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8]-[Sheet1.AJ8])/[Sheet1.AJ8]" office:value-type="string" office:string-value="" calcext:value-type="error">
            <text:p>#DIV/0!</text:p>
          </table:table-cell>
          <table:table-cell/>
          <table:table-cell office:value-type="float" office:value="0.9970091832" calcext:value-type="float">
            <text:p>0.9970091832</text:p>
          </table:table-cell>
          <table:table-cell table:style-name="ce6" table:formula="of:=([Sheet1.AN8]-[Sheet1.AM8])/[Sheet1.AM8]" office:value-type="string" office:string-value="" calcext:value-type="error">
            <text:p>#DIV/0!</text:p>
          </table:table-cell>
          <table:table-cell office:value-type="float" office:value="164.679" calcext:value-type="float">
            <text:p>164.6790</text:p>
          </table:table-cell>
          <table:table-cell office:value-type="float" office:value="164.678287" calcext:value-type="float">
            <text:p>164.678287</text:p>
          </table:table-cell>
          <table:table-cell table:style-name="ce6" table:formula="of:=([Sheet1.AQ8]-[Sheet1.AP8])/[Sheet1.AP8]" office:value-type="percentage" office:value="-0.0000043296352296918" calcext:value-type="percentage">
            <text:p>-0.000433%</text:p>
          </table:table-cell>
          <table:table-cell/>
          <table:table-cell office:value-type="float" office:value="967.075446" calcext:value-type="float">
            <text:p>967.075446</text:p>
          </table:table-cell>
          <table:table-cell table:style-name="ce6" table:formula="of:=([Sheet1.AT8]-[Sheet1.AS8])/[Sheet1.AS8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8]-[Sheet1.AV8])/[Sheet1.AV8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8]-[Sheet1.AY8])/[Sheet1.AY8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2110" calcext:value-type="float">
            <text:p>2110</text:p>
          </table:table-cell>
          <table:table-cell table:formula="of:=[Sheet1.B9]-[Sheet1.C9]" office:value-type="float" office:value="0.300000000000182" calcext:value-type="float">
            <text:p>0.3</text:p>
          </table:table-cell>
          <table:table-cell/>
          <table:table-cell office:value-type="float" office:value="41379965.82" calcext:value-type="float">
            <text:p>41379966</text:p>
          </table:table-cell>
          <table:table-cell office:value-type="float" office:value="41379715.0853" calcext:value-type="float">
            <text:p>41379715.0853</text:p>
          </table:table-cell>
          <table:table-cell table:style-name="ce2" table:formula="of:=([Sheet1.G9]-[Sheet1.F9])/[Sheet1.F9]" office:value-type="percentage" office:value="-0.00000605932593304825" calcext:value-type="percentage">
            <text:p>-0.00061%</text:p>
          </table:table-cell>
          <table:table-cell table:style-name="ce4" table:formula="of:=[.G9]-[.F9]" office:value-type="float" office:value="-250.734700001776" calcext:value-type="float">
            <text:p>-250.73</text:p>
          </table:table-cell>
          <table:table-cell office:value-type="float" office:value="23462918.12" calcext:value-type="float">
            <text:p>23,462,918.12</text:p>
          </table:table-cell>
          <table:table-cell table:style-name="Default" office:value-type="float" office:value="23462917.254" calcext:value-type="float">
            <text:p>23462917.254</text:p>
          </table:table-cell>
          <table:table-cell table:style-name="ce6" table:formula="of:=([Sheet1.K9]-[Sheet1.J9])/[Sheet1.J9]" office:value-type="percentage" office:value="-0.0000000369093049704352" calcext:value-type="percentage">
            <text:p>-0.000004%</text:p>
          </table:table-cell>
          <table:table-cell table:style-name="ce4" table:formula="of:=[.J9]-[.K9]" office:value-type="float" office:value="0.86600000038743" calcext:value-type="float">
            <text:p>0.87</text:p>
          </table:table-cell>
          <table:table-cell table:style-name="ce4" table:formula="of:=[.J8]-[.J9]" office:value-type="float" office:value="395382.989999998" calcext:value-type="float">
            <text:p>395,382.99</text:p>
          </table:table-cell>
          <table:table-cell table:style-name="ce4" table:formula="of:=[.K8]-[.K9]" office:value-type="float" office:value="395383.422600001" calcext:value-type="float">
            <text:p>395,383.42</text:p>
          </table:table-cell>
          <table:table-cell table:style-name="ce4" table:formula="of:=[.N9]-[.O9]" office:value-type="float" office:value="-0.432600003085099" calcext:value-type="float">
            <text:p>-0.4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0076515" calcext:value-type="float">
            <text:p>0.10076515</text:p>
          </table:table-cell>
          <table:table-cell table:style-name="ce6" table:formula="of:=([Sheet1.S9]-[Sheet1.R9])/[Sheet1.R9]" office:value-type="string" office:string-value="" calcext:value-type="error">
            <text:p>#DIV/0!</text:p>
          </table:table-cell>
          <table:table-cell/>
          <table:table-cell office:value-type="float" office:value="1.7589971" calcext:value-type="float">
            <text:p>1.7589971</text:p>
          </table:table-cell>
          <table:table-cell table:style-name="ce6" table:formula="of:=([Sheet1.V9]-[Sheet1.U9])/[Sheet1.U9]" office:value-type="string" office:string-value="" calcext:value-type="error">
            <text:p>#DIV/0!</text:p>
          </table:table-cell>
          <table:table-cell/>
          <table:table-cell office:value-type="float" office:value="1.6585552" calcext:value-type="float">
            <text:p>1.6585552</text:p>
          </table:table-cell>
          <table:table-cell table:style-name="ce6" table:formula="of:=([Sheet1.Y9]-[Sheet1.X9])/[Sheet1.X9]" office:value-type="string" office:string-value="" calcext:value-type="error">
            <text:p>#DIV/0!</text:p>
          </table:table-cell>
          <table:table-cell table:style-name="ce7"/>
          <table:table-cell office:value-type="float" office:value="0.100442" calcext:value-type="float">
            <text:p>0.100442</text:p>
          </table:table-cell>
          <table:table-cell table:style-name="ce6" table:formula="of:=([Sheet1.AB9]-[Sheet1.AA9])/[Sheet1.AA9]" office:value-type="string" office:string-value="" calcext:value-type="error">
            <text:p>#DIV/0!</text:p>
          </table:table-cell>
          <table:table-cell table:style-name="ce7"/>
          <table:table-cell office:value-type="float" office:value="-0.0006829" calcext:value-type="float">
            <text:p>-0.0006829</text:p>
          </table:table-cell>
          <table:table-cell table:formula="of:=([Sheet1.AE9]-[Sheet1.AD9])/[Sheet1.AD9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9]-[Sheet1.AG9])/[Sheet1.AG9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9]-[Sheet1.AJ9])/[Sheet1.AJ9]" office:value-type="string" office:string-value="" calcext:value-type="error">
            <text:p>#DIV/0!</text:p>
          </table:table-cell>
          <table:table-cell/>
          <table:table-cell office:value-type="float" office:value="0.9967588383" calcext:value-type="float">
            <text:p>0.9967588383</text:p>
          </table:table-cell>
          <table:table-cell table:style-name="ce6" table:formula="of:=([Sheet1.AN9]-[Sheet1.AM9])/[Sheet1.AM9]" office:value-type="string" office:string-value="" calcext:value-type="error">
            <text:p>#DIV/0!</text:p>
          </table:table-cell>
          <table:table-cell office:value-type="float" office:value="213.5515" calcext:value-type="float">
            <text:p>213.5515</text:p>
          </table:table-cell>
          <table:table-cell office:value-type="float" office:value="213.550817" calcext:value-type="float">
            <text:p>213.550817</text:p>
          </table:table-cell>
          <table:table-cell table:style-name="ce6" table:formula="of:=([Sheet1.AQ9]-[Sheet1.AP9])/[Sheet1.AP9]" office:value-type="percentage" office:value="-0.00000319829174699927" calcext:value-type="percentage">
            <text:p>-0.000320%</text:p>
          </table:table-cell>
          <table:table-cell/>
          <table:table-cell office:value-type="float" office:value="1006.71808" calcext:value-type="float">
            <text:p>1006.71808</text:p>
          </table:table-cell>
          <table:table-cell table:style-name="ce6" table:formula="of:=([Sheet1.AT9]-[Sheet1.AS9])/[Sheet1.AS9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9]-[Sheet1.AV9])/[Sheet1.AV9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9]-[Sheet1.AY9])/[Sheet1.AY9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2.3" calcext:value-type="float">
            <text:p>3032.3</text:p>
          </table:table-cell>
          <table:table-cell office:value-type="float" office:value="3032" calcext:value-type="float">
            <text:p>3032</text:p>
          </table:table-cell>
          <table:table-cell table:formula="of:=[Sheet1.B10]-[Sheet1.C10]" office:value-type="float" office:value="0.300000000000182" calcext:value-type="float">
            <text:p>0.3</text:p>
          </table:table-cell>
          <table:table-cell/>
          <table:table-cell office:value-type="float" office:value="41507794.21" calcext:value-type="float">
            <text:p>41507794</text:p>
          </table:table-cell>
          <table:table-cell office:value-type="float" office:value="41507489.0156" calcext:value-type="float">
            <text:p>41507489.0156</text:p>
          </table:table-cell>
          <table:table-cell table:style-name="ce2" table:formula="of:=([Sheet1.G10]-[Sheet1.F10])/[Sheet1.F10]" office:value-type="percentage" office:value="-0.00000735270100004652" calcext:value-type="percentage">
            <text:p>-0.00074%</text:p>
          </table:table-cell>
          <table:table-cell table:style-name="ce4" table:formula="of:=[.G10]-[.F10]" office:value-type="float" office:value="-305.194399997592" calcext:value-type="float">
            <text:p>-305.19</text:p>
          </table:table-cell>
          <table:table-cell office:value-type="float" office:value="23067785.29" calcext:value-type="float">
            <text:p>23,067,785.29</text:p>
          </table:table-cell>
          <table:table-cell table:style-name="Default" office:value-type="float" office:value="23067783.8491" calcext:value-type="float">
            <text:p>23067783.8491</text:p>
          </table:table-cell>
          <table:table-cell table:style-name="ce6" table:formula="of:=([Sheet1.K10]-[Sheet1.J10])/[Sheet1.J10]" office:value-type="percentage" office:value="-0.0000000624637337236808" calcext:value-type="percentage">
            <text:p>-0.000006%</text:p>
          </table:table-cell>
          <table:table-cell table:style-name="ce4" table:formula="of:=[.J10]-[.K10]" office:value-type="float" office:value="1.4408999979496" calcext:value-type="float">
            <text:p>1.44</text:p>
          </table:table-cell>
          <table:table-cell table:style-name="ce4" table:formula="of:=[.J9]-[.J10]" office:value-type="float" office:value="395132.830000002" calcext:value-type="float">
            <text:p>395,132.83</text:p>
          </table:table-cell>
          <table:table-cell table:style-name="ce4" table:formula="of:=[.K9]-[.K10]" office:value-type="float" office:value="395133.404899999" calcext:value-type="float">
            <text:p>395,133.40</text:p>
          </table:table-cell>
          <table:table-cell table:style-name="ce4" table:formula="of:=[.N10]-[.O10]" office:value-type="float" office:value="-0.574899997503962" calcext:value-type="float">
            <text:p>-0.57</text:p>
          </table:table-cell>
          <table:table-cell office:value-type="float" office:value="0.1546" calcext:value-type="float">
            <text:p>0.1546</text:p>
          </table:table-cell>
          <table:table-cell/>
          <table:table-cell office:value-type="float" office:value="0.14820887" calcext:value-type="float">
            <text:p>0.14820887</text:p>
          </table:table-cell>
          <table:table-cell table:style-name="ce6" table:formula="of:=([Sheet1.S10]-[Sheet1.R10])/[Sheet1.R10]" office:value-type="string" office:string-value="" calcext:value-type="error">
            <text:p>#DIV/0!</text:p>
          </table:table-cell>
          <table:table-cell/>
          <table:table-cell office:value-type="float" office:value="1.7938314" calcext:value-type="float">
            <text:p>1.7938314</text:p>
          </table:table-cell>
          <table:table-cell table:style-name="ce6" table:formula="of:=([Sheet1.V10]-[Sheet1.U10])/[Sheet1.U10]" office:value-type="string" office:string-value="" calcext:value-type="error">
            <text:p>#DIV/0!</text:p>
          </table:table-cell>
          <table:table-cell office:value-type="float" office:value="1.63847" calcext:value-type="float">
            <text:p>1.6384700</text:p>
          </table:table-cell>
          <table:table-cell office:value-type="float" office:value="1.6385485" calcext:value-type="float">
            <text:p>1.6385485</text:p>
          </table:table-cell>
          <table:table-cell table:style-name="ce6" table:formula="of:=([Sheet1.Y10]-[Sheet1.X10])/[Sheet1.X10]" office:value-type="percentage" office:value="0.0000479105506966074" calcext:value-type="percentage">
            <text:p>0.004791%</text:p>
          </table:table-cell>
          <table:table-cell table:style-name="ce7"/>
          <table:table-cell office:value-type="float" office:value="0.155283" calcext:value-type="float">
            <text:p>0.155283</text:p>
          </table:table-cell>
          <table:table-cell table:style-name="ce6" table:formula="of:=([Sheet1.AB10]-[Sheet1.AA10])/[Sheet1.AA10]" office:value-type="string" office:string-value="" calcext:value-type="error">
            <text:p>#DIV/0!</text:p>
          </table:table-cell>
          <table:table-cell table:style-name="ce7"/>
          <table:table-cell office:value-type="float" office:value="0.0064706" calcext:value-type="float">
            <text:p>0.0064706</text:p>
          </table:table-cell>
          <table:table-cell table:formula="of:=([Sheet1.AE10]-[Sheet1.AD10])/[Sheet1.AD10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0]-[Sheet1.AG10])/[Sheet1.AG10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0]-[Sheet1.AJ10])/[Sheet1.AJ10]" office:value-type="string" office:string-value="" calcext:value-type="error">
            <text:p>#DIV/0!</text:p>
          </table:table-cell>
          <table:table-cell/>
          <table:table-cell office:value-type="float" office:value="0.9965028355" calcext:value-type="float">
            <text:p>0.9965028355</text:p>
          </table:table-cell>
          <table:table-cell table:style-name="ce6" table:formula="of:=([Sheet1.AN10]-[Sheet1.AM10])/[Sheet1.AM10]" office:value-type="string" office:string-value="" calcext:value-type="error">
            <text:p>#DIV/0!</text:p>
          </table:table-cell>
          <table:table-cell office:value-type="float" office:value="263.42" calcext:value-type="float">
            <text:p>263.4200</text:p>
          </table:table-cell>
          <table:table-cell office:value-type="float" office:value="263.419788" calcext:value-type="float">
            <text:p>263.419788</text:p>
          </table:table-cell>
          <table:table-cell table:style-name="ce6" table:formula="of:=([Sheet1.AQ10]-[Sheet1.AP10])/[Sheet1.AP10]" office:value-type="percentage" office:value="-0.00000080479842089889" calcext:value-type="percentage">
            <text:p>-0.000080%</text:p>
          </table:table-cell>
          <table:table-cell/>
          <table:table-cell office:value-type="float" office:value="1045.697275" calcext:value-type="float">
            <text:p>1045.697275</text:p>
          </table:table-cell>
          <table:table-cell table:style-name="ce6" table:formula="of:=([Sheet1.AT10]-[Sheet1.AS10])/[Sheet1.AS10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0]-[Sheet1.AV10])/[Sheet1.AV10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0]-[Sheet1.AY10])/[Sheet1.AY10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110" calcext:value-type="float">
            <text:p>4110</text:p>
          </table:table-cell>
          <table:table-cell table:formula="of:=[Sheet1.B11]-[Sheet1.C11]" office:value-type="float" office:value="0" calcext:value-type="float">
            <text:p>0</text:p>
          </table:table-cell>
          <table:table-cell/>
          <table:table-cell office:value-type="float" office:value="41652754" calcext:value-type="float">
            <text:p>41652754</text:p>
          </table:table-cell>
          <table:table-cell office:value-type="float" office:value="41652450.4259" calcext:value-type="float">
            <text:p>41652450.4259</text:p>
          </table:table-cell>
          <table:table-cell table:style-name="ce2" table:formula="of:=([Sheet1.G11]-[Sheet1.F11])/[Sheet1.F11]" office:value-type="percentage" office:value="-0.00000728821196319087" calcext:value-type="percentage">
            <text:p>-0.00073%</text:p>
          </table:table-cell>
          <table:table-cell table:style-name="ce4" table:formula="of:=[.G11]-[.F11]" office:value-type="float" office:value="-303.574100002646" calcext:value-type="float">
            <text:p>-303.57</text:p>
          </table:table-cell>
          <table:table-cell office:value-type="float" office:value="22672945.29" calcext:value-type="float">
            <text:p>22,672,945.29</text:p>
          </table:table-cell>
          <table:table-cell table:style-name="Default" office:value-type="float" office:value="22672943.0456" calcext:value-type="float">
            <text:p>22672943.0456</text:p>
          </table:table-cell>
          <table:table-cell table:style-name="ce6" table:formula="of:=([Sheet1.K11]-[Sheet1.J11])/[Sheet1.J11]" office:value-type="percentage" office:value="-0.000000098990226881857" calcext:value-type="percentage">
            <text:p>-0.000010%</text:p>
          </table:table-cell>
          <table:table-cell table:style-name="ce4" table:formula="of:=[.J11]-[.K11]" office:value-type="float" office:value="2.24439999833703" calcext:value-type="float">
            <text:p>2.24</text:p>
          </table:table-cell>
          <table:table-cell table:style-name="ce4" table:formula="of:=[.J10]-[.J11]" office:value-type="float" office:value="394840" calcext:value-type="float">
            <text:p>394,840.00</text:p>
          </table:table-cell>
          <table:table-cell table:style-name="ce4" table:formula="of:=[.K10]-[.K11]" office:value-type="float" office:value="394840.8035" calcext:value-type="float">
            <text:p>394,840.80</text:p>
          </table:table-cell>
          <table:table-cell table:style-name="ce4" table:formula="of:=[.N11]-[.O11]" office:value-type="float" office:value="-0.80350000038743" calcext:value-type="float">
            <text:p>-0.80</text:p>
          </table:table-cell>
          <table:table-cell office:value-type="float" office:value="0.2021" calcext:value-type="float">
            <text:p>0.2021</text:p>
          </table:table-cell>
          <table:table-cell/>
          <table:table-cell office:value-type="float" office:value="0.2015848" calcext:value-type="float">
            <text:p>0.2015848</text:p>
          </table:table-cell>
          <table:table-cell table:style-name="ce6" table:formula="of:=([Sheet1.S11]-[Sheet1.R11])/[Sheet1.R11]" office:value-type="string" office:string-value="" calcext:value-type="error">
            <text:p>#DIV/0!</text:p>
          </table:table-cell>
          <table:table-cell/>
          <table:table-cell office:value-type="float" office:value="1.8307058" calcext:value-type="float">
            <text:p>1.8307058</text:p>
          </table:table-cell>
          <table:table-cell table:style-name="ce6" table:formula="of:=([Sheet1.V11]-[Sheet1.U11])/[Sheet1.U11]" office:value-type="string" office:string-value="" calcext:value-type="error">
            <text:p>#DIV/0!</text:p>
          </table:table-cell>
          <table:table-cell office:value-type="float" office:value="1.635008585" calcext:value-type="float">
            <text:p>1.6350086</text:p>
          </table:table-cell>
          <table:table-cell office:value-type="float" office:value="1.6350764" calcext:value-type="float">
            <text:p>1.6350764</text:p>
          </table:table-cell>
          <table:table-cell table:style-name="ce6" table:formula="of:=([Sheet1.Y11]-[Sheet1.X11])/[Sheet1.X11]" office:value-type="percentage" office:value="0.0000414768464350119" calcext:value-type="percentage">
            <text:p>0.004148%</text:p>
          </table:table-cell>
          <table:table-cell table:style-name="ce7"/>
          <table:table-cell office:value-type="float" office:value="0.195629" calcext:value-type="float">
            <text:p>0.195629</text:p>
          </table:table-cell>
          <table:table-cell table:style-name="ce6" table:formula="of:=([Sheet1.AB11]-[Sheet1.AA11])/[Sheet1.AA11]" office:value-type="string" office:string-value="" calcext:value-type="error">
            <text:p>#DIV/0!</text:p>
          </table:table-cell>
          <table:table-cell table:style-name="ce7"/>
          <table:table-cell office:value-type="float" office:value="0.0005844" calcext:value-type="float">
            <text:p>0.0005844</text:p>
          </table:table-cell>
          <table:table-cell table:formula="of:=([Sheet1.AE11]-[Sheet1.AD11])/[Sheet1.AD11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1]-[Sheet1.AG11])/[Sheet1.AG11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1]-[Sheet1.AJ11])/[Sheet1.AJ11]" office:value-type="string" office:string-value="" calcext:value-type="error">
            <text:p>#DIV/0!</text:p>
          </table:table-cell>
          <table:table-cell/>
          <table:table-cell office:value-type="float" office:value="0.9962421902" calcext:value-type="float">
            <text:p>0.9962421902</text:p>
          </table:table-cell>
          <table:table-cell table:style-name="ce6" table:formula="of:=([Sheet1.AN11]-[Sheet1.AM11])/[Sheet1.AM11]" office:value-type="string" office:string-value="" calcext:value-type="error">
            <text:p>#DIV/0!</text:p>
          </table:table-cell>
          <table:table-cell office:value-type="float" office:value="313.407" calcext:value-type="float">
            <text:p>313.4070</text:p>
          </table:table-cell>
          <table:table-cell office:value-type="float" office:value="313.407529" calcext:value-type="float">
            <text:p>313.407529</text:p>
          </table:table-cell>
          <table:table-cell table:style-name="ce6" table:formula="of:=([Sheet1.AQ11]-[Sheet1.AP11])/[Sheet1.AP11]" office:value-type="percentage" office:value="0.00000168790103612442" calcext:value-type="percentage">
            <text:p>0.000169%</text:p>
          </table:table-cell>
          <table:table-cell/>
          <table:table-cell office:value-type="float" office:value="1083.937264" calcext:value-type="float">
            <text:p>1083.937264</text:p>
          </table:table-cell>
          <table:table-cell table:style-name="ce6" table:formula="of:=([Sheet1.AT11]-[Sheet1.AS11])/[Sheet1.AS11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1]-[Sheet1.AV11])/[Sheet1.AV11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1]-[Sheet1.AY11])/[Sheet1.AY11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341" calcext:value-type="float">
            <text:p>5341</text:p>
          </table:table-cell>
          <table:table-cell table:formula="of:=[Sheet1.B12]-[Sheet1.C12]" office:value-type="float" office:value="0" calcext:value-type="float">
            <text:p>0</text:p>
          </table:table-cell>
          <table:table-cell/>
          <table:table-cell office:value-type="float" office:value="41692779.79" calcext:value-type="float">
            <text:p>41692780</text:p>
          </table:table-cell>
          <table:table-cell office:value-type="float" office:value="41692438.6788" calcext:value-type="float">
            <text:p>41692438.6788</text:p>
          </table:table-cell>
          <table:table-cell table:style-name="ce2" table:formula="of:=([Sheet1.G12]-[Sheet1.F12])/[Sheet1.F12]" office:value-type="percentage" office:value="-0.00000818154130560469" calcext:value-type="percentage">
            <text:p>-0.00082%</text:p>
          </table:table-cell>
          <table:table-cell table:style-name="ce4" table:formula="of:=[.G12]-[.F12]" office:value-type="float" office:value="-341.111199997365" calcext:value-type="float">
            <text:p>-341.11</text:p>
          </table:table-cell>
          <table:table-cell office:value-type="float" office:value="22278434.91" calcext:value-type="float">
            <text:p>22,278,434.91</text:p>
          </table:table-cell>
          <table:table-cell table:style-name="Default" office:value-type="float" office:value="22278431.87" calcext:value-type="float">
            <text:p>22278431.87</text:p>
          </table:table-cell>
          <table:table-cell table:style-name="ce6" table:formula="of:=([Sheet1.K12]-[Sheet1.J12])/[Sheet1.J12]" office:value-type="percentage" office:value="-0.000000136454827791399" calcext:value-type="percentage">
            <text:p>-0.000014%</text:p>
          </table:table-cell>
          <table:table-cell table:style-name="ce4" table:formula="of:=[.J12]-[.K12]" office:value-type="float" office:value="3.03999999910593" calcext:value-type="float">
            <text:p>3.04</text:p>
          </table:table-cell>
          <table:table-cell table:style-name="ce4" table:formula="of:=[.J11]-[.J12]" office:value-type="float" office:value="394510.379999999" calcext:value-type="float">
            <text:p>394,510.38</text:p>
          </table:table-cell>
          <table:table-cell table:style-name="ce4" table:formula="of:=[.K11]-[.K12]" office:value-type="float" office:value="394511.1756" calcext:value-type="float">
            <text:p>394,511.18</text:p>
          </table:table-cell>
          <table:table-cell table:style-name="ce4" table:formula="of:=[.N12]-[.O12]" office:value-type="float" office:value="-0.795600000710692" calcext:value-type="float">
            <text:p>-0.80</text:p>
          </table:table-cell>
          <table:table-cell office:value-type="float" office:value="0.2582" calcext:value-type="float">
            <text:p>0.2582</text:p>
          </table:table-cell>
          <table:table-cell/>
          <table:table-cell office:value-type="float" office:value="0.25795311" calcext:value-type="float">
            <text:p>0.25795311</text:p>
          </table:table-cell>
          <table:table-cell table:style-name="ce6" table:formula="of:=([Sheet1.S12]-[Sheet1.R12])/[Sheet1.R12]" office:value-type="string" office:string-value="" calcext:value-type="error">
            <text:p>#DIV/0!</text:p>
          </table:table-cell>
          <table:table-cell/>
          <table:table-cell office:value-type="float" office:value="1.8696312" calcext:value-type="float">
            <text:p>1.8696312</text:p>
          </table:table-cell>
          <table:table-cell table:style-name="ce6" table:formula="of:=([Sheet1.V12]-[Sheet1.U12])/[Sheet1.U12]" office:value-type="string" office:string-value="" calcext:value-type="error">
            <text:p>#DIV/0!</text:p>
          </table:table-cell>
          <table:table-cell/>
          <table:table-cell office:value-type="float" office:value="1.6120156" calcext:value-type="float">
            <text:p>1.6120156</text:p>
          </table:table-cell>
          <table:table-cell table:style-name="ce6" table:formula="of:=([Sheet1.Y12]-[Sheet1.X12])/[Sheet1.X12]" office:value-type="string" office:string-value="" calcext:value-type="error">
            <text:p>#DIV/0!</text:p>
          </table:table-cell>
          <table:table-cell table:style-name="ce7"/>
          <table:table-cell office:value-type="float" office:value="0.257616" calcext:value-type="float">
            <text:p>0.257616</text:p>
          </table:table-cell>
          <table:table-cell table:style-name="ce6" table:formula="of:=([Sheet1.AB12]-[Sheet1.AA12])/[Sheet1.AA12]" office:value-type="string" office:string-value="" calcext:value-type="error">
            <text:p>#DIV/0!</text:p>
          </table:table-cell>
          <table:table-cell table:style-name="ce7"/>
          <table:table-cell office:value-type="float" office:value="0.0003002" calcext:value-type="float">
            <text:p>0.0003002</text:p>
          </table:table-cell>
          <table:table-cell table:formula="of:=([Sheet1.AE12]-[Sheet1.AD12])/[Sheet1.AD1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2]-[Sheet1.AG12])/[Sheet1.AG12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2]-[Sheet1.AJ12])/[Sheet1.AJ12]" office:value-type="string" office:string-value="" calcext:value-type="error">
            <text:p>#DIV/0!</text:p>
          </table:table-cell>
          <table:table-cell/>
          <table:table-cell office:value-type="float" office:value="0.9959829129" calcext:value-type="float">
            <text:p>0.9959829129</text:p>
          </table:table-cell>
          <table:table-cell table:style-name="ce6" table:formula="of:=([Sheet1.AN12]-[Sheet1.AM12])/[Sheet1.AM12]" office:value-type="string" office:string-value="" calcext:value-type="error">
            <text:p>#DIV/0!</text:p>
          </table:table-cell>
          <table:table-cell office:value-type="float" office:value="362.775" calcext:value-type="float">
            <text:p>362.7750</text:p>
          </table:table-cell>
          <table:table-cell office:value-type="float" office:value="362.775373" calcext:value-type="float">
            <text:p>362.775373</text:p>
          </table:table-cell>
          <table:table-cell table:style-name="ce6" table:formula="of:=([Sheet1.AQ12]-[Sheet1.AP12])/[Sheet1.AP12]" office:value-type="percentage" office:value="0.00000102818551450514" calcext:value-type="percentage">
            <text:p>0.000103%</text:p>
          </table:table-cell>
          <table:table-cell/>
          <table:table-cell office:value-type="float" office:value="1120.67474" calcext:value-type="float">
            <text:p>1120.67474</text:p>
          </table:table-cell>
          <table:table-cell table:style-name="ce6" table:formula="of:=([Sheet1.AT12]-[Sheet1.AS12])/[Sheet1.AS12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2]-[Sheet1.AV12])/[Sheet1.AV12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2]-[Sheet1.AY12])/[Sheet1.AY12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6724" calcext:value-type="float">
            <text:p>6724</text:p>
          </table:table-cell>
          <table:table-cell table:formula="of:=[Sheet1.B13]-[Sheet1.C13]" office:value-type="float" office:value="0" calcext:value-type="float">
            <text:p>0</text:p>
          </table:table-cell>
          <table:table-cell/>
          <table:table-cell office:value-type="float" office:value="41745435.38" calcext:value-type="float">
            <text:p>41745435</text:p>
          </table:table-cell>
          <table:table-cell office:value-type="float" office:value="41745059.6048" calcext:value-type="float">
            <text:p>41745059.6048</text:p>
          </table:table-cell>
          <table:table-cell table:style-name="ce2" table:formula="of:=([Sheet1.G13]-[Sheet1.F13])/[Sheet1.F13]" office:value-type="percentage" office:value="-0.00000900158775639281" calcext:value-type="percentage">
            <text:p>-0.00090%</text:p>
          </table:table-cell>
          <table:table-cell table:style-name="ce4" table:formula="of:=[.G13]-[.F13]" office:value-type="float" office:value="-375.775200001895" calcext:value-type="float">
            <text:p>-375.78</text:p>
          </table:table-cell>
          <table:table-cell office:value-type="float" office:value="21885744.95" calcext:value-type="float">
            <text:p>21,885,744.95</text:p>
          </table:table-cell>
          <table:table-cell table:style-name="Default" office:value-type="float" office:value="21885741.0582" calcext:value-type="float">
            <text:p>21885741.0582</text:p>
          </table:table-cell>
          <table:table-cell table:style-name="ce6" table:formula="of:=([Sheet1.K13]-[Sheet1.J13])/[Sheet1.J13]" office:value-type="percentage" office:value="-0.000000177823510528406" calcext:value-type="percentage">
            <text:p>-0.000018%</text:p>
          </table:table-cell>
          <table:table-cell table:style-name="ce4" table:formula="of:=[.J13]-[.K13]" office:value-type="float" office:value="3.89179999753833" calcext:value-type="float">
            <text:p>3.89</text:p>
          </table:table-cell>
          <table:table-cell table:style-name="ce4" table:formula="of:=[.J12]-[.J13]" office:value-type="float" office:value="392689.960000001" calcext:value-type="float">
            <text:p>392,689.96</text:p>
          </table:table-cell>
          <table:table-cell table:style-name="ce4" table:formula="of:=[.K12]-[.K13]" office:value-type="float" office:value="392690.811799999" calcext:value-type="float">
            <text:p>392,690.81</text:p>
          </table:table-cell>
          <table:table-cell table:style-name="ce4" table:formula="of:=[.N13]-[.O13]" office:value-type="float" office:value="-0.851799998315983" calcext:value-type="float">
            <text:p>-0.85</text:p>
          </table:table-cell>
          <table:table-cell office:value-type="float" office:value="0.314" calcext:value-type="float">
            <text:p>0.314</text:p>
          </table:table-cell>
          <table:table-cell/>
          <table:table-cell office:value-type="float" office:value="0.31382552" calcext:value-type="float">
            <text:p>0.31382552</text:p>
          </table:table-cell>
          <table:table-cell table:style-name="ce6" table:formula="of:=([Sheet1.S13]-[Sheet1.R13])/[Sheet1.R13]" office:value-type="string" office:string-value="" calcext:value-type="error">
            <text:p>#DIV/0!</text:p>
          </table:table-cell>
          <table:table-cell/>
          <table:table-cell office:value-type="float" office:value="1.9050047" calcext:value-type="float">
            <text:p>1.9050047</text:p>
          </table:table-cell>
          <table:table-cell table:style-name="ce6" table:formula="of:=([Sheet1.V13]-[Sheet1.U13])/[Sheet1.U13]" office:value-type="string" office:string-value="" calcext:value-type="error">
            <text:p>#DIV/0!</text:p>
          </table:table-cell>
          <table:table-cell/>
          <table:table-cell office:value-type="float" office:value="1.5913048" calcext:value-type="float">
            <text:p>1.5913048</text:p>
          </table:table-cell>
          <table:table-cell table:style-name="ce6" table:formula="of:=([Sheet1.Y13]-[Sheet1.X13])/[Sheet1.X13]" office:value-type="string" office:string-value="" calcext:value-type="error">
            <text:p>#DIV/0!</text:p>
          </table:table-cell>
          <table:table-cell table:style-name="ce7"/>
          <table:table-cell office:value-type="float" office:value="0.3137" calcext:value-type="float">
            <text:p>0.3137</text:p>
          </table:table-cell>
          <table:table-cell table:style-name="ce6" table:formula="of:=([Sheet1.AB13]-[Sheet1.AA13])/[Sheet1.AA13]" office:value-type="string" office:string-value="" calcext:value-type="error">
            <text:p>#DIV/0!</text:p>
          </table:table-cell>
          <table:table-cell table:style-name="ce7"/>
          <table:table-cell office:value-type="float" office:value="0.0002086" calcext:value-type="float">
            <text:p>0.0002086</text:p>
          </table:table-cell>
          <table:table-cell table:formula="of:=([Sheet1.AE13]-[Sheet1.AD13])/[Sheet1.AD1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3]-[Sheet1.AG13])/[Sheet1.AG13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3]-[Sheet1.AJ13])/[Sheet1.AJ13]" office:value-type="string" office:string-value="" calcext:value-type="error">
            <text:p>#DIV/0!</text:p>
          </table:table-cell>
          <table:table-cell/>
          <table:table-cell office:value-type="float" office:value="0.9957276192" calcext:value-type="float">
            <text:p>0.9957276192</text:p>
          </table:table-cell>
          <table:table-cell table:style-name="ce6" table:formula="of:=([Sheet1.AN13]-[Sheet1.AM13])/[Sheet1.AM13]" office:value-type="string" office:string-value="" calcext:value-type="error">
            <text:p>#DIV/0!</text:p>
          </table:table-cell>
          <table:table-cell office:value-type="float" office:value="410.701" calcext:value-type="float">
            <text:p>410.7010</text:p>
          </table:table-cell>
          <table:table-cell office:value-type="float" office:value="410.702877" calcext:value-type="float">
            <text:p>410.702877</text:p>
          </table:table-cell>
          <table:table-cell table:style-name="ce6" table:formula="of:=([Sheet1.AQ13]-[Sheet1.AP13])/[Sheet1.AP13]" office:value-type="percentage" office:value="0.00000457023479363097" calcext:value-type="percentage">
            <text:p>0.000457%</text:p>
          </table:table-cell>
          <table:table-cell/>
          <table:table-cell office:value-type="float" office:value="1155.69859" calcext:value-type="float">
            <text:p>1155.69859</text:p>
          </table:table-cell>
          <table:table-cell table:style-name="ce6" table:formula="of:=([Sheet1.AT13]-[Sheet1.AS13])/[Sheet1.AS13]" office:value-type="string" office:string-value="" calcext:value-type="error">
            <text:p>#DIV/0!</text:p>
          </table:table-cell>
          <table:table-cell table:style-name="ce13" table:number-columns-repeated="2"/>
          <table:table-cell table:style-name="ce6" table:formula="of:=([Sheet1.AW13]-[Sheet1.AV13])/[Sheet1.AV13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Z13]-[Sheet1.AY13])/[Sheet1.AY13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8252" calcext:value-type="float">
            <text:p>8252</text:p>
          </table:table-cell>
          <table:table-cell table:formula="of:=[Sheet1.B14]-[Sheet1.C14]" office:value-type="float" office:value="0" calcext:value-type="float">
            <text:p>0</text:p>
          </table:table-cell>
          <table:table-cell/>
          <table:table-cell office:value-type="float" office:value="41808067.38" calcext:value-type="float">
            <text:p>41808067</text:p>
          </table:table-cell>
          <table:table-cell office:value-type="float" office:value="41807650.5277" calcext:value-type="float">
            <text:p>41807650.5277</text:p>
          </table:table-cell>
          <table:table-cell table:style-name="ce2" table:formula="of:=([Sheet1.G14]-[Sheet1.F14])/[Sheet1.F14]" office:value-type="percentage" office:value="-0.00000997061873763109" calcext:value-type="percentage">
            <text:p>-0.00100%</text:p>
          </table:table-cell>
          <table:table-cell table:style-name="ce4" table:formula="of:=[.G14]-[.F14]" office:value-type="float" office:value="-416.852300003171" calcext:value-type="float">
            <text:p>-416.85</text:p>
          </table:table-cell>
          <table:table-cell office:value-type="float" office:value="21494887.83" calcext:value-type="float">
            <text:p>21,494,887.83</text:p>
          </table:table-cell>
          <table:table-cell table:style-name="Default" office:value-type="float" office:value="21494882.9302" calcext:value-type="float">
            <text:p>21494882.9302</text:p>
          </table:table-cell>
          <table:table-cell table:style-name="ce6" table:formula="of:=([Sheet1.K14]-[Sheet1.J14])/[Sheet1.J14]" office:value-type="percentage" office:value="-0.000000227951875701862" calcext:value-type="percentage">
            <text:p>-0.000023%</text:p>
          </table:table-cell>
          <table:table-cell table:style-name="ce4" table:formula="of:=[.J14]-[.K14]" office:value-type="float" office:value="4.89979999884963" calcext:value-type="float">
            <text:p>4.90</text:p>
          </table:table-cell>
          <table:table-cell table:style-name="ce4" table:formula="of:=[.J13]-[.J14]" office:value-type="float" office:value="390857.120000001" calcext:value-type="float">
            <text:p>390,857.12</text:p>
          </table:table-cell>
          <table:table-cell table:style-name="ce4" table:formula="of:=[.K13]-[.K14]" office:value-type="float" office:value="390858.128000002" calcext:value-type="float">
            <text:p>390,858.13</text:p>
          </table:table-cell>
          <table:table-cell table:style-name="ce4" table:formula="of:=[.N14]-[.O14]" office:value-type="float" office:value="-1.00800000136951" calcext:value-type="float">
            <text:p>-1.01</text:p>
          </table:table-cell>
          <table:table-cell office:value-type="float" office:value="0.368" calcext:value-type="float">
            <text:p>0.368</text:p>
          </table:table-cell>
          <table:table-cell/>
          <table:table-cell office:value-type="float" office:value="0.36754226" calcext:value-type="float">
            <text:p>0.36754226</text:p>
          </table:table-cell>
          <table:table-cell table:style-name="ce6" table:formula="of:=([Sheet1.S14]-[Sheet1.R14])/[Sheet1.R14]" office:value-type="string" office:string-value="" calcext:value-type="error">
            <text:p>#DIV/0!</text:p>
          </table:table-cell>
          <table:table-cell/>
          <table:table-cell office:value-type="float" office:value="1.9420929" calcext:value-type="float">
            <text:p>1.9420929</text:p>
          </table:table-cell>
          <table:table-cell table:style-name="ce6" table:formula="of:=([Sheet1.V14]-[Sheet1.U14])/[Sheet1.U14]" office:value-type="string" office:string-value="" calcext:value-type="error">
            <text:p>#DIV/0!</text:p>
          </table:table-cell>
          <table:table-cell/>
          <table:table-cell office:value-type="float" office:value="1.5743015" calcext:value-type="float">
            <text:p>1.5743015</text:p>
          </table:table-cell>
          <table:table-cell table:style-name="ce6" table:formula="of:=([Sheet1.Y14]-[Sheet1.X14])/[Sheet1.X14]" office:value-type="string" office:string-value="" calcext:value-type="error">
            <text:p>#DIV/0!</text:p>
          </table:table-cell>
          <table:table-cell table:style-name="ce7"/>
          <table:table-cell office:value-type="float" office:value="0.367791" calcext:value-type="float">
            <text:p>0.367791</text:p>
          </table:table-cell>
          <table:table-cell table:style-name="ce6" table:formula="of:=([Sheet1.AB14]-[Sheet1.AA14])/[Sheet1.AA14]" office:value-type="string" office:string-value="" calcext:value-type="error">
            <text:p>#DIV/0!</text:p>
          </table:table-cell>
          <table:table-cell table:style-name="ce7"/>
          <table:table-cell office:value-type="float" office:value="0.0004718" calcext:value-type="float">
            <text:p>0.0004718</text:p>
          </table:table-cell>
          <table:table-cell table:formula="of:=([Sheet1.AE14]-[Sheet1.AD14])/[Sheet1.AD14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4]-[Sheet1.AG14])/[Sheet1.AG14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4]-[Sheet1.AJ14])/[Sheet1.AJ14]" office:value-type="string" office:string-value="" calcext:value-type="error">
            <text:p>#DIV/0!</text:p>
          </table:table-cell>
          <table:table-cell/>
          <table:table-cell office:value-type="float" office:value="0.9954682757" calcext:value-type="float">
            <text:p>0.9954682757</text:p>
          </table:table-cell>
          <table:table-cell table:style-name="ce6" table:formula="of:=([Sheet1.AN14]-[Sheet1.AM14])/[Sheet1.AM14]" office:value-type="string" office:string-value="" calcext:value-type="error">
            <text:p>#DIV/0!</text:p>
          </table:table-cell>
          <table:table-cell office:value-type="float" office:value="457.546" calcext:value-type="float">
            <text:p>457.5460</text:p>
          </table:table-cell>
          <table:table-cell office:value-type="float" office:value="457.598987" calcext:value-type="float">
            <text:p>457.598987</text:p>
          </table:table-cell>
          <table:table-cell table:style-name="ce6" table:formula="of:=([Sheet1.AQ14]-[Sheet1.AP14])/[Sheet1.AP14]" office:value-type="percentage" office:value="0.000115806935259034" calcext:value-type="percentage">
            <text:p>0.011581%</text:p>
          </table:table-cell>
          <table:table-cell/>
          <table:table-cell office:value-type="float" office:value="1190.215136" calcext:value-type="float">
            <text:p>1190.215136</text:p>
          </table:table-cell>
          <table:table-cell table:style-name="ce6" table:formula="of:=([Sheet1.AT14]-[Sheet1.AS14])/[Sheet1.AS1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4]-[Sheet1.AY14])/[Sheet1.AY14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9924" calcext:value-type="float">
            <text:p>9924</text:p>
          </table:table-cell>
          <table:table-cell table:formula="of:=[Sheet1.B15]-[Sheet1.C15]" office:value-type="float" office:value="0" calcext:value-type="float">
            <text:p>0</text:p>
          </table:table-cell>
          <table:table-cell/>
          <table:table-cell office:value-type="float" office:value="41878121.21" calcext:value-type="float">
            <text:p>41878121</text:p>
          </table:table-cell>
          <table:table-cell office:value-type="float" office:value="41877616.6924" calcext:value-type="float">
            <text:p>41877616.6924</text:p>
          </table:table-cell>
          <table:table-cell table:style-name="ce2" table:formula="of:=([Sheet1.G15]-[Sheet1.F15])/[Sheet1.F15]" office:value-type="percentage" office:value="-0.0000120472835318943" calcext:value-type="percentage">
            <text:p>-0.00120%</text:p>
          </table:table-cell>
          <table:table-cell table:style-name="ce4" table:formula="of:=[.G15]-[.F15]" office:value-type="float" office:value="-504.517599999905" calcext:value-type="float">
            <text:p>-504.52</text:p>
          </table:table-cell>
          <table:table-cell office:value-type="float" office:value="21105867.87" calcext:value-type="float">
            <text:p>21,105,867.87</text:p>
          </table:table-cell>
          <table:table-cell table:style-name="Default" office:value-type="float" office:value="21105862.2972" calcext:value-type="float">
            <text:p>21105862.2972</text:p>
          </table:table-cell>
          <table:table-cell table:style-name="ce6" table:formula="of:=([Sheet1.K15]-[Sheet1.J15])/[Sheet1.J15]" office:value-type="percentage" office:value="-0.000000264040314930052" calcext:value-type="percentage">
            <text:p>-0.000026%</text:p>
          </table:table-cell>
          <table:table-cell table:style-name="ce4" table:formula="of:=[.J15]-[.K15]" office:value-type="float" office:value="5.57279999926686" calcext:value-type="float">
            <text:p>5.57</text:p>
          </table:table-cell>
          <table:table-cell table:style-name="ce4" table:formula="of:=[.J14]-[.J15]" office:value-type="float" office:value="389019.959999997" calcext:value-type="float">
            <text:p>389,019.96</text:p>
          </table:table-cell>
          <table:table-cell table:style-name="ce4" table:formula="of:=[.K14]-[.K15]" office:value-type="float" office:value="389020.632999998" calcext:value-type="float">
            <text:p>389,020.63</text:p>
          </table:table-cell>
          <table:table-cell table:style-name="ce4" table:formula="of:=[.N15]-[.O15]" office:value-type="float" office:value="-0.673000000591856" calcext:value-type="float">
            <text:p>-0.67</text:p>
          </table:table-cell>
          <table:table-cell table:number-columns-repeated="2"/>
          <table:table-cell office:value-type="float" office:value="0.41749924" calcext:value-type="float">
            <text:p>0.41749924</text:p>
          </table:table-cell>
          <table:table-cell table:style-name="ce6" table:formula="of:=([Sheet1.S15]-[Sheet1.R15])/[Sheet1.R15]" office:value-type="string" office:string-value="" calcext:value-type="error">
            <text:p>#DIV/0!</text:p>
          </table:table-cell>
          <table:table-cell/>
          <table:table-cell office:value-type="float" office:value="1.9808549" calcext:value-type="float">
            <text:p>1.9808549</text:p>
          </table:table-cell>
          <table:table-cell table:style-name="ce6" table:formula="of:=([Sheet1.V15]-[Sheet1.U15])/[Sheet1.U15]" office:value-type="string" office:string-value="" calcext:value-type="error">
            <text:p>#DIV/0!</text:p>
          </table:table-cell>
          <table:table-cell/>
          <table:table-cell office:value-type="float" office:value="1.5649266" calcext:value-type="float">
            <text:p>1.5649266</text:p>
          </table:table-cell>
          <table:table-cell table:style-name="ce6" table:formula="of:=([Sheet1.Y15]-[Sheet1.X15])/[Sheet1.X15]" office:value-type="string" office:string-value="" calcext:value-type="error">
            <text:p>#DIV/0!</text:p>
          </table:table-cell>
          <table:table-cell table:style-name="ce7"/>
          <table:table-cell office:value-type="float" office:value="0.415928" calcext:value-type="float">
            <text:p>0.415928</text:p>
          </table:table-cell>
          <table:table-cell table:style-name="ce6" table:formula="of:=([Sheet1.AB15]-[Sheet1.AA15])/[Sheet1.AA15]" office:value-type="string" office:string-value="" calcext:value-type="error">
            <text:p>#DIV/0!</text:p>
          </table:table-cell>
          <table:table-cell table:style-name="ce7"/>
          <table:table-cell office:value-type="float" office:value="-0.0011041" calcext:value-type="float">
            <text:p>-0.0011041</text:p>
          </table:table-cell>
          <table:table-cell table:formula="of:=([Sheet1.AE15]-[Sheet1.AD15])/[Sheet1.AD15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5]-[Sheet1.AG15])/[Sheet1.AG15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5]-[Sheet1.AJ15])/[Sheet1.AJ15]" office:value-type="string" office:string-value="" calcext:value-type="error">
            <text:p>#DIV/0!</text:p>
          </table:table-cell>
          <table:table-cell table:style-name="ce11"/>
          <table:table-cell office:value-type="float" office:value="0.9952067035" calcext:value-type="float">
            <text:p>0.9952067035</text:p>
          </table:table-cell>
          <table:table-cell table:style-name="ce6" table:formula="of:=([Sheet1.AN15]-[Sheet1.AM15])/[Sheet1.AM15]" office:value-type="string" office:string-value="" calcext:value-type="error">
            <text:p>#DIV/0!</text:p>
          </table:table-cell>
          <table:table-cell office:value-type="float" office:value="503.668" calcext:value-type="float">
            <text:p>503.6680</text:p>
          </table:table-cell>
          <table:table-cell office:value-type="float" office:value="503.673604" calcext:value-type="float">
            <text:p>503.673604</text:p>
          </table:table-cell>
          <table:table-cell table:style-name="ce6" table:formula="of:=([Sheet1.AQ15]-[Sheet1.AP15])/[Sheet1.AP15]" office:value-type="percentage" office:value="0.0000111263768990789" calcext:value-type="percentage">
            <text:p>0.001113%</text:p>
          </table:table-cell>
          <table:table-cell/>
          <table:table-cell office:value-type="float" office:value="1224.034109" calcext:value-type="float">
            <text:p>1224.034109</text:p>
          </table:table-cell>
          <table:table-cell table:style-name="ce6" table:formula="of:=([Sheet1.AT15]-[Sheet1.AS15])/[Sheet1.AS1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5]-[Sheet1.AY15])/[Sheet1.AY15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1736" calcext:value-type="float">
            <text:p>11736</text:p>
          </table:table-cell>
          <table:table-cell table:formula="of:=[Sheet1.B16]-[Sheet1.C16]" office:value-type="float" office:value="0" calcext:value-type="float">
            <text:p>0</text:p>
          </table:table-cell>
          <table:table-cell/>
          <table:table-cell office:value-type="float" office:value="41953073.65" calcext:value-type="float">
            <text:p>41953074</text:p>
          </table:table-cell>
          <table:table-cell office:value-type="float" office:value="41952593.0491" calcext:value-type="float">
            <text:p>41952593.0491</text:p>
          </table:table-cell>
          <table:table-cell table:style-name="ce2" table:formula="of:=([Sheet1.G16]-[Sheet1.F16])/[Sheet1.F16]" office:value-type="percentage" office:value="-0.0000114556779322371" calcext:value-type="percentage">
            <text:p>-0.00115%</text:p>
          </table:table-cell>
          <table:table-cell table:style-name="ce4" table:formula="of:=[.G16]-[.F16]" office:value-type="float" office:value="-480.600900001824" calcext:value-type="float">
            <text:p>-480.60</text:p>
          </table:table-cell>
          <table:table-cell office:value-type="float" office:value="20718683.82" calcext:value-type="float">
            <text:p>20,718,683.82</text:p>
          </table:table-cell>
          <table:table-cell table:style-name="Default" office:value-type="float" office:value="20718677.221" calcext:value-type="float">
            <text:p>20718677.221</text:p>
          </table:table-cell>
          <table:table-cell table:style-name="ce6" table:formula="of:=([Sheet1.K16]-[Sheet1.J16])/[Sheet1.J16]" office:value-type="percentage" office:value="-0.000000318504788083762" calcext:value-type="percentage">
            <text:p>-0.000032%</text:p>
          </table:table-cell>
          <table:table-cell table:style-name="ce4" table:formula="of:=[.J16]-[.K16]" office:value-type="float" office:value="6.59899999946356" calcext:value-type="float">
            <text:p>6.60</text:p>
          </table:table-cell>
          <table:table-cell table:style-name="ce4" table:formula="of:=[.J15]-[.J16]" office:value-type="float" office:value="387184.050000001" calcext:value-type="float">
            <text:p>387,184.05</text:p>
          </table:table-cell>
          <table:table-cell table:style-name="ce4" table:formula="of:=[.K15]-[.K16]" office:value-type="float" office:value="387185.076200001" calcext:value-type="float">
            <text:p>387,185.08</text:p>
          </table:table-cell>
          <table:table-cell table:style-name="ce4" table:formula="of:=[.N16]-[.O16]" office:value-type="float" office:value="-1.02619999996386" calcext:value-type="float">
            <text:p>-1.03</text:p>
          </table:table-cell>
          <table:table-cell table:number-columns-repeated="2"/>
          <table:table-cell office:value-type="float" office:value="0.46251336" calcext:value-type="float">
            <text:p>0.46251336</text:p>
          </table:table-cell>
          <table:table-cell table:number-columns-repeated="2"/>
          <table:table-cell office:value-type="float" office:value="2.0212495" calcext:value-type="float">
            <text:p>2.0212495</text:p>
          </table:table-cell>
          <table:table-cell table:style-name="ce6" table:formula="of:=([Sheet1.V16]-[Sheet1.U16])/[Sheet1.U16]" office:value-type="string" office:string-value="" calcext:value-type="error">
            <text:p>#DIV/0!</text:p>
          </table:table-cell>
          <table:table-cell/>
          <table:table-cell office:value-type="float" office:value="1.5585454" calcext:value-type="float">
            <text:p>1.5585454</text:p>
          </table:table-cell>
          <table:table-cell table:style-name="ce6" table:formula="of:=([Sheet1.Y16]-[Sheet1.X16])/[Sheet1.X16]" office:value-type="string" office:string-value="" calcext:value-type="error">
            <text:p>#DIV/0!</text:p>
          </table:table-cell>
          <table:table-cell table:style-name="ce7"/>
          <table:table-cell office:value-type="float" office:value="0.462704" calcext:value-type="float">
            <text:p>0.462704</text:p>
          </table:table-cell>
          <table:table-cell table:style-name="ce6" table:formula="of:=([Sheet1.AB16]-[Sheet1.AA16])/[Sheet1.AA16]" office:value-type="string" office:string-value="" calcext:value-type="error">
            <text:p>#DIV/0!</text:p>
          </table:table-cell>
          <table:table-cell table:style-name="ce7"/>
          <table:table-cell office:value-type="float" office:value="-0.0009347" calcext:value-type="float">
            <text:p>-0.0009347</text:p>
          </table:table-cell>
          <table:table-cell table:formula="of:=([Sheet1.AE16]-[Sheet1.AD16])/[Sheet1.AD16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6]-[Sheet1.AG16])/[Sheet1.AG16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6]-[Sheet1.AJ16])/[Sheet1.AJ16]" office:value-type="string" office:string-value="" calcext:value-type="error">
            <text:p>#DIV/0!</text:p>
          </table:table-cell>
          <table:table-cell table:style-name="ce11"/>
          <table:table-cell office:value-type="float" office:value="0.9949424133" calcext:value-type="float">
            <text:p>0.9949424133</text:p>
          </table:table-cell>
          <table:table-cell table:style-name="ce6" table:formula="of:=([Sheet1.AN16]-[Sheet1.AM16])/[Sheet1.AM16]" office:value-type="string" office:string-value="" calcext:value-type="error">
            <text:p>#DIV/0!</text:p>
          </table:table-cell>
          <table:table-cell office:value-type="float" office:value="549.212" calcext:value-type="float">
            <text:p>549.2120</text:p>
          </table:table-cell>
          <table:table-cell office:value-type="float" office:value="549.218535" calcext:value-type="float">
            <text:p>549.218535</text:p>
          </table:table-cell>
          <table:table-cell table:style-name="ce6" table:formula="of:=([Sheet1.AQ16]-[Sheet1.AP16])/[Sheet1.AP16]" office:value-type="percentage" office:value="0.0000118988660116409" calcext:value-type="percentage">
            <text:p>0.001190%</text:p>
          </table:table-cell>
          <table:table-cell/>
          <table:table-cell office:value-type="float" office:value="1257.271954" calcext:value-type="float">
            <text:p>1257.271954</text:p>
          </table:table-cell>
          <table:table-cell table:style-name="ce6" table:formula="of:=([Sheet1.AT16]-[Sheet1.AS16])/[Sheet1.AS1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6]-[Sheet1.AY16])/[Sheet1.AY16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3687" calcext:value-type="float">
            <text:p>13687</text:p>
          </table:table-cell>
          <table:table-cell table:formula="of:=[Sheet1.B17]-[Sheet1.C17]" office:value-type="float" office:value="0" calcext:value-type="float">
            <text:p>0</text:p>
          </table:table-cell>
          <table:table-cell/>
          <table:table-cell office:value-type="float" office:value="42030889.97" calcext:value-type="float">
            <text:p>42030890</text:p>
          </table:table-cell>
          <table:table-cell office:value-type="float" office:value="42030382.5867" calcext:value-type="float">
            <text:p>42030382.5867</text:p>
          </table:table-cell>
          <table:table-cell table:style-name="ce2" table:formula="of:=([Sheet1.G17]-[Sheet1.F17])/[Sheet1.F17]" office:value-type="percentage" office:value="-0.0000120716763399749" calcext:value-type="percentage">
            <text:p>-0.00121%</text:p>
          </table:table-cell>
          <table:table-cell table:style-name="ce4" table:formula="of:=[.G17]-[.F17]" office:value-type="float" office:value="-507.383299998939" calcext:value-type="float">
            <text:p>-507.38</text:p>
          </table:table-cell>
          <table:table-cell office:value-type="float" office:value="20333327.65" calcext:value-type="float">
            <text:p>20,333,327.65</text:p>
          </table:table-cell>
          <table:table-cell table:style-name="Default" office:value-type="float" office:value="20333320.0776" calcext:value-type="float">
            <text:p>20333320.0776</text:p>
          </table:table-cell>
          <table:table-cell table:style-name="ce6" table:formula="of:=([Sheet1.K17]-[Sheet1.J17])/[Sheet1.J17]" office:value-type="percentage" office:value="-0.000000372413218844007" calcext:value-type="percentage">
            <text:p>-0.000037%</text:p>
          </table:table-cell>
          <table:table-cell table:style-name="ce4" table:formula="of:=[.J17]-[.K17]" office:value-type="float" office:value="7.57239999994636" calcext:value-type="float">
            <text:p>7.57</text:p>
          </table:table-cell>
          <table:table-cell table:style-name="ce4" table:formula="of:=[.J16]-[.J17]" office:value-type="float" office:value="385356.170000002" calcext:value-type="float">
            <text:p>385,356.17</text:p>
          </table:table-cell>
          <table:table-cell table:style-name="ce4" table:formula="of:=[.K16]-[.K17]" office:value-type="float" office:value="385357.143400002" calcext:value-type="float">
            <text:p>385,357.14</text:p>
          </table:table-cell>
          <table:table-cell table:style-name="ce4" table:formula="of:=[.N17]-[.O17]" office:value-type="float" office:value="-0.973400000249967" calcext:value-type="float">
            <text:p>-0.97</text:p>
          </table:table-cell>
          <table:table-cell table:number-columns-repeated="2"/>
          <table:table-cell office:value-type="float" office:value="0.5020248" calcext:value-type="float">
            <text:p>0.5020248</text:p>
          </table:table-cell>
          <table:table-cell table:number-columns-repeated="2"/>
          <table:table-cell office:value-type="float" office:value="2.0632436" calcext:value-type="float">
            <text:p>2.0632436</text:p>
          </table:table-cell>
          <table:table-cell table:style-name="ce6" table:formula="of:=([Sheet1.V17]-[Sheet1.U17])/[Sheet1.U17]" office:value-type="string" office:string-value="" calcext:value-type="error">
            <text:p>#DIV/0!</text:p>
          </table:table-cell>
          <table:table-cell/>
          <table:table-cell office:value-type="float" office:value="1.5613089" calcext:value-type="float">
            <text:p>1.5613089</text:p>
          </table:table-cell>
          <table:table-cell table:style-name="ce6" table:formula="of:=([Sheet1.Y17]-[Sheet1.X17])/[Sheet1.X17]" office:value-type="string" office:string-value="" calcext:value-type="error">
            <text:p>#DIV/0!</text:p>
          </table:table-cell>
          <table:table-cell table:style-name="ce7"/>
          <table:table-cell office:value-type="float" office:value="0.501935" calcext:value-type="float">
            <text:p>0.501935</text:p>
          </table:table-cell>
          <table:table-cell table:style-name="ce6" table:formula="of:=([Sheet1.AB17]-[Sheet1.AA17])/[Sheet1.AA17]" office:value-type="string" office:string-value="" calcext:value-type="error">
            <text:p>#DIV/0!</text:p>
          </table:table-cell>
          <table:table-cell table:style-name="ce7"/>
          <table:table-cell office:value-type="float" office:value="-0.0010602" calcext:value-type="float">
            <text:p>-0.0010602</text:p>
          </table:table-cell>
          <table:table-cell table:formula="of:=([Sheet1.AE17]-[Sheet1.AD17])/[Sheet1.AD17]" office:value-type="string" office:string-value="" calcext:value-type="error">
            <text:p>#DIV/0!</text:p>
          </table:table-cell>
          <table:table-cell table:number-columns-repeated="2"/>
          <table:table-cell table:style-name="ce6" table:formula="of:=([Sheet1.AH17]-[Sheet1.AG17])/[Sheet1.AG17]" office:value-type="string" office:string-value="" calcext:value-type="error">
            <text:p>#DIV/0!</text:p>
          </table:table-cell>
          <table:table-cell table:number-columns-repeated="2"/>
          <table:table-cell table:style-name="ce10" table:formula="of:=([Sheet1.AK17]-[Sheet1.AJ17])/[Sheet1.AJ17]" office:value-type="string" office:string-value="" calcext:value-type="error">
            <text:p>#DIV/0!</text:p>
          </table:table-cell>
          <table:table-cell table:style-name="ce11"/>
          <table:table-cell office:value-type="float" office:value="0.9946711761" calcext:value-type="float">
            <text:p>0.9946711761</text:p>
          </table:table-cell>
          <table:table-cell table:style-name="ce6" table:formula="of:=([Sheet1.AN17]-[Sheet1.AM17])/[Sheet1.AM17]" office:value-type="string" office:string-value="" calcext:value-type="error">
            <text:p>#DIV/0!</text:p>
          </table:table-cell>
          <table:table-cell office:value-type="float" office:value="594.7295" calcext:value-type="float">
            <text:p>594.7295</text:p>
          </table:table-cell>
          <table:table-cell office:value-type="float" office:value="594.73659" calcext:value-type="float">
            <text:p>594.73659</text:p>
          </table:table-cell>
          <table:table-cell table:style-name="ce6" table:formula="of:=([Sheet1.AQ17]-[Sheet1.AP17])/[Sheet1.AP17]" office:value-type="percentage" office:value="0.0000119213861090602" calcext:value-type="percentage">
            <text:p>0.001192%</text:p>
          </table:table-cell>
          <table:table-cell/>
          <table:table-cell office:value-type="float" office:value="1290.485073" calcext:value-type="float">
            <text:p>1290.485073</text:p>
          </table:table-cell>
          <table:table-cell table:style-name="ce6" table:formula="of:=([Sheet1.AT17]-[Sheet1.AS17])/[Sheet1.AS1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7]-[Sheet1.AY17])/[Sheet1.AY17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5778" calcext:value-type="float">
            <text:p>15778</text:p>
          </table:table-cell>
          <table:table-cell table:formula="of:=[Sheet1.B18]-[Sheet1.C18]" office:value-type="float" office:value="0" calcext:value-type="float">
            <text:p>0</text:p>
          </table:table-cell>
          <table:table-cell/>
          <table:table-cell office:value-type="float" office:value="42109488.71" calcext:value-type="float">
            <text:p>42109489</text:p>
          </table:table-cell>
          <table:table-cell office:value-type="float" office:value="42108973.1077" calcext:value-type="float">
            <text:p>42108973.1077</text:p>
          </table:table-cell>
          <table:table-cell table:style-name="ce2" table:formula="of:=([Sheet1.G18]-[Sheet1.F18])/[Sheet1.F18]" office:value-type="percentage" office:value="-0.0000122443258229523" calcext:value-type="percentage">
            <text:p>-0.00122%</text:p>
          </table:table-cell>
          <table:table-cell table:style-name="ce4" table:formula="of:=[.G18]-[.F18]" office:value-type="float" office:value="-515.602300003171" calcext:value-type="float">
            <text:p>-515.60</text:p>
          </table:table-cell>
          <table:table-cell office:value-type="float" office:value="19949786.99" calcext:value-type="float">
            <text:p>19,949,786.99</text:p>
          </table:table-cell>
          <table:table-cell table:style-name="Default" office:value-type="float" office:value="19949778.4304" calcext:value-type="float">
            <text:p>19949778.4304</text:p>
          </table:table-cell>
          <table:table-cell table:style-name="ce6" table:formula="of:=([Sheet1.K18]-[Sheet1.J18])/[Sheet1.J18]" office:value-type="percentage" office:value="-0.000000429057212672444" calcext:value-type="percentage">
            <text:p>-0.000043%</text:p>
          </table:table-cell>
          <table:table-cell table:style-name="ce4" table:formula="of:=[.J18]-[.K18]" office:value-type="float" office:value="8.55959999933839" calcext:value-type="float">
            <text:p>8.56</text:p>
          </table:table-cell>
          <table:table-cell table:style-name="ce4" table:formula="of:=[.J17]-[.J18]" office:value-type="float" office:value="383540.66" calcext:value-type="float">
            <text:p>383,540.66</text:p>
          </table:table-cell>
          <table:table-cell table:style-name="ce4" table:formula="of:=[.K17]-[.K18]" office:value-type="float" office:value="383541.6472" calcext:value-type="float">
            <text:p>383,541.65</text:p>
          </table:table-cell>
          <table:table-cell table:style-name="ce4" table:formula="of:=[.N18]-[.O18]" office:value-type="float" office:value="-0.987199999566656" calcext:value-type="float">
            <text:p>-0.99</text:p>
          </table:table-cell>
          <table:table-cell table:number-columns-repeated="2"/>
          <table:table-cell office:value-type="float" office:value="0.53571689" calcext:value-type="float">
            <text:p>0.53571689</text:p>
          </table:table-cell>
          <table:table-cell table:number-columns-repeated="2"/>
          <table:table-cell office:value-type="float" office:value="2.1068095" calcext:value-type="float">
            <text:p>2.1068095</text:p>
          </table:table-cell>
          <table:table-cell table:style-name="ce6" table:formula="of:=([Sheet1.V18]-[Sheet1.U18])/[Sheet1.U18]" office:value-type="string" office:string-value="" calcext:value-type="error">
            <text:p>#DIV/0!</text:p>
          </table:table-cell>
          <table:table-cell/>
          <table:table-cell office:value-type="float" office:value="1.5704493" calcext:value-type="float">
            <text:p>1.5704493</text:p>
          </table:table-cell>
          <table:table-cell table:style-name="ce6" table:formula="of:=([Sheet1.Y18]-[Sheet1.X18])/[Sheet1.X18]" office:value-type="string" office:string-value="" calcext:value-type="error">
            <text:p>#DIV/0!</text:p>
          </table:table-cell>
          <table:table-cell table:style-name="ce7"/>
          <table:table-cell office:value-type="float" office:value="0.53636" calcext:value-type="float">
            <text:p>0.53636</text:p>
          </table:table-cell>
          <table:table-cell table:style-name="ce6" table:formula="of:=([Sheet1.AB18]-[Sheet1.AA18])/[Sheet1.AA18]" office:value-type="string" office:string-value="" calcext:value-type="error">
            <text:p>#DIV/0!</text:p>
          </table:table-cell>
          <table:table-cell table:style-name="ce7"/>
          <table:table-cell office:value-type="float" office:value="-0.0004642" calcext:value-type="float">
            <text:p>-0.0004642</text:p>
          </table:table-cell>
          <table:table-cell table:formula="of:=([Sheet1.AE18]-[Sheet1.AD18])/[Sheet1.AD18]" office:value-type="string" office:string-value="" calcext:value-type="error">
            <text:p>#DIV/0!</text:p>
          </table:table-cell>
          <table:table-cell table:number-columns-repeated="2"/>
          <table:table-cell table:style-name="ce6"/>
          <table:table-cell table:number-columns-repeated="3"/>
          <table:table-cell table:style-name="ce11"/>
          <table:table-cell office:value-type="float" office:value="0.9943902256" calcext:value-type="float">
            <text:p>0.9943902256</text:p>
          </table:table-cell>
          <table:table-cell table:style-name="ce6" table:formula="of:=([Sheet1.AN18]-[Sheet1.AM18])/[Sheet1.AM18]" office:value-type="string" office:string-value="" calcext:value-type="error">
            <text:p>#DIV/0!</text:p>
          </table:table-cell>
          <table:table-cell office:value-type="float" office:value="640.745" calcext:value-type="float">
            <text:p>640.7450</text:p>
          </table:table-cell>
          <table:table-cell office:value-type="float" office:value="640.753215" calcext:value-type="float">
            <text:p>640.753215</text:p>
          </table:table-cell>
          <table:table-cell table:style-name="ce6" table:formula="of:=([Sheet1.AQ18]-[Sheet1.AP18])/[Sheet1.AP18]" office:value-type="percentage" office:value="0.0000128210130394309" calcext:value-type="percentage">
            <text:p>0.001282%</text:p>
          </table:table-cell>
          <table:table-cell/>
          <table:table-cell office:value-type="float" office:value="1324.000926" calcext:value-type="float">
            <text:p>1324.000926</text:p>
          </table:table-cell>
          <table:table-cell table:style-name="ce6" table:formula="of:=([Sheet1.AT18]-[Sheet1.AS18])/[Sheet1.AS18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8]-[Sheet1.AY18])/[Sheet1.AY18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11.6" calcext:value-type="float">
            <text:p>18011.6</text:p>
          </table:table-cell>
          <table:table-cell office:value-type="float" office:value="18012" calcext:value-type="float">
            <text:p>18012</text:p>
          </table:table-cell>
          <table:table-cell table:formula="of:=[Sheet1.B19]-[Sheet1.C19]" office:value-type="float" office:value="-0.400000000001455" calcext:value-type="float">
            <text:p>-0.4</text:p>
          </table:table-cell>
          <table:table-cell table:number-columns-repeated="2"/>
          <table:table-cell office:value-type="float" office:value="42306528.8796" calcext:value-type="float">
            <text:p>42306528.8796</text:p>
          </table:table-cell>
          <table:table-cell table:style-name="ce2" table:formula="of:=([Sheet1.G19]-[Sheet1.F19])/[Sheet1.F19]" office:value-type="string" office:string-value="" calcext:value-type="error">
            <text:p>#DIV/0!</text:p>
          </table:table-cell>
          <table:table-cell table:style-name="ce4" table:formula="of:=[.G19]-[.F19]" office:value-type="float" office:value="42306528.8796" calcext:value-type="float">
            <text:p>42,306,528.88</text:p>
          </table:table-cell>
          <table:table-cell office:value-type="float" office:value="19568045.4" calcext:value-type="float">
            <text:p>19,568,045.40</text:p>
          </table:table-cell>
          <table:table-cell table:style-name="Default" office:value-type="float" office:value="19568035.8744" calcext:value-type="float">
            <text:p>19568035.8744</text:p>
          </table:table-cell>
          <table:table-cell table:style-name="ce6" table:formula="of:=([Sheet1.K19]-[Sheet1.J19])/[Sheet1.J19]" office:value-type="percentage" office:value="-0.000000486793637421275" calcext:value-type="percentage">
            <text:p>-0.000049%</text:p>
          </table:table-cell>
          <table:table-cell table:style-name="ce4" table:formula="of:=[.J19]-[.K19]" office:value-type="float" office:value="9.52559999749064" calcext:value-type="float">
            <text:p>9.53</text:p>
          </table:table-cell>
          <table:table-cell table:style-name="ce4" table:formula="of:=[.J18]-[.J19]" office:value-type="float" office:value="381741.59" calcext:value-type="float">
            <text:p>381,741.59</text:p>
          </table:table-cell>
          <table:table-cell table:style-name="ce4" table:formula="of:=[.K18]-[.K19]" office:value-type="float" office:value="381742.555999998" calcext:value-type="float">
            <text:p>381,742.56</text:p>
          </table:table-cell>
          <table:table-cell table:style-name="ce4" table:formula="of:=[.N19]-[.O19]" office:value-type="float" office:value="-0.965999997977633" calcext:value-type="float">
            <text:p>-0.97</text:p>
          </table:table-cell>
          <table:table-cell table:number-columns-repeated="2"/>
          <table:table-cell office:value-type="float" office:value="0.56360045" calcext:value-type="float">
            <text:p>0.56360045</text:p>
          </table:table-cell>
          <table:table-cell table:number-columns-repeated="2"/>
          <table:table-cell office:value-type="float" office:value="2.1519264" calcext:value-type="float">
            <text:p>2.1519264</text:p>
          </table:table-cell>
          <table:table-cell table:style-name="ce6" table:formula="of:=([Sheet1.V19]-[Sheet1.U19])/[Sheet1.U19]" office:value-type="string" office:string-value="" calcext:value-type="error">
            <text:p>#DIV/0!</text:p>
          </table:table-cell>
          <table:table-cell office:value-type="float" office:value="1.5880283" calcext:value-type="float">
            <text:p>1.5880283</text:p>
          </table:table-cell>
          <table:table-cell office:value-type="float" office:value="1.5879622" calcext:value-type="float">
            <text:p>1.5879622</text:p>
          </table:table-cell>
          <table:table-cell table:style-name="ce6" table:formula="of:=([Sheet1.Y19]-[Sheet1.X19])/[Sheet1.X19]" office:value-type="percentage" office:value="-0.0000416239433516127" calcext:value-type="percentage">
            <text:p>-0.004162%</text:p>
          </table:table-cell>
          <table:table-cell table:style-name="ce7"/>
          <table:table-cell office:value-type="float" office:value="0.563964" calcext:value-type="float">
            <text:p>0.563964</text:p>
          </table:table-cell>
          <table:table-cell table:style-name="ce6" table:formula="of:=([Sheet1.AB19]-[Sheet1.AA19])/[Sheet1.AA19]" office:value-type="string" office:string-value="" calcext:value-type="error">
            <text:p>#DIV/0!</text:p>
          </table:table-cell>
          <table:table-cell table:style-name="ce6"/>
          <table:table-cell office:value-type="float" office:value="-0.0001586" calcext:value-type="float">
            <text:p>-0.0001586</text:p>
          </table:table-cell>
          <table:table-cell table:formula="of:=([Sheet1.AE19]-[Sheet1.AD19])/[Sheet1.AD19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40931678" calcext:value-type="float">
            <text:p>0.9940931678</text:p>
          </table:table-cell>
          <table:table-cell table:style-name="ce6" table:formula="of:=([Sheet1.AN19]-[Sheet1.AM19])/[Sheet1.AM19]" office:value-type="string" office:string-value="" calcext:value-type="error">
            <text:p>#DIV/0!</text:p>
          </table:table-cell>
          <table:table-cell office:value-type="float" office:value="687.91" calcext:value-type="float">
            <text:p>687.9100</text:p>
          </table:table-cell>
          <table:table-cell office:value-type="float" office:value="687.920338" calcext:value-type="float">
            <text:p>687.920338</text:p>
          </table:table-cell>
          <table:table-cell table:style-name="ce6" table:formula="of:=([Sheet1.AQ19]-[Sheet1.AP19])/[Sheet1.AP19]" office:value-type="percentage" office:value="0.0000150281286796922" calcext:value-type="percentage">
            <text:p>0.001503%</text:p>
          </table:table-cell>
          <table:table-cell/>
          <table:table-cell office:value-type="float" office:value="1358.53153" calcext:value-type="float">
            <text:p>1358.53153</text:p>
          </table:table-cell>
          <table:table-cell table:style-name="ce6" table:formula="of:=([Sheet1.AT19]-[Sheet1.AS19])/[Sheet1.AS19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19]-[Sheet1.AY19])/[Sheet1.AY19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391" calcext:value-type="float">
            <text:p>20391</text:p>
          </table:table-cell>
          <table:table-cell table:formula="of:=[Sheet1.B20]-[Sheet1.C20]" office:value-type="float" office:value="0" calcext:value-type="float">
            <text:p>0</text:p>
          </table:table-cell>
          <table:table-cell table:number-columns-repeated="2"/>
          <table:table-cell office:value-type="float" office:value="42501388.2506" calcext:value-type="float">
            <text:p>42501388.2506</text:p>
          </table:table-cell>
          <table:table-cell table:style-name="ce2" table:formula="of:=([Sheet1.G20]-[Sheet1.F20])/[Sheet1.F20]" office:value-type="string" office:string-value="" calcext:value-type="error">
            <text:p>#DIV/0!</text:p>
          </table:table-cell>
          <table:table-cell table:style-name="ce4" table:formula="of:=[.G20]-[.F20]" office:value-type="float" office:value="42501388.2506" calcext:value-type="float">
            <text:p>42,501,388.25</text:p>
          </table:table-cell>
          <table:table-cell office:value-type="float" office:value="19186670.5" calcext:value-type="float">
            <text:p>19,186,670.50</text:p>
          </table:table-cell>
          <table:table-cell table:style-name="Default" office:value-type="float" office:value="19186661.6898" calcext:value-type="float">
            <text:p>19186661.6898</text:p>
          </table:table-cell>
          <table:table-cell table:style-name="ce6" table:formula="of:=([Sheet1.K20]-[Sheet1.J20])/[Sheet1.J20]" office:value-type="percentage" office:value="-0.000000459183368908073" calcext:value-type="percentage">
            <text:p>-0.000046%</text:p>
          </table:table-cell>
          <table:table-cell table:style-name="ce4" table:formula="of:=[.J20]-[.K20]" office:value-type="float" office:value="8.81019999831915" calcext:value-type="float">
            <text:p>8.81</text:p>
          </table:table-cell>
          <table:table-cell table:style-name="ce4" table:formula="of:=[.J19]-[.J20]" office:value-type="float" office:value="381374.899999998" calcext:value-type="float">
            <text:p>381,374.90</text:p>
          </table:table-cell>
          <table:table-cell table:style-name="ce4" table:formula="of:=[.K19]-[.K20]" office:value-type="float" office:value="381374.184599999" calcext:value-type="float">
            <text:p>381,374.18</text:p>
          </table:table-cell>
          <table:table-cell table:style-name="ce4" table:formula="of:=[.N20]-[.O20]" office:value-type="float" office:value="0.715399998647627" calcext:value-type="float">
            <text:p>0.72</text:p>
          </table:table-cell>
          <table:table-cell table:number-columns-repeated="2"/>
          <table:table-cell office:value-type="float" office:value="0.58603913" calcext:value-type="float">
            <text:p>0.58603913</text:p>
          </table:table-cell>
          <table:table-cell table:number-columns-repeated="2"/>
          <table:table-cell office:value-type="float" office:value="2.2049969" calcext:value-type="float">
            <text:p>2.2049969</text:p>
          </table:table-cell>
          <table:table-cell table:style-name="ce6" table:formula="of:=([Sheet1.V20]-[Sheet1.U20])/[Sheet1.U20]" office:value-type="string" office:string-value="" calcext:value-type="error">
            <text:p>#DIV/0!</text:p>
          </table:table-cell>
          <table:table-cell/>
          <table:table-cell office:value-type="float" office:value="1.6195383" calcext:value-type="float">
            <text:p>1.6195383</text:p>
          </table:table-cell>
          <table:table-cell table:style-name="ce6" table:formula="of:=([Sheet1.Y20]-[Sheet1.X20])/[Sheet1.X20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0]-[Sheet1.AA20])/[Sheet1.AA20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0]-[Sheet1.AD20])/[Sheet1.AD20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37730093" calcext:value-type="float">
            <text:p>0.9937730093</text:p>
          </table:table-cell>
          <table:table-cell table:style-name="ce6" table:formula="of:=([Sheet1.AN20]-[Sheet1.AM20])/[Sheet1.AM20]" office:value-type="string" office:string-value="" calcext:value-type="error">
            <text:p>#DIV/0!</text:p>
          </table:table-cell>
          <table:table-cell office:value-type="float" office:value="737.089" calcext:value-type="float">
            <text:p>737.0890</text:p>
          </table:table-cell>
          <table:table-cell office:value-type="float" office:value="737.09868" calcext:value-type="float">
            <text:p>737.09868</text:p>
          </table:table-cell>
          <table:table-cell table:style-name="ce6" table:formula="of:=([Sheet1.AQ20]-[Sheet1.AP20])/[Sheet1.AP20]" office:value-type="percentage" office:value="0.0000131327424502188" calcext:value-type="percentage">
            <text:p>0.001313%</text:p>
          </table:table-cell>
          <table:table-cell/>
          <table:table-cell office:value-type="float" office:value="1394.783559" calcext:value-type="float">
            <text:p>1394.783559</text:p>
          </table:table-cell>
          <table:table-cell table:style-name="ce6" table:formula="of:=([Sheet1.AT20]-[Sheet1.AS20])/[Sheet1.AS20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0]-[Sheet1.AY20])/[Sheet1.AY20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2922" calcext:value-type="float">
            <text:p>22922</text:p>
          </table:table-cell>
          <table:table-cell table:formula="of:=[Sheet1.B21]-[Sheet1.C21]" office:value-type="float" office:value="0" calcext:value-type="float">
            <text:p>0</text:p>
          </table:table-cell>
          <table:table-cell table:number-columns-repeated="2"/>
          <table:table-cell office:value-type="float" office:value="42692078.2599" calcext:value-type="float">
            <text:p>42692078.2599</text:p>
          </table:table-cell>
          <table:table-cell table:style-name="ce2" table:formula="of:=([Sheet1.G21]-[Sheet1.F21])/[Sheet1.F21]" office:value-type="string" office:string-value="" calcext:value-type="error">
            <text:p>#DIV/0!</text:p>
          </table:table-cell>
          <table:table-cell table:style-name="ce4" table:formula="of:=[.G21]-[.F21]" office:value-type="float" office:value="42692078.2599" calcext:value-type="float">
            <text:p>42,692,078.26</text:p>
          </table:table-cell>
          <table:table-cell office:value-type="float" office:value="18805657.14" calcext:value-type="float">
            <text:p>18,805,657.14</text:p>
          </table:table-cell>
          <table:table-cell table:style-name="Default" office:value-type="float" office:value="18805647.3282" calcext:value-type="float">
            <text:p>18805647.3282</text:p>
          </table:table-cell>
          <table:table-cell table:style-name="ce6" table:formula="of:=([Sheet1.K21]-[Sheet1.J21])/[Sheet1.J21]" office:value-type="percentage" office:value="-0.000000521747255428611" calcext:value-type="percentage">
            <text:p>-0.000052%</text:p>
          </table:table-cell>
          <table:table-cell table:style-name="ce4" table:formula="of:=[.J21]-[.K21]" office:value-type="float" office:value="9.81179999932647" calcext:value-type="float">
            <text:p>9.81</text:p>
          </table:table-cell>
          <table:table-cell table:style-name="ce4" table:formula="of:=[.J20]-[.J21]" office:value-type="float" office:value="381013.359999999" calcext:value-type="float">
            <text:p>381,013.36</text:p>
          </table:table-cell>
          <table:table-cell table:style-name="ce4" table:formula="of:=[.K20]-[.K21]" office:value-type="float" office:value="381014.3616" calcext:value-type="float">
            <text:p>381,014.36</text:p>
          </table:table-cell>
          <table:table-cell table:style-name="ce6"/>
          <table:table-cell table:number-columns-repeated="2"/>
          <table:table-cell office:value-type="float" office:value="0.60296362" calcext:value-type="float">
            <text:p>0.60296362</text:p>
          </table:table-cell>
          <table:table-cell table:number-columns-repeated="2"/>
          <table:table-cell office:value-type="float" office:value="2.2600333" calcext:value-type="float">
            <text:p>2.2600333</text:p>
          </table:table-cell>
          <table:table-cell table:style-name="ce6" table:formula="of:=([Sheet1.V21]-[Sheet1.U21])/[Sheet1.U21]" office:value-type="string" office:string-value="" calcext:value-type="error">
            <text:p>#DIV/0!</text:p>
          </table:table-cell>
          <table:table-cell/>
          <table:table-cell office:value-type="float" office:value="1.6566253" calcext:value-type="float">
            <text:p>1.6566253</text:p>
          </table:table-cell>
          <table:table-cell table:style-name="ce6" table:formula="of:=([Sheet1.Y21]-[Sheet1.X21])/[Sheet1.X21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1]-[Sheet1.AA21])/[Sheet1.AA21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1]-[Sheet1.AD21])/[Sheet1.AD21]" office:value-type="string" office:string-value="" calcext:value-type="error">
            <text:p>#DIV/0!</text:p>
          </table:table-cell>
          <table:table-cell table:number-columns-repeated="6"/>
          <table:table-cell table:style-name="ce11"/>
          <table:table-cell office:value-type="float" office:value="0.9934250157" calcext:value-type="float">
            <text:p>0.9934250157</text:p>
          </table:table-cell>
          <table:table-cell table:style-name="ce6" table:formula="of:=([Sheet1.AN21]-[Sheet1.AM21])/[Sheet1.AM21]" office:value-type="string" office:string-value="" calcext:value-type="error">
            <text:p>#DIV/0!</text:p>
          </table:table-cell>
          <table:table-cell office:value-type="float" office:value="788.932" calcext:value-type="float">
            <text:p>788.9320</text:p>
          </table:table-cell>
          <table:table-cell office:value-type="float" office:value="788.941518" calcext:value-type="float">
            <text:p>788.941518</text:p>
          </table:table-cell>
          <table:table-cell table:style-name="ce6" table:formula="of:=([Sheet1.AQ21]-[Sheet1.AP21])/[Sheet1.AP21]" office:value-type="percentage" office:value="0.0000120644111279011" calcext:value-type="percentage">
            <text:p>0.001206%</text:p>
          </table:table-cell>
          <table:table-cell/>
          <table:table-cell office:value-type="float" office:value="1433.14062" calcext:value-type="float">
            <text:p>1433.14062</text:p>
          </table:table-cell>
          <table:table-cell table:style-name="ce6" table:formula="of:=([Sheet1.AT21]-[Sheet1.AS21])/[Sheet1.AS21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1]-[Sheet1.AY21])/[Sheet1.AY21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25613" calcext:value-type="float">
            <text:p>25613</text:p>
          </table:table-cell>
          <table:table-cell table:formula="of:=[Sheet1.B22]-[Sheet1.C22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2877246.4671" calcext:value-type="float">
            <text:p>42877246.4671</text:p>
          </table:table-cell>
          <table:table-cell table:style-name="ce2" table:formula="of:=([Sheet1.G22]-[Sheet1.F22])/[Sheet1.F22]" office:value-type="string" office:string-value="" calcext:value-type="error">
            <text:p>#DIV/0!</text:p>
          </table:table-cell>
          <table:table-cell table:style-name="ce4" table:formula="of:=[.G22]-[.F22]" office:value-type="float" office:value="42877246.4671" calcext:value-type="float">
            <text:p>42,877,246.47</text:p>
          </table:table-cell>
          <table:table-cell office:value-type="float" office:value="18424992.57" calcext:value-type="float">
            <text:p>18,424,992.57</text:p>
          </table:table-cell>
          <table:table-cell table:style-name="Default" office:value-type="float" office:value="18424981.7545" calcext:value-type="float">
            <text:p>18424981.7545</text:p>
          </table:table-cell>
          <table:table-cell table:style-name="ce6" table:formula="of:=([Sheet1.K22]-[Sheet1.J22])/[Sheet1.J22]" office:value-type="percentage" office:value="-0.000000587001593489874" calcext:value-type="percentage">
            <text:p>-0.000059%</text:p>
          </table:table-cell>
          <table:table-cell table:style-name="ce4" table:formula="of:=[.J22]-[.K22]" office:value-type="float" office:value="10.8154999986291" calcext:value-type="float">
            <text:p>10.82</text:p>
          </table:table-cell>
          <table:table-cell table:style-name="ce4" table:formula="of:=[.J21]-[.J22]" office:value-type="float" office:value="380664.57" calcext:value-type="float">
            <text:p>380,664.57</text:p>
          </table:table-cell>
          <table:table-cell table:style-name="ce4" table:formula="of:=[.K21]-[.K22]" office:value-type="float" office:value="380665.5737" calcext:value-type="float">
            <text:p>380,665.57</text:p>
          </table:table-cell>
          <table:table-cell table:style-name="ce6"/>
          <table:table-cell table:number-columns-repeated="2"/>
          <table:table-cell office:value-type="float" office:value="0.61441288" calcext:value-type="float">
            <text:p>0.61441288</text:p>
          </table:table-cell>
          <table:table-cell table:number-columns-repeated="2"/>
          <table:table-cell office:value-type="float" office:value="2.3170757" calcext:value-type="float">
            <text:p>2.3170757</text:p>
          </table:table-cell>
          <table:table-cell table:style-name="ce6" table:formula="of:=([Sheet1.V22]-[Sheet1.U22])/[Sheet1.U22]" office:value-type="string" office:string-value="" calcext:value-type="error">
            <text:p>#DIV/0!</text:p>
          </table:table-cell>
          <table:table-cell/>
          <table:table-cell office:value-type="float" office:value="1.7080323" calcext:value-type="float">
            <text:p>1.7080323</text:p>
          </table:table-cell>
          <table:table-cell table:style-name="ce6" table:formula="of:=([Sheet1.Y22]-[Sheet1.X22])/[Sheet1.X22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2]-[Sheet1.AA22])/[Sheet1.AA22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2]-[Sheet1.AD22])/[Sheet1.AD22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30399969" calcext:value-type="float">
            <text:p>0.9930399969</text:p>
          </table:table-cell>
          <table:table-cell table:style-name="ce6" table:formula="of:=([Sheet1.AN22]-[Sheet1.AM22])/[Sheet1.AM22]" office:value-type="string" office:string-value="" calcext:value-type="error">
            <text:p>#DIV/0!</text:p>
          </table:table-cell>
          <table:table-cell office:value-type="float" office:value="844.249" calcext:value-type="float">
            <text:p>844.2490</text:p>
          </table:table-cell>
          <table:table-cell office:value-type="float" office:value="844.258731" calcext:value-type="float">
            <text:p>844.258731</text:p>
          </table:table-cell>
          <table:table-cell table:style-name="ce6" table:formula="of:=([Sheet1.AQ22]-[Sheet1.AP22])/[Sheet1.AP22]" office:value-type="percentage" office:value="0.0000115262203449313" calcext:value-type="percentage">
            <text:p>0.001153%</text:p>
          </table:table-cell>
          <table:table-cell/>
          <table:table-cell office:value-type="float" office:value="1474.409903" calcext:value-type="float">
            <text:p>1474.409903</text:p>
          </table:table-cell>
          <table:table-cell table:style-name="ce6" table:formula="of:=([Sheet1.AT22]-[Sheet1.AS22])/[Sheet1.AS22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2]-[Sheet1.AY22])/[Sheet1.AY22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8473" calcext:value-type="float">
            <text:p>28473</text:p>
          </table:table-cell>
          <table:table-cell table:formula="of:=[Sheet1.B23]-[Sheet1.C23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3055611.1449" calcext:value-type="float">
            <text:p>43055611.1449</text:p>
          </table:table-cell>
          <table:table-cell table:style-name="ce2" table:formula="of:=([Sheet1.G23]-[Sheet1.F23])/[Sheet1.F23]" office:value-type="string" office:string-value="" calcext:value-type="error">
            <text:p>#DIV/0!</text:p>
          </table:table-cell>
          <table:table-cell table:style-name="ce4" table:formula="of:=[.G23]-[.F23]" office:value-type="float" office:value="43055611.1449" calcext:value-type="float">
            <text:p>43,055,611.14</text:p>
          </table:table-cell>
          <table:table-cell office:value-type="float" office:value="18044663.51" calcext:value-type="float">
            <text:p>18,044,663.51</text:p>
          </table:table-cell>
          <table:table-cell table:style-name="Default" office:value-type="float" office:value="18044651.7545" calcext:value-type="float">
            <text:p>18044651.7545</text:p>
          </table:table-cell>
          <table:table-cell table:style-name="ce2" table:formula="of:=([Sheet1.K23]-[Sheet1.J23])/[Sheet1.J23]" office:value-type="percentage" office:value="-0.000000651466844668815" calcext:value-type="percentage">
            <text:p>-0.00007%</text:p>
          </table:table-cell>
          <table:table-cell table:style-name="ce4" table:formula="of:=[.J23]-[.K23]" office:value-type="float" office:value="11.7554999999702" calcext:value-type="float">
            <text:p>11.76</text:p>
          </table:table-cell>
          <table:table-cell table:style-name="ce4" table:formula="of:=[.J22]-[.J23]" office:value-type="float" office:value="380329.059999999" calcext:value-type="float">
            <text:p>380,329.06</text:p>
          </table:table-cell>
          <table:table-cell table:style-name="ce4" table:formula="of:=[.K22]-[.K23]" office:value-type="float" office:value="380330" calcext:value-type="float">
            <text:p>380,330.00</text:p>
          </table:table-cell>
          <table:table-cell table:style-name="ce2"/>
          <table:table-cell table:number-columns-repeated="2"/>
          <table:table-cell office:value-type="float" office:value="0.61956189" calcext:value-type="float">
            <text:p>0.61956189</text:p>
          </table:table-cell>
          <table:table-cell table:number-columns-repeated="2"/>
          <table:table-cell office:value-type="float" office:value="2.3761748" calcext:value-type="float">
            <text:p>2.3761748</text:p>
          </table:table-cell>
          <table:table-cell table:style-name="ce6" table:formula="of:=([Sheet1.V23]-[Sheet1.U23])/[Sheet1.U23]" office:value-type="string" office:string-value="" calcext:value-type="error">
            <text:p>#DIV/0!</text:p>
          </table:table-cell>
          <table:table-cell/>
          <table:table-cell office:value-type="float" office:value="1.75667" calcext:value-type="float">
            <text:p>1.75667</text:p>
          </table:table-cell>
          <table:table-cell table:style-name="ce6" table:formula="of:=([Sheet1.Y23]-[Sheet1.X23])/[Sheet1.X23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3]-[Sheet1.AA23])/[Sheet1.AA23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3]-[Sheet1.AD23])/[Sheet1.AD23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26151069" calcext:value-type="float">
            <text:p>0.9926151069</text:p>
          </table:table-cell>
          <table:table-cell table:style-name="ce6" table:formula="of:=([Sheet1.AN23]-[Sheet1.AM23])/[Sheet1.AM23]" office:value-type="string" office:string-value="" calcext:value-type="error">
            <text:p>#DIV/0!</text:p>
          </table:table-cell>
          <table:table-cell office:value-type="float" office:value="903.354" calcext:value-type="float">
            <text:p>903.3540</text:p>
          </table:table-cell>
          <table:table-cell office:value-type="float" office:value="903.363776" calcext:value-type="float">
            <text:p>903.363776</text:p>
          </table:table-cell>
          <table:table-cell table:style-name="ce6" table:formula="of:=([Sheet1.AQ23]-[Sheet1.AP23])/[Sheet1.AP23]" office:value-type="percentage" office:value="0.0000108218926356534" calcext:value-type="percentage">
            <text:p>0.001082%</text:p>
          </table:table-cell>
          <table:table-cell/>
          <table:table-cell office:value-type="float" office:value="1518.643901" calcext:value-type="float">
            <text:p>1518.643901</text:p>
          </table:table-cell>
          <table:table-cell table:style-name="ce6" table:formula="of:=([Sheet1.AT23]-[Sheet1.AS23])/[Sheet1.AS23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3]-[Sheet1.AY23])/[Sheet1.AY23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1514" calcext:value-type="float">
            <text:p>31514</text:p>
          </table:table-cell>
          <table:table-cell table:formula="of:=[Sheet1.B24]-[Sheet1.C24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42118482.478" calcext:value-type="float">
            <text:p>42118482.478</text:p>
          </table:table-cell>
          <table:table-cell table:style-name="ce2" table:formula="of:=([Sheet1.G24]-[Sheet1.F24])/[Sheet1.F24]" office:value-type="string" office:string-value="" calcext:value-type="error">
            <text:p>#DIV/0!</text:p>
          </table:table-cell>
          <table:table-cell table:style-name="ce4" table:formula="of:=[.G24]-[.F24]" office:value-type="float" office:value="42118482.478" calcext:value-type="float">
            <text:p>42,118,482.48</text:p>
          </table:table-cell>
          <table:table-cell office:value-type="float" office:value="17664654.85" calcext:value-type="float">
            <text:p>17,664,654.85</text:p>
          </table:table-cell>
          <table:table-cell table:style-name="Default" office:value-type="float" office:value="17664642.1363" calcext:value-type="float">
            <text:p>17664642.1363</text:p>
          </table:table-cell>
          <table:table-cell table:style-name="ce2" table:formula="of:=([Sheet1.K24]-[Sheet1.J24])/[Sheet1.J24]" office:value-type="percentage" office:value="-0.00000071972535598094" calcext:value-type="percentage">
            <text:p>-0.00007%</text:p>
          </table:table-cell>
          <table:table-cell table:style-name="ce4" table:formula="of:=[.J24]-[.K24]" office:value-type="float" office:value="12.7137000001967" calcext:value-type="float">
            <text:p>12.71</text:p>
          </table:table-cell>
          <table:table-cell table:style-name="ce4" table:formula="of:=[.J23]-[.J24]" office:value-type="float" office:value="380008.66" calcext:value-type="float">
            <text:p>380,008.66</text:p>
          </table:table-cell>
          <table:table-cell table:style-name="ce4" table:formula="of:=[.K23]-[.K24]" office:value-type="float" office:value="380009.6182" calcext:value-type="float">
            <text:p>380,009.62</text:p>
          </table:table-cell>
          <table:table-cell table:style-name="ce2"/>
          <table:table-cell table:number-columns-repeated="2"/>
          <table:table-cell office:value-type="float" office:value="0.61752844" calcext:value-type="float">
            <text:p>0.61752844</text:p>
          </table:table-cell>
          <table:table-cell table:number-columns-repeated="2"/>
          <table:table-cell office:value-type="float" office:value="2.4373894" calcext:value-type="float">
            <text:p>2.4373894</text:p>
          </table:table-cell>
          <table:table-cell table:style-name="ce6" table:formula="of:=([Sheet1.V24]-[Sheet1.U24])/[Sheet1.U24]" office:value-type="string" office:string-value="" calcext:value-type="error">
            <text:p>#DIV/0!</text:p>
          </table:table-cell>
          <table:table-cell/>
          <table:table-cell office:value-type="float" office:value="1.8128227" calcext:value-type="float">
            <text:p>1.8128227</text:p>
          </table:table-cell>
          <table:table-cell table:style-name="ce6" table:formula="of:=([Sheet1.Y24]-[Sheet1.X24])/[Sheet1.X24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4]-[Sheet1.AA24])/[Sheet1.AA24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4]-[Sheet1.AD24])/[Sheet1.AD24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21433764" calcext:value-type="float">
            <text:p>0.9921433764</text:p>
          </table:table-cell>
          <table:table-cell table:style-name="ce6" table:formula="of:=([Sheet1.AN24]-[Sheet1.AM24])/[Sheet1.AM24]" office:value-type="string" office:string-value="" calcext:value-type="error">
            <text:p>#DIV/0!</text:p>
          </table:table-cell>
          <table:table-cell office:value-type="float" office:value="966.5001" calcext:value-type="float">
            <text:p>966.5001</text:p>
          </table:table-cell>
          <table:table-cell office:value-type="float" office:value="966.510241" calcext:value-type="float">
            <text:p>966.510241</text:p>
          </table:table-cell>
          <table:table-cell table:style-name="ce6" table:formula="of:=([Sheet1.AQ24]-[Sheet1.AP24])/[Sheet1.AP24]" office:value-type="percentage" office:value="0.0000104924976210307" calcext:value-type="percentage">
            <text:p>0.001049%</text:p>
          </table:table-cell>
          <table:table-cell/>
          <table:table-cell office:value-type="float" office:value="1566.28316" calcext:value-type="float">
            <text:p>1566.28316</text:p>
          </table:table-cell>
          <table:table-cell table:style-name="ce6" table:formula="of:=([Sheet1.AT24]-[Sheet1.AS24])/[Sheet1.AS2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4]-[Sheet1.AY24])/[Sheet1.AY24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4743" calcext:value-type="float">
            <text:p>34743</text:p>
          </table:table-cell>
          <table:table-cell table:formula="of:=[Sheet1.B25]-[Sheet1.C25]" office:value-type="float" office:value="0" calcext:value-type="float">
            <text:p>0</text:p>
          </table:table-cell>
          <table:table-cell table:style-name="ce1"/>
          <table:table-cell office:value-type="float" office:value="41270803.02" calcext:value-type="float">
            <text:p>41270803</text:p>
          </table:table-cell>
          <table:table-cell office:value-type="float" office:value="41270489.2574" calcext:value-type="float">
            <text:p>41270489.2574</text:p>
          </table:table-cell>
          <table:table-cell table:style-name="ce2" table:formula="of:=([Sheet1.G25]-[Sheet1.F25])/[Sheet1.F25]" office:value-type="percentage" office:value="-0.00000760253198496337" calcext:value-type="percentage">
            <text:p>-0.00076%</text:p>
          </table:table-cell>
          <table:table-cell table:style-name="ce4" table:formula="of:=[.G25]-[.F25]" office:value-type="float" office:value="-313.762600004673" calcext:value-type="float">
            <text:p>-313.76</text:p>
          </table:table-cell>
          <table:table-cell office:value-type="float" office:value="17297680.5" calcext:value-type="float">
            <text:p>17,297,680.50</text:p>
          </table:table-cell>
          <table:table-cell table:style-name="Default" office:value-type="float" office:value="17297667.7907" calcext:value-type="float">
            <text:p>17297667.7907</text:p>
          </table:table-cell>
          <table:table-cell table:style-name="ce2" table:formula="of:=([Sheet1.K25]-[Sheet1.J25])/[Sheet1.J25]" office:value-type="percentage" office:value="-0.000000734740128898816" calcext:value-type="percentage">
            <text:p>-0.00007%</text:p>
          </table:table-cell>
          <table:table-cell table:style-name="ce4" table:formula="of:=[.J25]-[.K25]" office:value-type="float" office:value="12.7093000002205" calcext:value-type="float">
            <text:p>12.71</text:p>
          </table:table-cell>
          <table:table-cell table:style-name="ce4" table:formula="of:=[.J24]-[.J25]" office:value-type="float" office:value="366974.350000001" calcext:value-type="float">
            <text:p>366,974.35</text:p>
          </table:table-cell>
          <table:table-cell table:style-name="ce4" table:formula="of:=[.K24]-[.K25]" office:value-type="float" office:value="366974.345600001" calcext:value-type="float">
            <text:p>366,974.35</text:p>
          </table:table-cell>
          <table:table-cell table:style-name="ce2"/>
          <table:table-cell table:number-columns-repeated="2"/>
          <table:table-cell office:value-type="float" office:value="0.60652632" calcext:value-type="float">
            <text:p>0.60652632</text:p>
          </table:table-cell>
          <table:table-cell table:number-columns-repeated="2"/>
          <table:table-cell office:value-type="float" office:value="2.4349226" calcext:value-type="float">
            <text:p>2.4349226</text:p>
          </table:table-cell>
          <table:table-cell table:style-name="ce6" table:formula="of:=([Sheet1.V25]-[Sheet1.U25])/[Sheet1.U25]" office:value-type="string" office:string-value="" calcext:value-type="error">
            <text:p>#DIV/0!</text:p>
          </table:table-cell>
          <table:table-cell/>
          <table:table-cell office:value-type="float" office:value="1.8437757" calcext:value-type="float">
            <text:p>1.8437757</text:p>
          </table:table-cell>
          <table:table-cell table:style-name="ce6" table:formula="of:=([Sheet1.Y25]-[Sheet1.X25])/[Sheet1.X25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5]-[Sheet1.AA25])/[Sheet1.AA25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5]-[Sheet1.AD25])/[Sheet1.AD25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16269397" calcext:value-type="float">
            <text:p>0.9916269397</text:p>
          </table:table-cell>
          <table:table-cell table:style-name="ce6" table:formula="of:=([Sheet1.AN25]-[Sheet1.AM25])/[Sheet1.AM25]" office:value-type="string" office:string-value="" calcext:value-type="error">
            <text:p>#DIV/0!</text:p>
          </table:table-cell>
          <table:table-cell office:value-type="float" office:value="1033.031" calcext:value-type="float">
            <text:p>1,033.0310</text:p>
          </table:table-cell>
          <table:table-cell office:value-type="float" office:value="1033.048215" calcext:value-type="float">
            <text:p>1033.048215</text:p>
          </table:table-cell>
          <table:table-cell table:style-name="ce6" table:formula="of:=([Sheet1.AQ25]-[Sheet1.AP25])/[Sheet1.AP25]" office:value-type="percentage" office:value="0.0000166645531451412" calcext:value-type="percentage">
            <text:p>0.001666%</text:p>
          </table:table-cell>
          <table:table-cell/>
          <table:table-cell office:value-type="float" office:value="1616.817186" calcext:value-type="float">
            <text:p>1616.817186</text:p>
          </table:table-cell>
          <table:table-cell table:style-name="ce6" table:formula="of:=([Sheet1.AT25]-[Sheet1.AS25])/[Sheet1.AS2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5]-[Sheet1.AY25])/[Sheet1.AY25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8166" calcext:value-type="float">
            <text:p>38166</text:p>
          </table:table-cell>
          <table:table-cell table:formula="of:=[Sheet1.B26]-[Sheet1.C26]" office:value-type="float" office:value="0" calcext:value-type="float">
            <text:p>0</text:p>
          </table:table-cell>
          <table:table-cell table:style-name="ce1"/>
          <table:table-cell office:value-type="float" office:value="40173502.93" calcext:value-type="float">
            <text:p>40173503</text:p>
          </table:table-cell>
          <table:table-cell office:value-type="float" office:value="40173178.7494" calcext:value-type="float">
            <text:p>40173178.7494</text:p>
          </table:table-cell>
          <table:table-cell table:style-name="ce2" table:formula="of:=([Sheet1.G26]-[Sheet1.F26])/[Sheet1.F26]" office:value-type="percentage" office:value="-0.0000080695128967786" calcext:value-type="percentage">
            <text:p>-0.00081%</text:p>
          </table:table-cell>
          <table:table-cell table:style-name="ce4" table:formula="of:=[.G26]-[.F26]" office:value-type="float" office:value="-324.180600002408" calcext:value-type="float">
            <text:p>-324.18</text:p>
          </table:table-cell>
          <table:table-cell office:value-type="float" office:value="16942445.05" calcext:value-type="float">
            <text:p>16,942,445.05</text:p>
          </table:table-cell>
          <table:table-cell table:style-name="Default" office:value-type="float" office:value="16942482.3407" calcext:value-type="float">
            <text:p>16942482.3407</text:p>
          </table:table-cell>
          <table:table-cell table:style-name="ce2" table:formula="of:=([Sheet1.K26]-[Sheet1.J26])/[Sheet1.J26]" office:value-type="percentage" office:value="0.00000220102233707876" calcext:value-type="percentage">
            <text:p>0.00022%</text:p>
          </table:table-cell>
          <table:table-cell table:style-name="ce4" table:formula="of:=[.J26]-[.K26]" office:value-type="float" office:value="-37.2906999997795" calcext:value-type="float">
            <text:p>-37.29</text:p>
          </table:table-cell>
          <table:table-cell table:style-name="ce4" table:formula="of:=[.J25]-[.J26]" office:value-type="float" office:value="355235.449999999" calcext:value-type="float">
            <text:p>355,235.45</text:p>
          </table:table-cell>
          <table:table-cell table:style-name="ce4" table:formula="of:=[.K25]-[.K26]" office:value-type="float" office:value="355185.449999999" calcext:value-type="float">
            <text:p>355,185.45</text:p>
          </table:table-cell>
          <table:table-cell table:style-name="ce2"/>
          <table:table-cell table:number-columns-repeated="2"/>
          <table:table-cell office:value-type="float" office:value="0.58375669" calcext:value-type="float">
            <text:p>0.58375669</text:p>
          </table:table-cell>
          <table:table-cell table:number-columns-repeated="2"/>
          <table:table-cell office:value-type="float" office:value="2.4359175" calcext:value-type="float">
            <text:p>2.4359175</text:p>
          </table:table-cell>
          <table:table-cell table:style-name="ce6" table:formula="of:=([Sheet1.V26]-[Sheet1.U26])/[Sheet1.U26]" office:value-type="string" office:string-value="" calcext:value-type="error">
            <text:p>#DIV/0!</text:p>
          </table:table-cell>
          <table:table-cell/>
          <table:table-cell office:value-type="float" office:value="1.8262595" calcext:value-type="float">
            <text:p>1.8262595</text:p>
          </table:table-cell>
          <table:table-cell table:style-name="ce6" table:formula="of:=([Sheet1.Y26]-[Sheet1.X26])/[Sheet1.X26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6]-[Sheet1.AA26])/[Sheet1.AA26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6]-[Sheet1.AD26])/[Sheet1.AD26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10894697" calcext:value-type="float">
            <text:p>0.9910894697</text:p>
          </table:table-cell>
          <table:table-cell table:style-name="ce6" table:formula="of:=([Sheet1.AN26]-[Sheet1.AM26])/[Sheet1.AM26]" office:value-type="string" office:string-value="" calcext:value-type="error">
            <text:p>#DIV/0!</text:p>
          </table:table-cell>
          <table:table-cell office:value-type="float" office:value="1100.129" calcext:value-type="float">
            <text:p>1,100.1290</text:p>
          </table:table-cell>
          <table:table-cell office:value-type="float" office:value="1100.158493" calcext:value-type="float">
            <text:p>1100.158493</text:p>
          </table:table-cell>
          <table:table-cell table:style-name="ce6" table:formula="of:=([Sheet1.AQ26]-[Sheet1.AP26])/[Sheet1.AP26]" office:value-type="percentage" office:value="0.0000268086742554757" calcext:value-type="percentage">
            <text:p>0.002681%</text:p>
          </table:table-cell>
          <table:table-cell/>
          <table:table-cell office:value-type="float" office:value="1667.765873" calcext:value-type="float">
            <text:p>1667.765873</text:p>
          </table:table-cell>
          <table:table-cell table:style-name="ce6" table:formula="of:=([Sheet1.AT26]-[Sheet1.AS26])/[Sheet1.AS2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6]-[Sheet1.AY26])/[Sheet1.AY26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41785" calcext:value-type="float">
            <text:p>41785</text:p>
          </table:table-cell>
          <table:table-cell table:formula="of:=[Sheet1.B27]-[Sheet1.C27]" office:value-type="float" office:value="0" calcext:value-type="float">
            <text:p>0</text:p>
          </table:table-cell>
          <table:table-cell table:style-name="ce1"/>
          <table:table-cell office:value-type="float" office:value="39419973.94" calcext:value-type="float">
            <text:p>39419974</text:p>
          </table:table-cell>
          <table:table-cell office:value-type="float" office:value="39419716.7306" calcext:value-type="float">
            <text:p>39419716.7306</text:p>
          </table:table-cell>
          <table:table-cell table:style-name="ce2" table:formula="of:=([Sheet1.G27]-[Sheet1.F27])/[Sheet1.F27]" office:value-type="percentage" office:value="-0.00000652484956965418" calcext:value-type="percentage">
            <text:p>-0.00065%</text:p>
          </table:table-cell>
          <table:table-cell table:style-name="ce4" table:formula="of:=[.G27]-[.F27]" office:value-type="float" office:value="-257.209399998188" calcext:value-type="float">
            <text:p>-257.21</text:p>
          </table:table-cell>
          <table:table-cell office:value-type="float" office:value="16601709.6" calcext:value-type="float">
            <text:p>16,601,709.60</text:p>
          </table:table-cell>
          <table:table-cell table:style-name="Default" office:value-type="float" office:value="16601696.8907" calcext:value-type="float">
            <text:p>16601696.8907</text:p>
          </table:table-cell>
          <table:table-cell table:style-name="ce2" table:formula="of:=([Sheet1.K27]-[Sheet1.J27])/[Sheet1.J27]" office:value-type="percentage" office:value="-0.000000765541640375431" calcext:value-type="percentage">
            <text:p>-0.00008%</text:p>
          </table:table-cell>
          <table:table-cell table:style-name="ce4" table:formula="of:=[.J27]-[.K27]" office:value-type="float" office:value="12.7093000002205" calcext:value-type="float">
            <text:p>12.71</text:p>
          </table:table-cell>
          <table:table-cell table:style-name="ce4" table:formula="of:=[.J26]-[.J27]" office:value-type="float" office:value="340735.450000001" calcext:value-type="float">
            <text:p>340,735.45</text:p>
          </table:table-cell>
          <table:table-cell table:style-name="ce4" table:formula="of:=[.K26]-[.K27]" office:value-type="float" office:value="340785.450000001" calcext:value-type="float">
            <text:p>340,785.45</text:p>
          </table:table-cell>
          <table:table-cell table:style-name="ce2"/>
          <table:table-cell table:number-columns-repeated="2"/>
          <table:table-cell office:value-type="float" office:value="0.55329458" calcext:value-type="float">
            <text:p>0.55329458</text:p>
          </table:table-cell>
          <table:table-cell table:number-columns-repeated="2"/>
          <table:table-cell office:value-type="float" office:value="2.4198236" calcext:value-type="float">
            <text:p>2.4198236</text:p>
          </table:table-cell>
          <table:table-cell table:style-name="ce6" table:formula="of:=([Sheet1.V27]-[Sheet1.U27])/[Sheet1.U27]" office:value-type="string" office:string-value="" calcext:value-type="error">
            <text:p>#DIV/0!</text:p>
          </table:table-cell>
          <table:table-cell/>
          <table:table-cell office:value-type="float" office:value="1.8704302" calcext:value-type="float">
            <text:p>1.8704302</text:p>
          </table:table-cell>
          <table:table-cell table:style-name="ce6" table:formula="of:=([Sheet1.Y27]-[Sheet1.X27])/[Sheet1.X27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7]-[Sheet1.AA27])/[Sheet1.AA27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7]-[Sheet1.AD27])/[Sheet1.AD27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905239533" calcext:value-type="float">
            <text:p>0.9905239533</text:p>
          </table:table-cell>
          <table:table-cell table:style-name="ce6" table:formula="of:=([Sheet1.AN27]-[Sheet1.AM27])/[Sheet1.AM27]" office:value-type="string" office:string-value="" calcext:value-type="error">
            <text:p>#DIV/0!</text:p>
          </table:table-cell>
          <table:table-cell office:value-type="float" office:value="1168.351" calcext:value-type="float">
            <text:p>1,168.3510</text:p>
          </table:table-cell>
          <table:table-cell office:value-type="float" office:value="1168.389347" calcext:value-type="float">
            <text:p>1168.389347</text:p>
          </table:table-cell>
          <table:table-cell table:style-name="ce6" table:formula="of:=([Sheet1.AQ27]-[Sheet1.AP27])/[Sheet1.AP27]" office:value-type="percentage" office:value="0.0000328214723143393" calcext:value-type="percentage">
            <text:p>0.003282%</text:p>
          </table:table-cell>
          <table:table-cell/>
          <table:table-cell office:value-type="float" office:value="1719.726485" calcext:value-type="float">
            <text:p>1719.726485</text:p>
          </table:table-cell>
          <table:table-cell table:style-name="ce6" table:formula="of:=([Sheet1.AT27]-[Sheet1.AS27])/[Sheet1.AS27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7]-[Sheet1.AY27])/[Sheet1.AY27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45605" calcext:value-type="float">
            <text:p>45605</text:p>
          </table:table-cell>
          <table:table-cell table:formula="of:=[Sheet1.B28]-[Sheet1.C28]" office:value-type="float" office:value="0" calcext:value-type="float">
            <text:p>0</text:p>
          </table:table-cell>
          <table:table-cell table:style-name="ce1"/>
          <table:table-cell office:value-type="float" office:value="38556635.52" calcext:value-type="float">
            <text:p>38556636</text:p>
          </table:table-cell>
          <table:table-cell office:value-type="float" office:value="38565058.3164" calcext:value-type="float">
            <text:p>38565058.3164</text:p>
          </table:table-cell>
          <table:table-cell table:style-name="ce2" table:formula="of:=([Sheet1.G28]-[Sheet1.F28])/[Sheet1.F28]" office:value-type="percentage" office:value="0.000218452577264596" calcext:value-type="percentage">
            <text:p>0.02185%</text:p>
          </table:table-cell>
          <table:table-cell table:style-name="ce4" table:formula="of:=[.G28]-[.F28]" office:value-type="float" office:value="8422.79639999568" calcext:value-type="float">
            <text:p>8,422.80</text:p>
          </table:table-cell>
          <table:table-cell office:value-type="float" office:value="16271124.15" calcext:value-type="float">
            <text:p>16,271,124.15</text:p>
          </table:table-cell>
          <table:table-cell table:style-name="Default" office:value-type="float" office:value="16271111.4407" calcext:value-type="float">
            <text:p>16271111.4407</text:p>
          </table:table-cell>
          <table:table-cell table:style-name="ce2" table:formula="of:=([Sheet1.K28]-[Sheet1.J28])/[Sheet1.J28]" office:value-type="percentage" office:value="-0.000000781095386099708" calcext:value-type="percentage">
            <text:p>-0.00008%</text:p>
          </table:table-cell>
          <table:table-cell table:style-name="ce4" table:formula="of:=[.J28]-[.K28]" office:value-type="float" office:value="12.7093000002205" calcext:value-type="float">
            <text:p>12.71</text:p>
          </table:table-cell>
          <table:table-cell table:style-name="ce4" table:formula="of:=[.J27]-[.J28]" office:value-type="float" office:value="330585.449999999" calcext:value-type="float">
            <text:p>330,585.45</text:p>
          </table:table-cell>
          <table:table-cell table:style-name="ce4" table:formula="of:=[.K27]-[.K28]" office:value-type="float" office:value="330585.449999999" calcext:value-type="float">
            <text:p>330,585.45</text:p>
          </table:table-cell>
          <table:table-cell table:style-name="ce2"/>
          <table:table-cell table:number-columns-repeated="2"/>
          <table:table-cell office:value-type="float" office:value="0.51852252" calcext:value-type="float">
            <text:p>0.51852252</text:p>
          </table:table-cell>
          <table:table-cell table:number-columns-repeated="2"/>
          <table:table-cell office:value-type="float" office:value="2.4226813" calcext:value-type="float">
            <text:p>2.4226813</text:p>
          </table:table-cell>
          <table:table-cell table:style-name="ce6" table:formula="of:=([Sheet1.V28]-[Sheet1.U28])/[Sheet1.U28]" office:value-type="string" office:string-value="" calcext:value-type="error">
            <text:p>#DIV/0!</text:p>
          </table:table-cell>
          <table:table-cell/>
          <table:table-cell office:value-type="float" office:value="1.9125505" calcext:value-type="float">
            <text:p>1.9125505</text:p>
          </table:table-cell>
          <table:table-cell table:style-name="ce6" table:formula="of:=([Sheet1.Y28]-[Sheet1.X28])/[Sheet1.X28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28]-[Sheet1.AA28])/[Sheet1.AA28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8]-[Sheet1.AD28])/[Sheet1.AD28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9121202" calcext:value-type="float">
            <text:p>0.9899121202</text:p>
          </table:table-cell>
          <table:table-cell table:style-name="ce6" table:formula="of:=([Sheet1.AN28]-[Sheet1.AM28])/[Sheet1.AM28]" office:value-type="string" office:string-value="" calcext:value-type="error">
            <text:p>#DIV/0!</text:p>
          </table:table-cell>
          <table:table-cell office:value-type="float" office:value="1239.788" calcext:value-type="float">
            <text:p>1,239.7880</text:p>
          </table:table-cell>
          <table:table-cell office:value-type="float" office:value="1239.834268" calcext:value-type="float">
            <text:p>1239.834268</text:p>
          </table:table-cell>
          <table:table-cell table:style-name="ce6" table:formula="of:=([Sheet1.AQ28]-[Sheet1.AP28])/[Sheet1.AP28]" office:value-type="percentage" office:value="0.0000373192836195016" calcext:value-type="percentage">
            <text:p>0.003732%</text:p>
          </table:table-cell>
          <table:table-cell/>
          <table:table-cell office:value-type="float" office:value="1774.21452" calcext:value-type="float">
            <text:p>1774.21452</text:p>
          </table:table-cell>
          <table:table-cell table:style-name="ce6" table:formula="of:=([Sheet1.AT28]-[Sheet1.AS28])/[Sheet1.AS28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8]-[Sheet1.AY28])/[Sheet1.AY28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49634" calcext:value-type="float">
            <text:p>49634</text:p>
          </table:table-cell>
          <table:table-cell table:formula="of:=[Sheet1.B29]-[Sheet1.C29]" office:value-type="float" office:value="0" calcext:value-type="float">
            <text:p>0</text:p>
          </table:table-cell>
          <table:table-cell table:style-name="ce1"/>
          <table:table-cell office:value-type="float" office:value="37530964.8" calcext:value-type="float">
            <text:p>37530965</text:p>
          </table:table-cell>
          <table:table-cell office:value-type="float" office:value="37531090.835" calcext:value-type="float">
            <text:p>37531090.835</text:p>
          </table:table-cell>
          <table:table-cell table:style-name="ce2" table:formula="of:=([Sheet1.G29]-[Sheet1.F29])/[Sheet1.F29]" office:value-type="percentage" office:value="0.00000335816040636063" calcext:value-type="percentage">
            <text:p>0.00034%</text:p>
          </table:table-cell>
          <table:table-cell table:style-name="ce4" table:formula="of:=[.G29]-[.F29]" office:value-type="float" office:value="126.035000003874" calcext:value-type="float">
            <text:p>126.04</text:p>
          </table:table-cell>
          <table:table-cell office:value-type="float" office:value="15951638.7" calcext:value-type="float">
            <text:p>15,951,638.70</text:p>
          </table:table-cell>
          <table:table-cell table:style-name="Default" office:value-type="float" office:value="15951642.1341" calcext:value-type="float">
            <text:p>15951642.1341</text:p>
          </table:table-cell>
          <table:table-cell table:style-name="ce2" table:formula="of:=([Sheet1.K29]-[Sheet1.J29])/[Sheet1.J29]" office:value-type="percentage" office:value="0.000000215281957219088" calcext:value-type="percentage">
            <text:p>0.00002%</text:p>
          </table:table-cell>
          <table:table-cell table:style-name="ce4" table:formula="of:=[.J29]-[.K29]" office:value-type="float" office:value="-3.43410000018775" calcext:value-type="float">
            <text:p>-3.43</text:p>
          </table:table-cell>
          <table:table-cell table:style-name="ce4" table:formula="of:=[.J28]-[.J29]" office:value-type="float" office:value="319485.450000001" calcext:value-type="float">
            <text:p>319,485.45</text:p>
          </table:table-cell>
          <table:table-cell table:style-name="ce4" table:formula="of:=[.K28]-[.K29]" office:value-type="float" office:value="319469.306600001" calcext:value-type="float">
            <text:p>319,469.31</text:p>
          </table:table-cell>
          <table:table-cell table:style-name="ce2"/>
          <table:table-cell table:number-columns-repeated="2"/>
          <table:table-cell office:value-type="float" office:value="0.451235" calcext:value-type="float">
            <text:p>0.451235</text:p>
          </table:table-cell>
          <table:table-cell table:number-columns-repeated="2"/>
          <table:table-cell office:value-type="float" office:value="2.4176444" calcext:value-type="float">
            <text:p>2.4176444</text:p>
          </table:table-cell>
          <table:table-cell table:style-name="ce6" table:formula="of:=([Sheet1.V29]-[Sheet1.U29])/[Sheet1.U29]" office:value-type="string" office:string-value="" calcext:value-type="error">
            <text:p>#DIV/0!</text:p>
          </table:table-cell>
          <table:table-cell office:value-type="float" office:value="1.93817" calcext:value-type="float">
            <text:p>1.9381700</text:p>
          </table:table-cell>
          <table:table-cell office:value-type="float" office:value="1.9388219" calcext:value-type="float">
            <text:p>1.9388219</text:p>
          </table:table-cell>
          <table:table-cell table:style-name="ce6" table:formula="of:=([Sheet1.Y29]-[Sheet1.X29])/[Sheet1.X29]" office:value-type="percentage" office:value="0.000336348204749861" calcext:value-type="percentage">
            <text:p>0.033635%</text:p>
          </table:table-cell>
          <table:table-cell table:style-name="ce7"/>
          <table:table-cell/>
          <table:table-cell table:style-name="ce6" table:formula="of:=([Sheet1.AB29]-[Sheet1.AA29])/[Sheet1.AA29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29]-[Sheet1.AD29])/[Sheet1.AD29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2556861" calcext:value-type="float">
            <text:p>0.9892556861</text:p>
          </table:table-cell>
          <table:table-cell table:style-name="ce6" table:formula="of:=([Sheet1.AN29]-[Sheet1.AM29])/[Sheet1.AM29]" office:value-type="string" office:string-value="" calcext:value-type="error">
            <text:p>#DIV/0!</text:p>
          </table:table-cell>
          <table:table-cell office:value-type="float" office:value="1313.795" calcext:value-type="float">
            <text:p>1,313.7950</text:p>
          </table:table-cell>
          <table:table-cell office:value-type="float" office:value="1313.878371" calcext:value-type="float">
            <text:p>1313.878371</text:p>
          </table:table-cell>
          <table:table-cell table:style-name="ce6" table:formula="of:=([Sheet1.AQ29]-[Sheet1.AP29])/[Sheet1.AP29]" office:value-type="percentage" office:value="0.0000634581498635196" calcext:value-type="percentage">
            <text:p>0.006346%</text:p>
          </table:table-cell>
          <table:table-cell/>
          <table:table-cell office:value-type="float" office:value="1830.854205" calcext:value-type="float">
            <text:p>1830.854205</text:p>
          </table:table-cell>
          <table:table-cell table:style-name="ce6" table:formula="of:=([Sheet1.AT29]-[Sheet1.AS29])/[Sheet1.AS29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29]-[Sheet1.AY29])/[Sheet1.AY29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5.1" calcext:value-type="float">
            <text:p>75.1</text:p>
          </table:table-cell>
          <table:table-cell table:number-columns-repeated="2" office:value-type="float" office:value="49772" calcext:value-type="float">
            <text:p>49772</text:p>
          </table:table-cell>
          <table:table-cell table:formula="of:=[Sheet1.B30]-[Sheet1.C30]" office:value-type="float" office:value="0" calcext:value-type="float">
            <text:p>0</text:p>
          </table:table-cell>
          <table:table-cell table:style-name="ce1"/>
          <table:table-cell office:value-type="float" office:value="37545771.58" calcext:value-type="float">
            <text:p>37545772</text:p>
          </table:table-cell>
          <table:table-cell office:value-type="float" office:value="37534277.3379" calcext:value-type="float">
            <text:p>37534277.3379</text:p>
          </table:table-cell>
          <table:table-cell table:style-name="ce2" table:formula="of:=([Sheet1.G30]-[Sheet1.F30])/[Sheet1.F30]" office:value-type="percentage" office:value="-0.000306139456356869" calcext:value-type="percentage">
            <text:p>-0.03061%</text:p>
          </table:table-cell>
          <table:table-cell table:style-name="ce4" table:formula="of:=[.G30]-[.F30]" office:value-type="float" office:value="-11494.2421000004" calcext:value-type="float">
            <text:p>-11,494.24</text:p>
          </table:table-cell>
          <table:table-cell office:value-type="float" office:value="15541419.19" calcext:value-type="float">
            <text:p>15,541,419.19</text:p>
          </table:table-cell>
          <table:table-cell table:style-name="Default" office:value-type="float" office:value="15541418.8473" calcext:value-type="float">
            <text:p>15541418.8473</text:p>
          </table:table-cell>
          <table:table-cell table:style-name="ce2" table:formula="of:=([Sheet1.K30]-[Sheet1.J30])/[Sheet1.J30]" office:value-type="percentage" office:value="-0.0000000220507532034274" calcext:value-type="percentage">
            <text:p>0.00000%</text:p>
          </table:table-cell>
          <table:table-cell table:style-name="ce4" table:formula="of:=[.J30]-[.K30]" office:value-type="float" office:value="0.342699998989701" calcext:value-type="float">
            <text:p>0.34</text:p>
          </table:table-cell>
          <table:table-cell table:style-name="ce4" table:formula="of:=[.J29]-[.J30]" office:value-type="float" office:value="410219.51" calcext:value-type="float">
            <text:p>410,219.51</text:p>
          </table:table-cell>
          <table:table-cell table:style-name="ce4" table:formula="of:=[.K29]-[.K30]" office:value-type="float" office:value="410223.286799999" calcext:value-type="float">
            <text:p>410,223.29</text:p>
          </table:table-cell>
          <table:table-cell table:style-name="ce2"/>
          <table:table-cell table:number-columns-repeated="2"/>
          <table:table-cell office:value-type="float" office:value="0.44999145" calcext:value-type="float">
            <text:p>0.44999145</text:p>
          </table:table-cell>
          <table:table-cell table:number-columns-repeated="2"/>
          <table:table-cell office:value-type="float" office:value="2.4149076" calcext:value-type="float">
            <text:p>2.4149076</text:p>
          </table:table-cell>
          <table:table-cell table:style-name="ce6" table:formula="of:=([Sheet1.V30]-[Sheet1.U30])/[Sheet1.U30]" office:value-type="string" office:string-value="" calcext:value-type="error">
            <text:p>#DIV/0!</text:p>
          </table:table-cell>
          <table:table-cell office:value-type="float" office:value="1.963602559" calcext:value-type="float">
            <text:p>1.9636026</text:p>
          </table:table-cell>
          <table:table-cell office:value-type="float" office:value="1.9636726" calcext:value-type="float">
            <text:p>1.9636726</text:p>
          </table:table-cell>
          <table:table-cell table:style-name="ce6" table:formula="of:=([Sheet1.Y30]-[Sheet1.X30])/[Sheet1.X30]" office:value-type="percentage" office:value="0.0000356696418422605" calcext:value-type="percentage">
            <text:p>0.003567%</text:p>
          </table:table-cell>
          <table:table-cell table:style-name="ce7"/>
          <table:table-cell/>
          <table:table-cell table:style-name="ce6" table:formula="of:=([Sheet1.AB30]-[Sheet1.AA30])/[Sheet1.AA30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0]-[Sheet1.AD30])/[Sheet1.AD30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92323544" calcext:value-type="float">
            <text:p>0.9892323544</text:p>
          </table:table-cell>
          <table:table-cell table:style-name="ce6" table:formula="of:=([Sheet1.AN30]-[Sheet1.AM30])/[Sheet1.AM30]" office:value-type="string" office:string-value="" calcext:value-type="error">
            <text:p>#DIV/0!</text:p>
          </table:table-cell>
          <table:table-cell/>
          <table:table-cell office:value-type="float" office:value="1316.423771" calcext:value-type="float">
            <text:p>1316.423771</text:p>
          </table:table-cell>
          <table:table-cell table:style-name="ce6" table:formula="of:=([Sheet1.AQ30]-[Sheet1.AP30])/[Sheet1.AP30]" office:value-type="string" office:string-value="" calcext:value-type="error">
            <text:p>#DIV/0!</text:p>
          </table:table-cell>
          <table:table-cell/>
          <table:table-cell office:value-type="float" office:value="1832.834976" calcext:value-type="float">
            <text:p>1832.834976</text:p>
          </table:table-cell>
          <table:table-cell table:style-name="ce6" table:formula="of:=([Sheet1.AT30]-[Sheet1.AS30])/[Sheet1.AS30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0]-[Sheet1.AY30])/[Sheet1.AY3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53876" calcext:value-type="float">
            <text:p>53876</text:p>
          </table:table-cell>
          <table:table-cell table:formula="of:=[Sheet1.B31]-[Sheet1.C31]" office:value-type="float" office:value="0" calcext:value-type="float">
            <text:p>0</text:p>
          </table:table-cell>
          <table:table-cell table:style-name="ce1"/>
          <table:table-cell office:value-type="float" office:value="37619908.91" calcext:value-type="float">
            <text:p>37619909</text:p>
          </table:table-cell>
          <table:table-cell office:value-type="float" office:value="37620015.7064" calcext:value-type="float">
            <text:p>37620015.7064</text:p>
          </table:table-cell>
          <table:table-cell table:style-name="ce2" table:formula="of:=([Sheet1.G31]-[Sheet1.F31])/[Sheet1.F31]" office:value-type="percentage" office:value="0.00000283882665050119" calcext:value-type="percentage">
            <text:p>0.00028%</text:p>
          </table:table-cell>
          <table:table-cell table:style-name="ce4" table:formula="of:=[.G31]-[.F31]" office:value-type="float" office:value="106.796400003135" calcext:value-type="float">
            <text:p>106.80</text:p>
          </table:table-cell>
          <table:table-cell office:value-type="float" office:value="15245053.25" calcext:value-type="float">
            <text:p>15,245,053.25</text:p>
          </table:table-cell>
          <table:table-cell table:style-name="Default" office:value-type="float" office:value="15245052.9123" calcext:value-type="float">
            <text:p>15245052.9123</text:p>
          </table:table-cell>
          <table:table-cell table:style-name="ce2" table:formula="of:=([Sheet1.K31]-[Sheet1.J31])/[Sheet1.J31]" office:value-type="percentage" office:value="-0.0000000221514477184776" calcext:value-type="percentage">
            <text:p>0.00000%</text:p>
          </table:table-cell>
          <table:table-cell table:style-name="ce4" table:formula="of:=[.J31]-[.K31]" office:value-type="float" office:value="0.337700000032783" calcext:value-type="float">
            <text:p>0.34</text:p>
          </table:table-cell>
          <table:table-cell table:style-name="ce4" table:formula="of:=[.J30]-[.J31]" office:value-type="float" office:value="296365.939999999" calcext:value-type="float">
            <text:p>296,365.94</text:p>
          </table:table-cell>
          <table:table-cell table:style-name="ce4" table:formula="of:=[.K30]-[.K31]" office:value-type="float" office:value="296365.935000001" calcext:value-type="float">
            <text:p>296,365.94</text:p>
          </table:table-cell>
          <table:table-cell table:style-name="ce2"/>
          <table:table-cell table:number-columns-repeated="2"/>
          <table:table-cell office:value-type="float" office:value="0.41539194" calcext:value-type="float">
            <text:p>0.41539194</text:p>
          </table:table-cell>
          <table:table-cell table:number-columns-repeated="2"/>
          <table:table-cell office:value-type="float" office:value="2.4620628" calcext:value-type="float">
            <text:p>2.4620628</text:p>
          </table:table-cell>
          <table:table-cell table:style-name="ce6" table:formula="of:=([Sheet1.V31]-[Sheet1.U31])/[Sheet1.U31]" office:value-type="string" office:string-value="" calcext:value-type="error">
            <text:p>#DIV/0!</text:p>
          </table:table-cell>
          <table:table-cell/>
          <table:table-cell office:value-type="float" office:value="2.0608713" calcext:value-type="float">
            <text:p>2.0608713</text:p>
          </table:table-cell>
          <table:table-cell table:style-name="ce6" table:formula="of:=([Sheet1.Y31]-[Sheet1.X31])/[Sheet1.X31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1]-[Sheet1.AA31])/[Sheet1.AA31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1]-[Sheet1.AD31])/[Sheet1.AD31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84437792" calcext:value-type="float">
            <text:p>0.9884437792</text:p>
          </table:table-cell>
          <table:table-cell table:style-name="ce6" table:formula="of:=([Sheet1.AN31]-[Sheet1.AM31])/[Sheet1.AM31]" office:value-type="string" office:string-value="" calcext:value-type="error">
            <text:p>#DIV/0!</text:p>
          </table:table-cell>
          <table:table-cell office:value-type="float" office:value="1394.9464" calcext:value-type="float">
            <text:p>1,394.9464</text:p>
          </table:table-cell>
          <table:table-cell office:value-type="float" office:value="1395.889224" calcext:value-type="float">
            <text:p>1395.889224</text:p>
          </table:table-cell>
          <table:table-cell table:style-name="ce6" table:formula="of:=([Sheet1.AQ31]-[Sheet1.AP31])/[Sheet1.AP31]" office:value-type="percentage" office:value="0.000675885467714009" calcext:value-type="percentage">
            <text:p>0.067589%</text:p>
          </table:table-cell>
          <table:table-cell/>
          <table:table-cell office:value-type="float" office:value="1898.577709" calcext:value-type="float">
            <text:p>1898.577709</text:p>
          </table:table-cell>
          <table:table-cell table:style-name="ce6" table:formula="of:=([Sheet1.AT31]-[Sheet1.AS31])/[Sheet1.AS31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1]-[Sheet1.AY31])/[Sheet1.AY31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328.4" calcext:value-type="float">
            <text:p>58328.4</text:p>
          </table:table-cell>
          <table:table-cell office:value-type="float" office:value="58329" calcext:value-type="float">
            <text:p>58329</text:p>
          </table:table-cell>
          <table:table-cell table:formula="of:=[Sheet1.B32]-[Sheet1.C32]" office:value-type="float" office:value="-0.599999999998545" calcext:value-type="float">
            <text:p>-0.6</text:p>
          </table:table-cell>
          <table:table-cell table:style-name="ce1"/>
          <table:table-cell/>
          <table:table-cell office:value-type="float" office:value="37695782.5523" calcext:value-type="float">
            <text:p>37695782.5523</text:p>
          </table:table-cell>
          <table:table-cell table:style-name="ce2" table:formula="of:=([Sheet1.G32]-[Sheet1.F32])/[Sheet1.F32]" office:value-type="string" office:string-value="" calcext:value-type="error">
            <text:p>#DIV/0!</text:p>
          </table:table-cell>
          <table:table-cell table:style-name="ce4" table:formula="of:=[.G32]-[.F32]" office:value-type="float" office:value="37695782.5523" calcext:value-type="float">
            <text:p>37,695,782.55</text:p>
          </table:table-cell>
          <table:table-cell office:value-type="float" office:value="14938467.8" calcext:value-type="float">
            <text:p>14,938,467.80</text:p>
          </table:table-cell>
          <table:table-cell table:style-name="Default" office:value-type="float" office:value="14938467.4623" calcext:value-type="float">
            <text:p>14938467.4623</text:p>
          </table:table-cell>
          <table:table-cell table:style-name="ce2" table:formula="of:=([Sheet1.K32]-[Sheet1.J32])/[Sheet1.J32]" office:value-type="percentage" office:value="-0.0000000226060667368298" calcext:value-type="percentage">
            <text:p>0.00000%</text:p>
          </table:table-cell>
          <table:table-cell table:style-name="ce4" table:formula="of:=[.J32]-[.K32]" office:value-type="float" office:value="0.337700000032783" calcext:value-type="float">
            <text:p>0.34</text:p>
          </table:table-cell>
          <table:table-cell table:style-name="ce4" table:formula="of:=[.J31]-[.J32]" office:value-type="float" office:value="306585.449999999" calcext:value-type="float">
            <text:p>306,585.45</text:p>
          </table:table-cell>
          <table:table-cell table:style-name="ce4" table:formula="of:=[.K31]-[.K32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38050887" calcext:value-type="float">
            <text:p>0.38050887</text:p>
          </table:table-cell>
          <table:table-cell table:number-columns-repeated="2"/>
          <table:table-cell office:value-type="float" office:value="2.5183317" calcext:value-type="float">
            <text:p>2.5183317</text:p>
          </table:table-cell>
          <table:table-cell table:style-name="ce6" table:formula="of:=([Sheet1.V32]-[Sheet1.U32])/[Sheet1.U32]" office:value-type="string" office:string-value="" calcext:value-type="error">
            <text:p>#DIV/0!</text:p>
          </table:table-cell>
          <table:table-cell/>
          <table:table-cell office:value-type="float" office:value="2.1576397" calcext:value-type="float">
            <text:p>2.1576397</text:p>
          </table:table-cell>
          <table:table-cell table:style-name="ce6" table:formula="of:=([Sheet1.Y32]-[Sheet1.X32])/[Sheet1.X32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2]-[Sheet1.AA32])/[Sheet1.AA32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2]-[Sheet1.AD32])/[Sheet1.AD32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74371033" calcext:value-type="float">
            <text:p>0.9874371033</text:p>
          </table:table-cell>
          <table:table-cell table:style-name="ce6" table:formula="of:=([Sheet1.AN32]-[Sheet1.AM32])/[Sheet1.AM32]" office:value-type="string" office:string-value="" calcext:value-type="error">
            <text:p>#DIV/0!</text:p>
          </table:table-cell>
          <table:table-cell office:value-type="float" office:value="1484.315" calcext:value-type="float">
            <text:p>1,484.3150</text:p>
          </table:table-cell>
          <table:table-cell office:value-type="float" office:value="1486.889258" calcext:value-type="float">
            <text:p>1486.889258</text:p>
          </table:table-cell>
          <table:table-cell table:style-name="ce6" table:formula="of:=([Sheet1.AQ32]-[Sheet1.AP32])/[Sheet1.AP32]" office:value-type="percentage" office:value="0.00173430707093836" calcext:value-type="percentage">
            <text:p>0.173431%</text:p>
          </table:table-cell>
          <table:table-cell/>
          <table:table-cell office:value-type="float" office:value="1979.334618" calcext:value-type="float">
            <text:p>1979.334618</text:p>
          </table:table-cell>
          <table:table-cell table:style-name="ce6" table:formula="of:=([Sheet1.AT32]-[Sheet1.AS32])/[Sheet1.AS32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2]-[Sheet1.AY32])/[Sheet1.AY32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62991" calcext:value-type="float">
            <text:p>62991</text:p>
          </table:table-cell>
          <table:table-cell table:formula="of:=[Sheet1.B33]-[Sheet1.C33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759515.8344" calcext:value-type="float">
            <text:p>37759515.8344</text:p>
          </table:table-cell>
          <table:table-cell table:style-name="ce2" table:formula="of:=([Sheet1.G33]-[Sheet1.F33])/[Sheet1.F33]" office:value-type="string" office:string-value="" calcext:value-type="error">
            <text:p>#DIV/0!</text:p>
          </table:table-cell>
          <table:table-cell table:style-name="ce4" table:formula="of:=[.G33]-[.F33]" office:value-type="float" office:value="37759515.8344" calcext:value-type="float">
            <text:p>37,759,515.83</text:p>
          </table:table-cell>
          <table:table-cell office:value-type="float" office:value="14631882.25" calcext:value-type="float">
            <text:p>14,631,882.25</text:p>
          </table:table-cell>
          <table:table-cell table:style-name="Default" office:value-type="float" office:value="14631882.0123" calcext:value-type="float">
            <text:p>14631882.0123</text:p>
          </table:table-cell>
          <table:table-cell table:style-name="ce2" table:formula="of:=([Sheet1.K33]-[Sheet1.J33])/[Sheet1.J33]" office:value-type="percentage" office:value="-0.0000000162453467260039" calcext:value-type="percentage">
            <text:p>0.00000%</text:p>
          </table:table-cell>
          <table:table-cell table:style-name="ce4" table:formula="of:=[.J33]-[.K33]" office:value-type="float" office:value="0.237700000405312" calcext:value-type="float">
            <text:p>0.24</text:p>
          </table:table-cell>
          <table:table-cell table:style-name="ce4" table:formula="of:=[.J32]-[.J33]" office:value-type="float" office:value="306585.550000001" calcext:value-type="float">
            <text:p>306,585.55</text:p>
          </table:table-cell>
          <table:table-cell table:style-name="ce4" table:formula="of:=[.K32]-[.K33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34552755" calcext:value-type="float">
            <text:p>0.34552755</text:p>
          </table:table-cell>
          <table:table-cell table:number-columns-repeated="2"/>
          <table:table-cell office:value-type="float" office:value="2.5762771" calcext:value-type="float">
            <text:p>2.5762771</text:p>
          </table:table-cell>
          <table:table-cell table:style-name="ce6" table:formula="of:=([Sheet1.V33]-[Sheet1.U33])/[Sheet1.U33]" office:value-type="string" office:string-value="" calcext:value-type="error">
            <text:p>#DIV/0!</text:p>
          </table:table-cell>
          <table:table-cell/>
          <table:table-cell office:value-type="float" office:value="2.2230682" calcext:value-type="float">
            <text:p>2.2230682</text:p>
          </table:table-cell>
          <table:table-cell table:style-name="ce6" table:formula="of:=([Sheet1.Y33]-[Sheet1.X33])/[Sheet1.X33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3]-[Sheet1.AA33])/[Sheet1.AA33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3]-[Sheet1.AD33])/[Sheet1.AD33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62628545" calcext:value-type="float">
            <text:p>0.9862628545</text:p>
          </table:table-cell>
          <table:table-cell table:style-name="ce6" table:formula="of:=([Sheet1.AN33]-[Sheet1.AM33])/[Sheet1.AM33]" office:value-type="string" office:string-value="" calcext:value-type="error">
            <text:p>#DIV/0!</text:p>
          </table:table-cell>
          <table:table-cell office:value-type="float" office:value="1582.302" calcext:value-type="float">
            <text:p>1,582.3020</text:p>
          </table:table-cell>
          <table:table-cell office:value-type="float" office:value="1584.876337" calcext:value-type="float">
            <text:p>1584.876337</text:p>
          </table:table-cell>
          <table:table-cell table:style-name="ce6" table:formula="of:=([Sheet1.AQ33]-[Sheet1.AP33])/[Sheet1.AP33]" office:value-type="percentage" office:value="0.00162695680091412" calcext:value-type="percentage">
            <text:p>0.162696%</text:p>
          </table:table-cell>
          <table:table-cell/>
          <table:table-cell office:value-type="float" office:value="2069.542174" calcext:value-type="float">
            <text:p>2069.542174</text:p>
          </table:table-cell>
          <table:table-cell table:style-name="ce6" table:formula="of:=([Sheet1.AT33]-[Sheet1.AS33])/[Sheet1.AS33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3]-[Sheet1.AY33])/[Sheet1.AY33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67862" calcext:value-type="float">
            <text:p>67862</text:p>
          </table:table-cell>
          <table:table-cell table:formula="of:=[Sheet1.B34]-[Sheet1.C34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812443.873" calcext:value-type="float">
            <text:p>37812443.873</text:p>
          </table:table-cell>
          <table:table-cell table:style-name="ce2" table:formula="of:=([Sheet1.G34]-[Sheet1.F34])/[Sheet1.F34]" office:value-type="string" office:string-value="" calcext:value-type="error">
            <text:p>#DIV/0!</text:p>
          </table:table-cell>
          <table:table-cell table:style-name="ce4" table:formula="of:=[.G34]-[.F34]" office:value-type="float" office:value="37812443.873" calcext:value-type="float">
            <text:p>37,812,443.87</text:p>
          </table:table-cell>
          <table:table-cell office:value-type="float" office:value="14325296.9" calcext:value-type="float">
            <text:p>14,325,296.90</text:p>
          </table:table-cell>
          <table:table-cell table:style-name="Default" office:value-type="float" office:value="14325296.5623" calcext:value-type="float">
            <text:p>14325296.5623</text:p>
          </table:table-cell>
          <table:table-cell table:style-name="ce2" table:formula="of:=([Sheet1.K34]-[Sheet1.J34])/[Sheet1.J34]" office:value-type="percentage" office:value="-0.0000000235736824437323" calcext:value-type="percentage">
            <text:p>0.00000%</text:p>
          </table:table-cell>
          <table:table-cell table:style-name="ce4" table:formula="of:=[.J34]-[.K34]" office:value-type="float" office:value="0.337700000032783" calcext:value-type="float">
            <text:p>0.34</text:p>
          </table:table-cell>
          <table:table-cell table:style-name="ce4" table:formula="of:=[.J33]-[.J34]" office:value-type="float" office:value="306585.35" calcext:value-type="float">
            <text:p>306,585.35</text:p>
          </table:table-cell>
          <table:table-cell table:style-name="ce4" table:formula="of:=[.K33]-[.K34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3107673" calcext:value-type="float">
            <text:p>0.3107673</text:p>
          </table:table-cell>
          <table:table-cell table:number-columns-repeated="2"/>
          <table:table-cell office:value-type="float" office:value="2.6358628" calcext:value-type="float">
            <text:p>2.6358628</text:p>
          </table:table-cell>
          <table:table-cell table:style-name="ce6" table:formula="of:=([Sheet1.V34]-[Sheet1.U34])/[Sheet1.U34]" office:value-type="string" office:string-value="" calcext:value-type="error">
            <text:p>#DIV/0!</text:p>
          </table:table-cell>
          <table:table-cell/>
          <table:table-cell office:value-type="float" office:value="2.3203352" calcext:value-type="float">
            <text:p>2.3203352</text:p>
          </table:table-cell>
          <table:table-cell table:style-name="ce6" table:formula="of:=([Sheet1.Y34]-[Sheet1.X34])/[Sheet1.X34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4]-[Sheet1.AA34])/[Sheet1.AA34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4]-[Sheet1.AD34])/[Sheet1.AD34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49193862" calcext:value-type="float">
            <text:p>0.9849193862</text:p>
          </table:table-cell>
          <table:table-cell table:style-name="ce6" table:formula="of:=([Sheet1.AN34]-[Sheet1.AM34])/[Sheet1.AM34]" office:value-type="string" office:string-value="" calcext:value-type="error">
            <text:p>#DIV/0!</text:p>
          </table:table-cell>
          <table:table-cell office:value-type="float" office:value="1686.91" calcext:value-type="float">
            <text:p>1,686.9100</text:p>
          </table:table-cell>
          <table:table-cell office:value-type="float" office:value="1689.544543" calcext:value-type="float">
            <text:p>1689.544543</text:p>
          </table:table-cell>
          <table:table-cell table:style-name="ce6" table:formula="of:=([Sheet1.AQ34]-[Sheet1.AP34])/[Sheet1.AP34]" office:value-type="percentage" office:value="0.00156175670308428" calcext:value-type="percentage">
            <text:p>0.156176%</text:p>
          </table:table-cell>
          <table:table-cell/>
          <table:table-cell office:value-type="float" office:value="2168.128904" calcext:value-type="float">
            <text:p>2168.128904</text:p>
          </table:table-cell>
          <table:table-cell table:style-name="ce6" table:formula="of:=([Sheet1.AT34]-[Sheet1.AS34])/[Sheet1.AS34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4]-[Sheet1.AY34])/[Sheet1.AY34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2939" calcext:value-type="float">
            <text:p>72939</text:p>
          </table:table-cell>
          <table:table-cell table:formula="of:=[Sheet1.B35]-[Sheet1.C35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7855675.0668" calcext:value-type="float">
            <text:p>37855675.0668</text:p>
          </table:table-cell>
          <table:table-cell table:style-name="ce2" table:formula="of:=([Sheet1.G35]-[Sheet1.F35])/[Sheet1.F35]" office:value-type="string" office:string-value="" calcext:value-type="error">
            <text:p>#DIV/0!</text:p>
          </table:table-cell>
          <table:table-cell table:style-name="ce4" table:formula="of:=[.G35]-[.F35]" office:value-type="float" office:value="37855675.0668" calcext:value-type="float">
            <text:p>37,855,675.07</text:p>
          </table:table-cell>
          <table:table-cell/>
          <table:table-cell table:style-name="Default" office:value-type="float" office:value="14018711.1123" calcext:value-type="float">
            <text:p>14018711.1123</text:p>
          </table:table-cell>
          <table:table-cell table:style-name="ce2" table:formula="of:=([Sheet1.K35]-[Sheet1.J35])/[Sheet1.J35]" office:value-type="string" office:string-value="" calcext:value-type="error">
            <text:p>#DIV/0!</text:p>
          </table:table-cell>
          <table:table-cell table:style-name="ce4" table:formula="of:=[.J35]-[.K35]" office:value-type="float" office:value="-14018711.1123" calcext:value-type="float">
            <text:p>-14,018,711.11</text:p>
          </table:table-cell>
          <table:table-cell table:style-name="ce4" table:formula="of:=[.J34]-[.J35]" office:value-type="float" office:value="14325296.9" calcext:value-type="float">
            <text:p>14,325,296.90</text:p>
          </table:table-cell>
          <table:table-cell table:style-name="ce4" table:formula="of:=[.K34]-[.K35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27749902" calcext:value-type="float">
            <text:p>0.27749902</text:p>
          </table:table-cell>
          <table:table-cell table:number-columns-repeated="2"/>
          <table:table-cell office:value-type="float" office:value="2.6972839" calcext:value-type="float">
            <text:p>2.6972839</text:p>
          </table:table-cell>
          <table:table-cell table:style-name="ce6" table:formula="of:=([Sheet1.V35]-[Sheet1.U35])/[Sheet1.U35]" office:value-type="string" office:string-value="" calcext:value-type="error">
            <text:p>#DIV/0!</text:p>
          </table:table-cell>
          <table:table-cell/>
          <table:table-cell office:value-type="float" office:value="2.4242166" calcext:value-type="float">
            <text:p>2.4242166</text:p>
          </table:table-cell>
          <table:table-cell table:style-name="ce6" table:formula="of:=([Sheet1.Y35]-[Sheet1.X35])/[Sheet1.X35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5]-[Sheet1.AA35])/[Sheet1.AA35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5]-[Sheet1.AD35])/[Sheet1.AD35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33595448" calcext:value-type="float">
            <text:p>0.9833595448</text:p>
          </table:table-cell>
          <table:table-cell/>
          <table:table-cell office:value-type="float" office:value="1799.4975" calcext:value-type="float">
            <text:p>1,799.4975</text:p>
          </table:table-cell>
          <table:table-cell office:value-type="float" office:value="1802.285665" calcext:value-type="float">
            <text:p>1802.285665</text:p>
          </table:table-cell>
          <table:table-cell table:style-name="ce6" table:formula="of:=([Sheet1.AQ35]-[Sheet1.AP35])/[Sheet1.AP35]" office:value-type="percentage" office:value="0.00154941310004608" calcext:value-type="percentage">
            <text:p>0.154941%</text:p>
          </table:table-cell>
          <table:table-cell/>
          <table:table-cell office:value-type="float" office:value="2277.223293" calcext:value-type="float">
            <text:p>2277.223293</text:p>
          </table:table-cell>
          <table:table-cell table:style-name="ce6" table:formula="of:=([Sheet1.AT35]-[Sheet1.AS35])/[Sheet1.AS3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5]-[Sheet1.AY35])/[Sheet1.AY35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78220" calcext:value-type="float">
            <text:p>78220</text:p>
          </table:table-cell>
          <table:table-cell table:formula="of:=[Sheet1.B36]-[Sheet1.C36]" office:value-type="float" office:value="0" calcext:value-type="float">
            <text:p>0</text:p>
          </table:table-cell>
          <table:table-cell table:number-columns-repeated="2"/>
          <table:table-cell office:value-type="float" office:value="37890568.6196" calcext:value-type="float">
            <text:p>37890568.6196</text:p>
          </table:table-cell>
          <table:table-cell table:style-name="ce2" table:formula="of:=([Sheet1.G36]-[Sheet1.F36])/[Sheet1.F36]" office:value-type="string" office:string-value="" calcext:value-type="error">
            <text:p>#DIV/0!</text:p>
          </table:table-cell>
          <table:table-cell table:style-name="ce4" table:formula="of:=[.G36]-[.F36]" office:value-type="float" office:value="37890568.6196" calcext:value-type="float">
            <text:p>37,890,568.62</text:p>
          </table:table-cell>
          <table:table-cell/>
          <table:table-cell table:style-name="Default" office:value-type="float" office:value="13712125.6623" calcext:value-type="float">
            <text:p>13712125.6623</text:p>
          </table:table-cell>
          <table:table-cell table:style-name="ce2" table:formula="of:=([Sheet1.K36]-[Sheet1.J36])/[Sheet1.J36]" office:value-type="string" office:string-value="" calcext:value-type="error">
            <text:p>#DIV/0!</text:p>
          </table:table-cell>
          <table:table-cell table:style-name="ce4" table:formula="of:=[.J36]-[.K36]" office:value-type="float" office:value="-13712125.6623" calcext:value-type="float">
            <text:p>-13,712,125.66</text:p>
          </table:table-cell>
          <table:table-cell table:style-name="ce4" table:formula="of:=[.J35]-[.J36]" office:value-type="float" office:value="0" calcext:value-type="float">
            <text:p>0.00</text:p>
          </table:table-cell>
          <table:table-cell table:style-name="ce4" table:formula="of:=[.K35]-[.K36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24592814" calcext:value-type="float">
            <text:p>0.24592814</text:p>
          </table:table-cell>
          <table:table-cell table:number-columns-repeated="2"/>
          <table:table-cell office:value-type="float" office:value="2.7607445" calcext:value-type="float">
            <text:p>2.7607445</text:p>
          </table:table-cell>
          <table:table-cell table:style-name="ce6" table:formula="of:=([Sheet1.V36]-[Sheet1.U36])/[Sheet1.U36]" office:value-type="string" office:string-value="" calcext:value-type="error">
            <text:p>#DIV/0!</text:p>
          </table:table-cell>
          <table:table-cell/>
          <table:table-cell office:value-type="float" office:value="2.5146454" calcext:value-type="float">
            <text:p>2.5146454</text:p>
          </table:table-cell>
          <table:table-cell table:style-name="ce6" table:formula="of:=([Sheet1.Y36]-[Sheet1.X36])/[Sheet1.X36]" office:value-type="string" office:string-value="" calcext:value-type="error">
            <text:p>#DIV/0!</text:p>
          </table:table-cell>
          <table:table-cell table:style-name="ce7"/>
          <table:table-cell/>
          <table:table-cell table:style-name="ce6" table:formula="of:=([Sheet1.AB36]-[Sheet1.AA36])/[Sheet1.AA36]" office:value-type="string" office:string-value="" calcext:value-type="error">
            <text:p>#DIV/0!</text:p>
          </table:table-cell>
          <table:table-cell table:style-name="ce6"/>
          <table:table-cell/>
          <table:table-cell table:formula="of:=([Sheet1.AE36]-[Sheet1.AD36])/[Sheet1.AD36]" office:value-type="string" office:string-value="" calcext:value-type="error">
            <text:p>#DIV/0!</text:p>
          </table:table-cell>
          <table:table-cell table:number-columns-repeated="7"/>
          <table:table-cell office:value-type="float" office:value="0.9815640285" calcext:value-type="float">
            <text:p>0.9815640285</text:p>
          </table:table-cell>
          <table:table-cell/>
          <table:table-cell office:value-type="float" office:value="1919.941" calcext:value-type="float">
            <text:p>1,919.9410</text:p>
          </table:table-cell>
          <table:table-cell office:value-type="float" office:value="1922.852459" calcext:value-type="float">
            <text:p>1922.852459</text:p>
          </table:table-cell>
          <table:table-cell table:style-name="ce6" table:formula="of:=([Sheet1.AQ36]-[Sheet1.AP36])/[Sheet1.AP36]" office:value-type="percentage" office:value="0.00151643149450943" calcext:value-type="percentage">
            <text:p>0.151643%</text:p>
          </table:table-cell>
          <table:table-cell/>
          <table:table-cell office:value-type="float" office:value="2396.6321" calcext:value-type="float">
            <text:p>2396.6321</text:p>
          </table:table-cell>
          <table:table-cell table:style-name="ce6" table:formula="of:=([Sheet1.AT36]-[Sheet1.AS36])/[Sheet1.AS36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3"/>
          <table:table-cell table:style-name="ce6" table:formula="of:=([Sheet1.AZ36]-[Sheet1.AY36])/[Sheet1.AY36]" office:value-type="string" office:string-value="" calcext:value-type="error">
            <text:p>#DIV/0!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83692" calcext:value-type="float">
            <text:p>83692</text:p>
          </table:table-cell>
          <table:table-cell table:formula="of:=[Sheet1.B37]-[Sheet1.C37]" office:value-type="float" office:value="0" calcext:value-type="float">
            <text:p>0</text:p>
          </table:table-cell>
          <table:table-cell table:number-columns-repeated="2"/>
          <table:table-cell office:value-type="float" office:value="37918418.6991" calcext:value-type="float">
            <text:p>37918418.6991</text:p>
          </table:table-cell>
          <table:table-cell table:style-name="ce2" table:formula="of:=([Sheet1.G37]-[Sheet1.F37])/[Sheet1.F37]" office:value-type="string" office:string-value="" calcext:value-type="error">
            <text:p>#DIV/0!</text:p>
          </table:table-cell>
          <table:table-cell table:style-name="ce4" table:formula="of:=[.G37]-[.F37]" office:value-type="float" office:value="37918418.6991" calcext:value-type="float">
            <text:p>37,918,418.70</text:p>
          </table:table-cell>
          <table:table-cell/>
          <table:table-cell table:style-name="Default" office:value-type="float" office:value="13405540.2123" calcext:value-type="float">
            <text:p>13405540.2123</text:p>
          </table:table-cell>
          <table:table-cell table:style-name="ce2" table:formula="of:=([Sheet1.K37]-[Sheet1.J37])/[Sheet1.J37]" office:value-type="string" office:string-value="" calcext:value-type="error">
            <text:p>#DIV/0!</text:p>
          </table:table-cell>
          <table:table-cell table:style-name="ce4" table:formula="of:=[.J37]-[.K37]" office:value-type="float" office:value="-13405540.2123" calcext:value-type="float">
            <text:p>-13,405,540.21</text:p>
          </table:table-cell>
          <table:table-cell table:style-name="ce4" table:formula="of:=[.J36]-[.J37]" office:value-type="float" office:value="0" calcext:value-type="float">
            <text:p>0.00</text:p>
          </table:table-cell>
          <table:table-cell table:style-name="ce4" table:formula="of:=[.K36]-[.K37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21626632" calcext:value-type="float">
            <text:p>0.21626632</text:p>
          </table:table-cell>
          <table:table-cell table:number-columns-repeated="2"/>
          <table:table-cell office:value-type="float" office:value="2.8264858" calcext:value-type="float">
            <text:p>2.8264858</text:p>
          </table:table-cell>
          <table:table-cell table:style-name="ce6" table:formula="of:=([Sheet1.V37]-[Sheet1.U37])/[Sheet1.U37]" office:value-type="string" office:string-value="" calcext:value-type="error">
            <text:p>#DIV/0!</text:p>
          </table:table-cell>
          <table:table-cell/>
          <table:table-cell office:value-type="float" office:value="2.6107576" calcext:value-type="float">
            <text:p>2.6107576</text:p>
          </table:table-cell>
          <table:table-cell table:style-name="ce6" table:formula="of:=([Sheet1.Y37]-[Sheet1.X37])/[Sheet1.X3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94937543" calcext:value-type="float">
            <text:p>0.9794937543</text:p>
          </table:table-cell>
          <table:table-cell/>
          <table:table-cell office:value-type="float" office:value="2047.869" calcext:value-type="float">
            <text:p>2,047.8690</text:p>
          </table:table-cell>
          <table:table-cell office:value-type="float" office:value="2050.891814" calcext:value-type="float">
            <text:p>2050.891814</text:p>
          </table:table-cell>
          <table:table-cell table:style-name="ce6" table:formula="of:=([Sheet1.AQ37]-[Sheet1.AP37])/[Sheet1.AP37]" office:value-type="percentage" office:value="0.00147607781552441" calcext:value-type="percentage">
            <text:p>0.147608%</text:p>
          </table:table-cell>
          <table:table-cell/>
          <table:table-cell office:value-type="float" office:value="2527.288417" calcext:value-type="float">
            <text:p>2527.288417</text:p>
          </table:table-cell>
          <table:table-cell table:style-name="ce6" table:formula="of:=([Sheet1.AT37]-[Sheet1.AS37])/[Sheet1.AS3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89335" calcext:value-type="float">
            <text:p>89335</text:p>
          </table:table-cell>
          <table:table-cell table:formula="of:=[Sheet1.B38]-[Sheet1.C38]" office:value-type="float" office:value="0" calcext:value-type="float">
            <text:p>0</text:p>
          </table:table-cell>
          <table:table-cell table:number-columns-repeated="2"/>
          <table:table-cell office:value-type="float" office:value="37940387.3262" calcext:value-type="float">
            <text:p>37940387.3262</text:p>
          </table:table-cell>
          <table:table-cell table:style-name="ce2" table:formula="of:=([Sheet1.G38]-[Sheet1.F38])/[Sheet1.F38]" office:value-type="string" office:string-value="" calcext:value-type="error">
            <text:p>#DIV/0!</text:p>
          </table:table-cell>
          <table:table-cell table:style-name="ce4" table:formula="of:=[.G38]-[.F38]" office:value-type="float" office:value="37940387.3262" calcext:value-type="float">
            <text:p>37,940,387.33</text:p>
          </table:table-cell>
          <table:table-cell/>
          <table:table-cell table:style-name="Default" office:value-type="float" office:value="13098954.7623" calcext:value-type="float">
            <text:p>13098954.7623</text:p>
          </table:table-cell>
          <table:table-cell table:style-name="ce2" table:formula="of:=([Sheet1.K38]-[Sheet1.J38])/[Sheet1.J38]" office:value-type="string" office:string-value="" calcext:value-type="error">
            <text:p>#DIV/0!</text:p>
          </table:table-cell>
          <table:table-cell table:style-name="ce4" table:formula="of:=[.J38]-[.K38]" office:value-type="float" office:value="-13098954.7623" calcext:value-type="float">
            <text:p>-13,098,954.76</text:p>
          </table:table-cell>
          <table:table-cell table:style-name="ce4" table:formula="of:=[.J37]-[.J38]" office:value-type="float" office:value="0" calcext:value-type="float">
            <text:p>0.00</text:p>
          </table:table-cell>
          <table:table-cell table:style-name="ce4" table:formula="of:=[.K37]-[.K38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8888347" calcext:value-type="float">
            <text:p>0.18888347</text:p>
          </table:table-cell>
          <table:table-cell table:number-columns-repeated="2"/>
          <table:table-cell office:value-type="float" office:value="2.8947667" calcext:value-type="float">
            <text:p>2.8947667</text:p>
          </table:table-cell>
          <table:table-cell table:style-name="ce6" table:formula="of:=([Sheet1.V38]-[Sheet1.U38])/[Sheet1.U38]" office:value-type="string" office:string-value="" calcext:value-type="error">
            <text:p>#DIV/0!</text:p>
          </table:table-cell>
          <table:table-cell/>
          <table:table-cell office:value-type="float" office:value="2.7065004" calcext:value-type="float">
            <text:p>2.7065004</text:p>
          </table:table-cell>
          <table:table-cell table:style-name="ce6" table:formula="of:=([Sheet1.Y38]-[Sheet1.X38])/[Sheet1.X3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70983793" calcext:value-type="float">
            <text:p>0.9770983793</text:p>
          </table:table-cell>
          <table:table-cell table:number-columns-repeated="2"/>
          <table:table-cell office:value-type="float" office:value="2186.549262" calcext:value-type="float">
            <text:p>2186.549262</text:p>
          </table:table-cell>
          <table:table-cell table:style-name="ce6" table:formula="of:=([Sheet1.AQ38]-[Sheet1.AP38])/[Sheet1.AP38]" office:value-type="string" office:string-value="" calcext:value-type="error">
            <text:p>#DIV/0!</text:p>
          </table:table-cell>
          <table:table-cell/>
          <table:table-cell office:value-type="float" office:value="2670.46232" calcext:value-type="float">
            <text:p>2670.46232</text:p>
          </table:table-cell>
          <table:table-cell table:style-name="ce6" table:formula="of:=([Sheet1.AT38]-[Sheet1.AS38])/[Sheet1.AS3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95100" calcext:value-type="float">
            <text:p>95100</text:p>
          </table:table-cell>
          <table:table-cell table:formula="of:=[Sheet1.B39]-[Sheet1.C39]" office:value-type="float" office:value="0" calcext:value-type="float">
            <text:p>0</text:p>
          </table:table-cell>
          <table:table-cell table:number-columns-repeated="2"/>
          <table:table-cell office:value-type="float" office:value="37957470.3164" calcext:value-type="float">
            <text:p>37957470.3164</text:p>
          </table:table-cell>
          <table:table-cell table:style-name="ce2" table:formula="of:=([Sheet1.G39]-[Sheet1.F39])/[Sheet1.F39]" office:value-type="string" office:string-value="" calcext:value-type="error">
            <text:p>#DIV/0!</text:p>
          </table:table-cell>
          <table:table-cell table:style-name="ce4" table:formula="of:=[.G39]-[.F39]" office:value-type="float" office:value="37957470.3164" calcext:value-type="float">
            <text:p>37,957,470.32</text:p>
          </table:table-cell>
          <table:table-cell/>
          <table:table-cell table:style-name="Default" office:value-type="float" office:value="12792369.3123" calcext:value-type="float">
            <text:p>12792369.3123</text:p>
          </table:table-cell>
          <table:table-cell table:style-name="ce2" table:formula="of:=([Sheet1.K39]-[Sheet1.J39])/[Sheet1.J39]" office:value-type="string" office:string-value="" calcext:value-type="error">
            <text:p>#DIV/0!</text:p>
          </table:table-cell>
          <table:table-cell table:style-name="ce4" table:formula="of:=[.J39]-[.K39]" office:value-type="float" office:value="-12792369.3123" calcext:value-type="float">
            <text:p>-12,792,369.31</text:p>
          </table:table-cell>
          <table:table-cell table:style-name="ce4" table:formula="of:=[.J38]-[.J39]" office:value-type="float" office:value="0" calcext:value-type="float">
            <text:p>0.00</text:p>
          </table:table-cell>
          <table:table-cell table:style-name="ce4" table:formula="of:=[.K38]-[.K39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6392444" calcext:value-type="float">
            <text:p>0.16392444</text:p>
          </table:table-cell>
          <table:table-cell table:number-columns-repeated="2"/>
          <table:table-cell office:value-type="float" office:value="2.9658609" calcext:value-type="float">
            <text:p>2.9658609</text:p>
          </table:table-cell>
          <table:table-cell table:style-name="ce6" table:formula="of:=([Sheet1.V39]-[Sheet1.U39])/[Sheet1.U39]" office:value-type="string" office:string-value="" calcext:value-type="error">
            <text:p>#DIV/0!</text:p>
          </table:table-cell>
          <table:table-cell/>
          <table:table-cell office:value-type="float" office:value="2.8021774" calcext:value-type="float">
            <text:p>2.8021774</text:p>
          </table:table-cell>
          <table:table-cell table:style-name="ce6" table:formula="of:=([Sheet1.Y39]-[Sheet1.X39])/[Sheet1.X39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42703252" calcext:value-type="float">
            <text:p>0.9742703252</text:p>
          </table:table-cell>
          <table:table-cell table:number-columns-repeated="2"/>
          <table:table-cell office:value-type="float" office:value="2328.0181" calcext:value-type="float">
            <text:p>2328.0181</text:p>
          </table:table-cell>
          <table:table-cell table:style-name="ce6" table:formula="of:=([Sheet1.AQ39]-[Sheet1.AP39])/[Sheet1.AP39]" office:value-type="string" office:string-value="" calcext:value-type="error">
            <text:p>#DIV/0!</text:p>
          </table:table-cell>
          <table:table-cell/>
          <table:table-cell office:value-type="float" office:value="2830.159175" calcext:value-type="float">
            <text:p>2830.159175</text:p>
          </table:table-cell>
          <table:table-cell table:style-name="ce6" table:formula="of:=([Sheet1.AT39]-[Sheet1.AS39])/[Sheet1.AS3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00924" calcext:value-type="float">
            <text:p>100924</text:p>
          </table:table-cell>
          <table:table-cell table:formula="of:=[Sheet1.B40]-[Sheet1.C40]" office:value-type="float" office:value="0" calcext:value-type="float">
            <text:p>0</text:p>
          </table:table-cell>
          <table:table-cell table:number-columns-repeated="2"/>
          <table:table-cell office:value-type="float" office:value="37970573.6147" calcext:value-type="float">
            <text:p>37970573.6147</text:p>
          </table:table-cell>
          <table:table-cell table:style-name="ce2" table:formula="of:=([Sheet1.G40]-[Sheet1.F40])/[Sheet1.F40]" office:value-type="string" office:string-value="" calcext:value-type="error">
            <text:p>#DIV/0!</text:p>
          </table:table-cell>
          <table:table-cell table:style-name="ce4" table:formula="of:=[.G40]-[.F40]" office:value-type="float" office:value="37970573.6147" calcext:value-type="float">
            <text:p>37,970,573.61</text:p>
          </table:table-cell>
          <table:table-cell/>
          <table:table-cell table:style-name="Default" office:value-type="float" office:value="12485783.8623" calcext:value-type="float">
            <text:p>12485783.8623</text:p>
          </table:table-cell>
          <table:table-cell table:style-name="ce2" table:formula="of:=([Sheet1.K40]-[Sheet1.J40])/[Sheet1.J40]" office:value-type="string" office:string-value="" calcext:value-type="error">
            <text:p>#DIV/0!</text:p>
          </table:table-cell>
          <table:table-cell table:style-name="ce4" table:formula="of:=[.J40]-[.K40]" office:value-type="float" office:value="-12485783.8623" calcext:value-type="float">
            <text:p>-12,485,783.86</text:p>
          </table:table-cell>
          <table:table-cell table:style-name="ce4" table:formula="of:=[.J39]-[.J40]" office:value-type="float" office:value="0" calcext:value-type="float">
            <text:p>0.00</text:p>
          </table:table-cell>
          <table:table-cell table:style-name="ce4" table:formula="of:=[.K39]-[.K40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4194223" calcext:value-type="float">
            <text:p>0.14194223</text:p>
          </table:table-cell>
          <table:table-cell table:number-columns-repeated="2"/>
          <table:table-cell office:value-type="float" office:value="3.0400551" calcext:value-type="float">
            <text:p>3.0400551</text:p>
          </table:table-cell>
          <table:table-cell table:style-name="ce6" table:formula="of:=([Sheet1.V40]-[Sheet1.U40])/[Sheet1.U40]" office:value-type="string" office:string-value="" calcext:value-type="error">
            <text:p>#DIV/0!</text:p>
          </table:table-cell>
          <table:table-cell/>
          <table:table-cell office:value-type="float" office:value="2.8979306" calcext:value-type="float">
            <text:p>2.8979306</text:p>
          </table:table-cell>
          <table:table-cell table:style-name="ce6" table:formula="of:=([Sheet1.Y40]-[Sheet1.X40])/[Sheet1.X40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710073407" calcext:value-type="float">
            <text:p>0.9710073407</text:p>
          </table:table-cell>
          <table:table-cell table:number-columns-repeated="2"/>
          <table:table-cell office:value-type="float" office:value="2476.557369" calcext:value-type="float">
            <text:p>2476.557369</text:p>
          </table:table-cell>
          <table:table-cell table:style-name="ce6" table:formula="of:=([Sheet1.AQ40]-[Sheet1.AP40])/[Sheet1.AP40]" office:value-type="string" office:string-value="" calcext:value-type="error">
            <text:p>#DIV/0!</text:p>
          </table:table-cell>
          <table:table-cell/>
          <table:table-cell office:value-type="float" office:value="3003.845043" calcext:value-type="float">
            <text:p>3003.845043</text:p>
          </table:table-cell>
          <table:table-cell table:style-name="ce6" table:formula="of:=([Sheet1.AT40]-[Sheet1.AS40])/[Sheet1.AS4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06776" calcext:value-type="float">
            <text:p>106776</text:p>
          </table:table-cell>
          <table:table-cell table:formula="of:=[Sheet1.B41]-[Sheet1.C41]" office:value-type="float" office:value="0" calcext:value-type="float">
            <text:p>0</text:p>
          </table:table-cell>
          <table:table-cell table:number-columns-repeated="2"/>
          <table:table-cell office:value-type="float" office:value="37980568.7216" calcext:value-type="float">
            <text:p>37980568.7216</text:p>
          </table:table-cell>
          <table:table-cell table:style-name="ce2" table:formula="of:=([Sheet1.G41]-[Sheet1.F41])/[Sheet1.F41]" office:value-type="string" office:string-value="" calcext:value-type="error">
            <text:p>#DIV/0!</text:p>
          </table:table-cell>
          <table:table-cell table:style-name="ce4" table:formula="of:=[.G41]-[.F41]" office:value-type="float" office:value="37980568.7216" calcext:value-type="float">
            <text:p>37,980,568.72</text:p>
          </table:table-cell>
          <table:table-cell/>
          <table:table-cell table:style-name="Default" office:value-type="float" office:value="12179198.4123" calcext:value-type="float">
            <text:p>12179198.4123</text:p>
          </table:table-cell>
          <table:table-cell table:style-name="ce2" table:formula="of:=([Sheet1.K41]-[Sheet1.J41])/[Sheet1.J41]" office:value-type="string" office:string-value="" calcext:value-type="error">
            <text:p>#DIV/0!</text:p>
          </table:table-cell>
          <table:table-cell table:style-name="ce4" table:formula="of:=[.J41]-[.K41]" office:value-type="float" office:value="-12179198.4123" calcext:value-type="float">
            <text:p>-12,179,198.41</text:p>
          </table:table-cell>
          <table:table-cell table:style-name="ce4" table:formula="of:=[.J40]-[.J41]" office:value-type="float" office:value="0" calcext:value-type="float">
            <text:p>0.00</text:p>
          </table:table-cell>
          <table:table-cell table:style-name="ce4" table:formula="of:=[.K40]-[.K41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2298315" calcext:value-type="float">
            <text:p>0.12298315</text:p>
          </table:table-cell>
          <table:table-cell table:number-columns-repeated="2"/>
          <table:table-cell office:value-type="float" office:value="3.1176579" calcext:value-type="float">
            <text:p>3.1176579</text:p>
          </table:table-cell>
          <table:table-cell table:style-name="ce6" table:formula="of:=([Sheet1.V41]-[Sheet1.U41])/[Sheet1.U41]" office:value-type="string" office:string-value="" calcext:value-type="error">
            <text:p>#DIV/0!</text:p>
          </table:table-cell>
          <table:table-cell office:value-type="float" office:value="2.9942357" calcext:value-type="float">
            <text:p>2.9942357</text:p>
          </table:table-cell>
          <table:table-cell office:value-type="float" office:value="2.9944156" calcext:value-type="float">
            <text:p>2.9944156</text:p>
          </table:table-cell>
          <table:table-cell table:style-name="ce6" table:formula="of:=([Sheet1.Y41]-[Sheet1.X41])/[Sheet1.X41]" office:value-type="percentage" office:value="0.0000600821104363997" calcext:value-type="percentage">
            <text:p>0.006008%</text:p>
          </table:table-cell>
          <table:table-cell table:number-columns-repeated="13"/>
          <table:table-cell office:value-type="float" office:value="0.9674076782" calcext:value-type="float">
            <text:p>0.9674076782</text:p>
          </table:table-cell>
          <table:table-cell table:number-columns-repeated="2"/>
          <table:table-cell office:value-type="float" office:value="2634.138975" calcext:value-type="float">
            <text:p>2634.138975</text:p>
          </table:table-cell>
          <table:table-cell table:style-name="ce6" table:formula="of:=([Sheet1.AQ41]-[Sheet1.AP41])/[Sheet1.AP41]" office:value-type="string" office:string-value="" calcext:value-type="error">
            <text:p>#DIV/0!</text:p>
          </table:table-cell>
          <table:table-cell/>
          <table:table-cell office:value-type="float" office:value="3184.422268" calcext:value-type="float">
            <text:p>3184.422268</text:p>
          </table:table-cell>
          <table:table-cell table:style-name="ce6" table:formula="of:=([Sheet1.AT41]-[Sheet1.AS41])/[Sheet1.AS4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12657" calcext:value-type="float">
            <text:p>112657</text:p>
          </table:table-cell>
          <table:table-cell table:formula="of:=[Sheet1.B42]-[Sheet1.C42]" office:value-type="float" office:value="0" calcext:value-type="float">
            <text:p>0</text:p>
          </table:table-cell>
          <table:table-cell table:number-columns-repeated="2"/>
          <table:table-cell office:value-type="float" office:value="37988134.6984" calcext:value-type="float">
            <text:p>37988134.6984</text:p>
          </table:table-cell>
          <table:table-cell table:style-name="ce2" table:formula="of:=([Sheet1.G42]-[Sheet1.F42])/[Sheet1.F42]" office:value-type="string" office:string-value="" calcext:value-type="error">
            <text:p>#DIV/0!</text:p>
          </table:table-cell>
          <table:table-cell table:style-name="ce4" table:formula="of:=[.G42]-[.F42]" office:value-type="float" office:value="37988134.6984" calcext:value-type="float">
            <text:p>37,988,134.70</text:p>
          </table:table-cell>
          <table:table-cell/>
          <table:table-cell table:style-name="Default" office:value-type="float" office:value="11872612.9623" calcext:value-type="float">
            <text:p>11872612.9623</text:p>
          </table:table-cell>
          <table:table-cell table:style-name="ce2" table:formula="of:=([Sheet1.K42]-[Sheet1.J42])/[Sheet1.J42]" office:value-type="string" office:string-value="" calcext:value-type="error">
            <text:p>#DIV/0!</text:p>
          </table:table-cell>
          <table:table-cell table:style-name="ce4" table:formula="of:=[.J42]-[.K42]" office:value-type="float" office:value="-11872612.9623" calcext:value-type="float">
            <text:p>-11,872,612.96</text:p>
          </table:table-cell>
          <table:table-cell table:style-name="ce4" table:formula="of:=[.J41]-[.J42]" office:value-type="float" office:value="0" calcext:value-type="float">
            <text:p>0.00</text:p>
          </table:table-cell>
          <table:table-cell table:style-name="ce4" table:formula="of:=[.K41]-[.K42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10684807" calcext:value-type="float">
            <text:p>0.10684807</text:p>
          </table:table-cell>
          <table:table-cell table:number-columns-repeated="2"/>
          <table:table-cell office:value-type="float" office:value="3.1990067" calcext:value-type="float">
            <text:p>3.1990067</text:p>
          </table:table-cell>
          <table:table-cell table:style-name="ce6" table:formula="of:=([Sheet1.V42]-[Sheet1.U42])/[Sheet1.U42]" office:value-type="string" office:string-value="" calcext:value-type="error">
            <text:p>#DIV/0!</text:p>
          </table:table-cell>
          <table:table-cell/>
          <table:table-cell office:value-type="float" office:value="3.0923236" calcext:value-type="float">
            <text:p>3.0923236</text:p>
          </table:table-cell>
          <table:table-cell table:style-name="ce6" table:formula="of:=([Sheet1.Y42]-[Sheet1.X42])/[Sheet1.X42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634460604" calcext:value-type="float">
            <text:p>0.9634460604</text:p>
          </table:table-cell>
          <table:table-cell table:number-columns-repeated="2"/>
          <table:table-cell office:value-type="float" office:value="2800.609196" calcext:value-type="float">
            <text:p>2800.609196</text:p>
          </table:table-cell>
          <table:table-cell table:style-name="ce6" table:formula="of:=([Sheet1.AQ42]-[Sheet1.AP42])/[Sheet1.AP42]" office:value-type="string" office:string-value="" calcext:value-type="error">
            <text:p>#DIV/0!</text:p>
          </table:table-cell>
          <table:table-cell/>
          <table:table-cell office:value-type="float" office:value="3371.935957" calcext:value-type="float">
            <text:p>3371.935957</text:p>
          </table:table-cell>
          <table:table-cell table:style-name="ce6" table:formula="of:=([Sheet1.AT42]-[Sheet1.AS42])/[Sheet1.AS4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18567" calcext:value-type="float">
            <text:p>118567</text:p>
          </table:table-cell>
          <table:table-cell table:formula="of:=[Sheet1.B43]-[Sheet1.C43]" office:value-type="float" office:value="0" calcext:value-type="float">
            <text:p>0</text:p>
          </table:table-cell>
          <table:table-cell table:number-columns-repeated="2"/>
          <table:table-cell office:value-type="float" office:value="37993866.531" calcext:value-type="float">
            <text:p>37993866.531</text:p>
          </table:table-cell>
          <table:table-cell table:style-name="ce2" table:formula="of:=([Sheet1.G43]-[Sheet1.F43])/[Sheet1.F43]" office:value-type="string" office:string-value="" calcext:value-type="error">
            <text:p>#DIV/0!</text:p>
          </table:table-cell>
          <table:table-cell table:style-name="ce4" table:formula="of:=[.G43]-[.F43]" office:value-type="float" office:value="37993866.531" calcext:value-type="float">
            <text:p>37,993,866.53</text:p>
          </table:table-cell>
          <table:table-cell/>
          <table:table-cell table:style-name="Default" office:value-type="float" office:value="11566027.5123" calcext:value-type="float">
            <text:p>11566027.5123</text:p>
          </table:table-cell>
          <table:table-cell table:style-name="ce2" table:formula="of:=([Sheet1.K43]-[Sheet1.J43])/[Sheet1.J43]" office:value-type="string" office:string-value="" calcext:value-type="error">
            <text:p>#DIV/0!</text:p>
          </table:table-cell>
          <table:table-cell table:style-name="ce4" table:formula="of:=[.J43]-[.K43]" office:value-type="float" office:value="-11566027.5123" calcext:value-type="float">
            <text:p>-11,566,027.51</text:p>
          </table:table-cell>
          <table:table-cell table:style-name="ce4" table:formula="of:=[.J42]-[.J43]" office:value-type="float" office:value="0" calcext:value-type="float">
            <text:p>0.00</text:p>
          </table:table-cell>
          <table:table-cell table:style-name="ce4" table:formula="of:=[.K42]-[.K43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0931276" calcext:value-type="float">
            <text:p>0.0931276</text:p>
          </table:table-cell>
          <table:table-cell table:number-columns-repeated="2"/>
          <table:table-cell office:value-type="float" office:value="3.2844583" calcext:value-type="float">
            <text:p>3.2844583</text:p>
          </table:table-cell>
          <table:table-cell table:style-name="ce6" table:formula="of:=([Sheet1.V43]-[Sheet1.U43])/[Sheet1.U43]" office:value-type="string" office:string-value="" calcext:value-type="error">
            <text:p>#DIV/0!</text:p>
          </table:table-cell>
          <table:table-cell/>
          <table:table-cell office:value-type="float" office:value="3.1952302" calcext:value-type="float">
            <text:p>3.1952302</text:p>
          </table:table-cell>
          <table:table-cell table:style-name="ce6" table:formula="of:=([Sheet1.Y43]-[Sheet1.X43])/[Sheet1.X43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590925917" calcext:value-type="float">
            <text:p>0.9590925917</text:p>
          </table:table-cell>
          <table:table-cell table:number-columns-repeated="2"/>
          <table:table-cell office:value-type="float" office:value="2975.961755" calcext:value-type="float">
            <text:p>2975.961755</text:p>
          </table:table-cell>
          <table:table-cell table:style-name="ce6" table:formula="of:=([Sheet1.AQ43]-[Sheet1.AP43])/[Sheet1.AP43]" office:value-type="string" office:string-value="" calcext:value-type="error">
            <text:p>#DIV/0!</text:p>
          </table:table-cell>
          <table:table-cell/>
          <table:table-cell office:value-type="float" office:value="3566.58143" calcext:value-type="float">
            <text:p>3566.58143</text:p>
          </table:table-cell>
          <table:table-cell table:style-name="ce6" table:formula="of:=([Sheet1.AT43]-[Sheet1.AS43])/[Sheet1.AS4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4507" calcext:value-type="float">
            <text:p>124507</text:p>
          </table:table-cell>
          <table:table-cell office:value-type="float" office:value="124506" calcext:value-type="float">
            <text:p>124506</text:p>
          </table:table-cell>
          <table:table-cell table:formula="of:=[Sheet1.B44]-[Sheet1.C44]" office:value-type="float" office:value="1" calcext:value-type="float">
            <text:p>1</text:p>
          </table:table-cell>
          <table:table-cell table:number-columns-repeated="2"/>
          <table:table-cell office:value-type="float" office:value="37998228.6718" calcext:value-type="float">
            <text:p>37998228.6718</text:p>
          </table:table-cell>
          <table:table-cell table:style-name="ce2" table:formula="of:=([Sheet1.G44]-[Sheet1.F44])/[Sheet1.F44]" office:value-type="string" office:string-value="" calcext:value-type="error">
            <text:p>#DIV/0!</text:p>
          </table:table-cell>
          <table:table-cell table:style-name="ce4" table:formula="of:=[.G44]-[.F44]" office:value-type="float" office:value="37998228.6718" calcext:value-type="float">
            <text:p>37,998,228.67</text:p>
          </table:table-cell>
          <table:table-cell/>
          <table:table-cell table:style-name="Default" office:value-type="float" office:value="11259442.0623" calcext:value-type="float">
            <text:p>11259442.0623</text:p>
          </table:table-cell>
          <table:table-cell table:style-name="ce2" table:formula="of:=([Sheet1.K44]-[Sheet1.J44])/[Sheet1.J44]" office:value-type="string" office:string-value="" calcext:value-type="error">
            <text:p>#DIV/0!</text:p>
          </table:table-cell>
          <table:table-cell table:style-name="ce4" table:formula="of:=[.J44]-[.K44]" office:value-type="float" office:value="-11259442.0623" calcext:value-type="float">
            <text:p>-11,259,442.06</text:p>
          </table:table-cell>
          <table:table-cell table:style-name="ce4" table:formula="of:=[.J43]-[.J44]" office:value-type="float" office:value="0" calcext:value-type="float">
            <text:p>0.00</text:p>
          </table:table-cell>
          <table:table-cell table:style-name="ce4" table:formula="of:=[.K43]-[.K44]" office:value-type="float" office:value="306585.449999999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0813832" calcext:value-type="float">
            <text:p>0.0813832</text:p>
          </table:table-cell>
          <table:table-cell table:number-columns-repeated="2"/>
          <table:table-cell office:value-type="float" office:value="3.3744005" calcext:value-type="float">
            <text:p>3.3744005</text:p>
          </table:table-cell>
          <table:table-cell table:style-name="ce6" table:formula="of:=([Sheet1.V44]-[Sheet1.U44])/[Sheet1.U44]" office:value-type="string" office:string-value="" calcext:value-type="error">
            <text:p>#DIV/0!</text:p>
          </table:table-cell>
          <table:table-cell/>
          <table:table-cell office:value-type="float" office:value="3.2895529" calcext:value-type="float">
            <text:p>3.2895529</text:p>
          </table:table-cell>
          <table:table-cell table:style-name="ce6" table:formula="of:=([Sheet1.Y44]-[Sheet1.X44])/[Sheet1.X44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543237997" calcext:value-type="float">
            <text:p>0.9543237997</text:p>
          </table:table-cell>
          <table:table-cell table:number-columns-repeated="2"/>
          <table:table-cell office:value-type="float" office:value="3159.899179" calcext:value-type="float">
            <text:p>3159.899179</text:p>
          </table:table-cell>
          <table:table-cell table:style-name="ce6" table:formula="of:=([Sheet1.AQ44]-[Sheet1.AP44])/[Sheet1.AP44]" office:value-type="string" office:string-value="" calcext:value-type="error">
            <text:p>#DIV/0!</text:p>
          </table:table-cell>
          <table:table-cell/>
          <table:table-cell office:value-type="float" office:value="3768.207435" calcext:value-type="float">
            <text:p>3768.207435</text:p>
          </table:table-cell>
          <table:table-cell table:style-name="ce6" table:formula="of:=([Sheet1.AT44]-[Sheet1.AS44])/[Sheet1.AS4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473" calcext:value-type="float">
            <text:p>130473</text:p>
          </table:table-cell>
          <table:table-cell table:formula="of:=[Sheet1.B45]-[Sheet1.C45]" office:value-type="float" office:value="0" calcext:value-type="float">
            <text:p>0</text:p>
          </table:table-cell>
          <table:table-cell table:number-columns-repeated="2"/>
          <table:table-cell office:value-type="float" office:value="38001562.3372" calcext:value-type="float">
            <text:p>38001562.3372</text:p>
          </table:table-cell>
          <table:table-cell table:style-name="ce2" table:formula="of:=([Sheet1.G45]-[Sheet1.F45])/[Sheet1.F45]" office:value-type="string" office:string-value="" calcext:value-type="error">
            <text:p>#DIV/0!</text:p>
          </table:table-cell>
          <table:table-cell table:style-name="ce4" table:formula="of:=[.G45]-[.F45]" office:value-type="float" office:value="38001562.3372" calcext:value-type="float">
            <text:p>38,001,562.34</text:p>
          </table:table-cell>
          <table:table-cell office:value-type="float" office:value="10952856.95" calcext:value-type="float">
            <text:p>10,952,856.95</text:p>
          </table:table-cell>
          <table:table-cell table:style-name="Default" office:value-type="float" office:value="10952856.6123" calcext:value-type="float">
            <text:p>10952856.6123</text:p>
          </table:table-cell>
          <table:table-cell table:style-name="ce2" table:formula="of:=([Sheet1.K45]-[Sheet1.J45])/[Sheet1.J45]" office:value-type="percentage" office:value="-0.0000000308321382790252" calcext:value-type="percentage">
            <text:p>0.00000%</text:p>
          </table:table-cell>
          <table:table-cell table:style-name="ce4" table:formula="of:=[.J45]-[.K45]" office:value-type="float" office:value="0.337700000032783" calcext:value-type="float">
            <text:p>0.34</text:p>
          </table:table-cell>
          <table:table-cell table:style-name="ce4" table:formula="of:=[.J44]-[.J45]" office:value-type="float" office:value="-10952856.95" calcext:value-type="float">
            <text:p>-10,952,856.95</text:p>
          </table:table-cell>
          <table:table-cell table:style-name="ce4" table:formula="of:=[.K44]-[.K45]" office:value-type="float" office:value="306585.450000001" calcext:value-type="float">
            <text:p>306,585.45</text:p>
          </table:table-cell>
          <table:table-cell table:style-name="ce2"/>
          <table:table-cell table:number-columns-repeated="2"/>
          <table:table-cell office:value-type="float" office:value="0.07128778" calcext:value-type="float">
            <text:p>0.07128778</text:p>
          </table:table-cell>
          <table:table-cell table:number-columns-repeated="2"/>
          <table:table-cell office:value-type="float" office:value="3.4692528" calcext:value-type="float">
            <text:p>3.4692528</text:p>
          </table:table-cell>
          <table:table-cell table:style-name="ce6" table:formula="of:=([Sheet1.V45]-[Sheet1.U45])/[Sheet1.U45]" office:value-type="string" office:string-value="" calcext:value-type="error">
            <text:p>#DIV/0!</text:p>
          </table:table-cell>
          <table:table-cell/>
          <table:table-cell office:value-type="float" office:value="3.3977496" calcext:value-type="float">
            <text:p>3.3977496</text:p>
          </table:table-cell>
          <table:table-cell table:style-name="ce6" table:formula="of:=([Sheet1.Y45]-[Sheet1.X45])/[Sheet1.X45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491026437" calcext:value-type="float">
            <text:p>0.9491026437</text:p>
          </table:table-cell>
          <table:table-cell table:number-columns-repeated="2"/>
          <table:table-cell office:value-type="float" office:value="3352.34041" calcext:value-type="float">
            <text:p>3352.34041</text:p>
          </table:table-cell>
          <table:table-cell table:style-name="ce6" table:formula="of:=([Sheet1.AQ45]-[Sheet1.AP45])/[Sheet1.AP45]" office:value-type="string" office:string-value="" calcext:value-type="error">
            <text:p>#DIV/0!</text:p>
          </table:table-cell>
          <table:table-cell/>
          <table:table-cell office:value-type="float" office:value="3977.185251" calcext:value-type="float">
            <text:p>3977.185251</text:p>
          </table:table-cell>
          <table:table-cell table:style-name="ce6" table:formula="of:=([Sheet1.AT45]-[Sheet1.AS45])/[Sheet1.AS4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36461" calcext:value-type="float">
            <text:p>136461</text:p>
          </table:table-cell>
          <table:table-cell table:formula="of:=[Sheet1.B46]-[Sheet1.C46]" office:value-type="float" office:value="0" calcext:value-type="float">
            <text:p>0</text:p>
          </table:table-cell>
          <table:table-cell table:number-columns-repeated="2"/>
          <table:table-cell office:value-type="float" office:value="38004118.5855" calcext:value-type="float">
            <text:p>38004118.5855</text:p>
          </table:table-cell>
          <table:table-cell table:style-name="ce2" table:formula="of:=([Sheet1.G46]-[Sheet1.F46])/[Sheet1.F46]" office:value-type="string" office:string-value="" calcext:value-type="error">
            <text:p>#DIV/0!</text:p>
          </table:table-cell>
          <table:table-cell table:style-name="ce4" table:formula="of:=[.G46]-[.F46]" office:value-type="float" office:value="38004118.5855" calcext:value-type="float">
            <text:p>38,004,118.59</text:p>
          </table:table-cell>
          <table:table-cell/>
          <table:table-cell table:style-name="Default" office:value-type="float" office:value="10646271.1623" calcext:value-type="float">
            <text:p>10646271.1623</text:p>
          </table:table-cell>
          <table:table-cell table:style-name="ce2" table:formula="of:=([Sheet1.K46]-[Sheet1.J46])/[Sheet1.J46]" office:value-type="string" office:string-value="" calcext:value-type="error">
            <text:p>#DIV/0!</text:p>
          </table:table-cell>
          <table:table-cell table:style-name="ce4" table:formula="of:=[.J46]-[.K46]" office:value-type="float" office:value="-10646271.1623" calcext:value-type="float">
            <text:p>-10,646,271.16</text:p>
          </table:table-cell>
          <table:table-cell table:style-name="ce4" table:formula="of:=[.J45]-[.J46]" office:value-type="float" office:value="10952856.95" calcext:value-type="float">
            <text:p>10,952,856.95</text:p>
          </table:table-cell>
          <table:table-cell table:style-name="ce4" table:formula="of:=[.K45]-[.K46]" office:value-type="float" office:value="306585.449999999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6260005" calcext:value-type="float">
            <text:p>0.06260005</text:p>
          </table:table-cell>
          <table:table-cell table:number-columns-repeated="2"/>
          <table:table-cell office:value-type="float" office:value="3.5694716" calcext:value-type="float">
            <text:p>3.5694716</text:p>
          </table:table-cell>
          <table:table-cell table:style-name="ce6" table:formula="of:=([Sheet1.V46]-[Sheet1.U46])/[Sheet1.U46]" office:value-type="string" office:string-value="" calcext:value-type="error">
            <text:p>#DIV/0!</text:p>
          </table:table-cell>
          <table:table-cell/>
          <table:table-cell office:value-type="float" office:value="3.5069738" calcext:value-type="float">
            <text:p>3.5069738</text:p>
          </table:table-cell>
          <table:table-cell table:style-name="ce6" table:formula="of:=([Sheet1.Y46]-[Sheet1.X46])/[Sheet1.X4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4337272" calcext:value-type="float">
            <text:p>0.94337272</text:p>
          </table:table-cell>
          <table:table-cell table:number-columns-repeated="2"/>
          <table:table-cell office:value-type="float" office:value="3553.469427" calcext:value-type="float">
            <text:p>3553.469427</text:p>
          </table:table-cell>
          <table:table-cell table:style-name="ce6" table:formula="of:=([Sheet1.AQ46]-[Sheet1.AP46])/[Sheet1.AP46]" office:value-type="string" office:string-value="" calcext:value-type="error">
            <text:p>#DIV/0!</text:p>
          </table:table-cell>
          <table:table-cell/>
          <table:table-cell office:value-type="float" office:value="4194.49083" calcext:value-type="float">
            <text:p>4194.49083</text:p>
          </table:table-cell>
          <table:table-cell table:style-name="ce6" table:formula="of:=([Sheet1.AT46]-[Sheet1.AS46])/[Sheet1.AS4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42459" calcext:value-type="float">
            <text:p>142459</text:p>
          </table:table-cell>
          <table:table-cell table:formula="of:=[Sheet1.B47]-[Sheet1.C47]" office:value-type="float" office:value="0" calcext:value-type="float">
            <text:p>0</text:p>
          </table:table-cell>
          <table:table-cell table:number-columns-repeated="2"/>
          <table:table-cell office:value-type="float" office:value="38006084.3351" calcext:value-type="float">
            <text:p>38006084.3351</text:p>
          </table:table-cell>
          <table:table-cell table:style-name="ce2" table:formula="of:=([Sheet1.G47]-[Sheet1.F47])/[Sheet1.F47]" office:value-type="string" office:string-value="" calcext:value-type="error">
            <text:p>#DIV/0!</text:p>
          </table:table-cell>
          <table:table-cell table:style-name="ce4" table:formula="of:=[.G47]-[.F47]" office:value-type="float" office:value="38006084.3351" calcext:value-type="float">
            <text:p>38,006,084.34</text:p>
          </table:table-cell>
          <table:table-cell/>
          <table:table-cell table:style-name="Default" office:value-type="float" office:value="10339685.7123" calcext:value-type="float">
            <text:p>10339685.7123</text:p>
          </table:table-cell>
          <table:table-cell table:style-name="ce2" table:formula="of:=([Sheet1.K47]-[Sheet1.J47])/[Sheet1.J47]" office:value-type="string" office:string-value="" calcext:value-type="error">
            <text:p>#DIV/0!</text:p>
          </table:table-cell>
          <table:table-cell table:style-name="ce4" table:formula="of:=[.J47]-[.K47]" office:value-type="float" office:value="-10339685.7123" calcext:value-type="float">
            <text:p>-10,339,685.71</text:p>
          </table:table-cell>
          <table:table-cell table:style-name="ce4" table:formula="of:=[.J46]-[.J47]" office:value-type="float" office:value="0" calcext:value-type="float">
            <text:p>0.00</text:p>
          </table:table-cell>
          <table:table-cell table:style-name="ce4" table:formula="of:=[.K46]-[.K47]" office:value-type="float" office:value="306585.449999999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5512295" calcext:value-type="float">
            <text:p>0.05512295</text:p>
          </table:table-cell>
          <table:table-cell table:number-columns-repeated="2"/>
          <table:table-cell office:value-type="float" office:value="3.6755584" calcext:value-type="float">
            <text:p>3.6755584</text:p>
          </table:table-cell>
          <table:table-cell table:style-name="ce6" table:formula="of:=([Sheet1.V47]-[Sheet1.U47])/[Sheet1.U47]" office:value-type="string" office:string-value="" calcext:value-type="error">
            <text:p>#DIV/0!</text:p>
          </table:table-cell>
          <table:table-cell/>
          <table:table-cell office:value-type="float" office:value="3.6219583" calcext:value-type="float">
            <text:p>3.6219583</text:p>
          </table:table-cell>
          <table:table-cell table:style-name="ce6" table:formula="of:=([Sheet1.Y47]-[Sheet1.X47])/[Sheet1.X4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370917506" calcext:value-type="float">
            <text:p>0.9370917506</text:p>
          </table:table-cell>
          <table:table-cell table:number-columns-repeated="2"/>
          <table:table-cell office:value-type="float" office:value="3763.434323" calcext:value-type="float">
            <text:p>3763.434323</text:p>
          </table:table-cell>
          <table:table-cell table:style-name="ce6" table:formula="of:=([Sheet1.AQ47]-[Sheet1.AP47])/[Sheet1.AP47]" office:value-type="string" office:string-value="" calcext:value-type="error">
            <text:p>#DIV/0!</text:p>
          </table:table-cell>
          <table:table-cell/>
          <table:table-cell office:value-type="float" office:value="4420.366734" calcext:value-type="float">
            <text:p>4420.366734</text:p>
          </table:table-cell>
          <table:table-cell table:style-name="ce6" table:formula="of:=([Sheet1.AT47]-[Sheet1.AS47])/[Sheet1.AS4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48459" calcext:value-type="float">
            <text:p>148459</text:p>
          </table:table-cell>
          <table:table-cell table:formula="of:=[Sheet1.B48]-[Sheet1.C48]" office:value-type="float" office:value="0" calcext:value-type="float">
            <text:p>0</text:p>
          </table:table-cell>
          <table:table-cell table:number-columns-repeated="2"/>
          <table:table-cell office:value-type="float" office:value="38007601.4278" calcext:value-type="float">
            <text:p>38007601.4278</text:p>
          </table:table-cell>
          <table:table-cell table:style-name="ce2" table:formula="of:=([Sheet1.G48]-[Sheet1.F48])/[Sheet1.F48]" office:value-type="string" office:string-value="" calcext:value-type="error">
            <text:p>#DIV/0!</text:p>
          </table:table-cell>
          <table:table-cell table:style-name="ce4" table:formula="of:=[.G48]-[.F48]" office:value-type="float" office:value="38007601.4278" calcext:value-type="float">
            <text:p>38,007,601.43</text:p>
          </table:table-cell>
          <table:table-cell/>
          <table:table-cell table:style-name="Default" office:value-type="float" office:value="10033100.2623" calcext:value-type="float">
            <text:p>10033100.2623</text:p>
          </table:table-cell>
          <table:table-cell table:style-name="ce2" table:formula="of:=([Sheet1.K48]-[Sheet1.J48])/[Sheet1.J48]" office:value-type="string" office:string-value="" calcext:value-type="error">
            <text:p>#DIV/0!</text:p>
          </table:table-cell>
          <table:table-cell table:style-name="ce4" table:formula="of:=[.J48]-[.K48]" office:value-type="float" office:value="-10033100.2623" calcext:value-type="float">
            <text:p>-10,033,100.26</text:p>
          </table:table-cell>
          <table:table-cell table:style-name="ce4" table:formula="of:=[.J47]-[.J48]" office:value-type="float" office:value="0" calcext:value-type="float">
            <text:p>0.00</text:p>
          </table:table-cell>
          <table:table-cell table:style-name="ce4" table:formula="of:=[.K47]-[.K48]" office:value-type="float" office:value="306585.450000001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486843" calcext:value-type="float">
            <text:p>0.0486843</text:p>
          </table:table-cell>
          <table:table-cell table:number-columns-repeated="2"/>
          <table:table-cell office:value-type="float" office:value="3.7880698" calcext:value-type="float">
            <text:p>3.7880698</text:p>
          </table:table-cell>
          <table:table-cell table:style-name="ce6" table:formula="of:=([Sheet1.V48]-[Sheet1.U48])/[Sheet1.U48]" office:value-type="string" office:string-value="" calcext:value-type="error">
            <text:p>#DIV/0!</text:p>
          </table:table-cell>
          <table:table-cell/>
          <table:table-cell office:value-type="float" office:value="3.7376169" calcext:value-type="float">
            <text:p>3.7376169</text:p>
          </table:table-cell>
          <table:table-cell table:style-name="ce6" table:formula="of:=([Sheet1.Y48]-[Sheet1.X48])/[Sheet1.X4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302314476" calcext:value-type="float">
            <text:p>0.9302314476</text:p>
          </table:table-cell>
          <table:table-cell table:number-columns-repeated="2"/>
          <table:table-cell office:value-type="float" office:value="3982.555325" calcext:value-type="float">
            <text:p>3982.555325</text:p>
          </table:table-cell>
          <table:table-cell table:style-name="ce6" table:formula="of:=([Sheet1.AQ48]-[Sheet1.AP48])/[Sheet1.AP48]" office:value-type="string" office:string-value="" calcext:value-type="error">
            <text:p>#DIV/0!</text:p>
          </table:table-cell>
          <table:table-cell/>
          <table:table-cell office:value-type="float" office:value="4654.493805" calcext:value-type="float">
            <text:p>4654.493805</text:p>
          </table:table-cell>
          <table:table-cell table:style-name="ce6" table:formula="of:=([Sheet1.AT48]-[Sheet1.AS48])/[Sheet1.AS4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54459" calcext:value-type="float">
            <text:p>154459</text:p>
          </table:table-cell>
          <table:table-cell table:formula="of:=[Sheet1.B49]-[Sheet1.C49]" office:value-type="float" office:value="0" calcext:value-type="float">
            <text:p>0</text:p>
          </table:table-cell>
          <table:table-cell table:number-columns-repeated="2"/>
          <table:table-cell office:value-type="float" office:value="38008777.6998" calcext:value-type="float">
            <text:p>38008777.6998</text:p>
          </table:table-cell>
          <table:table-cell table:style-name="ce2" table:formula="of:=([Sheet1.G49]-[Sheet1.F49])/[Sheet1.F49]" office:value-type="string" office:string-value="" calcext:value-type="error">
            <text:p>#DIV/0!</text:p>
          </table:table-cell>
          <table:table-cell table:style-name="ce4" table:formula="of:=[.G49]-[.F49]" office:value-type="float" office:value="38008777.6998" calcext:value-type="float">
            <text:p>38,008,777.70</text:p>
          </table:table-cell>
          <table:table-cell/>
          <table:table-cell table:style-name="Default" office:value-type="float" office:value="9726514.8123" calcext:value-type="float">
            <text:p>9726514.8123</text:p>
          </table:table-cell>
          <table:table-cell table:style-name="ce2" table:formula="of:=([Sheet1.K49]-[Sheet1.J49])/[Sheet1.J49]" office:value-type="string" office:string-value="" calcext:value-type="error">
            <text:p>#DIV/0!</text:p>
          </table:table-cell>
          <table:table-cell table:style-name="ce4" table:formula="of:=[.J49]-[.K49]" office:value-type="float" office:value="-9726514.8123" calcext:value-type="float">
            <text:p>-9,726,514.81</text:p>
          </table:table-cell>
          <table:table-cell table:style-name="ce4" table:formula="of:=[.J48]-[.J49]" office:value-type="float" office:value="0" calcext:value-type="float">
            <text:p>0.00</text:p>
          </table:table-cell>
          <table:table-cell table:style-name="ce4" table:formula="of:=[.K48]-[.K49]" office:value-type="float" office:value="306585.449999999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4312585" calcext:value-type="float">
            <text:p>0.04312585</text:p>
          </table:table-cell>
          <table:table-cell table:number-columns-repeated="2"/>
          <table:table-cell office:value-type="float" office:value="3.907628" calcext:value-type="float">
            <text:p>3.907628</text:p>
          </table:table-cell>
          <table:table-cell table:style-name="ce6" table:formula="of:=([Sheet1.V49]-[Sheet1.U49])/[Sheet1.U49]" office:value-type="string" office:string-value="" calcext:value-type="error">
            <text:p>#DIV/0!</text:p>
          </table:table-cell>
          <table:table-cell/>
          <table:table-cell office:value-type="float" office:value="3.8639487" calcext:value-type="float">
            <text:p>3.8639487</text:p>
          </table:table-cell>
          <table:table-cell table:style-name="ce6" table:formula="of:=([Sheet1.Y49]-[Sheet1.X49])/[Sheet1.X49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227512852" calcext:value-type="float">
            <text:p>0.9227512852</text:p>
          </table:table-cell>
          <table:table-cell table:number-columns-repeated="2"/>
          <table:table-cell office:value-type="float" office:value="4211.181496" calcext:value-type="float">
            <text:p>4211.181496</text:p>
          </table:table-cell>
          <table:table-cell table:style-name="ce6" table:formula="of:=([Sheet1.AQ49]-[Sheet1.AP49])/[Sheet1.AP49]" office:value-type="string" office:string-value="" calcext:value-type="error">
            <text:p>#DIV/0!</text:p>
          </table:table-cell>
          <table:table-cell/>
          <table:table-cell office:value-type="float" office:value="4896.957649" calcext:value-type="float">
            <text:p>4896.957649</text:p>
          </table:table-cell>
          <table:table-cell table:style-name="ce6" table:formula="of:=([Sheet1.AT49]-[Sheet1.AS49])/[Sheet1.AS4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60459" calcext:value-type="float">
            <text:p>160459</text:p>
          </table:table-cell>
          <table:table-cell table:formula="of:=[Sheet1.B50]-[Sheet1.C50]" office:value-type="float" office:value="0" calcext:value-type="float">
            <text:p>0</text:p>
          </table:table-cell>
          <table:table-cell table:number-columns-repeated="2"/>
          <table:table-cell office:value-type="float" office:value="38009704.5932" calcext:value-type="float">
            <text:p>38009704.5932</text:p>
          </table:table-cell>
          <table:table-cell table:style-name="ce2" table:formula="of:=([Sheet1.G50]-[Sheet1.F50])/[Sheet1.F50]" office:value-type="string" office:string-value="" calcext:value-type="error">
            <text:p>#DIV/0!</text:p>
          </table:table-cell>
          <table:table-cell table:style-name="ce4" table:formula="of:=[.G50]-[.F50]" office:value-type="float" office:value="38009704.5932" calcext:value-type="float">
            <text:p>38,009,704.59</text:p>
          </table:table-cell>
          <table:table-cell office:value-type="float" office:value="9419929.7" calcext:value-type="float">
            <text:p>9,419,929.70</text:p>
          </table:table-cell>
          <table:table-cell table:style-name="Default" office:value-type="float" office:value="9419929.3623" calcext:value-type="float">
            <text:p>9419929.3623</text:p>
          </table:table-cell>
          <table:table-cell table:style-name="ce2" table:formula="of:=([Sheet1.K50]-[Sheet1.J50])/[Sheet1.J50]" office:value-type="percentage" office:value="-0.000000035849524443137" calcext:value-type="percentage">
            <text:p>0.00000%</text:p>
          </table:table-cell>
          <table:table-cell table:style-name="ce4" table:formula="of:=[.J50]-[.K50]" office:value-type="float" office:value="0.337700000032783" calcext:value-type="float">
            <text:p>0.34</text:p>
          </table:table-cell>
          <table:table-cell table:style-name="ce4" table:formula="of:=[.J49]-[.J50]" office:value-type="float" office:value="-9419929.7" calcext:value-type="float">
            <text:p>-9,419,929.70</text:p>
          </table:table-cell>
          <table:table-cell table:style-name="ce4" table:formula="of:=[.K49]-[.K50]" office:value-type="float" office:value="306585.450000001" calcext:value-type="float">
            <text:p>306,585.45</text:p>
          </table:table-cell>
          <table:table-cell table:style-name="ce2"/>
          <table:table-cell table:style-name="ce3"/>
          <table:table-cell/>
          <table:table-cell office:value-type="float" office:value="0.03820182" calcext:value-type="float">
            <text:p>0.03820182</text:p>
          </table:table-cell>
          <table:table-cell table:number-columns-repeated="2"/>
          <table:table-cell office:value-type="float" office:value="4.0349323" calcext:value-type="float">
            <text:p>4.0349323</text:p>
          </table:table-cell>
          <table:table-cell table:style-name="ce6" table:formula="of:=([Sheet1.V50]-[Sheet1.U50])/[Sheet1.U50]" office:value-type="string" office:string-value="" calcext:value-type="error">
            <text:p>#DIV/0!</text:p>
          </table:table-cell>
          <table:table-cell office:value-type="float" office:value="3.9970758" calcext:value-type="float">
            <text:p>3.9970758</text:p>
          </table:table-cell>
          <table:table-cell office:value-type="float" office:value="3.9978015" calcext:value-type="float">
            <text:p>3.9978015</text:p>
          </table:table-cell>
          <table:table-cell table:style-name="ce6" table:formula="of:=([Sheet1.Y50]-[Sheet1.X50])/[Sheet1.X50]" office:value-type="percentage" office:value="0.000181557727776849" calcext:value-type="percentage">
            <text:p>0.018156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145917243" calcext:value-type="float">
            <text:p>0.9145917243</text:p>
          </table:table-cell>
          <table:table-cell/>
          <table:table-cell office:value-type="float" office:value="4445.198" calcext:value-type="float">
            <text:p>4,445.1980</text:p>
          </table:table-cell>
          <table:table-cell office:value-type="float" office:value="4449.782385" calcext:value-type="float">
            <text:p>4449.782385</text:p>
          </table:table-cell>
          <table:table-cell table:style-name="ce6" table:formula="of:=([Sheet1.AQ50]-[Sheet1.AP50])/[Sheet1.AP50]" office:value-type="percentage" office:value="0.00103131176609008" calcext:value-type="percentage">
            <text:p>0.103131%</text:p>
          </table:table-cell>
          <table:table-cell/>
          <table:table-cell office:value-type="float" office:value="5148.359053" calcext:value-type="float">
            <text:p>5148.359053</text:p>
          </table:table-cell>
          <table:table-cell table:style-name="ce6" table:formula="of:=([Sheet1.AT50]-[Sheet1.AS50])/[Sheet1.AS5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5.83" calcext:value-type="float">
            <text:p>135.83</text:p>
          </table:table-cell>
          <table:table-cell table:number-columns-repeated="2" office:value-type="float" office:value="162119" calcext:value-type="float">
            <text:p>162119</text:p>
          </table:table-cell>
          <table:table-cell table:formula="of:=[Sheet1.B51]-[Sheet1.C51]" office:value-type="float" office:value="0" calcext:value-type="float">
            <text:p>0</text:p>
          </table:table-cell>
          <table:table-cell table:number-columns-repeated="2"/>
          <table:table-cell office:value-type="float" office:value="34811535.8361" calcext:value-type="float">
            <text:p>34811535.8361</text:p>
          </table:table-cell>
          <table:table-cell table:style-name="ce2" table:formula="of:=([Sheet1.G51]-[Sheet1.F51])/[Sheet1.F51]" office:value-type="string" office:string-value="" calcext:value-type="error">
            <text:p>#DIV/0!</text:p>
          </table:table-cell>
          <table:table-cell table:style-name="ce4" table:formula="of:=[.G51]-[.F51]" office:value-type="float" office:value="34811535.8361" calcext:value-type="float">
            <text:p>34,811,535.84</text:p>
          </table:table-cell>
          <table:table-cell office:value-type="float" office:value="9335107.486" calcext:value-type="float">
            <text:p>9,335,107.49</text:p>
          </table:table-cell>
          <table:table-cell table:style-name="Default" office:value-type="float" office:value="9335107.3878" calcext:value-type="float">
            <text:p>9335107.3878</text:p>
          </table:table-cell>
          <table:table-cell table:style-name="ce2" table:formula="of:=([Sheet1.K51]-[Sheet1.J51])/[Sheet1.J51]" office:value-type="percentage" office:value="-0.000000010519428845053" calcext:value-type="percentage">
            <text:p>0.00000%</text:p>
          </table:table-cell>
          <table:table-cell table:style-name="ce4" table:formula="of:=[.J51]-[.K51]" office:value-type="float" office:value="0.098199998959899" calcext:value-type="float">
            <text:p>0.10</text:p>
          </table:table-cell>
          <table:table-cell table:style-name="ce4" table:formula="of:=[.J50]-[.J51]" office:value-type="float" office:value="84822.2139999997" calcext:value-type="float">
            <text:p>84,822.21</text:p>
          </table:table-cell>
          <table:table-cell table:style-name="ce4" table:formula="of:=[.K50]-[.K51]" office:value-type="float" office:value="84821.9744999986" calcext:value-type="float">
            <text:p>84,821.97</text:p>
          </table:table-cell>
          <table:table-cell table:style-name="ce2"/>
          <table:table-cell table:style-name="ce3"/>
          <table:table-cell/>
          <table:table-cell office:value-type="float" office:value="0.03693268" calcext:value-type="float">
            <text:p>0.03693268</text:p>
          </table:table-cell>
          <table:table-cell table:number-columns-repeated="2"/>
          <table:table-cell office:value-type="float" office:value="4.0716944" calcext:value-type="float">
            <text:p>4.0716944</text:p>
          </table:table-cell>
          <table:table-cell table:style-name="ce6" table:formula="of:=([Sheet1.V51]-[Sheet1.U51])/[Sheet1.U51]" office:value-type="string" office:string-value="" calcext:value-type="error">
            <text:p>#DIV/0!</text:p>
          </table:table-cell>
          <table:table-cell office:value-type="float" office:value="4.03516616" calcext:value-type="float">
            <text:p>4.0351662</text:p>
          </table:table-cell>
          <table:table-cell office:value-type="float" office:value="4.0351526" calcext:value-type="float">
            <text:p>4.0351526</text:p>
          </table:table-cell>
          <table:table-cell table:style-name="ce6" table:formula="of:=([Sheet1.Y51]-[Sheet1.X51])/[Sheet1.X51]" office:value-type="percentage" office:value="-0.00000336045641307373" calcext:value-type="percentage">
            <text:p>-0.000336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122064212" calcext:value-type="float">
            <text:p>0.9122064212</text:p>
          </table:table-cell>
          <table:table-cell/>
          <table:table-cell office:value-type="float" office:value="4513.003" calcext:value-type="float">
            <text:p>4,513.0030</text:p>
          </table:table-cell>
          <table:table-cell office:value-type="float" office:value="4517.601376" calcext:value-type="float">
            <text:p>4517.601376</text:p>
          </table:table-cell>
          <table:table-cell table:style-name="ce6" table:formula="of:=([Sheet1.AQ51]-[Sheet1.AP51])/[Sheet1.AP51]" office:value-type="percentage" office:value="0.00101891711572093" calcext:value-type="percentage">
            <text:p>0.101892%</text:p>
          </table:table-cell>
          <table:table-cell/>
          <table:table-cell office:value-type="float" office:value="5219.550619" calcext:value-type="float">
            <text:p>5219.550619</text:p>
          </table:table-cell>
          <table:table-cell table:style-name="ce6" table:formula="of:=([Sheet1.AT51]-[Sheet1.AS51])/[Sheet1.AS5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6.83" calcext:value-type="float">
            <text:p>136.83</text:p>
          </table:table-cell>
          <table:table-cell table:number-columns-repeated="2" office:value-type="float" office:value="164119" calcext:value-type="float">
            <text:p>164119</text:p>
          </table:table-cell>
          <table:table-cell table:formula="of:=[Sheet1.B52]-[Sheet1.C52]" office:value-type="float" office:value="0" calcext:value-type="float">
            <text:p>0</text:p>
          </table:table-cell>
          <table:table-cell table:number-columns-repeated="2"/>
          <table:table-cell office:value-type="float" office:value="31613362.9271" calcext:value-type="float">
            <text:p>31613362.9271</text:p>
          </table:table-cell>
          <table:table-cell table:style-name="ce2" table:formula="of:=([Sheet1.G52]-[Sheet1.F52])/[Sheet1.F52]" office:value-type="string" office:string-value="" calcext:value-type="error">
            <text:p>#DIV/0!</text:p>
          </table:table-cell>
          <table:table-cell table:style-name="ce4" table:formula="of:=[.G52]-[.F52]" office:value-type="float" office:value="31613362.9271" calcext:value-type="float">
            <text:p>31,613,362.93</text:p>
          </table:table-cell>
          <table:table-cell office:value-type="float" office:value="9237655.256" calcext:value-type="float">
            <text:p>9,237,655.26</text:p>
          </table:table-cell>
          <table:table-cell table:style-name="Default" office:value-type="float" office:value="9237655.2378" calcext:value-type="float">
            <text:p>9237655.2378</text:p>
          </table:table-cell>
          <table:table-cell table:style-name="ce2" table:formula="of:=([Sheet1.K52]-[Sheet1.J52])/[Sheet1.J52]" office:value-type="percentage" office:value="-0.00000000197019680655131" calcext:value-type="percentage">
            <text:p>0.00000%</text:p>
          </table:table-cell>
          <table:table-cell table:style-name="ce4" table:formula="of:=[.J52]-[.K52]" office:value-type="float" office:value="0.0181999988853931" calcext:value-type="float">
            <text:p>0.02</text:p>
          </table:table-cell>
          <table:table-cell table:style-name="ce4" table:formula="of:=[.J51]-[.J52]" office:value-type="float" office:value="97452.2300000005" calcext:value-type="float">
            <text:p>97,452.23</text:p>
          </table:table-cell>
          <table:table-cell table:style-name="ce4" table:formula="of:=[.K51]-[.K52]" office:value-type="float" office:value="97452.1500000004" calcext:value-type="float">
            <text:p>97,452.15</text:p>
          </table:table-cell>
          <table:table-cell table:style-name="ce2"/>
          <table:table-cell table:style-name="ce3"/>
          <table:table-cell/>
          <table:table-cell office:value-type="float" office:value="0.03539664" calcext:value-type="float">
            <text:p>0.03539664</text:p>
          </table:table-cell>
          <table:table-cell table:number-columns-repeated="2"/>
          <table:table-cell office:value-type="float" office:value="3.7684385" calcext:value-type="float">
            <text:p>3.7684385</text:p>
          </table:table-cell>
          <table:table-cell table:style-name="ce6" table:formula="of:=([Sheet1.V52]-[Sheet1.U52])/[Sheet1.U52]" office:value-type="string" office:string-value="" calcext:value-type="error">
            <text:p>#DIV/0!</text:p>
          </table:table-cell>
          <table:table-cell office:value-type="float" office:value="3.73176" calcext:value-type="float">
            <text:p>3.7317600</text:p>
          </table:table-cell>
          <table:table-cell office:value-type="float" office:value="3.7320058" calcext:value-type="float">
            <text:p>3.7320058</text:p>
          </table:table-cell>
          <table:table-cell table:style-name="ce6" table:formula="of:=([Sheet1.Y52]-[Sheet1.X52])/[Sheet1.X52]" office:value-type="percentage" office:value="0.0000658670439685494" calcext:value-type="percentage">
            <text:p>0.006587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939031" calcext:value-type="float">
            <text:p>0.90939031</text:p>
          </table:table-cell>
          <table:table-cell/>
          <table:table-cell office:value-type="float" office:value="4591.9976" calcext:value-type="float">
            <text:p>4,591.9976</text:p>
          </table:table-cell>
          <table:table-cell office:value-type="float" office:value="4596.607179" calcext:value-type="float">
            <text:p>4596.607179</text:p>
          </table:table-cell>
          <table:table-cell table:style-name="ce6" table:formula="of:=([Sheet1.AQ52]-[Sheet1.AP52])/[Sheet1.AP52]" office:value-type="percentage" office:value="0.00100382870409164" calcext:value-type="percentage">
            <text:p>0.100383%</text:p>
          </table:table-cell>
          <table:table-cell/>
          <table:table-cell office:value-type="float" office:value="5302.35063" calcext:value-type="float">
            <text:p>5302.35063</text:p>
          </table:table-cell>
          <table:table-cell table:style-name="ce6" table:formula="of:=([Sheet1.AT52]-[Sheet1.AS52])/[Sheet1.AS5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7.83" calcext:value-type="float">
            <text:p>137.83</text:p>
          </table:table-cell>
          <table:table-cell table:number-columns-repeated="2" office:value-type="float" office:value="166119" calcext:value-type="float">
            <text:p>166119</text:p>
          </table:table-cell>
          <table:table-cell table:formula="of:=[Sheet1.B53]-[Sheet1.C53]" office:value-type="float" office:value="0" calcext:value-type="float">
            <text:p>0</text:p>
          </table:table-cell>
          <table:table-cell/>
          <table:table-cell office:value-type="float" office:value="28628327.18" calcext:value-type="float">
            <text:p>28628327</text:p>
          </table:table-cell>
          <table:table-cell office:value-type="float" office:value="28628371.8113" calcext:value-type="float">
            <text:p>28628371.8113</text:p>
          </table:table-cell>
          <table:table-cell table:style-name="ce2" table:formula="of:=([Sheet1.G53]-[Sheet1.F53])/[Sheet1.F53]" office:value-type="percentage" office:value="0.00000155899084560522" calcext:value-type="percentage">
            <text:p>0.00016%</text:p>
          </table:table-cell>
          <table:table-cell table:style-name="ce4" table:formula="of:=[.G53]-[.F53]" office:value-type="float" office:value="44.6312999986112" calcext:value-type="float">
            <text:p>44.63</text:p>
          </table:table-cell>
          <table:table-cell office:value-type="float" office:value="9149689.106" calcext:value-type="float">
            <text:p>9,149,689.11</text:p>
          </table:table-cell>
          <table:table-cell table:style-name="Default" office:value-type="float" office:value="9149689.0878" calcext:value-type="float">
            <text:p>9149689.0878</text:p>
          </table:table-cell>
          <table:table-cell table:style-name="ce2" table:formula="of:=([Sheet1.K53]-[Sheet1.J53])/[Sheet1.J53]" office:value-type="percentage" office:value="-0.00000000198913870593739" calcext:value-type="percentage">
            <text:p>0.00000%</text:p>
          </table:table-cell>
          <table:table-cell table:style-name="ce4" table:formula="of:=[.J53]-[.K53]" office:value-type="float" office:value="0.0182000007480383" calcext:value-type="float">
            <text:p>0.02</text:p>
          </table:table-cell>
          <table:table-cell table:style-name="ce4" table:formula="of:=[.J52]-[.J53]" office:value-type="float" office:value="87966.1499999985" calcext:value-type="float">
            <text:p>87,966.15</text:p>
          </table:table-cell>
          <table:table-cell table:style-name="ce4" table:formula="of:=[.K52]-[.K53]" office:value-type="float" office:value="87966.1500000004" calcext:value-type="float">
            <text:p>87,966.15</text:p>
          </table:table-cell>
          <table:table-cell table:style-name="ce2"/>
          <table:table-cell table:style-name="ce3"/>
          <table:table-cell/>
          <table:table-cell office:value-type="float" office:value="0.03381024" calcext:value-type="float">
            <text:p>0.03381024</text:p>
          </table:table-cell>
          <table:table-cell table:number-columns-repeated="2"/>
          <table:table-cell office:value-type="float" office:value="3.4551297" calcext:value-type="float">
            <text:p>3.4551297</text:p>
          </table:table-cell>
          <table:table-cell table:style-name="ce6" table:formula="of:=([Sheet1.V53]-[Sheet1.U53])/[Sheet1.U53]" office:value-type="string" office:string-value="" calcext:value-type="error">
            <text:p>#DIV/0!</text:p>
          </table:table-cell>
          <table:table-cell office:value-type="float" office:value="3.420592" calcext:value-type="float">
            <text:p>3.4205920</text:p>
          </table:table-cell>
          <table:table-cell office:value-type="float" office:value="3.4211331" calcext:value-type="float">
            <text:p>3.4211331</text:p>
          </table:table-cell>
          <table:table-cell table:style-name="ce6" table:formula="of:=([Sheet1.Y53]-[Sheet1.X53])/[Sheet1.X53]" office:value-type="percentage" office:value="0.000158188991847014" calcext:value-type="percentage">
            <text:p>0.015819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6769988" calcext:value-type="float">
            <text:p>0.906769988</text:p>
          </table:table-cell>
          <table:table-cell/>
          <table:table-cell office:value-type="float" office:value="4664.487" calcext:value-type="float">
            <text:p>4,664.4870</text:p>
          </table:table-cell>
          <table:table-cell office:value-type="float" office:value="4669.113154" calcext:value-type="float">
            <text:p>4669.113154</text:p>
          </table:table-cell>
          <table:table-cell table:style-name="ce6" table:formula="of:=([Sheet1.AQ53]-[Sheet1.AP53])/[Sheet1.AP53]" office:value-type="percentage" office:value="0.000991781947296581" calcext:value-type="percentage">
            <text:p>0.099178%</text:p>
          </table:table-cell>
          <table:table-cell/>
          <table:table-cell office:value-type="float" office:value="5378.217684" calcext:value-type="float">
            <text:p>5378.217684</text:p>
          </table:table-cell>
          <table:table-cell table:style-name="ce6" table:formula="of:=([Sheet1.AT53]-[Sheet1.AS53])/[Sheet1.AS5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8.83" calcext:value-type="float">
            <text:p>138.83</text:p>
          </table:table-cell>
          <table:table-cell table:number-columns-repeated="2" office:value-type="float" office:value="168119" calcext:value-type="float">
            <text:p>168119</text:p>
          </table:table-cell>
          <table:table-cell table:formula="of:=[Sheet1.B54]-[Sheet1.C54]" office:value-type="float" office:value="0" calcext:value-type="float">
            <text:p>0</text:p>
          </table:table-cell>
          <table:table-cell/>
          <table:table-cell office:value-type="float" office:value="16687760.3" calcext:value-type="float">
            <text:p>16687760</text:p>
          </table:table-cell>
          <table:table-cell office:value-type="float" office:value="16687726.27" calcext:value-type="float">
            <text:p>16687726.27</text:p>
          </table:table-cell>
          <table:table-cell table:style-name="ce2" table:formula="of:=([Sheet1.G54]-[Sheet1.F54])/[Sheet1.F54]" office:value-type="percentage" office:value="-0.00000203921912763764" calcext:value-type="percentage">
            <text:p>-0.00020%</text:p>
          </table:table-cell>
          <table:table-cell table:style-name="ce4" table:formula="of:=[.G54]-[.F54]" office:value-type="float" office:value="-34.0300000011921" calcext:value-type="float">
            <text:p>-34.03</text:p>
          </table:table-cell>
          <table:table-cell office:value-type="float" office:value="9070892.756" calcext:value-type="float">
            <text:p>9,070,892.76</text:p>
          </table:table-cell>
          <table:table-cell table:style-name="Default" office:value-type="float" office:value="9070892.7378" calcext:value-type="float">
            <text:p>9070892.7378</text:p>
          </table:table-cell>
          <table:table-cell table:style-name="ce2" table:formula="of:=([Sheet1.K54]-[Sheet1.J54])/[Sheet1.J54]" office:value-type="percentage" office:value="-0.00000000200641760132757" calcext:value-type="percentage">
            <text:p>0.00000%</text:p>
          </table:table-cell>
          <table:table-cell table:style-name="ce4" table:formula="of:=[.J54]-[.K54]" office:value-type="float" office:value="0.0181999988853931" calcext:value-type="float">
            <text:p>0.02</text:p>
          </table:table-cell>
          <table:table-cell table:style-name="ce4" table:formula="of:=[.J53]-[.J54]" office:value-type="float" office:value="78796.3500000015" calcext:value-type="float">
            <text:p>78,796.35</text:p>
          </table:table-cell>
          <table:table-cell table:style-name="ce4" table:formula="of:=[.K53]-[.K54]" office:value-type="float" office:value="78796.3499999996" calcext:value-type="float">
            <text:p>78,796.35</text:p>
          </table:table-cell>
          <table:table-cell table:style-name="ce2"/>
          <table:table-cell table:style-name="ce3"/>
          <table:table-cell/>
          <table:table-cell office:value-type="float" office:value="0.03223495" calcext:value-type="float">
            <text:p>0.03223495</text:p>
          </table:table-cell>
          <table:table-cell/>
          <table:table-cell office:value-type="float" office:value="3.156065" calcext:value-type="float">
            <text:p>3.156065</text:p>
          </table:table-cell>
          <table:table-cell office:value-type="float" office:value="3.1560699" calcext:value-type="float">
            <text:p>3.1560699</text:p>
          </table:table-cell>
          <table:table-cell table:style-name="ce6" table:formula="of:=([Sheet1.V54]-[Sheet1.U54])/[Sheet1.U54]" office:value-type="percentage" office:value="0.00000155256624941957" calcext:value-type="percentage">
            <text:p>0.000155%</text:p>
          </table:table-cell>
          <table:table-cell office:value-type="float" office:value="3.121759" calcext:value-type="float">
            <text:p>3.1217590</text:p>
          </table:table-cell>
          <table:table-cell office:value-type="float" office:value="3.1237597" calcext:value-type="float">
            <text:p>3.1237597</text:p>
          </table:table-cell>
          <table:table-cell table:style-name="ce6" table:formula="of:=([Sheet1.Y54]-[Sheet1.X54])/[Sheet1.X54]" office:value-type="percentage" office:value="0.0006408886784662" calcext:value-type="percentage">
            <text:p>0.064089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43547082" calcext:value-type="float">
            <text:p>0.9043547082</text:p>
          </table:table-cell>
          <table:table-cell table:number-columns-repeated="2"/>
          <table:table-cell office:value-type="float" office:value="4735.111247" calcext:value-type="float">
            <text:p>4735.111247</text:p>
          </table:table-cell>
          <table:table-cell table:style-name="ce6" table:formula="of:=([Sheet1.AQ54]-[Sheet1.AP54])/[Sheet1.AP54]" office:value-type="string" office:string-value="" calcext:value-type="error">
            <text:p>#DIV/0!</text:p>
          </table:table-cell>
          <table:table-cell/>
          <table:table-cell office:value-type="float" office:value="5447.179565" calcext:value-type="float">
            <text:p>5447.179565</text:p>
          </table:table-cell>
          <table:table-cell table:style-name="ce6" table:formula="of:=([Sheet1.AT54]-[Sheet1.AS54])/[Sheet1.AS5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68459" calcext:value-type="float">
            <text:p>168459</text:p>
          </table:table-cell>
          <table:table-cell table:formula="of:=[Sheet1.B55]-[Sheet1.C55]" office:value-type="float" office:value="0" calcext:value-type="float">
            <text:p>0</text:p>
          </table:table-cell>
          <table:table-cell/>
          <table:table-cell table:style-name="ce3" office:value-type="float" office:value="16687730.68" calcext:value-type="float">
            <text:p>16687730.68</text:p>
          </table:table-cell>
          <table:table-cell office:value-type="float" office:value="16687746.3084" calcext:value-type="float">
            <text:p>16687746.3084</text:p>
          </table:table-cell>
          <table:table-cell table:style-name="ce2" table:formula="of:=([Sheet1.G55]-[Sheet1.F55])/[Sheet1.F55]" office:value-type="percentage" office:value="0.000000936520387313217" calcext:value-type="percentage">
            <text:p>0.00009%</text:p>
          </table:table-cell>
          <table:table-cell table:style-name="ce4" table:formula="of:=[.G55]-[.F55]" office:value-type="float" office:value="15.6283999998122" calcext:value-type="float">
            <text:p>15.63</text:p>
          </table:table-cell>
          <table:table-cell office:value-type="float" office:value="8315101.86" calcext:value-type="float">
            <text:p>8,315,101.86</text:p>
          </table:table-cell>
          <table:table-cell table:style-name="Default" office:value-type="float" office:value="8315101.8635" calcext:value-type="float">
            <text:p>8315101.8635</text:p>
          </table:table-cell>
          <table:table-cell table:style-name="ce2" table:formula="of:=([Sheet1.K55]-[Sheet1.J55])/[Sheet1.J55]" office:value-type="percentage" office:value="0.000000000420920837928512" calcext:value-type="percentage">
            <text:p>0.00000%</text:p>
          </table:table-cell>
          <table:table-cell table:style-name="ce4" table:formula="of:=[.J55]-[.K55]" office:value-type="float" office:value="-0.00349999964237213" calcext:value-type="float">
            <text:p>0.00</text:p>
          </table:table-cell>
          <table:table-cell table:style-name="ce4" table:formula="of:=[.J54]-[.J55]" office:value-type="float" office:value="755790.895999999" calcext:value-type="float">
            <text:p>755,790.90</text:p>
          </table:table-cell>
          <table:table-cell table:style-name="ce4" table:formula="of:=[.K54]-[.K55]" office:value-type="float" office:value="755790.8743" calcext:value-type="float">
            <text:p>755,790.87</text:p>
          </table:table-cell>
          <table:table-cell table:style-name="ce2"/>
          <table:table-cell table:style-name="ce3"/>
          <table:table-cell/>
          <table:table-cell office:value-type="float" office:value="0.03192417" calcext:value-type="float">
            <text:p>0.03192417</text:p>
          </table:table-cell>
          <table:table-cell/>
          <table:table-cell office:value-type="float" office:value="2.0069219" calcext:value-type="float">
            <text:p>2.0069219</text:p>
          </table:table-cell>
          <table:table-cell office:value-type="float" office:value="2.0069178" calcext:value-type="float">
            <text:p>2.0069178</text:p>
          </table:table-cell>
          <table:table-cell table:style-name="ce6" table:formula="of:=([Sheet1.V55]-[Sheet1.U55])/[Sheet1.U55]" office:value-type="percentage" office:value="-0.00000204292952304291" calcext:value-type="percentage">
            <text:p>-0.000204%</text:p>
          </table:table-cell>
          <table:table-cell office:value-type="float" office:value="1.9794425" calcext:value-type="float">
            <text:p>1.9794425</text:p>
          </table:table-cell>
          <table:table-cell office:value-type="float" office:value="1.9797106" calcext:value-type="float">
            <text:p>1.9797106</text:p>
          </table:table-cell>
          <table:table-cell table:style-name="ce6" table:formula="of:=([Sheet1.Y55]-[Sheet1.X55])/[Sheet1.X55]" office:value-type="percentage" office:value="0.000135442176269325" calcext:value-type="percentage">
            <text:p>0.013544%</text:p>
          </table:table-cell>
          <table:table-cell table:number-columns-repeated="5"/>
          <table:table-cell table:style-name="Default"/>
          <table:table-cell table:number-columns-repeated="7"/>
          <table:table-cell office:value-type="float" office:value="0.9040413112" calcext:value-type="float">
            <text:p>0.9040413112</text:p>
          </table:table-cell>
          <table:table-cell table:number-columns-repeated="2"/>
          <table:table-cell office:value-type="float" office:value="4743.594307" calcext:value-type="float">
            <text:p>4743.594307</text:p>
          </table:table-cell>
          <table:table-cell table:style-name="ce6" table:formula="of:=([Sheet1.AQ55]-[Sheet1.AP55])/[Sheet1.AP55]" office:value-type="string" office:string-value="" calcext:value-type="error">
            <text:p>#DIV/0!</text:p>
          </table:table-cell>
          <table:table-cell/>
          <table:table-cell office:value-type="float" office:value="5456.03719" calcext:value-type="float">
            <text:p>5456.03719</text:p>
          </table:table-cell>
          <table:table-cell table:style-name="ce6" table:formula="of:=([Sheet1.AT55]-[Sheet1.AS55])/[Sheet1.AS5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72459" calcext:value-type="float">
            <text:p>172459</text:p>
          </table:table-cell>
          <table:table-cell table:formula="of:=[Sheet1.B56]-[Sheet1.C56]" office:value-type="float" office:value="0" calcext:value-type="float">
            <text:p>0</text:p>
          </table:table-cell>
          <table:table-cell/>
          <table:table-cell office:value-type="float" office:value="16687947.45" calcext:value-type="float">
            <text:p>16687947</text:p>
          </table:table-cell>
          <table:table-cell office:value-type="float" office:value="16687964.7185" calcext:value-type="float">
            <text:p>16687964.7185</text:p>
          </table:table-cell>
          <table:table-cell table:style-name="ce2" table:formula="of:=([Sheet1.G56]-[Sheet1.F56])/[Sheet1.F56]" office:value-type="percentage" office:value="0.00000103478873312478" calcext:value-type="percentage">
            <text:p>0.00010%</text:p>
          </table:table-cell>
          <table:table-cell table:style-name="ce4" table:formula="of:=[.G56]-[.F56]" office:value-type="float" office:value="17.2685000002384" calcext:value-type="float">
            <text:p>17.27</text:p>
          </table:table-cell>
          <table:table-cell office:value-type="float" office:value="8237191.56" calcext:value-type="float">
            <text:p>8,237,191.56</text:p>
          </table:table-cell>
          <table:table-cell table:style-name="Default" office:value-type="float" office:value="8237191.5635" calcext:value-type="float">
            <text:p>8237191.5635</text:p>
          </table:table-cell>
          <table:table-cell table:style-name="ce2" table:formula="of:=([Sheet1.K56]-[Sheet1.J56])/[Sheet1.J56]" office:value-type="percentage" office:value="0.000000000424902170624609" calcext:value-type="percentage">
            <text:p>0.00000%</text:p>
          </table:table-cell>
          <table:table-cell table:style-name="ce4" table:formula="of:=[.J56]-[.K56]" office:value-type="float" office:value="-0.00350000057369471" calcext:value-type="float">
            <text:p>0.00</text:p>
          </table:table-cell>
          <table:table-cell table:style-name="ce4" table:formula="of:=[.J55]-[.J56]" office:value-type="float" office:value="77910.3000000008" calcext:value-type="float">
            <text:p>77,910.30</text:p>
          </table:table-cell>
          <table:table-cell table:style-name="ce4" table:formula="of:=[.K55]-[.K56]" office:value-type="float" office:value="77910.2999999998" calcext:value-type="float">
            <text:p>77,910.30</text:p>
          </table:table-cell>
          <table:table-cell table:style-name="ce2"/>
          <table:table-cell table:style-name="ce3"/>
          <table:table-cell/>
          <table:table-cell office:value-type="float" office:value="0.02810673" calcext:value-type="float">
            <text:p>0.02810673</text:p>
          </table:table-cell>
          <table:table-cell/>
          <table:table-cell office:value-type="float" office:value="2.0259005" calcext:value-type="float">
            <text:p>2.0259005</text:p>
          </table:table-cell>
          <table:table-cell office:value-type="float" office:value="2.0259024" calcext:value-type="float">
            <text:p>2.0259024</text:p>
          </table:table-cell>
          <table:table-cell table:style-name="ce6" table:formula="of:=([Sheet1.V56]-[Sheet1.U56])/[Sheet1.U56]" office:value-type="percentage" office:value="0.000000937854549124759" calcext:value-type="percentage">
            <text:p>0.000094%</text:p>
          </table:table-cell>
          <table:table-cell/>
          <table:table-cell office:value-type="float" office:value="2.0320536" calcext:value-type="float">
            <text:p>2.0320536</text:p>
          </table:table-cell>
          <table:table-cell table:style-name="ce6" table:formula="of:=([Sheet1.Y56]-[Sheet1.X56])/[Sheet1.X5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9012265449" calcext:value-type="float">
            <text:p>0.9012265449</text:p>
          </table:table-cell>
          <table:table-cell table:number-columns-repeated="2"/>
          <table:table-cell office:value-type="float" office:value="4818.886291" calcext:value-type="float">
            <text:p>4818.886291</text:p>
          </table:table-cell>
          <table:table-cell table:style-name="ce6" table:formula="of:=([Sheet1.AQ56]-[Sheet1.AP56])/[Sheet1.AP56]" office:value-type="string" office:string-value="" calcext:value-type="error">
            <text:p>#DIV/0!</text:p>
          </table:table-cell>
          <table:table-cell/>
          <table:table-cell office:value-type="float" office:value="5534.592063" calcext:value-type="float">
            <text:p>5534.592063</text:p>
          </table:table-cell>
          <table:table-cell table:style-name="ce6" table:formula="of:=([Sheet1.AT56]-[Sheet1.AS56])/[Sheet1.AS5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8460" calcext:value-type="float">
            <text:p>178460</text:p>
          </table:table-cell>
          <table:table-cell office:value-type="float" office:value="178459" calcext:value-type="float">
            <text:p>178459</text:p>
          </table:table-cell>
          <table:table-cell table:formula="of:=[Sheet1.B57]-[Sheet1.C57]" office:value-type="float" office:value="1" calcext:value-type="float">
            <text:p>1</text:p>
          </table:table-cell>
          <table:table-cell table:number-columns-repeated="2"/>
          <table:table-cell office:value-type="float" office:value="16688238.6997" calcext:value-type="float">
            <text:p>16688238.6997</text:p>
          </table:table-cell>
          <table:table-cell table:style-name="ce2" table:formula="of:=([Sheet1.G57]-[Sheet1.F57])/[Sheet1.F57]" office:value-type="string" office:string-value="" calcext:value-type="error">
            <text:p>#DIV/0!</text:p>
          </table:table-cell>
          <table:table-cell table:style-name="ce4" table:formula="of:=[.G57]-[.F57]" office:value-type="float" office:value="16688238.6997" calcext:value-type="float">
            <text:p>16,688,238.70</text:p>
          </table:table-cell>
          <table:table-cell/>
          <table:table-cell table:style-name="Default" office:value-type="float" office:value="8120326.1135" calcext:value-type="float">
            <text:p>8120326.1135</text:p>
          </table:table-cell>
          <table:table-cell table:style-name="ce2" table:formula="of:=([Sheet1.K57]-[Sheet1.J57])/[Sheet1.J57]" office:value-type="string" office:string-value="" calcext:value-type="error">
            <text:p>#DIV/0!</text:p>
          </table:table-cell>
          <table:table-cell table:style-name="ce4" table:formula="of:=[.J57]-[.K57]" office:value-type="float" office:value="-8120326.1135" calcext:value-type="float">
            <text:p>-8,120,326.11</text:p>
          </table:table-cell>
          <table:table-cell table:style-name="ce4" table:formula="of:=[.J56]-[.J57]" office:value-type="float" office:value="8237191.56" calcext:value-type="float">
            <text:p>8,237,191.56</text:p>
          </table:table-cell>
          <table:table-cell table:style-name="ce4" table:formula="of:=[.K56]-[.K57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23132" calcext:value-type="float">
            <text:p>0.023132</text:p>
          </table:table-cell>
          <table:table-cell/>
          <table:table-cell office:value-type="float" office:value="2.055083" calcext:value-type="float">
            <text:p>2.055083</text:p>
          </table:table-cell>
          <table:table-cell office:value-type="float" office:value="2.0550855" calcext:value-type="float">
            <text:p>2.0550855</text:p>
          </table:table-cell>
          <table:table-cell table:style-name="ce6" table:formula="of:=([Sheet1.V57]-[Sheet1.U57])/[Sheet1.U57]" office:value-type="percentage" office:value="0.00000121649587870921" calcext:value-type="percentage">
            <text:p>0.000122%</text:p>
          </table:table-cell>
          <table:table-cell/>
          <table:table-cell office:value-type="float" office:value="2.031278" calcext:value-type="float">
            <text:p>2.031278</text:p>
          </table:table-cell>
          <table:table-cell table:style-name="ce6" table:formula="of:=([Sheet1.Y57]-[Sheet1.X57])/[Sheet1.X57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968554862" calcext:value-type="float">
            <text:p>0.8968554862</text:p>
          </table:table-cell>
          <table:table-cell table:number-columns-repeated="2"/>
          <table:table-cell office:value-type="float" office:value="4933.891048" calcext:value-type="float">
            <text:p>4933.891048</text:p>
          </table:table-cell>
          <table:table-cell table:style-name="ce6" table:formula="of:=([Sheet1.AQ57]-[Sheet1.AP57])/[Sheet1.AP57]" office:value-type="string" office:string-value="" calcext:value-type="error">
            <text:p>#DIV/0!</text:p>
          </table:table-cell>
          <table:table-cell/>
          <table:table-cell office:value-type="float" office:value="5654.376375" calcext:value-type="float">
            <text:p>5654.376375</text:p>
          </table:table-cell>
          <table:table-cell table:style-name="ce6" table:formula="of:=([Sheet1.AT57]-[Sheet1.AS57])/[Sheet1.AS5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460" calcext:value-type="float">
            <text:p>184460</text:p>
          </table:table-cell>
          <table:table-cell office:value-type="float" office:value="184459" calcext:value-type="float">
            <text:p>184459</text:p>
          </table:table-cell>
          <table:table-cell table:formula="of:=[Sheet1.B58]-[Sheet1.C58]" office:value-type="float" office:value="1" calcext:value-type="float">
            <text:p>1</text:p>
          </table:table-cell>
          <table:table-cell table:number-columns-repeated="2"/>
          <table:table-cell office:value-type="float" office:value="16688458.669" calcext:value-type="float">
            <text:p>16688458.669</text:p>
          </table:table-cell>
          <table:table-cell table:style-name="ce2" table:formula="of:=([Sheet1.G58]-[Sheet1.F58])/[Sheet1.F58]" office:value-type="string" office:string-value="" calcext:value-type="error">
            <text:p>#DIV/0!</text:p>
          </table:table-cell>
          <table:table-cell table:style-name="ce4" table:formula="of:=[.G58]-[.F58]" office:value-type="float" office:value="16688458.669" calcext:value-type="float">
            <text:p>16,688,458.67</text:p>
          </table:table-cell>
          <table:table-cell/>
          <table:table-cell table:style-name="Default" office:value-type="float" office:value="8003460.6635" calcext:value-type="float">
            <text:p>8003460.6635</text:p>
          </table:table-cell>
          <table:table-cell table:style-name="ce2" table:formula="of:=([Sheet1.K58]-[Sheet1.J58])/[Sheet1.J58]" office:value-type="string" office:string-value="" calcext:value-type="error">
            <text:p>#DIV/0!</text:p>
          </table:table-cell>
          <table:table-cell table:style-name="ce4" table:formula="of:=[.J58]-[.K58]" office:value-type="float" office:value="-8003460.6635" calcext:value-type="float">
            <text:p>-8,003,460.66</text:p>
          </table:table-cell>
          <table:table-cell table:style-name="ce4" table:formula="of:=[.J57]-[.J58]" office:value-type="float" office:value="0" calcext:value-type="float">
            <text:p>0.00</text:p>
          </table:table-cell>
          <table:table-cell table:style-name="ce4" table:formula="of:=[.K57]-[.K58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1894128" calcext:value-type="float">
            <text:p>0.01894128</text:p>
          </table:table-cell>
          <table:table-cell table:number-columns-repeated="2"/>
          <table:table-cell office:value-type="float" office:value="2.0851278" calcext:value-type="float">
            <text:p>2.0851278</text:p>
          </table:table-cell>
          <table:table-cell table:style-name="ce6" table:formula="of:=([Sheet1.V58]-[Sheet1.U58])/[Sheet1.U58]" office:value-type="string" office:string-value="" calcext:value-type="error">
            <text:p>#DIV/0!</text:p>
          </table:table-cell>
          <table:table-cell/>
          <table:table-cell office:value-type="float" office:value="2.0654352" calcext:value-type="float">
            <text:p>2.0654352</text:p>
          </table:table-cell>
          <table:table-cell table:style-name="ce6" table:formula="of:=([Sheet1.Y58]-[Sheet1.X58])/[Sheet1.X58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923380997" calcext:value-type="float">
            <text:p>0.8923380997</text:p>
          </table:table-cell>
          <table:table-cell table:number-columns-repeated="2"/>
          <table:table-cell office:value-type="float" office:value="5050.406427" calcext:value-type="float">
            <text:p>5050.406427</text:p>
          </table:table-cell>
          <table:table-cell table:style-name="ce6" table:formula="of:=([Sheet1.AQ58]-[Sheet1.AP58])/[Sheet1.AP58]" office:value-type="string" office:string-value="" calcext:value-type="error">
            <text:p>#DIV/0!</text:p>
          </table:table-cell>
          <table:table-cell/>
          <table:table-cell office:value-type="float" office:value="5775.49876" calcext:value-type="float">
            <text:p>5775.49876</text:p>
          </table:table-cell>
          <table:table-cell table:style-name="ce6" table:formula="of:=([Sheet1.AT58]-[Sheet1.AS58])/[Sheet1.AS5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0460" calcext:value-type="float">
            <text:p>190460</text:p>
          </table:table-cell>
          <table:table-cell office:value-type="float" office:value="190459" calcext:value-type="float">
            <text:p>190459</text:p>
          </table:table-cell>
          <table:table-cell table:formula="of:=[Sheet1.B59]-[Sheet1.C59]" office:value-type="float" office:value="1" calcext:value-type="float">
            <text:p>1</text:p>
          </table:table-cell>
          <table:table-cell table:number-columns-repeated="2"/>
          <table:table-cell office:value-type="float" office:value="16688634.5009" calcext:value-type="float">
            <text:p>16688634.5009</text:p>
          </table:table-cell>
          <table:table-cell table:style-name="ce2" table:formula="of:=([Sheet1.G59]-[Sheet1.F59])/[Sheet1.F59]" office:value-type="string" office:string-value="" calcext:value-type="error">
            <text:p>#DIV/0!</text:p>
          </table:table-cell>
          <table:table-cell table:style-name="ce4" table:formula="of:=[.G59]-[.F59]" office:value-type="float" office:value="16688634.5009" calcext:value-type="float">
            <text:p>16,688,634.50</text:p>
          </table:table-cell>
          <table:table-cell/>
          <table:table-cell table:style-name="Default" office:value-type="float" office:value="7886595.2135" calcext:value-type="float">
            <text:p>7886595.2135</text:p>
          </table:table-cell>
          <table:table-cell table:style-name="ce2" table:formula="of:=([Sheet1.K59]-[Sheet1.J59])/[Sheet1.J59]" office:value-type="string" office:string-value="" calcext:value-type="error">
            <text:p>#DIV/0!</text:p>
          </table:table-cell>
          <table:table-cell table:style-name="ce4" table:formula="of:=[.J59]-[.K59]" office:value-type="float" office:value="-7886595.2135" calcext:value-type="float">
            <text:p>-7,886,595.21</text:p>
          </table:table-cell>
          <table:table-cell table:style-name="ce4" table:formula="of:=[.J58]-[.J59]" office:value-type="float" office:value="0" calcext:value-type="float">
            <text:p>0.00</text:p>
          </table:table-cell>
          <table:table-cell table:style-name="ce4" table:formula="of:=[.K58]-[.K59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15436" calcext:value-type="float">
            <text:p>0.015436</text:p>
          </table:table-cell>
          <table:table-cell table:number-columns-repeated="2"/>
          <table:table-cell office:value-type="float" office:value="2.1160537" calcext:value-type="float">
            <text:p>2.1160537</text:p>
          </table:table-cell>
          <table:table-cell table:style-name="ce6" table:formula="of:=([Sheet1.V59]-[Sheet1.U59])/[Sheet1.U59]" office:value-type="string" office:string-value="" calcext:value-type="error">
            <text:p>#DIV/0!</text:p>
          </table:table-cell>
          <table:table-cell office:value-type="float" office:value="2.103008" calcext:value-type="float">
            <text:p>2.1030080</text:p>
          </table:table-cell>
          <table:table-cell office:value-type="float" office:value="2.0998489" calcext:value-type="float">
            <text:p>2.0998489</text:p>
          </table:table-cell>
          <table:table-cell table:style-name="ce6" table:formula="of:=([Sheet1.Y59]-[Sheet1.X59])/[Sheet1.X59]" office:value-type="percentage" office:value="-0.00150218163696951" calcext:value-type="percentage">
            <text:p>-0.150218%</text:p>
          </table:table-cell>
          <table:table-cell table:number-columns-repeated="13"/>
          <table:table-cell office:value-type="float" office:value="0.8876213127" calcext:value-type="float">
            <text:p>0.8876213127</text:p>
          </table:table-cell>
          <table:table-cell table:number-columns-repeated="2"/>
          <table:table-cell office:value-type="float" office:value="5169.685169" calcext:value-type="float">
            <text:p>5169.685169</text:p>
          </table:table-cell>
          <table:table-cell table:style-name="ce6" table:formula="of:=([Sheet1.AQ59]-[Sheet1.AP59])/[Sheet1.AP59]" office:value-type="string" office:string-value="" calcext:value-type="error">
            <text:p>#DIV/0!</text:p>
          </table:table-cell>
          <table:table-cell/>
          <table:table-cell office:value-type="float" office:value="5899.266357" calcext:value-type="float">
            <text:p>5899.266357</text:p>
          </table:table-cell>
          <table:table-cell table:style-name="ce6" table:formula="of:=([Sheet1.AT59]-[Sheet1.AS59])/[Sheet1.AS5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6460" calcext:value-type="float">
            <text:p>196460</text:p>
          </table:table-cell>
          <table:table-cell office:value-type="float" office:value="196459" calcext:value-type="float">
            <text:p>196459</text:p>
          </table:table-cell>
          <table:table-cell table:formula="of:=[Sheet1.B60]-[Sheet1.C60]" office:value-type="float" office:value="1" calcext:value-type="float">
            <text:p>1</text:p>
          </table:table-cell>
          <table:table-cell table:number-columns-repeated="2"/>
          <table:table-cell office:value-type="float" office:value="16688774.4111" calcext:value-type="float">
            <text:p>16688774.4111</text:p>
          </table:table-cell>
          <table:table-cell table:style-name="ce2" table:formula="of:=([Sheet1.G60]-[Sheet1.F60])/[Sheet1.F60]" office:value-type="string" office:string-value="" calcext:value-type="error">
            <text:p>#DIV/0!</text:p>
          </table:table-cell>
          <table:table-cell table:style-name="ce4" table:formula="of:=[.G60]-[.F60]" office:value-type="float" office:value="16688774.4111" calcext:value-type="float">
            <text:p>16,688,774.41</text:p>
          </table:table-cell>
          <table:table-cell/>
          <table:table-cell table:style-name="Default" office:value-type="float" office:value="7769729.7635" calcext:value-type="float">
            <text:p>7769729.7635</text:p>
          </table:table-cell>
          <table:table-cell table:style-name="ce2" table:formula="of:=([Sheet1.K60]-[Sheet1.J60])/[Sheet1.J60]" office:value-type="string" office:string-value="" calcext:value-type="error">
            <text:p>#DIV/0!</text:p>
          </table:table-cell>
          <table:table-cell table:style-name="ce4" table:formula="of:=[.J60]-[.K60]" office:value-type="float" office:value="-7769729.7635" calcext:value-type="float">
            <text:p>-7,769,729.76</text:p>
          </table:table-cell>
          <table:table-cell table:style-name="ce4" table:formula="of:=[.J59]-[.J60]" office:value-type="float" office:value="0" calcext:value-type="float">
            <text:p>0.00</text:p>
          </table:table-cell>
          <table:table-cell table:style-name="ce4" table:formula="of:=[.K59]-[.K60]" office:value-type="float" office:value="116865.449999999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1251667" calcext:value-type="float">
            <text:p>0.01251667</text:p>
          </table:table-cell>
          <table:table-cell table:number-columns-repeated="2"/>
          <table:table-cell office:value-type="float" office:value="2.1479041" calcext:value-type="float">
            <text:p>2.1479041</text:p>
          </table:table-cell>
          <table:table-cell table:style-name="ce6" table:formula="of:=([Sheet1.V60]-[Sheet1.U60])/[Sheet1.U60]" office:value-type="string" office:string-value="" calcext:value-type="error">
            <text:p>#DIV/0!</text:p>
          </table:table-cell>
          <table:table-cell/>
          <table:table-cell office:value-type="float" office:value="2.1346343" calcext:value-type="float">
            <text:p>2.1346343</text:p>
          </table:table-cell>
          <table:table-cell table:style-name="ce6" table:formula="of:=([Sheet1.Y60]-[Sheet1.X60])/[Sheet1.X60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826980427" calcext:value-type="float">
            <text:p>0.8826980427</text:p>
          </table:table-cell>
          <table:table-cell table:number-columns-repeated="2"/>
          <table:table-cell office:value-type="float" office:value="5291.737843" calcext:value-type="float">
            <text:p>5291.737843</text:p>
          </table:table-cell>
          <table:table-cell table:style-name="ce6" table:formula="of:=([Sheet1.AQ60]-[Sheet1.AP60])/[Sheet1.AP60]" office:value-type="string" office:string-value="" calcext:value-type="error">
            <text:p>#DIV/0!</text:p>
          </table:table-cell>
          <table:table-cell/>
          <table:table-cell office:value-type="float" office:value="6025.691404" calcext:value-type="float">
            <text:p>6025.691404</text:p>
          </table:table-cell>
          <table:table-cell table:style-name="ce6" table:formula="of:=([Sheet1.AT60]-[Sheet1.AS60])/[Sheet1.AS6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460" calcext:value-type="float">
            <text:p>202460</text:p>
          </table:table-cell>
          <table:table-cell office:value-type="float" office:value="202459" calcext:value-type="float">
            <text:p>202459</text:p>
          </table:table-cell>
          <table:table-cell table:formula="of:=[Sheet1.B61]-[Sheet1.C61]" office:value-type="float" office:value="1" calcext:value-type="float">
            <text:p>1</text:p>
          </table:table-cell>
          <table:table-cell table:number-columns-repeated="2"/>
          <table:table-cell office:value-type="float" office:value="16688885.2098" calcext:value-type="float">
            <text:p>16688885.2098</text:p>
          </table:table-cell>
          <table:table-cell table:style-name="ce2" table:formula="of:=([Sheet1.G61]-[Sheet1.F61])/[Sheet1.F61]" office:value-type="string" office:string-value="" calcext:value-type="error">
            <text:p>#DIV/0!</text:p>
          </table:table-cell>
          <table:table-cell table:style-name="ce4" table:formula="of:=[.G61]-[.F61]" office:value-type="float" office:value="16688885.2098" calcext:value-type="float">
            <text:p>16,688,885.21</text:p>
          </table:table-cell>
          <table:table-cell office:value-type="float" office:value="7652864.31" calcext:value-type="float">
            <text:p>7,652,864.31</text:p>
          </table:table-cell>
          <table:table-cell table:style-name="Default" office:value-type="float" office:value="7652864.3135" calcext:value-type="float">
            <text:p>7652864.3135</text:p>
          </table:table-cell>
          <table:table-cell table:style-name="ce2" table:formula="of:=([Sheet1.K61]-[Sheet1.J61])/[Sheet1.J61]" office:value-type="percentage" office:value="0.000000000457345175860658" calcext:value-type="percentage">
            <text:p>0.00000%</text:p>
          </table:table-cell>
          <table:table-cell table:style-name="ce4" table:formula="of:=[.J61]-[.K61]" office:value-type="float" office:value="-0.00350000057369471" calcext:value-type="float">
            <text:p>0.00</text:p>
          </table:table-cell>
          <table:table-cell table:style-name="ce4" table:formula="of:=[.J60]-[.J61]" office:value-type="float" office:value="-7652864.31" calcext:value-type="float">
            <text:p>-7,652,864.31</text:p>
          </table:table-cell>
          <table:table-cell table:style-name="ce4" table:formula="of:=[.K60]-[.K61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1009643" calcext:value-type="float">
            <text:p>0.01009643</text:p>
          </table:table-cell>
          <table:table-cell table:number-columns-repeated="2"/>
          <table:table-cell office:value-type="float" office:value="2.1807226" calcext:value-type="float">
            <text:p>2.1807226</text:p>
          </table:table-cell>
          <table:table-cell table:style-name="ce6" table:formula="of:=([Sheet1.V61]-[Sheet1.U61])/[Sheet1.U61]" office:value-type="string" office:string-value="" calcext:value-type="error">
            <text:p>#DIV/0!</text:p>
          </table:table-cell>
          <table:table-cell/>
          <table:table-cell office:value-type="float" office:value="2.1699115" calcext:value-type="float">
            <text:p>2.1699115</text:p>
          </table:table-cell>
          <table:table-cell table:style-name="ce6" table:formula="of:=([Sheet1.Y61]-[Sheet1.X61])/[Sheet1.X61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775606343" calcext:value-type="float">
            <text:p>0.8775606343</text:p>
          </table:table-cell>
          <table:table-cell table:number-columns-repeated="2"/>
          <table:table-cell office:value-type="float" office:value="5416.584199" calcext:value-type="float">
            <text:p>5416.584199</text:p>
          </table:table-cell>
          <table:table-cell table:style-name="ce6" table:formula="of:=([Sheet1.AQ61]-[Sheet1.AP61])/[Sheet1.AP61]" office:value-type="string" office:string-value="" calcext:value-type="error">
            <text:p>#DIV/0!</text:p>
          </table:table-cell>
          <table:table-cell/>
          <table:table-cell office:value-type="float" office:value="6154.795796" calcext:value-type="float">
            <text:p>6154.795796</text:p>
          </table:table-cell>
          <table:table-cell table:style-name="ce6" table:formula="of:=([Sheet1.AT61]-[Sheet1.AS61])/[Sheet1.AS6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8460" calcext:value-type="float">
            <text:p>208460</text:p>
          </table:table-cell>
          <table:table-cell office:value-type="float" office:value="208459" calcext:value-type="float">
            <text:p>208459</text:p>
          </table:table-cell>
          <table:table-cell table:formula="of:=[Sheet1.B62]-[Sheet1.C62]" office:value-type="float" office:value="1" calcext:value-type="float">
            <text:p>1</text:p>
          </table:table-cell>
          <table:table-cell table:number-columns-repeated="2"/>
          <table:table-cell office:value-type="float" office:value="16688972.5201" calcext:value-type="float">
            <text:p>16688972.5201</text:p>
          </table:table-cell>
          <table:table-cell table:style-name="ce2" table:formula="of:=([Sheet1.G62]-[Sheet1.F62])/[Sheet1.F62]" office:value-type="string" office:string-value="" calcext:value-type="error">
            <text:p>#DIV/0!</text:p>
          </table:table-cell>
          <table:table-cell table:style-name="ce4" table:formula="of:=[.G62]-[.F62]" office:value-type="float" office:value="16688972.5201" calcext:value-type="float">
            <text:p>16,688,972.52</text:p>
          </table:table-cell>
          <table:table-cell/>
          <table:table-cell table:style-name="Default" office:value-type="float" office:value="7535998.8635" calcext:value-type="float">
            <text:p>7535998.8635</text:p>
          </table:table-cell>
          <table:table-cell table:style-name="ce2" table:formula="of:=([Sheet1.K62]-[Sheet1.J62])/[Sheet1.J62]" office:value-type="string" office:string-value="" calcext:value-type="error">
            <text:p>#DIV/0!</text:p>
          </table:table-cell>
          <table:table-cell table:style-name="ce4" table:formula="of:=[.J62]-[.K62]" office:value-type="float" office:value="-7535998.8635" calcext:value-type="float">
            <text:p>-7,535,998.86</text:p>
          </table:table-cell>
          <table:table-cell table:style-name="ce4" table:formula="of:=[.J61]-[.J62]" office:value-type="float" office:value="7652864.31" calcext:value-type="float">
            <text:p>7,652,864.31</text:p>
          </table:table-cell>
          <table:table-cell table:style-name="ce4" table:formula="of:=[.K61]-[.K62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809962" calcext:value-type="float">
            <text:p>0.00809962</text:p>
          </table:table-cell>
          <table:table-cell table:number-columns-repeated="2"/>
          <table:table-cell office:value-type="float" office:value="2.2145552" calcext:value-type="float">
            <text:p>2.2145552</text:p>
          </table:table-cell>
          <table:table-cell table:style-name="ce6" table:formula="of:=([Sheet1.V62]-[Sheet1.U62])/[Sheet1.U62]" office:value-type="string" office:string-value="" calcext:value-type="error">
            <text:p>#DIV/0!</text:p>
          </table:table-cell>
          <table:table-cell/>
          <table:table-cell office:value-type="float" office:value="2.205794" calcext:value-type="float">
            <text:p>2.205794</text:p>
          </table:table-cell>
          <table:table-cell table:style-name="ce6" table:formula="of:=([Sheet1.Y62]-[Sheet1.X62])/[Sheet1.X62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722008546" calcext:value-type="float">
            <text:p>0.8722008546</text:p>
          </table:table-cell>
          <table:table-cell table:number-columns-repeated="2"/>
          <table:table-cell office:value-type="float" office:value="5544.252308" calcext:value-type="float">
            <text:p>5544.252308</text:p>
          </table:table-cell>
          <table:table-cell table:style-name="ce6" table:formula="of:=([Sheet1.AQ62]-[Sheet1.AP62])/[Sheet1.AP62]" office:value-type="string" office:string-value="" calcext:value-type="error">
            <text:p>#DIV/0!</text:p>
          </table:table-cell>
          <table:table-cell/>
          <table:table-cell office:value-type="float" office:value="6286.610093" calcext:value-type="float">
            <text:p>6286.610093</text:p>
          </table:table-cell>
          <table:table-cell table:style-name="ce6" table:formula="of:=([Sheet1.AT62]-[Sheet1.AS62])/[Sheet1.AS6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4460" calcext:value-type="float">
            <text:p>214460</text:p>
          </table:table-cell>
          <table:table-cell office:value-type="float" office:value="214459" calcext:value-type="float">
            <text:p>214459</text:p>
          </table:table-cell>
          <table:table-cell table:formula="of:=[Sheet1.B63]-[Sheet1.C63]" office:value-type="float" office:value="1" calcext:value-type="float">
            <text:p>1</text:p>
          </table:table-cell>
          <table:table-cell table:number-columns-repeated="2"/>
          <table:table-cell office:value-type="float" office:value="16689040.9662" calcext:value-type="float">
            <text:p>16689040.9662</text:p>
          </table:table-cell>
          <table:table-cell table:style-name="ce2" table:formula="of:=([Sheet1.G63]-[Sheet1.F63])/[Sheet1.F63]" office:value-type="string" office:string-value="" calcext:value-type="error">
            <text:p>#DIV/0!</text:p>
          </table:table-cell>
          <table:table-cell table:style-name="ce4" table:formula="of:=[.G63]-[.F63]" office:value-type="float" office:value="16689040.9662" calcext:value-type="float">
            <text:p>16,689,040.97</text:p>
          </table:table-cell>
          <table:table-cell/>
          <table:table-cell table:style-name="Default" office:value-type="float" office:value="7419133.4135" calcext:value-type="float">
            <text:p>7419133.4135</text:p>
          </table:table-cell>
          <table:table-cell table:style-name="ce2" table:formula="of:=([Sheet1.K63]-[Sheet1.J63])/[Sheet1.J63]" office:value-type="string" office:string-value="" calcext:value-type="error">
            <text:p>#DIV/0!</text:p>
          </table:table-cell>
          <table:table-cell table:style-name="ce4" table:formula="of:=[.J63]-[.K63]" office:value-type="float" office:value="-7419133.4135" calcext:value-type="float">
            <text:p>-7,419,133.41</text:p>
          </table:table-cell>
          <table:table-cell table:style-name="ce4" table:formula="of:=[.J62]-[.J63]" office:value-type="float" office:value="0" calcext:value-type="float">
            <text:p>0.00</text:p>
          </table:table-cell>
          <table:table-cell table:style-name="ce4" table:formula="of:=[.K62]-[.K63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646051" calcext:value-type="float">
            <text:p>0.00646051</text:p>
          </table:table-cell>
          <table:table-cell table:number-columns-repeated="2"/>
          <table:table-cell office:value-type="float" office:value="2.2494504" calcext:value-type="float">
            <text:p>2.2494504</text:p>
          </table:table-cell>
          <table:table-cell table:style-name="ce6" table:formula="of:=([Sheet1.V63]-[Sheet1.U63])/[Sheet1.U63]" office:value-type="string" office:string-value="" calcext:value-type="error">
            <text:p>#DIV/0!</text:p>
          </table:table-cell>
          <table:table-cell/>
          <table:table-cell office:value-type="float" office:value="2.2423899" calcext:value-type="float">
            <text:p>2.2423899</text:p>
          </table:table-cell>
          <table:table-cell table:style-name="ce6" table:formula="of:=([Sheet1.Y63]-[Sheet1.X63])/[Sheet1.X63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666098741" calcext:value-type="float">
            <text:p>0.8666098741</text:p>
          </table:table-cell>
          <table:table-cell table:number-columns-repeated="2"/>
          <table:table-cell office:value-type="float" office:value="5674.77808" calcext:value-type="float">
            <text:p>5674.77808</text:p>
          </table:table-cell>
          <table:table-cell table:style-name="ce6" table:formula="of:=([Sheet1.AQ63]-[Sheet1.AP63])/[Sheet1.AP63]" office:value-type="string" office:string-value="" calcext:value-type="error">
            <text:p>#DIV/0!</text:p>
          </table:table-cell>
          <table:table-cell/>
          <table:table-cell office:value-type="float" office:value="6421.172948" calcext:value-type="float">
            <text:p>6421.172948</text:p>
          </table:table-cell>
          <table:table-cell table:style-name="ce6" table:formula="of:=([Sheet1.AT63]-[Sheet1.AS63])/[Sheet1.AS6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0460" calcext:value-type="float">
            <text:p>220460</text:p>
          </table:table-cell>
          <table:table-cell office:value-type="float" office:value="220459" calcext:value-type="float">
            <text:p>220459</text:p>
          </table:table-cell>
          <table:table-cell table:formula="of:=[Sheet1.B64]-[Sheet1.C64]" office:value-type="float" office:value="1" calcext:value-type="float">
            <text:p>1</text:p>
          </table:table-cell>
          <table:table-cell table:number-columns-repeated="2"/>
          <table:table-cell office:value-type="float" office:value="16689094.3347" calcext:value-type="float">
            <text:p>16689094.3347</text:p>
          </table:table-cell>
          <table:table-cell table:style-name="ce2" table:formula="of:=([Sheet1.G64]-[Sheet1.F64])/[Sheet1.F64]" office:value-type="string" office:string-value="" calcext:value-type="error">
            <text:p>#DIV/0!</text:p>
          </table:table-cell>
          <table:table-cell table:style-name="ce4" table:formula="of:=[.G64]-[.F64]" office:value-type="float" office:value="16689094.3347" calcext:value-type="float">
            <text:p>16,689,094.33</text:p>
          </table:table-cell>
          <table:table-cell/>
          <table:table-cell table:style-name="Default" office:value-type="float" office:value="7302267.9635" calcext:value-type="float">
            <text:p>7302267.9635</text:p>
          </table:table-cell>
          <table:table-cell table:style-name="ce2" table:formula="of:=([Sheet1.K64]-[Sheet1.J64])/[Sheet1.J64]" office:value-type="string" office:string-value="" calcext:value-type="error">
            <text:p>#DIV/0!</text:p>
          </table:table-cell>
          <table:table-cell table:style-name="ce4" table:formula="of:=[.J64]-[.K64]" office:value-type="float" office:value="-7302267.9635" calcext:value-type="float">
            <text:p>-7,302,267.96</text:p>
          </table:table-cell>
          <table:table-cell table:style-name="ce4" table:formula="of:=[.J63]-[.J64]" office:value-type="float" office:value="0" calcext:value-type="float">
            <text:p>0.00</text:p>
          </table:table-cell>
          <table:table-cell table:style-name="ce4" table:formula="of:=[.K63]-[.K64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51222" calcext:value-type="float">
            <text:p>0.0051222</text:p>
          </table:table-cell>
          <table:table-cell table:number-columns-repeated="2"/>
          <table:table-cell office:value-type="float" office:value="2.2854599" calcext:value-type="float">
            <text:p>2.2854599</text:p>
          </table:table-cell>
          <table:table-cell table:style-name="ce6" table:formula="of:=([Sheet1.V64]-[Sheet1.U64])/[Sheet1.U64]" office:value-type="string" office:string-value="" calcext:value-type="error">
            <text:p>#DIV/0!</text:p>
          </table:table-cell>
          <table:table-cell/>
          <table:table-cell office:value-type="float" office:value="2.279803" calcext:value-type="float">
            <text:p>2.279803</text:p>
          </table:table-cell>
          <table:table-cell table:style-name="ce6" table:formula="of:=([Sheet1.Y64]-[Sheet1.X64])/[Sheet1.X64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607782431" calcext:value-type="float">
            <text:p>0.8607782431</text:p>
          </table:table-cell>
          <table:table-cell table:number-columns-repeated="2"/>
          <table:table-cell office:value-type="float" office:value="5808.204871" calcext:value-type="float">
            <text:p>5808.204871</text:p>
          </table:table-cell>
          <table:table-cell table:style-name="ce6" table:formula="of:=([Sheet1.AQ64]-[Sheet1.AP64])/[Sheet1.AP64]" office:value-type="string" office:string-value="" calcext:value-type="error">
            <text:p>#DIV/0!</text:p>
          </table:table-cell>
          <table:table-cell/>
          <table:table-cell office:value-type="float" office:value="6558.530633" calcext:value-type="float">
            <text:p>6558.530633</text:p>
          </table:table-cell>
          <table:table-cell table:style-name="ce6" table:formula="of:=([Sheet1.AT64]-[Sheet1.AS64])/[Sheet1.AS6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6460" calcext:value-type="float">
            <text:p>226460</text:p>
          </table:table-cell>
          <table:table-cell office:value-type="float" office:value="226459" calcext:value-type="float">
            <text:p>226459</text:p>
          </table:table-cell>
          <table:table-cell table:formula="of:=[Sheet1.B65]-[Sheet1.C65]" office:value-type="float" office:value="1" calcext:value-type="float">
            <text:p>1</text:p>
          </table:table-cell>
          <table:table-cell table:number-columns-repeated="2"/>
          <table:table-cell office:value-type="float" office:value="16689135.7124" calcext:value-type="float">
            <text:p>16689135.7124</text:p>
          </table:table-cell>
          <table:table-cell table:style-name="ce2" table:formula="of:=([Sheet1.G65]-[Sheet1.F65])/[Sheet1.F65]" office:value-type="string" office:string-value="" calcext:value-type="error">
            <text:p>#DIV/0!</text:p>
          </table:table-cell>
          <table:table-cell table:style-name="ce4" table:formula="of:=[.G65]-[.F65]" office:value-type="float" office:value="16689135.7124" calcext:value-type="float">
            <text:p>16,689,135.71</text:p>
          </table:table-cell>
          <table:table-cell/>
          <table:table-cell table:style-name="Default" office:value-type="float" office:value="7185402.5135" calcext:value-type="float">
            <text:p>7185402.5135</text:p>
          </table:table-cell>
          <table:table-cell table:style-name="ce2" table:formula="of:=([Sheet1.K65]-[Sheet1.J65])/[Sheet1.J65]" office:value-type="string" office:string-value="" calcext:value-type="error">
            <text:p>#DIV/0!</text:p>
          </table:table-cell>
          <table:table-cell table:style-name="ce4" table:formula="of:=[.J65]-[.K65]" office:value-type="float" office:value="-7185402.5135" calcext:value-type="float">
            <text:p>-7,185,402.51</text:p>
          </table:table-cell>
          <table:table-cell table:style-name="ce4" table:formula="of:=[.J64]-[.J65]" office:value-type="float" office:value="0" calcext:value-type="float">
            <text:p>0.00</text:p>
          </table:table-cell>
          <table:table-cell table:style-name="ce4" table:formula="of:=[.K64]-[.K65]" office:value-type="float" office:value="116865.449999999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403561" calcext:value-type="float">
            <text:p>0.00403561</text:p>
          </table:table-cell>
          <table:table-cell table:number-columns-repeated="2"/>
          <table:table-cell office:value-type="float" office:value="2.3226388" calcext:value-type="float">
            <text:p>2.3226388</text:p>
          </table:table-cell>
          <table:table-cell table:style-name="ce6" table:formula="of:=([Sheet1.V65]-[Sheet1.U65])/[Sheet1.U65]" office:value-type="string" office:string-value="" calcext:value-type="error">
            <text:p>#DIV/0!</text:p>
          </table:table-cell>
          <table:table-cell/>
          <table:table-cell office:value-type="float" office:value="2.3181339" calcext:value-type="float">
            <text:p>2.3181339</text:p>
          </table:table-cell>
          <table:table-cell table:style-name="ce6" table:formula="of:=([Sheet1.Y65]-[Sheet1.X65])/[Sheet1.X65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546958658" calcext:value-type="float">
            <text:p>0.8546958658</text:p>
          </table:table-cell>
          <table:table-cell table:number-columns-repeated="2"/>
          <table:table-cell office:value-type="float" office:value="5944.583161" calcext:value-type="float">
            <text:p>5944.583161</text:p>
          </table:table-cell>
          <table:table-cell table:style-name="ce6" table:formula="of:=([Sheet1.AQ65]-[Sheet1.AP65])/[Sheet1.AP65]" office:value-type="string" office:string-value="" calcext:value-type="error">
            <text:p>#DIV/0!</text:p>
          </table:table-cell>
          <table:table-cell/>
          <table:table-cell office:value-type="float" office:value="6698.736663" calcext:value-type="float">
            <text:p>6698.736663</text:p>
          </table:table-cell>
          <table:table-cell table:style-name="ce6" table:formula="of:=([Sheet1.AT65]-[Sheet1.AS65])/[Sheet1.AS6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2460" calcext:value-type="float">
            <text:p>232460</text:p>
          </table:table-cell>
          <table:table-cell office:value-type="float" office:value="232459" calcext:value-type="float">
            <text:p>232459</text:p>
          </table:table-cell>
          <table:table-cell table:formula="of:=[Sheet1.B66]-[Sheet1.C66]" office:value-type="float" office:value="1" calcext:value-type="float">
            <text:p>1</text:p>
          </table:table-cell>
          <table:table-cell table:number-columns-repeated="2"/>
          <table:table-cell office:value-type="float" office:value="16689167.6042" calcext:value-type="float">
            <text:p>16689167.6042</text:p>
          </table:table-cell>
          <table:table-cell table:style-name="ce2" table:formula="of:=([Sheet1.G66]-[Sheet1.F66])/[Sheet1.F66]" office:value-type="string" office:string-value="" calcext:value-type="error">
            <text:p>#DIV/0!</text:p>
          </table:table-cell>
          <table:table-cell table:style-name="ce4" table:formula="of:=[.G66]-[.F66]" office:value-type="float" office:value="16689167.6042" calcext:value-type="float">
            <text:p>16,689,167.60</text:p>
          </table:table-cell>
          <table:table-cell/>
          <table:table-cell table:style-name="Default" office:value-type="float" office:value="7068537.0635" calcext:value-type="float">
            <text:p>7068537.0635</text:p>
          </table:table-cell>
          <table:table-cell table:style-name="ce2" table:formula="of:=([Sheet1.K66]-[Sheet1.J66])/[Sheet1.J66]" office:value-type="string" office:string-value="" calcext:value-type="error">
            <text:p>#DIV/0!</text:p>
          </table:table-cell>
          <table:table-cell table:style-name="ce4" table:formula="of:=[.J66]-[.K66]" office:value-type="float" office:value="-7068537.0635" calcext:value-type="float">
            <text:p>-7,068,537.06</text:p>
          </table:table-cell>
          <table:table-cell table:style-name="ce4" table:formula="of:=[.J65]-[.J66]" office:value-type="float" office:value="0" calcext:value-type="float">
            <text:p>0.00</text:p>
          </table:table-cell>
          <table:table-cell table:style-name="ce4" table:formula="of:=[.K65]-[.K66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31586" calcext:value-type="float">
            <text:p>0.0031586</text:p>
          </table:table-cell>
          <table:table-cell table:number-columns-repeated="2"/>
          <table:table-cell office:value-type="float" office:value="2.3610452" calcext:value-type="float">
            <text:p>2.3610452</text:p>
          </table:table-cell>
          <table:table-cell table:style-name="ce6" table:formula="of:=([Sheet1.V66]-[Sheet1.U66])/[Sheet1.U66]" office:value-type="string" office:string-value="" calcext:value-type="error">
            <text:p>#DIV/0!</text:p>
          </table:table-cell>
          <table:table-cell/>
          <table:table-cell office:value-type="float" office:value="2.3574806" calcext:value-type="float">
            <text:p>2.3574806</text:p>
          </table:table-cell>
          <table:table-cell table:style-name="ce6" table:formula="of:=([Sheet1.Y66]-[Sheet1.X66])/[Sheet1.X66]" office:value-type="string" office:string-value="" calcext:value-type="error">
            <text:p>#DIV/0!</text:p>
          </table:table-cell>
          <table:table-cell table:number-columns-repeated="13"/>
          <table:table-cell office:value-type="float" office:value="0.8483519691" calcext:value-type="float">
            <text:p>0.8483519691</text:p>
          </table:table-cell>
          <table:table-cell table:number-columns-repeated="2"/>
          <table:table-cell office:value-type="float" office:value="6083.970306" calcext:value-type="float">
            <text:p>6083.970306</text:p>
          </table:table-cell>
          <table:table-cell table:style-name="ce6" table:formula="of:=([Sheet1.AQ66]-[Sheet1.AP66])/[Sheet1.AP66]" office:value-type="string" office:string-value="" calcext:value-type="error">
            <text:p>#DIV/0!</text:p>
          </table:table-cell>
          <table:table-cell/>
          <table:table-cell office:value-type="float" office:value="6841.851492" calcext:value-type="float">
            <text:p>6841.851492</text:p>
          </table:table-cell>
          <table:table-cell table:style-name="ce6" table:formula="of:=([Sheet1.AT66]-[Sheet1.AS66])/[Sheet1.AS6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8460" calcext:value-type="float">
            <text:p>238460</text:p>
          </table:table-cell>
          <table:table-cell office:value-type="float" office:value="238459" calcext:value-type="float">
            <text:p>238459</text:p>
          </table:table-cell>
          <table:table-cell table:formula="of:=[Sheet1.B67]-[Sheet1.C67]" office:value-type="float" office:value="1" calcext:value-type="float">
            <text:p>1</text:p>
          </table:table-cell>
          <table:table-cell table:number-columns-repeated="2"/>
          <table:table-cell office:value-type="float" office:value="16689191.9717" calcext:value-type="float">
            <text:p>16689191.9717</text:p>
          </table:table-cell>
          <table:table-cell table:style-name="ce2" table:formula="of:=([Sheet1.G67]-[Sheet1.F67])/[Sheet1.F67]" office:value-type="string" office:string-value="" calcext:value-type="error">
            <text:p>#DIV/0!</text:p>
          </table:table-cell>
          <table:table-cell table:style-name="ce4" table:formula="of:=[.G67]-[.F67]" office:value-type="float" office:value="16689191.9717" calcext:value-type="float">
            <text:p>16,689,191.97</text:p>
          </table:table-cell>
          <table:table-cell/>
          <table:table-cell table:style-name="Default" office:value-type="float" office:value="6951671.6135" calcext:value-type="float">
            <text:p>6951671.6135</text:p>
          </table:table-cell>
          <table:table-cell table:style-name="ce2" table:formula="of:=([Sheet1.K67]-[Sheet1.J67])/[Sheet1.J67]" office:value-type="string" office:string-value="" calcext:value-type="error">
            <text:p>#DIV/0!</text:p>
          </table:table-cell>
          <table:table-cell table:style-name="ce4" table:formula="of:=[.J67]-[.K67]" office:value-type="float" office:value="-6951671.6135" calcext:value-type="float">
            <text:p>-6,951,671.61</text:p>
          </table:table-cell>
          <table:table-cell table:style-name="ce4" table:formula="of:=[.J66]-[.J67]" office:value-type="float" office:value="0" calcext:value-type="float">
            <text:p>0.00</text:p>
          </table:table-cell>
          <table:table-cell table:style-name="ce4" table:formula="of:=[.K66]-[.K67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245721" calcext:value-type="float">
            <text:p>0.00245721</text:p>
          </table:table-cell>
          <table:table-cell table:number-columns-repeated="2"/>
          <table:table-cell office:value-type="float" office:value="2.4007417" calcext:value-type="float">
            <text:p>2.4007417</text:p>
          </table:table-cell>
          <table:table-cell table:style-name="ce6" table:formula="of:=([Sheet1.V67]-[Sheet1.U67])/[Sheet1.U67]" office:value-type="string" office:string-value="" calcext:value-type="error">
            <text:p>#DIV/0!</text:p>
          </table:table-cell>
          <table:table-cell/>
          <table:table-cell office:value-type="float" office:value="2.3979397" calcext:value-type="float">
            <text:p>2.3979397</text:p>
          </table:table-cell>
          <table:table-cell table:number-columns-repeated="14"/>
          <table:table-cell office:value-type="float" office:value="0.8417350682" calcext:value-type="float">
            <text:p>0.8417350682</text:p>
          </table:table-cell>
          <table:table-cell table:number-columns-repeated="2"/>
          <table:table-cell office:value-type="float" office:value="6226.43036" calcext:value-type="float">
            <text:p>6226.43036</text:p>
          </table:table-cell>
          <table:table-cell table:style-name="ce6" table:formula="of:=([Sheet1.AQ67]-[Sheet1.AP67])/[Sheet1.AP67]" office:value-type="string" office:string-value="" calcext:value-type="error">
            <text:p>#DIV/0!</text:p>
          </table:table-cell>
          <table:table-cell/>
          <table:table-cell office:value-type="float" office:value="6987.942299" calcext:value-type="float">
            <text:p>6987.942299</text:p>
          </table:table-cell>
          <table:table-cell table:style-name="ce6" table:formula="of:=([Sheet1.AT67]-[Sheet1.AS67])/[Sheet1.AS6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4460" calcext:value-type="float">
            <text:p>244460</text:p>
          </table:table-cell>
          <table:table-cell office:value-type="float" office:value="244459" calcext:value-type="float">
            <text:p>244459</text:p>
          </table:table-cell>
          <table:table-cell table:formula="of:=[Sheet1.B68]-[Sheet1.C68]" office:value-type="float" office:value="1" calcext:value-type="float">
            <text:p>1</text:p>
          </table:table-cell>
          <table:table-cell table:number-columns-repeated="2"/>
          <table:table-cell office:value-type="float" office:value="16689210.4199" calcext:value-type="float">
            <text:p>16689210.4199</text:p>
          </table:table-cell>
          <table:table-cell table:style-name="ce2" table:formula="of:=([Sheet1.G68]-[Sheet1.F68])/[Sheet1.F68]" office:value-type="string" office:string-value="" calcext:value-type="error">
            <text:p>#DIV/0!</text:p>
          </table:table-cell>
          <table:table-cell table:style-name="ce4" table:formula="of:=[.G68]-[.F68]" office:value-type="float" office:value="16689210.4199" calcext:value-type="float">
            <text:p>16,689,210.42</text:p>
          </table:table-cell>
          <table:table-cell/>
          <table:table-cell table:style-name="Default" office:value-type="float" office:value="6834806.1635" calcext:value-type="float">
            <text:p>6834806.1635</text:p>
          </table:table-cell>
          <table:table-cell table:style-name="ce2" table:formula="of:=([Sheet1.K68]-[Sheet1.J68])/[Sheet1.J68]" office:value-type="string" office:string-value="" calcext:value-type="error">
            <text:p>#DIV/0!</text:p>
          </table:table-cell>
          <table:table-cell table:style-name="ce4" table:formula="of:=[.J68]-[.K68]" office:value-type="float" office:value="-6834806.1635" calcext:value-type="float">
            <text:p>-6,834,806.16</text:p>
          </table:table-cell>
          <table:table-cell table:style-name="ce4" table:formula="of:=[.J67]-[.J68]" office:value-type="float" office:value="0" calcext:value-type="float">
            <text:p>0.00</text:p>
          </table:table-cell>
          <table:table-cell table:style-name="ce4" table:formula="of:=[.K67]-[.K68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190179" calcext:value-type="float">
            <text:p>0.00190179</text:p>
          </table:table-cell>
          <table:table-cell table:number-columns-repeated="2"/>
          <table:table-cell office:value-type="float" office:value="2.4417945" calcext:value-type="float">
            <text:p>2.4417945</text:p>
          </table:table-cell>
          <table:table-cell table:style-name="ce6" table:formula="of:=([Sheet1.V68]-[Sheet1.U68])/[Sheet1.U68]" office:value-type="string" office:string-value="" calcext:value-type="error">
            <text:p>#DIV/0!</text:p>
          </table:table-cell>
          <table:table-cell/>
          <table:table-cell office:value-type="float" office:value="2.4396055" calcext:value-type="float">
            <text:p>2.4396055</text:p>
          </table:table-cell>
          <table:table-cell table:number-columns-repeated="14"/>
          <table:table-cell office:value-type="float" office:value="0.83483293" calcext:value-type="float">
            <text:p>0.83483293</text:p>
          </table:table-cell>
          <table:table-cell table:number-columns-repeated="2"/>
          <table:table-cell office:value-type="float" office:value="6372.033893" calcext:value-type="float">
            <text:p>6372.033893</text:p>
          </table:table-cell>
          <table:table-cell table:style-name="ce6" table:formula="of:=([Sheet1.AQ68]-[Sheet1.AP68])/[Sheet1.AP68]" office:value-type="string" office:string-value="" calcext:value-type="error">
            <text:p>#DIV/0!</text:p>
          </table:table-cell>
          <table:table-cell/>
          <table:table-cell office:value-type="float" office:value="7137.082776" calcext:value-type="float">
            <text:p>7137.082776</text:p>
          </table:table-cell>
          <table:table-cell table:style-name="ce6" table:formula="of:=([Sheet1.AT68]-[Sheet1.AS68])/[Sheet1.AS6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0460" calcext:value-type="float">
            <text:p>250460</text:p>
          </table:table-cell>
          <table:table-cell office:value-type="float" office:value="250459" calcext:value-type="float">
            <text:p>250459</text:p>
          </table:table-cell>
          <table:table-cell table:formula="of:=[Sheet1.B69]-[Sheet1.C69]" office:value-type="float" office:value="1" calcext:value-type="float">
            <text:p>1</text:p>
          </table:table-cell>
          <table:table-cell table:number-columns-repeated="2"/>
          <table:table-cell office:value-type="float" office:value="16689224.3184" calcext:value-type="float">
            <text:p>16689224.3184</text:p>
          </table:table-cell>
          <table:table-cell table:style-name="ce2" table:formula="of:=([Sheet1.G69]-[Sheet1.F69])/[Sheet1.F69]" office:value-type="string" office:string-value="" calcext:value-type="error">
            <text:p>#DIV/0!</text:p>
          </table:table-cell>
          <table:table-cell table:style-name="ce4" table:formula="of:=[.G69]-[.F69]" office:value-type="float" office:value="16689224.3184" calcext:value-type="float">
            <text:p>16,689,224.32</text:p>
          </table:table-cell>
          <table:table-cell/>
          <table:table-cell table:style-name="Default" office:value-type="float" office:value="6717940.7135" calcext:value-type="float">
            <text:p>6717940.7135</text:p>
          </table:table-cell>
          <table:table-cell table:style-name="ce2" table:formula="of:=([Sheet1.K69]-[Sheet1.J69])/[Sheet1.J69]" office:value-type="string" office:string-value="" calcext:value-type="error">
            <text:p>#DIV/0!</text:p>
          </table:table-cell>
          <table:table-cell table:style-name="ce4" table:formula="of:=[.J69]-[.K69]" office:value-type="float" office:value="-6717940.7135" calcext:value-type="float">
            <text:p>-6,717,940.71</text:p>
          </table:table-cell>
          <table:table-cell table:style-name="ce4" table:formula="of:=[.J68]-[.J69]" office:value-type="float" office:value="0" calcext:value-type="float">
            <text:p>0.00</text:p>
          </table:table-cell>
          <table:table-cell table:style-name="ce4" table:formula="of:=[.K68]-[.K69]" office:value-type="float" office:value="116865.45" calcext:value-type="float">
            <text:p>116,865.45</text:p>
          </table:table-cell>
          <table:table-cell table:style-name="ce2"/>
          <table:table-cell table:style-name="ce3"/>
          <table:table-cell/>
          <table:table-cell office:value-type="float" office:value="0.00146411" calcext:value-type="float">
            <text:p>0.00146411</text:p>
          </table:table-cell>
          <table:table-cell table:number-columns-repeated="2"/>
          <table:table-cell office:value-type="float" office:value="2.4842747" calcext:value-type="float">
            <text:p>2.4842747</text:p>
          </table:table-cell>
          <table:table-cell table:style-name="ce6" table:formula="of:=([Sheet1.V69]-[Sheet1.U69])/[Sheet1.U69]" office:value-type="string" office:string-value="" calcext:value-type="error">
            <text:p>#DIV/0!</text:p>
          </table:table-cell>
          <table:table-cell/>
          <table:table-cell office:value-type="float" office:value="2.4825735" calcext:value-type="float">
            <text:p>2.4825735</text:p>
          </table:table-cell>
          <table:table-cell table:number-columns-repeated="14"/>
          <table:table-cell office:value-type="float" office:value="0.8276325308" calcext:value-type="float">
            <text:p>0.8276325308</text:p>
          </table:table-cell>
          <table:table-cell table:number-columns-repeated="2"/>
          <table:table-cell office:value-type="float" office:value="6520.857915" calcext:value-type="float">
            <text:p>6520.857915</text:p>
          </table:table-cell>
          <table:table-cell table:style-name="ce6" table:formula="of:=([Sheet1.AQ69]-[Sheet1.AP69])/[Sheet1.AP69]" office:value-type="string" office:string-value="" calcext:value-type="error">
            <text:p>#DIV/0!</text:p>
          </table:table-cell>
          <table:table-cell/>
          <table:table-cell office:value-type="float" office:value="7289.353026" calcext:value-type="float">
            <text:p>7289.353026</text:p>
          </table:table-cell>
          <table:table-cell table:style-name="ce6" table:formula="of:=([Sheet1.AT69]-[Sheet1.AS69])/[Sheet1.AS6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6460" calcext:value-type="float">
            <text:p>256460</text:p>
          </table:table-cell>
          <table:table-cell office:value-type="float" office:value="256459" calcext:value-type="float">
            <text:p>256459</text:p>
          </table:table-cell>
          <table:table-cell table:formula="of:=[Sheet1.B70]-[Sheet1.C70]" office:value-type="float" office:value="1" calcext:value-type="float">
            <text:p>1</text:p>
          </table:table-cell>
          <table:table-cell table:number-columns-repeated="2"/>
          <table:table-cell office:value-type="float" office:value="16689234.7361" calcext:value-type="float">
            <text:p>16689234.7361</text:p>
          </table:table-cell>
          <table:table-cell table:style-name="ce2" table:formula="of:=([Sheet1.G70]-[Sheet1.F70])/[Sheet1.F70]" office:value-type="string" office:string-value="" calcext:value-type="error">
            <text:p>#DIV/0!</text:p>
          </table:table-cell>
          <table:table-cell table:style-name="ce4" table:formula="of:=[.G70]-[.F70]" office:value-type="float" office:value="16689234.7361" calcext:value-type="float">
            <text:p>16,689,234.74</text:p>
          </table:table-cell>
          <table:table-cell/>
          <table:table-cell table:style-name="Default" office:value-type="float" office:value="6601075.2635" calcext:value-type="float">
            <text:p>6601075.2635</text:p>
          </table:table-cell>
          <table:table-cell table:style-name="ce2" table:formula="of:=([Sheet1.K70]-[Sheet1.J70])/[Sheet1.J70]" office:value-type="string" office:string-value="" calcext:value-type="error">
            <text:p>#DIV/0!</text:p>
          </table:table-cell>
          <table:table-cell table:style-name="ce4" table:formula="of:=[.J70]-[.K70]" office:value-type="float" office:value="-6601075.2635" calcext:value-type="float">
            <text:p>-6,601,075.26</text:p>
          </table:table-cell>
          <table:table-cell table:style-name="ce4" table:formula="of:=[.J69]-[.J70]" office:value-type="float" office:value="0" calcext:value-type="float">
            <text:p>0.00</text:p>
          </table:table-cell>
          <table:table-cell table:style-name="ce4" table:formula="of:=[.K69]-[.K70]" office:value-type="float" office:value="116865.449999999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.00112097" calcext:value-type="float">
            <text:p>0.00112097</text:p>
          </table:table-cell>
          <table:table-cell table:number-columns-repeated="2"/>
          <table:table-cell office:value-type="float" office:value="2.5282585" calcext:value-type="float">
            <text:p>2.5282585</text:p>
          </table:table-cell>
          <table:table-cell table:style-name="ce6" table:formula="of:=([Sheet1.V70]-[Sheet1.U70])/[Sheet1.U70]" office:value-type="string" office:string-value="" calcext:value-type="error">
            <text:p>#DIV/0!</text:p>
          </table:table-cell>
          <table:table-cell/>
          <table:table-cell office:value-type="float" office:value="2.5269433" calcext:value-type="float">
            <text:p>2.5269433</text:p>
          </table:table-cell>
          <table:table-cell table:number-columns-repeated="14"/>
          <table:table-cell office:value-type="float" office:value="0.8201200005" calcext:value-type="float">
            <text:p>0.8201200005</text:p>
          </table:table-cell>
          <table:table-cell table:number-columns-repeated="2"/>
          <table:table-cell office:value-type="float" office:value="6672.986019" calcext:value-type="float">
            <text:p>6672.986019</text:p>
          </table:table-cell>
          <table:table-cell table:style-name="ce6" table:formula="of:=([Sheet1.AQ70]-[Sheet1.AP70])/[Sheet1.AP70]" office:value-type="string" office:string-value="" calcext:value-type="error">
            <text:p>#DIV/0!</text:p>
          </table:table-cell>
          <table:table-cell/>
          <table:table-cell office:value-type="float" office:value="7444.839692" calcext:value-type="float">
            <text:p>7444.839692</text:p>
          </table:table-cell>
          <table:table-cell table:style-name="ce6" table:formula="of:=([Sheet1.AT70]-[Sheet1.AS70])/[Sheet1.AS7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2460" calcext:value-type="float">
            <text:p>262460</text:p>
          </table:table-cell>
          <table:table-cell office:value-type="float" office:value="262459" calcext:value-type="float">
            <text:p>262459</text:p>
          </table:table-cell>
          <table:table-cell table:formula="of:=[Sheet1.B71]-[Sheet1.C71]" office:value-type="float" office:value="1" calcext:value-type="float">
            <text:p>1</text:p>
          </table:table-cell>
          <table:table-cell table:number-columns-repeated="2"/>
          <table:table-cell office:value-type="float" office:value="16689242.5039" calcext:value-type="float">
            <text:p>16689242.5039</text:p>
          </table:table-cell>
          <table:table-cell table:style-name="ce2" table:formula="of:=([Sheet1.G71]-[Sheet1.F71])/[Sheet1.F71]" office:value-type="string" office:string-value="" calcext:value-type="error">
            <text:p>#DIV/0!</text:p>
          </table:table-cell>
          <table:table-cell table:style-name="ce4" table:formula="of:=[.G71]-[.F71]" office:value-type="float" office:value="16689242.5039" calcext:value-type="float">
            <text:p>16,689,242.50</text:p>
          </table:table-cell>
          <table:table-cell/>
          <table:table-cell table:style-name="Default" office:value-type="float" office:value="6484209.8135" calcext:value-type="float">
            <text:p>6484209.8135</text:p>
          </table:table-cell>
          <table:table-cell table:style-name="ce2" table:formula="of:=([Sheet1.K71]-[Sheet1.J71])/[Sheet1.J71]" office:value-type="string" office:string-value="" calcext:value-type="error">
            <text:p>#DIV/0!</text:p>
          </table:table-cell>
          <table:table-cell table:style-name="ce4" table:formula="of:=[.J71]-[.K71]" office:value-type="float" office:value="-6484209.8135" calcext:value-type="float">
            <text:p>-6,484,209.81</text:p>
          </table:table-cell>
          <table:table-cell table:style-name="ce4" table:formula="of:=[.J70]-[.J71]" office:value-type="float" office:value="0" calcext:value-type="float">
            <text:p>0.00</text:p>
          </table:table-cell>
          <table:table-cell table:style-name="ce4" table:formula="of:=[.K70]-[.K71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.00085337" calcext:value-type="float">
            <text:p>0.00085337</text:p>
          </table:table-cell>
          <table:table-cell table:number-columns-repeated="2"/>
          <table:table-cell office:value-type="float" office:value="2.5738271" calcext:value-type="float">
            <text:p>2.5738271</text:p>
          </table:table-cell>
          <table:table-cell table:style-name="ce6" table:formula="of:=([Sheet1.V71]-[Sheet1.U71])/[Sheet1.U71]" office:value-type="string" office:string-value="" calcext:value-type="error">
            <text:p>#DIV/0!</text:p>
          </table:table-cell>
          <table:table-cell/>
          <table:table-cell office:value-type="float" office:value="2.572816" calcext:value-type="float">
            <text:p>2.572816</text:p>
          </table:table-cell>
          <table:table-cell table:number-columns-repeated="14"/>
          <table:table-cell office:value-type="float" office:value="0.8122805632" calcext:value-type="float">
            <text:p>0.8122805632</text:p>
          </table:table-cell>
          <table:table-cell table:number-columns-repeated="2"/>
          <table:table-cell office:value-type="float" office:value="6828.508535" calcext:value-type="float">
            <text:p>6828.508535</text:p>
          </table:table-cell>
          <table:table-cell table:style-name="ce6" table:formula="of:=([Sheet1.AQ71]-[Sheet1.AP71])/[Sheet1.AP71]" office:value-type="string" office:string-value="" calcext:value-type="error">
            <text:p>#DIV/0!</text:p>
          </table:table-cell>
          <table:table-cell/>
          <table:table-cell office:value-type="float" office:value="7603.636095" calcext:value-type="float">
            <text:p>7603.636095</text:p>
          </table:table-cell>
          <table:table-cell table:style-name="ce6" table:formula="of:=([Sheet1.AT71]-[Sheet1.AS71])/[Sheet1.AS7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8460" calcext:value-type="float">
            <text:p>268460</text:p>
          </table:table-cell>
          <table:table-cell office:value-type="float" office:value="268459" calcext:value-type="float">
            <text:p>268459</text:p>
          </table:table-cell>
          <table:table-cell table:formula="of:=[Sheet1.B72]-[Sheet1.C72]" office:value-type="float" office:value="1" calcext:value-type="float">
            <text:p>1</text:p>
          </table:table-cell>
          <table:table-cell table:number-columns-repeated="2"/>
          <table:table-cell office:value-type="float" office:value="16689248.2643" calcext:value-type="float">
            <text:p>16689248.2643</text:p>
          </table:table-cell>
          <table:table-cell table:style-name="ce2" table:formula="of:=([Sheet1.G72]-[Sheet1.F72])/[Sheet1.F72]" office:value-type="string" office:string-value="" calcext:value-type="error">
            <text:p>#DIV/0!</text:p>
          </table:table-cell>
          <table:table-cell table:style-name="ce4" table:formula="of:=[.G72]-[.F72]" office:value-type="float" office:value="16689248.2643" calcext:value-type="float">
            <text:p>16,689,248.26</text:p>
          </table:table-cell>
          <table:table-cell/>
          <table:table-cell table:style-name="Default" office:value-type="float" office:value="6367344.3635" calcext:value-type="float">
            <text:p>6367344.3635</text:p>
          </table:table-cell>
          <table:table-cell table:style-name="ce2" table:formula="of:=([Sheet1.K72]-[Sheet1.J72])/[Sheet1.J72]" office:value-type="string" office:string-value="" calcext:value-type="error">
            <text:p>#DIV/0!</text:p>
          </table:table-cell>
          <table:table-cell table:style-name="ce4" table:formula="of:=[.J72]-[.K72]" office:value-type="float" office:value="-6367344.3635" calcext:value-type="float">
            <text:p>-6,367,344.36</text:p>
          </table:table-cell>
          <table:table-cell table:style-name="ce4" table:formula="of:=[.J71]-[.J72]" office:value-type="float" office:value="0" calcext:value-type="float">
            <text:p>0.00</text:p>
          </table:table-cell>
          <table:table-cell table:style-name="ce4" table:formula="of:=[.K71]-[.K72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.00064582" calcext:value-type="float">
            <text:p>0.00064582</text:p>
          </table:table-cell>
          <table:table-cell/>
          <table:table-cell office:value-type="float" office:value="2.6210079" calcext:value-type="float">
            <text:p>2.6210079</text:p>
          </table:table-cell>
          <table:table-cell office:value-type="float" office:value="2.621068" calcext:value-type="float">
            <text:p>2.621068</text:p>
          </table:table-cell>
          <table:table-cell table:style-name="ce6" table:formula="of:=([Sheet1.V72]-[Sheet1.U72])/[Sheet1.U72]" office:value-type="percentage" office:value="0.0000229301102069282" calcext:value-type="percentage">
            <text:p>0.002293%</text:p>
          </table:table-cell>
          <table:table-cell/>
          <table:table-cell office:value-type="float" office:value="2.6202952" calcext:value-type="float">
            <text:p>2.6202952</text:p>
          </table:table-cell>
          <table:table-cell table:number-columns-repeated="14"/>
          <table:table-cell office:value-type="float" office:value="0.8040984769" calcext:value-type="float">
            <text:p>0.8040984769</text:p>
          </table:table-cell>
          <table:table-cell table:number-columns-repeated="2"/>
          <table:table-cell office:value-type="float" office:value="6987.522617" calcext:value-type="float">
            <text:p>6987.522617</text:p>
          </table:table-cell>
          <table:table-cell table:style-name="ce6" table:formula="of:=([Sheet1.AQ72]-[Sheet1.AP72])/[Sheet1.AP72]" office:value-type="string" office:string-value="" calcext:value-type="error">
            <text:p>#DIV/0!</text:p>
          </table:table-cell>
          <table:table-cell/>
          <table:table-cell office:value-type="float" office:value="7765.842316" calcext:value-type="float">
            <text:p>7765.842316</text:p>
          </table:table-cell>
          <table:table-cell table:style-name="ce6" table:formula="of:=([Sheet1.AT72]-[Sheet1.AS72])/[Sheet1.AS7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4460" calcext:value-type="float">
            <text:p>274460</text:p>
          </table:table-cell>
          <table:table-cell office:value-type="float" office:value="274459" calcext:value-type="float">
            <text:p>274459</text:p>
          </table:table-cell>
          <table:table-cell table:formula="of:=[Sheet1.B73]-[Sheet1.C73]" office:value-type="float" office:value="1" calcext:value-type="float">
            <text:p>1</text:p>
          </table:table-cell>
          <table:table-cell table:number-columns-repeated="2"/>
          <table:table-cell office:value-type="float" office:value="16689252.5119" calcext:value-type="float">
            <text:p>16689252.5119</text:p>
          </table:table-cell>
          <table:table-cell table:style-name="ce2" table:formula="of:=([Sheet1.G73]-[Sheet1.F73])/[Sheet1.F73]" office:value-type="string" office:string-value="" calcext:value-type="error">
            <text:p>#DIV/0!</text:p>
          </table:table-cell>
          <table:table-cell table:style-name="ce4" table:formula="of:=[.G73]-[.F73]" office:value-type="float" office:value="16689252.5119" calcext:value-type="float">
            <text:p>16,689,252.51</text:p>
          </table:table-cell>
          <table:table-cell/>
          <table:table-cell table:style-name="Default" office:value-type="float" office:value="6250478.9135" calcext:value-type="float">
            <text:p>6250478.9135</text:p>
          </table:table-cell>
          <table:table-cell table:style-name="ce2" table:formula="of:=([Sheet1.K73]-[Sheet1.J73])/[Sheet1.J73]" office:value-type="string" office:string-value="" calcext:value-type="error">
            <text:p>#DIV/0!</text:p>
          </table:table-cell>
          <table:table-cell table:style-name="ce4" table:formula="of:=[.J73]-[.K73]" office:value-type="float" office:value="-6250478.9135" calcext:value-type="float">
            <text:p>-6,250,478.91</text:p>
          </table:table-cell>
          <table:table-cell table:style-name="ce4" table:formula="of:=[.J72]-[.J73]" office:value-type="float" office:value="0" calcext:value-type="float">
            <text:p>0.00</text:p>
          </table:table-cell>
          <table:table-cell table:style-name="ce4" table:formula="of:=[.K72]-[.K73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.00048576" calcext:value-type="float">
            <text:p>0.00048576</text:p>
          </table:table-cell>
          <table:table-cell table:number-columns-repeated="2"/>
          <table:table-cell office:value-type="float" office:value="2.6700751" calcext:value-type="float">
            <text:p>2.6700751</text:p>
          </table:table-cell>
          <table:table-cell table:number-columns-repeated="2"/>
          <table:table-cell office:value-type="float" office:value="2.6694879" calcext:value-type="float">
            <text:p>2.6694879</text:p>
          </table:table-cell>
          <table:table-cell table:number-columns-repeated="14"/>
          <table:table-cell office:value-type="float" office:value="0.7955569656" calcext:value-type="float">
            <text:p>0.7955569656</text:p>
          </table:table-cell>
          <table:table-cell table:number-columns-repeated="2"/>
          <table:table-cell office:value-type="float" office:value="7150.132417" calcext:value-type="float">
            <text:p>7150.132417</text:p>
          </table:table-cell>
          <table:table-cell table:style-name="ce6" table:formula="of:=([Sheet1.AQ73]-[Sheet1.AP73])/[Sheet1.AP73]" office:value-type="string" office:string-value="" calcext:value-type="error">
            <text:p>#DIV/0!</text:p>
          </table:table-cell>
          <table:table-cell/>
          <table:table-cell office:value-type="float" office:value="7931.565358" calcext:value-type="float">
            <text:p>7931.565358</text:p>
          </table:table-cell>
          <table:table-cell table:style-name="ce6" table:formula="of:=([Sheet1.AT73]-[Sheet1.AS73])/[Sheet1.AS7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0460" calcext:value-type="float">
            <text:p>280460</text:p>
          </table:table-cell>
          <table:table-cell office:value-type="float" office:value="280459" calcext:value-type="float">
            <text:p>280459</text:p>
          </table:table-cell>
          <table:table-cell table:formula="of:=[Sheet1.B74]-[Sheet1.C74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2" table:formula="of:=([Sheet1.G74]-[Sheet1.F74])/[Sheet1.F74]" office:value-type="string" office:string-value="" calcext:value-type="error">
            <text:p>#DIV/0!</text:p>
          </table:table-cell>
          <table:table-cell table:style-name="ce4" table:formula="of:=[.G74]-[.F74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6133613.4635" calcext:value-type="float">
            <text:p>6133613.4635</text:p>
          </table:table-cell>
          <table:table-cell table:style-name="ce2" table:formula="of:=([Sheet1.K74]-[Sheet1.J74])/[Sheet1.J74]" office:value-type="string" office:string-value="" calcext:value-type="error">
            <text:p>#DIV/0!</text:p>
          </table:table-cell>
          <table:table-cell table:style-name="ce4" table:formula="of:=[.J74]-[.K74]" office:value-type="float" office:value="-6133613.4635" calcext:value-type="float">
            <text:p>-6,133,613.46</text:p>
          </table:table-cell>
          <table:table-cell table:style-name="ce4" table:formula="of:=[.J73]-[.J74]" office:value-type="float" office:value="0" calcext:value-type="float">
            <text:p>0.00</text:p>
          </table:table-cell>
          <table:table-cell table:style-name="ce4" table:formula="of:=[.K73]-[.K74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7209495" calcext:value-type="float">
            <text:p>2.7209495</text:p>
          </table:table-cell>
          <table:table-cell table:number-columns-repeated="2"/>
          <table:table-cell office:value-type="float" office:value="2.7205061" calcext:value-type="float">
            <text:p>2.7205061</text:p>
          </table:table-cell>
          <table:table-cell table:number-columns-repeated="14"/>
          <table:table-cell office:value-type="float" office:value="0.7866381427" calcext:value-type="float">
            <text:p>0.7866381427</text:p>
          </table:table-cell>
          <table:table-cell table:number-columns-repeated="2"/>
          <table:table-cell office:value-type="float" office:value="7316.449327" calcext:value-type="float">
            <text:p>7316.449327</text:p>
          </table:table-cell>
          <table:table-cell table:style-name="ce6" table:formula="of:=([Sheet1.AQ74]-[Sheet1.AP74])/[Sheet1.AP74]" office:value-type="string" office:string-value="" calcext:value-type="error">
            <text:p>#DIV/0!</text:p>
          </table:table-cell>
          <table:table-cell/>
          <table:table-cell office:value-type="float" office:value="8100.919386" calcext:value-type="float">
            <text:p>8100.919386</text:p>
          </table:table-cell>
          <table:table-cell table:style-name="ce6" table:formula="of:=([Sheet1.AT74]-[Sheet1.AS74])/[Sheet1.AS7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86460" calcext:value-type="float">
            <text:p>286460</text:p>
          </table:table-cell>
          <table:table-cell office:value-type="float" office:value="286459" calcext:value-type="float">
            <text:p>286459</text:p>
          </table:table-cell>
          <table:table-cell table:formula="of:=[Sheet1.B75]-[Sheet1.C75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2" table:formula="of:=([Sheet1.G75]-[Sheet1.F75])/[Sheet1.F75]" office:value-type="string" office:string-value="" calcext:value-type="error">
            <text:p>#DIV/0!</text:p>
          </table:table-cell>
          <table:table-cell table:style-name="ce4" table:formula="of:=[.G75]-[.F75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6016748.0135" calcext:value-type="float">
            <text:p>6016748.0135</text:p>
          </table:table-cell>
          <table:table-cell table:style-name="ce2" table:formula="of:=([Sheet1.K75]-[Sheet1.J75])/[Sheet1.J75]" office:value-type="string" office:string-value="" calcext:value-type="error">
            <text:p>#DIV/0!</text:p>
          </table:table-cell>
          <table:table-cell table:style-name="ce4" table:formula="of:=[.J75]-[.K75]" office:value-type="float" office:value="-6016748.0135" calcext:value-type="float">
            <text:p>-6,016,748.01</text:p>
          </table:table-cell>
          <table:table-cell table:style-name="ce4" table:formula="of:=[.J74]-[.J75]" office:value-type="float" office:value="0" calcext:value-type="float">
            <text:p>0.00</text:p>
          </table:table-cell>
          <table:table-cell table:style-name="ce4" table:formula="of:=[.K74]-[.K75]" office:value-type="float" office:value="116865.449999999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7738013" calcext:value-type="float">
            <text:p>2.7738013</text:p>
          </table:table-cell>
          <table:table-cell table:number-columns-repeated="2"/>
          <table:table-cell office:value-type="float" office:value="2.7738013" calcext:value-type="float">
            <text:p>2.7738013</text:p>
          </table:table-cell>
          <table:table-cell table:number-columns-repeated="14"/>
          <table:table-cell office:value-type="float" office:value="0.7773223078" calcext:value-type="float">
            <text:p>0.7773223078</text:p>
          </table:table-cell>
          <table:table-cell table:number-columns-repeated="2"/>
          <table:table-cell office:value-type="float" office:value="7486.603574" calcext:value-type="float">
            <text:p>7486.603574</text:p>
          </table:table-cell>
          <table:table-cell table:style-name="ce6" table:formula="of:=([Sheet1.AQ75]-[Sheet1.AP75])/[Sheet1.AP75]" office:value-type="string" office:string-value="" calcext:value-type="error">
            <text:p>#DIV/0!</text:p>
          </table:table-cell>
          <table:table-cell/>
          <table:table-cell office:value-type="float" office:value="8274.037505" calcext:value-type="float">
            <text:p>8274.037505</text:p>
          </table:table-cell>
          <table:table-cell table:style-name="ce6" table:formula="of:=([Sheet1.AT75]-[Sheet1.AS75])/[Sheet1.AS7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2460" calcext:value-type="float">
            <text:p>292460</text:p>
          </table:table-cell>
          <table:table-cell office:value-type="float" office:value="292459" calcext:value-type="float">
            <text:p>292459</text:p>
          </table:table-cell>
          <table:table-cell table:formula="of:=[Sheet1.B76]-[Sheet1.C76]" office:value-type="float" office:value="1" calcext:value-type="float">
            <text:p>1</text:p>
          </table:table-cell>
          <table:table-cell table:number-columns-repeated="2"/>
          <table:table-cell office:value-type="float" office:value="16689263.5" calcext:value-type="float">
            <text:p>16689263.5</text:p>
          </table:table-cell>
          <table:table-cell table:style-name="ce2" table:formula="of:=([Sheet1.G76]-[Sheet1.F76])/[Sheet1.F76]" office:value-type="string" office:string-value="" calcext:value-type="error">
            <text:p>#DIV/0!</text:p>
          </table:table-cell>
          <table:table-cell table:style-name="ce4" table:formula="of:=[.G76]-[.F76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899882.5635" calcext:value-type="float">
            <text:p>5899882.5635</text:p>
          </table:table-cell>
          <table:table-cell table:style-name="ce2" table:formula="of:=([Sheet1.K76]-[Sheet1.J76])/[Sheet1.J76]" office:value-type="string" office:string-value="" calcext:value-type="error">
            <text:p>#DIV/0!</text:p>
          </table:table-cell>
          <table:table-cell table:style-name="ce4" table:formula="of:=[.J76]-[.K76]" office:value-type="float" office:value="-5899882.5635" calcext:value-type="float">
            <text:p>-5,899,882.56</text:p>
          </table:table-cell>
          <table:table-cell table:style-name="ce4" table:formula="of:=[.J75]-[.J76]" office:value-type="float" office:value="0" calcext:value-type="float">
            <text:p>0.00</text:p>
          </table:table-cell>
          <table:table-cell table:style-name="ce4" table:formula="of:=[.K75]-[.K76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28745" calcext:value-type="float">
            <text:p>2.828745</text:p>
          </table:table-cell>
          <table:table-cell table:number-columns-repeated="2"/>
          <table:table-cell office:value-type="float" office:value="2.828745" calcext:value-type="float">
            <text:p>2.828745</text:p>
          </table:table-cell>
          <table:table-cell table:number-columns-repeated="14"/>
          <table:table-cell office:value-type="float" office:value="0.7675892073" calcext:value-type="float">
            <text:p>0.7675892073</text:p>
          </table:table-cell>
          <table:table-cell table:number-columns-repeated="2"/>
          <table:table-cell office:value-type="float" office:value="7660.7192" calcext:value-type="float">
            <text:p>7660.7192</text:p>
          </table:table-cell>
          <table:table-cell table:style-name="ce6" table:formula="of:=([Sheet1.AQ76]-[Sheet1.AP76])/[Sheet1.AP76]" office:value-type="string" office:string-value="" calcext:value-type="error">
            <text:p>#DIV/0!</text:p>
          </table:table-cell>
          <table:table-cell/>
          <table:table-cell office:value-type="float" office:value="8451.046293" calcext:value-type="float">
            <text:p>8451.046293</text:p>
          </table:table-cell>
          <table:table-cell table:style-name="ce6" table:formula="of:=([Sheet1.AT76]-[Sheet1.AS76])/[Sheet1.AS7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8460" calcext:value-type="float">
            <text:p>298460</text:p>
          </table:table-cell>
          <table:table-cell office:value-type="float" office:value="298459" calcext:value-type="float">
            <text:p>298459</text:p>
          </table:table-cell>
          <table:table-cell table:formula="of:=[Sheet1.B77]-[Sheet1.C77]" office:value-type="float" office:value="1" calcext:value-type="float">
            <text:p>1</text:p>
          </table:table-cell>
          <table:table-cell/>
          <table:table-cell table:style-name="ce3"/>
          <table:table-cell office:value-type="float" office:value="16689263.5" calcext:value-type="float">
            <text:p>16689263.5</text:p>
          </table:table-cell>
          <table:table-cell table:style-name="ce2" table:formula="of:=([Sheet1.G77]-[Sheet1.F77])/[Sheet1.F77]" office:value-type="string" office:string-value="" calcext:value-type="error">
            <text:p>#DIV/0!</text:p>
          </table:table-cell>
          <table:table-cell table:style-name="ce4" table:formula="of:=[.G77]-[.F77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783017.1135" calcext:value-type="float">
            <text:p>5783017.1135</text:p>
          </table:table-cell>
          <table:table-cell table:style-name="ce2" table:formula="of:=([Sheet1.K77]-[Sheet1.J77])/[Sheet1.J77]" office:value-type="string" office:string-value="" calcext:value-type="error">
            <text:p>#DIV/0!</text:p>
          </table:table-cell>
          <table:table-cell table:style-name="ce4" table:formula="of:=[.J77]-[.K77]" office:value-type="float" office:value="-5783017.1135" calcext:value-type="float">
            <text:p>-5,783,017.11</text:p>
          </table:table-cell>
          <table:table-cell table:style-name="ce4" table:formula="of:=[.J76]-[.J77]" office:value-type="float" office:value="0" calcext:value-type="float">
            <text:p>0.00</text:p>
          </table:table-cell>
          <table:table-cell table:style-name="ce4" table:formula="of:=[.K76]-[.K77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859094" calcext:value-type="float">
            <text:p>2.8859094</text:p>
          </table:table-cell>
          <table:table-cell table:number-columns-repeated="2"/>
          <table:table-cell office:value-type="float" office:value="2.8859094" calcext:value-type="float">
            <text:p>2.8859094</text:p>
          </table:table-cell>
          <table:table-cell table:number-columns-repeated="14"/>
          <table:table-cell office:value-type="float" office:value="0.7574178059" calcext:value-type="float">
            <text:p>0.7574178059</text:p>
          </table:table-cell>
          <table:table-cell table:number-columns-repeated="2"/>
          <table:table-cell office:value-type="float" office:value="7838.918079" calcext:value-type="float">
            <text:p>7838.918079</text:p>
          </table:table-cell>
          <table:table-cell table:style-name="ce6" table:formula="of:=([Sheet1.AQ77]-[Sheet1.AP77])/[Sheet1.AP77]" office:value-type="string" office:string-value="" calcext:value-type="error">
            <text:p>#DIV/0!</text:p>
          </table:table-cell>
          <table:table-cell/>
          <table:table-cell office:value-type="float" office:value="8632.06992" calcext:value-type="float">
            <text:p>8632.06992</text:p>
          </table:table-cell>
          <table:table-cell table:style-name="ce6" table:formula="of:=([Sheet1.AT77]-[Sheet1.AS77])/[Sheet1.AS7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4460" calcext:value-type="float">
            <text:p>304460</text:p>
          </table:table-cell>
          <table:table-cell office:value-type="float" office:value="304458" calcext:value-type="float">
            <text:p>304458</text:p>
          </table:table-cell>
          <table:table-cell table:formula="of:=[Sheet1.B78]-[Sheet1.C78]" office:value-type="float" office:value="2" calcext:value-type="float">
            <text:p>2</text:p>
          </table:table-cell>
          <table:table-cell/>
          <table:table-cell table:style-name="ce3"/>
          <table:table-cell office:value-type="float" office:value="16689263.5" calcext:value-type="float">
            <text:p>16689263.5</text:p>
          </table:table-cell>
          <table:table-cell table:style-name="ce2" table:formula="of:=([Sheet1.G78]-[Sheet1.F78])/[Sheet1.F78]" office:value-type="string" office:string-value="" calcext:value-type="error">
            <text:p>#DIV/0!</text:p>
          </table:table-cell>
          <table:table-cell table:style-name="ce4" table:formula="of:=[.G78]-[.F78]" office:value-type="float" office:value="16689263.5" calcext:value-type="float">
            <text:p>16,689,263.50</text:p>
          </table:table-cell>
          <table:table-cell/>
          <table:table-cell table:style-name="Default" office:value-type="float" office:value="5666151.6635" calcext:value-type="float">
            <text:p>5666151.6635</text:p>
          </table:table-cell>
          <table:table-cell table:style-name="ce2" table:formula="of:=([Sheet1.K78]-[Sheet1.J78])/[Sheet1.J78]" office:value-type="string" office:string-value="" calcext:value-type="error">
            <text:p>#DIV/0!</text:p>
          </table:table-cell>
          <table:table-cell table:style-name="ce4" table:formula="of:=[.J78]-[.K78]" office:value-type="float" office:value="-5666151.6635" calcext:value-type="float">
            <text:p>-5,666,151.66</text:p>
          </table:table-cell>
          <table:table-cell table:style-name="ce4" table:formula="of:=[.J77]-[.J78]" office:value-type="float" office:value="0" calcext:value-type="float">
            <text:p>0.00</text:p>
          </table:table-cell>
          <table:table-cell table:style-name="ce4" table:formula="of:=[.K77]-[.K78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9454318" calcext:value-type="float">
            <text:p>2.9454318</text:p>
          </table:table-cell>
          <table:table-cell table:number-columns-repeated="2"/>
          <table:table-cell office:value-type="float" office:value="2.9454318" calcext:value-type="float">
            <text:p>2.9454318</text:p>
          </table:table-cell>
          <table:table-cell table:number-columns-repeated="14"/>
          <table:table-cell office:value-type="float" office:value="0.7467847553" calcext:value-type="float">
            <text:p>0.7467847553</text:p>
          </table:table-cell>
          <table:table-cell table:number-columns-repeated="2"/>
          <table:table-cell office:value-type="float" office:value="8021.345751" calcext:value-type="float">
            <text:p>8021.345751</text:p>
          </table:table-cell>
          <table:table-cell table:style-name="ce6" table:formula="of:=([Sheet1.AQ78]-[Sheet1.AP78])/[Sheet1.AP78]" office:value-type="string" office:string-value="" calcext:value-type="error">
            <text:p>#DIV/0!</text:p>
          </table:table-cell>
          <table:table-cell/>
          <table:table-cell office:value-type="float" office:value="8817.256399" calcext:value-type="float">
            <text:p>8817.256399</text:p>
          </table:table-cell>
          <table:table-cell table:style-name="ce6" table:formula="of:=([Sheet1.AT78]-[Sheet1.AS78])/[Sheet1.AS7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0460" calcext:value-type="float">
            <text:p>310460</text:p>
          </table:table-cell>
          <table:table-cell office:value-type="float" office:value="310458" calcext:value-type="float">
            <text:p>310458</text:p>
          </table:table-cell>
          <table:table-cell table:formula="of:=[Sheet1.B79]-[Sheet1.C79]" office:value-type="float" office:value="2" calcext:value-type="float">
            <text:p>2</text:p>
          </table:table-cell>
          <table:table-cell/>
          <table:table-cell table:style-name="ce3" office:value-type="float" office:value="16689262.92" calcext:value-type="float">
            <text:p>16689262.92</text:p>
          </table:table-cell>
          <table:table-cell office:value-type="float" office:value="16689263.5" calcext:value-type="float">
            <text:p>16689263.5</text:p>
          </table:table-cell>
          <table:table-cell table:style-name="ce2" table:formula="of:=([Sheet1.G79]-[Sheet1.F79])/[Sheet1.F79]" office:value-type="percentage" office:value="0.0000000347528829076956" calcext:value-type="percentage">
            <text:p>0.00000%</text:p>
          </table:table-cell>
          <table:table-cell table:style-name="ce4" table:formula="of:=[.G79]-[.F79]" office:value-type="float" office:value="0.580000000074506" calcext:value-type="float">
            <text:p>0.58</text:p>
          </table:table-cell>
          <table:table-cell/>
          <table:table-cell table:style-name="Default" office:value-type="float" office:value="5549286.2135" calcext:value-type="float">
            <text:p>5549286.2135</text:p>
          </table:table-cell>
          <table:table-cell table:style-name="ce2" table:formula="of:=([Sheet1.K79]-[Sheet1.J79])/[Sheet1.J79]" office:value-type="string" office:string-value="" calcext:value-type="error">
            <text:p>#DIV/0!</text:p>
          </table:table-cell>
          <table:table-cell table:style-name="ce4" table:formula="of:=[.J79]-[.K79]" office:value-type="float" office:value="-5549286.2135" calcext:value-type="float">
            <text:p>-5,549,286.21</text:p>
          </table:table-cell>
          <table:table-cell table:style-name="ce4" table:formula="of:=[.J78]-[.J79]" office:value-type="float" office:value="0" calcext:value-type="float">
            <text:p>0.00</text:p>
          </table:table-cell>
          <table:table-cell table:style-name="ce4" table:formula="of:=[.K78]-[.K79]" office:value-type="float" office:value="116865.45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0074613" calcext:value-type="float">
            <text:p>3.0074613</text:p>
          </table:table-cell>
          <table:table-cell table:number-columns-repeated="2"/>
          <table:table-cell office:value-type="float" office:value="3.0074613" calcext:value-type="float">
            <text:p>3.0074613</text:p>
          </table:table-cell>
          <table:table-cell table:number-columns-repeated="14"/>
          <table:table-cell office:value-type="float" office:value="0.7356650659" calcext:value-type="float">
            <text:p>0.7356650659</text:p>
          </table:table-cell>
          <table:table-cell table:number-columns-repeated="2"/>
          <table:table-cell office:value-type="float" office:value="8208.157076" calcext:value-type="float">
            <text:p>8208.157076</text:p>
          </table:table-cell>
          <table:table-cell table:style-name="ce6" table:formula="of:=([Sheet1.AQ79]-[Sheet1.AP79])/[Sheet1.AP79]" office:value-type="string" office:string-value="" calcext:value-type="error">
            <text:p>#DIV/0!</text:p>
          </table:table-cell>
          <table:table-cell/>
          <table:table-cell office:value-type="float" office:value="9006.762973" calcext:value-type="float">
            <text:p>9006.762973</text:p>
          </table:table-cell>
          <table:table-cell table:style-name="ce6" table:formula="of:=([Sheet1.AT79]-[Sheet1.AS79])/[Sheet1.AS7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6460" calcext:value-type="float">
            <text:p>316460</text:p>
          </table:table-cell>
          <table:table-cell office:value-type="float" office:value="316458" calcext:value-type="float">
            <text:p>316458</text:p>
          </table:table-cell>
          <table:table-cell table:formula="of:=[Sheet1.B80]-[Sheet1.C80]" office:value-type="float" office:value="2" calcext:value-type="float">
            <text:p>2</text:p>
          </table:table-cell>
          <table:table-cell/>
          <table:table-cell table:style-name="ce3" office:value-type="float" office:value="16689263.38" calcext:value-type="float">
            <text:p>16689263.38</text:p>
          </table:table-cell>
          <table:table-cell office:value-type="float" office:value="16689263.5" calcext:value-type="float">
            <text:p>16689263.5</text:p>
          </table:table-cell>
          <table:table-cell table:style-name="ce2" table:formula="of:=([Sheet1.G80]-[Sheet1.F80])/[Sheet1.F80]" office:value-type="percentage" office:value="0.0000000071902513878618" calcext:value-type="percentage">
            <text:p>0.00000%</text:p>
          </table:table-cell>
          <table:table-cell table:style-name="ce4" table:formula="of:=[.G80]-[.F80]" office:value-type="float" office:value="0.119999999180436" calcext:value-type="float">
            <text:p>0.12</text:p>
          </table:table-cell>
          <table:table-cell/>
          <table:table-cell table:style-name="Default" office:value-type="float" office:value="5432420.7635" calcext:value-type="float">
            <text:p>5432420.7635</text:p>
          </table:table-cell>
          <table:table-cell table:style-name="ce2" table:formula="of:=([Sheet1.K80]-[Sheet1.J80])/[Sheet1.J80]" office:value-type="string" office:string-value="" calcext:value-type="error">
            <text:p>#DIV/0!</text:p>
          </table:table-cell>
          <table:table-cell table:style-name="ce4" table:formula="of:=[.J80]-[.K80]" office:value-type="float" office:value="-5432420.7635" calcext:value-type="float">
            <text:p>-5,432,420.76</text:p>
          </table:table-cell>
          <table:table-cell table:style-name="ce4" table:formula="of:=[.J79]-[.J80]" office:value-type="float" office:value="0" calcext:value-type="float">
            <text:p>0.00</text:p>
          </table:table-cell>
          <table:table-cell table:style-name="ce4" table:formula="of:=[.K79]-[.K80]" office:value-type="float" office:value="116865.449999999" calcext:value-type="float">
            <text:p>116,865.4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0721596" calcext:value-type="float">
            <text:p>3.0721596</text:p>
          </table:table-cell>
          <table:table-cell table:number-columns-repeated="2"/>
          <table:table-cell office:value-type="float" office:value="3.0721596" calcext:value-type="float">
            <text:p>3.0721596</text:p>
          </table:table-cell>
          <table:table-cell table:number-columns-repeated="14"/>
          <table:table-cell office:value-type="float" office:value="0.7240319543" calcext:value-type="float">
            <text:p>0.7240319543</text:p>
          </table:table-cell>
          <table:table-cell table:number-columns-repeated="2"/>
          <table:table-cell office:value-type="float" office:value="8399.517027" calcext:value-type="float">
            <text:p>8399.517027</text:p>
          </table:table-cell>
          <table:table-cell table:style-name="ce6" table:formula="of:=([Sheet1.AQ80]-[Sheet1.AP80])/[Sheet1.AP80]" office:value-type="string" office:string-value="" calcext:value-type="error">
            <text:p>#DIV/0!</text:p>
          </table:table-cell>
          <table:table-cell/>
          <table:table-cell office:value-type="float" office:value="9200.756918" calcext:value-type="float">
            <text:p>9200.756918</text:p>
          </table:table-cell>
          <table:table-cell table:style-name="ce6" table:formula="of:=([Sheet1.AT80]-[Sheet1.AS80])/[Sheet1.AS8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4.8078" calcext:value-type="float">
            <text:p>214.8078</text:p>
          </table:table-cell>
          <table:table-cell office:value-type="float" office:value="320075.6" calcext:value-type="float">
            <text:p>320075.6</text:p>
          </table:table-cell>
          <table:table-cell office:value-type="float" office:value="320074" calcext:value-type="float">
            <text:p>320074</text:p>
          </table:table-cell>
          <table:table-cell table:formula="of:=[Sheet1.B81]-[Sheet1.C81]" office:value-type="float" office:value="1.59999999997672" calcext:value-type="float">
            <text:p>1.6</text:p>
          </table:table-cell>
          <table:table-cell/>
          <table:table-cell table:style-name="ce3" office:value-type="float" office:value="16012946.43" calcext:value-type="float">
            <text:p>16012946.43</text:p>
          </table:table-cell>
          <table:table-cell office:value-type="float" office:value="14038652.3" calcext:value-type="float">
            <text:p>14038652.3</text:p>
          </table:table-cell>
          <table:table-cell table:style-name="ce2" table:formula="of:=([Sheet1.G81]-[Sheet1.F81])/[Sheet1.F81]" office:value-type="percentage" office:value="-0.123293619861314" calcext:value-type="percentage">
            <text:p>-12.32936%</text:p>
          </table:table-cell>
          <table:table-cell table:style-name="ce4" table:formula="of:=[.G81]-[.F81]" office:value-type="float" office:value="-1974294.13" calcext:value-type="float">
            <text:p>-1,974,294.13</text:p>
          </table:table-cell>
          <table:table-cell office:value-type="float" office:value="5361997.64" calcext:value-type="float">
            <text:p>5,361,997.64</text:p>
          </table:table-cell>
          <table:table-cell table:style-name="Default" office:value-type="float" office:value="5361997.6433" calcext:value-type="float">
            <text:p>5361997.6433</text:p>
          </table:table-cell>
          <table:table-cell table:style-name="ce2" table:formula="of:=([Sheet1.K81]-[Sheet1.J81])/[Sheet1.J81]" office:value-type="percentage" office:value="0.000000000615442266796411" calcext:value-type="percentage">
            <text:p>0.00000%</text:p>
          </table:table-cell>
          <table:table-cell table:style-name="ce4" table:formula="of:=[.J81]-[.K81]" office:value-type="float" office:value="-0.00329999998211861" calcext:value-type="float">
            <text:p>0.00</text:p>
          </table:table-cell>
          <table:table-cell table:style-name="ce4" table:formula="of:=[.J80]-[.J81]" office:value-type="float" office:value="-5361997.64" calcext:value-type="float">
            <text:p>-5,361,997.64</text:p>
          </table:table-cell>
          <table:table-cell table:style-name="ce4" table:formula="of:=[.K80]-[.K81]" office:value-type="float" office:value="70423.1202000007" calcext:value-type="float">
            <text:p>70,423.12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1125085" calcext:value-type="float">
            <text:p>3.1125085</text:p>
          </table:table-cell>
          <table:table-cell table:number-columns-repeated="2"/>
          <table:table-cell office:value-type="float" office:value="3.1125085" calcext:value-type="float">
            <text:p>3.1125085</text:p>
          </table:table-cell>
          <table:table-cell table:number-columns-repeated="14"/>
          <table:table-cell office:value-type="float" office:value="0.7167609986" calcext:value-type="float">
            <text:p>0.7167609986</text:p>
          </table:table-cell>
          <table:table-cell table:number-columns-repeated="2"/>
          <table:table-cell office:value-type="float" office:value="8517.116078" calcext:value-type="float">
            <text:p>8517.116078</text:p>
          </table:table-cell>
          <table:table-cell table:style-name="ce6" table:formula="of:=([Sheet1.AQ81]-[Sheet1.AP81])/[Sheet1.AP81]" office:value-type="string" office:string-value="" calcext:value-type="error">
            <text:p>#DIV/0!</text:p>
          </table:table-cell>
          <table:table-cell/>
          <table:table-cell office:value-type="float" office:value="9319.914778" calcext:value-type="float">
            <text:p>9319.914778</text:p>
          </table:table-cell>
          <table:table-cell table:style-name="ce6" table:formula="of:=([Sheet1.AT81]-[Sheet1.AS81])/[Sheet1.AS8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5.8078" calcext:value-type="float">
            <text:p>215.8078</text:p>
          </table:table-cell>
          <table:table-cell office:value-type="float" office:value="322075.6" calcext:value-type="float">
            <text:p>322075.6</text:p>
          </table:table-cell>
          <table:table-cell office:value-type="float" office:value="322074" calcext:value-type="float">
            <text:p>322074</text:p>
          </table:table-cell>
          <table:table-cell table:formula="of:=[Sheet1.B82]-[Sheet1.C82]" office:value-type="float" office:value="1.59999999997672" calcext:value-type="float">
            <text:p>1.6</text:p>
          </table:table-cell>
          <table:table-cell/>
          <table:table-cell table:style-name="ce3" office:value-type="float" office:value="14537333.9" calcext:value-type="float">
            <text:p>14537333.90</text:p>
          </table:table-cell>
          <table:table-cell office:value-type="float" office:value="12134935.5" calcext:value-type="float">
            <text:p>12134935.5</text:p>
          </table:table-cell>
          <table:table-cell table:style-name="ce2" table:formula="of:=([Sheet1.G82]-[Sheet1.F82])/[Sheet1.F82]" office:value-type="percentage" office:value="-0.165257152138467" calcext:value-type="percentage">
            <text:p>-16.52572%</text:p>
          </table:table-cell>
          <table:table-cell table:style-name="ce4" table:formula="of:=[.G82]-[.F82]" office:value-type="float" office:value="-2402398.4" calcext:value-type="float">
            <text:p>-2,402,398.40</text:p>
          </table:table-cell>
          <table:table-cell office:value-type="float" office:value="5324663.636" calcext:value-type="float">
            <text:p>5,324,663.64</text:p>
          </table:table-cell>
          <table:table-cell table:style-name="Default" office:value-type="float" office:value="5327725.2933" calcext:value-type="float">
            <text:p>5327725.2933</text:p>
          </table:table-cell>
          <table:table-cell table:style-name="ce2" table:formula="of:=([Sheet1.K82]-[Sheet1.J82])/[Sheet1.J82]" office:value-type="percentage" office:value="0.000574995438078049" calcext:value-type="percentage">
            <text:p>0.05750%</text:p>
          </table:table-cell>
          <table:table-cell table:style-name="ce4" table:formula="of:=[.J82]-[.K82]" office:value-type="float" office:value="-3061.65730000008" calcext:value-type="float">
            <text:p>-3,061.66</text:p>
          </table:table-cell>
          <table:table-cell table:style-name="ce4" table:formula="of:=[.J81]-[.J82]" office:value-type="float" office:value="37334.0039999997" calcext:value-type="float">
            <text:p>37,334.00</text:p>
          </table:table-cell>
          <table:table-cell table:style-name="ce4" table:formula="of:=[.K81]-[.K82]" office:value-type="float" office:value="34272.3499999996" calcext:value-type="float">
            <text:p>34,272.35</text:p>
          </table:table-cell>
          <table:table-cell/>
          <table:table-cell table:style-name="ce3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8545572" calcext:value-type="float">
            <text:p>2.8545572</text:p>
          </table:table-cell>
          <table:table-cell table:number-columns-repeated="2"/>
          <table:table-cell office:value-type="float" office:value="2.7503133" calcext:value-type="float">
            <text:p>2.7503133</text:p>
          </table:table-cell>
          <table:table-cell table:number-columns-repeated="14"/>
          <table:table-cell office:value-type="float" office:value="0.7129182171" calcext:value-type="float">
            <text:p>0.7129182171</text:p>
          </table:table-cell>
          <table:table-cell table:number-columns-repeated="2"/>
          <table:table-cell office:value-type="float" office:value="8580.897263" calcext:value-type="float">
            <text:p>8580.897263</text:p>
          </table:table-cell>
          <table:table-cell table:style-name="ce6" table:formula="of:=([Sheet1.AQ82]-[Sheet1.AP82])/[Sheet1.AP82]" office:value-type="string" office:string-value="" calcext:value-type="error">
            <text:p>#DIV/0!</text:p>
          </table:table-cell>
          <table:table-cell/>
          <table:table-cell office:value-type="float" office:value="9384.52318" calcext:value-type="float">
            <text:p>9384.52318</text:p>
          </table:table-cell>
          <table:table-cell table:style-name="ce6" table:formula="of:=([Sheet1.AT82]-[Sheet1.AS82])/[Sheet1.AS8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6.8078" calcext:value-type="float">
            <text:p>216.8078</text:p>
          </table:table-cell>
          <table:table-cell office:value-type="float" office:value="322074" calcext:value-type="float">
            <text:p>322074</text:p>
          </table:table-cell>
          <table:table-cell office:value-type="float" office:value="324072" calcext:value-type="float">
            <text:p>324072</text:p>
          </table:table-cell>
          <table:table-cell table:formula="of:=[Sheet1.B83]-[Sheet1.C83]" office:value-type="float" office:value="-1998" calcext:value-type="float">
            <text:p>-1998</text:p>
          </table:table-cell>
          <table:table-cell/>
          <table:table-cell table:style-name="ce3" office:value-type="float" office:value="12810092.5" calcext:value-type="float">
            <text:p>12810092.50</text:p>
          </table:table-cell>
          <table:table-cell office:value-type="float" office:value="11888978.7" calcext:value-type="float">
            <text:p>11888978.7</text:p>
          </table:table-cell>
          <table:table-cell table:style-name="ce2" table:formula="of:=([Sheet1.G83]-[Sheet1.F83])/[Sheet1.F83]" office:value-type="percentage" office:value="-0.0719053199654882" calcext:value-type="percentage">
            <text:p>-7.19053%</text:p>
          </table:table-cell>
          <table:table-cell table:style-name="ce4" table:formula="of:=[.G83]-[.F83]" office:value-type="float" office:value="-921113.800000001" calcext:value-type="float">
            <text:p>-921,113.80</text:p>
          </table:table-cell>
          <table:table-cell office:value-type="float" office:value="5290842.886" calcext:value-type="float">
            <text:p>5,290,842.89</text:p>
          </table:table-cell>
          <table:table-cell table:style-name="Default" office:value-type="float" office:value="5298906.9433" calcext:value-type="float">
            <text:p>5298906.9433</text:p>
          </table:table-cell>
          <table:table-cell table:style-name="ce2" table:formula="of:=([Sheet1.K83]-[Sheet1.J83])/[Sheet1.J83]" office:value-type="percentage" office:value="0.00152415361290327" calcext:value-type="percentage">
            <text:p>0.15242%</text:p>
          </table:table-cell>
          <table:table-cell table:style-name="ce4" table:formula="of:=[.J83]-[.K83]" office:value-type="float" office:value="-8064.05730000045" calcext:value-type="float">
            <text:p>-8,064.06</text:p>
          </table:table-cell>
          <table:table-cell table:style-name="ce4" table:formula="of:=[.J82]-[.J83]" office:value-type="float" office:value="33820.75" calcext:value-type="float">
            <text:p>33,820.75</text:p>
          </table:table-cell>
          <table:table-cell table:style-name="ce4" table:formula="of:=[.K82]-[.K83]" office:value-type="float" office:value="28818.3499999996" calcext:value-type="float">
            <text:p>28,818.35</text:p>
          </table:table-cell>
          <table:table-cell/>
          <table:table-cell table:style-name="ce3"/>
          <table:table-cell table:number-columns-repeated="4"/>
          <table:table-cell office:value-type="float" office:value="2.5912415" calcext:value-type="float">
            <text:p>2.5912415</text:p>
          </table:table-cell>
          <table:table-cell table:number-columns-repeated="2"/>
          <table:table-cell office:value-type="float" office:value="2.3809646" calcext:value-type="float">
            <text:p>2.3809646</text:p>
          </table:table-cell>
          <table:table-cell table:number-columns-repeated="14"/>
          <table:table-cell office:value-type="float" office:value="0.7095251695" calcext:value-type="float">
            <text:p>0.7095251695</text:p>
          </table:table-cell>
          <table:table-cell table:number-columns-repeated="2"/>
          <table:table-cell office:value-type="float" office:value="8642.76505" calcext:value-type="float">
            <text:p>8642.76505</text:p>
          </table:table-cell>
          <table:table-cell table:style-name="ce6" table:formula="of:=([Sheet1.AQ83]-[Sheet1.AP83])/[Sheet1.AP83]" office:value-type="string" office:string-value="" calcext:value-type="error">
            <text:p>#DIV/0!</text:p>
          </table:table-cell>
          <table:table-cell/>
          <table:table-cell office:value-type="float" office:value="9447.531694" calcext:value-type="float">
            <text:p>9447.531694</text:p>
          </table:table-cell>
          <table:table-cell table:style-name="ce6" table:formula="of:=([Sheet1.AT83]-[Sheet1.AS83])/[Sheet1.AS8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8.1418" calcext:value-type="float">
            <text:p>218.1418</text:p>
          </table:table-cell>
          <table:table-cell office:value-type="float" office:value="326066" calcext:value-type="float">
            <text:p>326066</text:p>
          </table:table-cell>
          <table:table-cell office:value-type="float" office:value="326728" calcext:value-type="float">
            <text:p>326728</text:p>
          </table:table-cell>
          <table:table-cell table:formula="of:=[Sheet1.B84]-[Sheet1.C84]" office:value-type="float" office:value="-662" calcext:value-type="float">
            <text:p>-662</text:p>
          </table:table-cell>
          <table:table-cell table:formula="of:=[.C84]-[.C83]" office:value-type="float" office:value="2656" calcext:value-type="float">
            <text:p>2656</text:p>
          </table:table-cell>
          <table:table-cell table:style-name="ce3" office:value-type="float" office:value="4425705.5" calcext:value-type="float">
            <text:p>4425705.50</text:p>
          </table:table-cell>
          <table:table-cell office:value-type="float" office:value="4425705.5" calcext:value-type="float">
            <text:p>4425705.5</text:p>
          </table:table-cell>
          <table:table-cell table:style-name="ce2" table:formula="of:=([Sheet1.G84]-[Sheet1.F84])/[Sheet1.F84]" office:value-type="percentage" office:value="0" calcext:value-type="percentage">
            <text:p>0.00000%</text:p>
          </table:table-cell>
          <table:table-cell table:style-name="ce4" table:formula="of:=[.G84]-[.F84]" office:value-type="float" office:value="0" calcext:value-type="float">
            <text:p>0.00</text:p>
          </table:table-cell>
          <table:table-cell office:value-type="float" office:value="5256891.2" calcext:value-type="float">
            <text:p>5,256,891.20</text:p>
          </table:table-cell>
          <table:table-cell table:style-name="Default" office:value-type="float" office:value="5261853.5059" calcext:value-type="float">
            <text:p>5261853.5059</text:p>
          </table:table-cell>
          <table:table-cell table:style-name="ce2" table:formula="of:=([Sheet1.K84]-[Sheet1.J84])/[Sheet1.J84]" office:value-type="percentage" office:value="0.000943962070206063" calcext:value-type="percentage">
            <text:p>0.09440%</text:p>
          </table:table-cell>
          <table:table-cell table:style-name="ce4" table:formula="of:=[.J84]-[.K84]" office:value-type="float" office:value="-4962.30590000004" calcext:value-type="float">
            <text:p>-4,962.31</text:p>
          </table:table-cell>
          <table:table-cell table:style-name="ce4" table:formula="of:=[.J83]-[.J84]" office:value-type="float" office:value="33951.6859999998" calcext:value-type="float">
            <text:p>33,951.69</text:p>
          </table:table-cell>
          <table:table-cell table:style-name="ce4" table:formula="of:=[.K83]-[.K84]" office:value-type="float" office:value="37053.4374000002" calcext:value-type="float">
            <text:p>37,053.44</text:p>
          </table:table-cell>
          <table:table-cell/>
          <table:table-cell table:style-name="ce3"/>
          <table:table-cell table:number-columns-repeated="4"/>
          <table:table-cell office:value-type="float" office:value="2.2521421" calcext:value-type="float">
            <text:p>2.2521421</text:p>
          </table:table-cell>
          <table:table-cell table:number-columns-repeated="2"/>
          <table:table-cell office:value-type="float" office:value="1.9424125" calcext:value-type="float">
            <text:p>1.9424125</text:p>
          </table:table-cell>
          <table:table-cell table:number-columns-repeated="14"/>
          <table:table-cell office:value-type="float" office:value="0.7056395758" calcext:value-type="float">
            <text:p>0.7056395758</text:p>
          </table:table-cell>
          <table:table-cell table:number-columns-repeated="2"/>
          <table:table-cell office:value-type="float" office:value="8721.381299" calcext:value-type="float">
            <text:p>8721.381299</text:p>
          </table:table-cell>
          <table:table-cell table:style-name="ce6" table:formula="of:=([Sheet1.AQ84]-[Sheet1.AP84])/[Sheet1.AP84]" office:value-type="string" office:string-value="" calcext:value-type="error">
            <text:p>#DIV/0!</text:p>
          </table:table-cell>
          <table:table-cell/>
          <table:table-cell office:value-type="float" office:value="9528.515615" calcext:value-type="float">
            <text:p>9528.515615</text:p>
          </table:table-cell>
          <table:table-cell table:style-name="ce6" table:formula="of:=([Sheet1.AT84]-[Sheet1.AS84])/[Sheet1.AS8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326181.6" calcext:value-type="float">
            <text:p>326181.6</text:p>
          </table:table-cell>
          <table:table-cell office:value-type="float" office:value="326843" calcext:value-type="float">
            <text:p>326843</text:p>
          </table:table-cell>
          <table:table-cell table:formula="of:=[Sheet1.B85]-[Sheet1.C85]" office:value-type="float" office:value="-661.400000000023" calcext:value-type="float">
            <text:p>-661.4</text:p>
          </table:table-cell>
          <table:table-cell table:formula="of:=[.B84]-[.B83]" office:value-type="float" office:value="3992" calcext:value-type="float">
            <text:p>3992</text:p>
          </table:table-cell>
          <table:table-cell table:style-name="ce3" office:value-type="float" office:value="4425705.5" calcext:value-type="float">
            <text:p>4425705.50</text:p>
          </table:table-cell>
          <table:table-cell office:value-type="float" office:value="4425705.5" calcext:value-type="float">
            <text:p>4425705.5</text:p>
          </table:table-cell>
          <table:table-cell table:style-name="ce2" table:formula="of:=([Sheet1.G85]-[Sheet1.F85])/[Sheet1.F85]" office:value-type="percentage" office:value="0" calcext:value-type="percentage">
            <text:p>0.00000%</text:p>
          </table:table-cell>
          <table:table-cell/>
          <table:table-cell office:value-type="float" office:value="2999432.443" calcext:value-type="float">
            <text:p>2,999,432.44</text:p>
          </table:table-cell>
          <table:table-cell table:style-name="Default" office:value-type="float" office:value="2999282.6791" calcext:value-type="float">
            <text:p>2999282.6791</text:p>
          </table:table-cell>
          <table:table-cell table:style-name="ce2" table:formula="of:=([Sheet1.K85]-[Sheet1.J85])/[Sheet1.J85]" office:value-type="percentage" office:value="-0.000049930746181549" calcext:value-type="percentage">
            <text:p>-0.00499%</text:p>
          </table:table-cell>
          <table:table-cell table:style-name="ce4" table:formula="of:=[.J85]-[.K85]" office:value-type="float" office:value="149.763900000136" calcext:value-type="float">
            <text:p>149.76</text:p>
          </table:table-cell>
          <table:table-cell table:style-name="ce4" table:formula="of:=[.J84]-[.J85]" office:value-type="float" office:value="2257458.757" calcext:value-type="float">
            <text:p>2,257,458.76</text:p>
          </table:table-cell>
          <table:table-cell table:style-name="ce4" table:formula="of:=[.K84]-[.K85]" office:value-type="float" office:value="2262570.8268" calcext:value-type="float">
            <text:p>2,262,570.83</text:p>
          </table:table-cell>
          <table:table-cell/>
          <table:table-cell table:style-name="ce3"/>
          <table:table-cell table:number-columns-repeated="4"/>
          <table:table-cell office:value-type="float" office:value="1.4864715" calcext:value-type="float">
            <text:p>1.4864715</text:p>
          </table:table-cell>
          <table:table-cell table:number-columns-repeated="20"/>
          <table:table-cell office:value-type="float" office:value="8723.886159" calcext:value-type="float">
            <text:p>8723.886159</text:p>
          </table:table-cell>
          <table:table-cell table:style-name="ce6" table:formula="of:=([Sheet1.AQ85]-[Sheet1.AP85])/[Sheet1.AP85]" office:value-type="string" office:string-value="" calcext:value-type="error">
            <text:p>#DIV/0!</text:p>
          </table:table-cell>
          <table:table-cell/>
          <table:table-cell office:value-type="float" office:value="9531.131287" calcext:value-type="float">
            <text:p>9531.131287</text:p>
          </table:table-cell>
          <table:table-cell table:style-name="ce6" table:formula="of:=([Sheet1.AT85]-[Sheet1.AS85])/[Sheet1.AS8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7766.6" calcext:value-type="float">
            <text:p>327766.6</text:p>
          </table:table-cell>
          <table:table-cell office:value-type="float" office:value="328425" calcext:value-type="float">
            <text:p>328425</text:p>
          </table:table-cell>
          <table:table-cell table:formula="of:=[Sheet1.B86]-[Sheet1.C86]" office:value-type="float" office:value="-658.400000000023" calcext:value-type="float">
            <text:p>-658.4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86]-[Sheet1.F86])/[Sheet1.F86]" office:value-type="string" office:string-value="" calcext:value-type="error">
            <text:p>#DIV/0!</text:p>
          </table:table-cell>
          <table:table-cell/>
          <table:table-cell office:value-type="float" office:value="2991630.97" calcext:value-type="float">
            <text:p>2,991,630.97</text:p>
          </table:table-cell>
          <table:table-cell table:style-name="Default" office:value-type="float" office:value="2991481.206" calcext:value-type="float">
            <text:p>2991481.206</text:p>
          </table:table-cell>
          <table:table-cell table:style-name="ce2" table:formula="of:=([Sheet1.K86]-[Sheet1.J86])/[Sheet1.J86]" office:value-type="percentage" office:value="-0.0000500609873016631" calcext:value-type="percentage">
            <text:p>-0.00501%</text:p>
          </table:table-cell>
          <table:table-cell table:style-name="ce4" table:formula="of:=[.J86]-[.K86]" office:value-type="float" office:value="149.764000000432" calcext:value-type="float">
            <text:p>149.76</text:p>
          </table:table-cell>
          <table:table-cell table:style-name="ce4" table:formula="of:=[.J85]-[.J86]" office:value-type="float" office:value="7801.47299999977" calcext:value-type="float">
            <text:p>7,801.47</text:p>
          </table:table-cell>
          <table:table-cell table:style-name="ce4" table:formula="of:=[.K85]-[.K86]" office:value-type="float" office:value="7801.47310000006" calcext:value-type="float">
            <text:p>7,801.47</text:p>
          </table:table-cell>
          <table:table-cell/>
          <table:table-cell table:style-name="ce3"/>
          <table:table-cell table:number-columns-repeated="4"/>
          <table:table-cell office:value-type="float" office:value="1.4903765" calcext:value-type="float">
            <text:p>1.4903765</text:p>
          </table:table-cell>
          <table:table-cell table:number-columns-repeated="20"/>
          <table:table-cell office:value-type="float" office:value="8747.864106" calcext:value-type="float">
            <text:p>8747.864106</text:p>
          </table:table-cell>
          <table:table-cell table:style-name="ce6" table:formula="of:=([Sheet1.AQ86]-[Sheet1.AP86])/[Sheet1.AP86]" office:value-type="string" office:string-value="" calcext:value-type="error">
            <text:p>#DIV/0!</text:p>
          </table:table-cell>
          <table:table-cell/>
          <table:table-cell office:value-type="float" office:value="9556.483391" calcext:value-type="float">
            <text:p>9556.483391</text:p>
          </table:table-cell>
          <table:table-cell table:style-name="ce6" table:formula="of:=([Sheet1.AT86]-[Sheet1.AS86])/[Sheet1.AS8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3639.5" calcext:value-type="float">
            <text:p>333639.5</text:p>
          </table:table-cell>
          <table:table-cell office:value-type="float" office:value="334289" calcext:value-type="float">
            <text:p>334289</text:p>
          </table:table-cell>
          <table:table-cell table:formula="of:=[Sheet1.B87]-[Sheet1.C87]" office:value-type="float" office:value="-649.5" calcext:value-type="float">
            <text:p>-649.5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87]-[Sheet1.F87])/[Sheet1.F87]" office:value-type="string" office:string-value="" calcext:value-type="error">
            <text:p>#DIV/0!</text:p>
          </table:table-cell>
          <table:table-cell/>
          <table:table-cell office:value-type="float" office:value="2962375.46" calcext:value-type="float">
            <text:p>2,962,375.46</text:p>
          </table:table-cell>
          <table:table-cell table:style-name="Default" office:value-type="float" office:value="2962225.6818" calcext:value-type="float">
            <text:p>2962225.6818</text:p>
          </table:table-cell>
          <table:table-cell table:style-name="ce2" table:formula="of:=([Sheet1.K87]-[Sheet1.J87])/[Sheet1.J87]" office:value-type="percentage" office:value="-0.0000505601676838286" calcext:value-type="percentage">
            <text:p>-0.00506%</text:p>
          </table:table-cell>
          <table:table-cell table:style-name="ce4" table:formula="of:=[.J87]-[.K87]" office:value-type="float" office:value="149.778200000059" calcext:value-type="float">
            <text:p>149.78</text:p>
          </table:table-cell>
          <table:table-cell table:style-name="ce4" table:formula="of:=[.J86]-[.J87]" office:value-type="float" office:value="29255.5100000002" calcext:value-type="float">
            <text:p>29,255.51</text:p>
          </table:table-cell>
          <table:table-cell table:style-name="ce4" table:formula="of:=[.K86]-[.K87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052047" calcext:value-type="float">
            <text:p>1.5052047</text:p>
          </table:table-cell>
          <table:table-cell table:number-columns-repeated="20"/>
          <table:table-cell office:value-type="float" office:value="8838.482395" calcext:value-type="float">
            <text:p>8838.482395</text:p>
          </table:table-cell>
          <table:table-cell table:style-name="ce6" table:formula="of:=([Sheet1.AQ87]-[Sheet1.AP87])/[Sheet1.AP87]" office:value-type="string" office:string-value="" calcext:value-type="error">
            <text:p>#DIV/0!</text:p>
          </table:table-cell>
          <table:table-cell/>
          <table:table-cell office:value-type="float" office:value="9652.04529" calcext:value-type="float">
            <text:p>9652.04529</text:p>
          </table:table-cell>
          <table:table-cell table:style-name="ce6" table:formula="of:=([Sheet1.AT87]-[Sheet1.AS87])/[Sheet1.AS8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9402" calcext:value-type="float">
            <text:p>339402</text:p>
          </table:table-cell>
          <table:table-cell office:value-type="float" office:value="340042" calcext:value-type="float">
            <text:p>340042</text:p>
          </table:table-cell>
          <table:table-cell table:formula="of:=[Sheet1.B88]-[Sheet1.C88]" office:value-type="float" office:value="-640" calcext:value-type="float">
            <text:p>-640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88]-[Sheet1.F88])/[Sheet1.F88]" office:value-type="string" office:string-value="" calcext:value-type="error">
            <text:p>#DIV/0!</text:p>
          </table:table-cell>
          <table:table-cell/>
          <table:table-cell office:value-type="float" office:value="2933119.92" calcext:value-type="float">
            <text:p>2,933,119.92</text:p>
          </table:table-cell>
          <table:table-cell table:style-name="Default" office:value-type="float" office:value="2932970.1576" calcext:value-type="float">
            <text:p>2932970.1576</text:p>
          </table:table-cell>
          <table:table-cell table:style-name="ce2" table:formula="of:=([Sheet1.K88]-[Sheet1.J88])/[Sheet1.J88]" office:value-type="percentage" office:value="-0.0000510590784163678" calcext:value-type="percentage">
            <text:p>-0.00511%</text:p>
          </table:table-cell>
          <table:table-cell table:style-name="ce4" table:formula="of:=[.J88]-[.K88]" office:value-type="float" office:value="149.76239999989" calcext:value-type="float">
            <text:p>149.76</text:p>
          </table:table-cell>
          <table:table-cell table:style-name="ce4" table:formula="of:=[.J87]-[.J88]" office:value-type="float" office:value="29255.54" calcext:value-type="float">
            <text:p>29,255.54</text:p>
          </table:table-cell>
          <table:table-cell table:style-name="ce4" table:formula="of:=[.K87]-[.K88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20331" calcext:value-type="float">
            <text:p>1.520331</text:p>
          </table:table-cell>
          <table:table-cell table:number-columns-repeated="20"/>
          <table:table-cell office:value-type="float" office:value="8930.266416" calcext:value-type="float">
            <text:p>8930.266416</text:p>
          </table:table-cell>
          <table:table-cell table:style-name="ce6" table:formula="of:=([Sheet1.AQ88]-[Sheet1.AP88])/[Sheet1.AP88]" office:value-type="string" office:string-value="" calcext:value-type="error">
            <text:p>#DIV/0!</text:p>
          </table:table-cell>
          <table:table-cell/>
          <table:table-cell office:value-type="float" office:value="9748.512081" calcext:value-type="float">
            <text:p>9748.512081</text:p>
          </table:table-cell>
          <table:table-cell table:style-name="ce6" table:formula="of:=([Sheet1.AT88]-[Sheet1.AS88])/[Sheet1.AS8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5058" calcext:value-type="float">
            <text:p>345058</text:p>
          </table:table-cell>
          <table:table-cell office:value-type="float" office:value="345688" calcext:value-type="float">
            <text:p>345688</text:p>
          </table:table-cell>
          <table:table-cell table:formula="of:=[Sheet1.B89]-[Sheet1.C89]" office:value-type="float" office:value="-630" calcext:value-type="float">
            <text:p>-630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89]-[Sheet1.F89])/[Sheet1.F89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2903714.6334" calcext:value-type="float">
            <text:p>2903714.6334</text:p>
          </table:table-cell>
          <table:table-cell table:style-name="ce2" table:formula="of:=([Sheet1.K89]-[Sheet1.J89])/[Sheet1.J89]" office:value-type="string" office:string-value="" calcext:value-type="error">
            <text:p>#DIV/0!</text:p>
          </table:table-cell>
          <table:table-cell table:style-name="ce4" table:formula="of:=[.J89]-[.K89]" office:value-type="float" office:value="-2903714.6334" calcext:value-type="float">
            <text:p>-2,903,714.63</text:p>
          </table:table-cell>
          <table:table-cell table:style-name="ce4" table:formula="of:=[.J88]-[.J89]" office:value-type="float" office:value="2933119.92" calcext:value-type="float">
            <text:p>2,933,119.92</text:p>
          </table:table-cell>
          <table:table-cell table:style-name="ce4" table:formula="of:=[.K88]-[.K89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357643" calcext:value-type="float">
            <text:p>1.5357643</text:p>
          </table:table-cell>
          <table:table-cell table:number-columns-repeated="20"/>
          <table:table-cell office:value-type="float" office:value="9023.256634" calcext:value-type="float">
            <text:p>9023.256634</text:p>
          </table:table-cell>
          <table:table-cell table:style-name="ce6" table:formula="of:=([Sheet1.AQ89]-[Sheet1.AP89])/[Sheet1.AP89]" office:value-type="string" office:string-value="" calcext:value-type="error">
            <text:p>#DIV/0!</text:p>
          </table:table-cell>
          <table:table-cell/>
          <table:table-cell office:value-type="float" office:value="9845.93671" calcext:value-type="float">
            <text:p>9845.93671</text:p>
          </table:table-cell>
          <table:table-cell table:style-name="ce6" table:formula="of:=([Sheet1.AT89]-[Sheet1.AS89])/[Sheet1.AS8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0610" calcext:value-type="float">
            <text:p>350610</text:p>
          </table:table-cell>
          <table:table-cell office:value-type="float" office:value="351230" calcext:value-type="float">
            <text:p>351230</text:p>
          </table:table-cell>
          <table:table-cell table:formula="of:=[Sheet1.B90]-[Sheet1.C90]" office:value-type="float" office:value="-620" calcext:value-type="float">
            <text:p>-620</text:p>
          </table:table-cell>
          <table:table-cell/>
          <table:table-cell table:style-name="ce3"/>
          <table:table-cell office:value-type="float" office:value="4425705.5" calcext:value-type="float">
            <text:p>4425705.5</text:p>
          </table:table-cell>
          <table:table-cell table:style-name="ce2" table:formula="of:=([Sheet1.G90]-[Sheet1.F90])/[Sheet1.F90]" office:value-type="string" office:string-value="" calcext:value-type="error">
            <text:p>#DIV/0!</text:p>
          </table:table-cell>
          <table:table-cell table:number-columns-repeated="2"/>
          <table:table-cell table:style-name="Default" office:value-type="float" office:value="2874459.1092" calcext:value-type="float">
            <text:p>2874459.1092</text:p>
          </table:table-cell>
          <table:table-cell table:style-name="ce2" table:formula="of:=([Sheet1.K90]-[Sheet1.J90])/[Sheet1.J90]" office:value-type="string" office:string-value="" calcext:value-type="error">
            <text:p>#DIV/0!</text:p>
          </table:table-cell>
          <table:table-cell table:style-name="ce4" table:formula="of:=[.J90]-[.K90]" office:value-type="float" office:value="-2874459.1092" calcext:value-type="float">
            <text:p>-2,874,459.11</text:p>
          </table:table-cell>
          <table:table-cell table:style-name="ce4" table:formula="of:=[.J89]-[.J90]" office:value-type="float" office:value="0" calcext:value-type="float">
            <text:p>0.00</text:p>
          </table:table-cell>
          <table:table-cell table:style-name="ce4" table:formula="of:=[.K89]-[.K90]" office:value-type="float" office:value="29255.5242000003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515142" calcext:value-type="float">
            <text:p>1.5515142</text:p>
          </table:table-cell>
          <table:table-cell table:number-columns-repeated="20"/>
          <table:table-cell office:value-type="float" office:value="9117.463747" calcext:value-type="float">
            <text:p>9117.463747</text:p>
          </table:table-cell>
          <table:table-cell table:style-name="ce6" table:formula="of:=([Sheet1.AQ90]-[Sheet1.AP90])/[Sheet1.AP90]" office:value-type="string" office:string-value="" calcext:value-type="error">
            <text:p>#DIV/0!</text:p>
          </table:table-cell>
          <table:table-cell/>
          <table:table-cell office:value-type="float" office:value="9944.341487" calcext:value-type="float">
            <text:p>9944.341487</text:p>
          </table:table-cell>
          <table:table-cell table:style-name="ce6" table:formula="of:=([Sheet1.AT90]-[Sheet1.AS90])/[Sheet1.AS9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6060" calcext:value-type="float">
            <text:p>356060</text:p>
          </table:table-cell>
          <table:table-cell office:value-type="float" office:value="356670" calcext:value-type="float">
            <text:p>356670</text:p>
          </table:table-cell>
          <table:table-cell table:formula="of:=[Sheet1.B91]-[Sheet1.C91]" office:value-type="float" office:value="-610" calcext:value-type="float">
            <text:p>-61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style-name="ce2" table:formula="of:=([Sheet1.G91]-[Sheet1.F91])/[Sheet1.F91]" office:value-type="string" office:string-value="" calcext:value-type="error">
            <text:p>#DIV/0!</text:p>
          </table:table-cell>
          <table:table-cell/>
          <table:table-cell office:value-type="float" office:value="2845353.35" calcext:value-type="float">
            <text:p>2,845,353.35</text:p>
          </table:table-cell>
          <table:table-cell table:style-name="Default" office:value-type="float" office:value="2845203.585" calcext:value-type="float">
            <text:p>2845203.585</text:p>
          </table:table-cell>
          <table:table-cell table:style-name="ce2" table:formula="of:=([Sheet1.K91]-[Sheet1.J91])/[Sheet1.J91]" office:value-type="percentage" office:value="-0.0000526349389962868" calcext:value-type="percentage">
            <text:p>-0.00526%</text:p>
          </table:table-cell>
          <table:table-cell table:style-name="ce4" table:formula="of:=[.J91]-[.K91]" office:value-type="float" office:value="149.76500000013" calcext:value-type="float">
            <text:p>149.77</text:p>
          </table:table-cell>
          <table:table-cell table:style-name="ce4" table:formula="of:=[.J90]-[.J91]" office:value-type="float" office:value="-2845353.35" calcext:value-type="float">
            <text:p>-2,845,353.35</text:p>
          </table:table-cell>
          <table:table-cell table:style-name="ce4" table:formula="of:=[.K90]-[.K91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675905" calcext:value-type="float">
            <text:p>1.5675905</text:p>
          </table:table-cell>
          <table:table-cell table:number-columns-repeated="20"/>
          <table:table-cell office:value-type="float" office:value="9212.899636" calcext:value-type="float">
            <text:p>9212.899636</text:p>
          </table:table-cell>
          <table:table-cell table:style-name="ce6" table:formula="of:=([Sheet1.AQ91]-[Sheet1.AP91])/[Sheet1.AP91]" office:value-type="string" office:string-value="" calcext:value-type="error">
            <text:p>#DIV/0!</text:p>
          </table:table-cell>
          <table:table-cell/>
          <table:table-cell office:value-type="float" office:value="10043.749427" calcext:value-type="float">
            <text:p>10043.749427</text:p>
          </table:table-cell>
          <table:table-cell table:style-name="ce6" table:formula="of:=([Sheet1.AT91]-[Sheet1.AS91])/[Sheet1.AS9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61411.41" calcext:value-type="float">
            <text:p>361411.41</text:p>
          </table:table-cell>
          <table:table-cell office:value-type="float" office:value="362012" calcext:value-type="float">
            <text:p>362012</text:p>
          </table:table-cell>
          <table:table-cell table:formula="of:=[Sheet1.B92]-[Sheet1.C92]" office:value-type="float" office:value="-600.590000000026" calcext:value-type="float">
            <text:p>-600.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style-name="ce2" table:formula="of:=([Sheet1.G92]-[Sheet1.F92])/[Sheet1.F92]" office:value-type="string" office:string-value="" calcext:value-type="error">
            <text:p>#DIV/0!</text:p>
          </table:table-cell>
          <table:table-cell/>
          <table:table-cell office:value-type="float" office:value="2816097.8" calcext:value-type="float">
            <text:p>2,816,097.80</text:p>
          </table:table-cell>
          <table:table-cell table:style-name="Default" office:value-type="float" office:value="2815948.0608" calcext:value-type="float">
            <text:p>2815948.0608</text:p>
          </table:table-cell>
          <table:table-cell table:style-name="ce2" table:formula="of:=([Sheet1.K92]-[Sheet1.J92])/[Sheet1.J92]" office:value-type="percentage" office:value="-0.0000531725851281585" calcext:value-type="percentage">
            <text:p>-0.00532%</text:p>
          </table:table-cell>
          <table:table-cell table:style-name="ce4" table:formula="of:=[.J92]-[.K92]" office:value-type="float" office:value="149.73919999972" calcext:value-type="float">
            <text:p>149.74</text:p>
          </table:table-cell>
          <table:table-cell table:style-name="ce4" table:formula="of:=[.J91]-[.J92]" office:value-type="float" office:value="29255.5500000003" calcext:value-type="float">
            <text:p>29,255.55</text:p>
          </table:table-cell>
          <table:table-cell table:style-name="ce4" table:formula="of:=[.K91]-[.K92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5840035" calcext:value-type="float">
            <text:p>1.5840035</text:p>
          </table:table-cell>
          <table:table-cell table:number-columns-repeated="20"/>
          <table:table-cell office:value-type="float" office:value="9309.577362" calcext:value-type="float">
            <text:p>9309.577362</text:p>
          </table:table-cell>
          <table:table-cell table:style-name="ce6" table:formula="of:=([Sheet1.AQ92]-[Sheet1.AP92])/[Sheet1.AP92]" office:value-type="string" office:string-value="" calcext:value-type="error">
            <text:p>#DIV/0!</text:p>
          </table:table-cell>
          <table:table-cell/>
          <table:table-cell office:value-type="float" office:value="10144.184258" calcext:value-type="float">
            <text:p>10144.184258</text:p>
          </table:table-cell>
          <table:table-cell table:style-name="ce6" table:formula="of:=([Sheet1.AT92]-[Sheet1.AS92])/[Sheet1.AS9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367259" calcext:value-type="float">
            <text:p>367259</text:p>
          </table:table-cell>
          <table:table-cell table:formula="of:=[Sheet1.B93]-[Sheet1.C93]" office:value-type="float" office:value="-367259" calcext:value-type="float">
            <text:p>-3672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86692.5366" calcext:value-type="float">
            <text:p>2786692.5366</text:p>
          </table:table-cell>
          <table:table-cell table:style-name="ce2" table:formula="of:=([Sheet1.K93]-[Sheet1.J93])/[Sheet1.J93]" office:value-type="string" office:string-value="" calcext:value-type="error">
            <text:p>#DIV/0!</text:p>
          </table:table-cell>
          <table:table-cell table:style-name="ce4" table:formula="of:=[.J93]-[.K93]" office:value-type="float" office:value="-2786692.5366" calcext:value-type="float">
            <text:p>-2,786,692.54</text:p>
          </table:table-cell>
          <table:table-cell table:style-name="ce4" table:formula="of:=[.J92]-[.J93]" office:value-type="float" office:value="2816097.8" calcext:value-type="float">
            <text:p>2,816,097.80</text:p>
          </table:table-cell>
          <table:table-cell table:style-name="ce4" table:formula="of:=[.K92]-[.K93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6007637" calcext:value-type="float">
            <text:p>1.6007637</text:p>
          </table:table-cell>
          <table:table-cell table:number-columns-repeated="20"/>
          <table:table-cell office:value-type="float" office:value="9407.511171" calcext:value-type="float">
            <text:p>9407.511171</text:p>
          </table:table-cell>
          <table:table-cell table:style-name="ce6" table:formula="of:=([Sheet1.AQ93]-[Sheet1.AP93])/[Sheet1.AP93]" office:value-type="string" office:string-value="" calcext:value-type="error">
            <text:p>#DIV/0!</text:p>
          </table:table-cell>
          <table:table-cell/>
          <table:table-cell office:value-type="float" office:value="10245.670447" calcext:value-type="float">
            <text:p>10245.670447</text:p>
          </table:table-cell>
          <table:table-cell table:style-name="ce6" table:formula="of:=([Sheet1.AT93]-[Sheet1.AS93])/[Sheet1.AS9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372412" calcext:value-type="float">
            <text:p>372412</text:p>
          </table:table-cell>
          <table:table-cell table:formula="of:=[Sheet1.B94]-[Sheet1.C94]" office:value-type="float" office:value="-372412" calcext:value-type="float">
            <text:p>-37241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57437.0124" calcext:value-type="float">
            <text:p>2757437.0124</text:p>
          </table:table-cell>
          <table:table-cell table:style-name="ce2" table:formula="of:=([Sheet1.K94]-[Sheet1.J94])/[Sheet1.J94]" office:value-type="string" office:string-value="" calcext:value-type="error">
            <text:p>#DIV/0!</text:p>
          </table:table-cell>
          <table:table-cell table:style-name="ce4" table:formula="of:=[.J94]-[.K94]" office:value-type="float" office:value="-2757437.0124" calcext:value-type="float">
            <text:p>-2,757,437.01</text:p>
          </table:table-cell>
          <table:table-cell table:style-name="ce4" table:formula="of:=[.J93]-[.J94]" office:value-type="float" office:value="0" calcext:value-type="float">
            <text:p>0.00</text:p>
          </table:table-cell>
          <table:table-cell table:style-name="ce4" table:formula="of:=[.K93]-[.K94]" office:value-type="float" office:value="29255.5242000003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6178825" calcext:value-type="float">
            <text:p>1.6178825</text:p>
          </table:table-cell>
          <table:table-cell table:number-columns-repeated="20"/>
          <table:table-cell office:value-type="float" office:value="9506.716513" calcext:value-type="float">
            <text:p>9506.716513</text:p>
          </table:table-cell>
          <table:table-cell table:style-name="ce6" table:formula="of:=([Sheet1.AQ94]-[Sheet1.AP94])/[Sheet1.AP94]" office:value-type="string" office:string-value="" calcext:value-type="error">
            <text:p>#DIV/0!</text:p>
          </table:table-cell>
          <table:table-cell/>
          <table:table-cell office:value-type="float" office:value="10348.233219" calcext:value-type="float">
            <text:p>10348.233219</text:p>
          </table:table-cell>
          <table:table-cell table:style-name="ce6" table:formula="of:=([Sheet1.AT94]-[Sheet1.AS94])/[Sheet1.AS9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377476" calcext:value-type="float">
            <text:p>377476</text:p>
          </table:table-cell>
          <table:table-cell table:formula="of:=[Sheet1.B95]-[Sheet1.C95]" office:value-type="float" office:value="-377476" calcext:value-type="float">
            <text:p>-37747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728181.4882" calcext:value-type="float">
            <text:p>2728181.4882</text:p>
          </table:table-cell>
          <table:table-cell table:style-name="ce2" table:formula="of:=([Sheet1.K95]-[Sheet1.J95])/[Sheet1.J95]" office:value-type="string" office:string-value="" calcext:value-type="error">
            <text:p>#DIV/0!</text:p>
          </table:table-cell>
          <table:table-cell table:style-name="ce4" table:formula="of:=[.J95]-[.K95]" office:value-type="float" office:value="-2728181.4882" calcext:value-type="float">
            <text:p>-2,728,181.49</text:p>
          </table:table-cell>
          <table:table-cell table:style-name="ce4" table:formula="of:=[.J94]-[.J95]" office:value-type="float" office:value="0" calcext:value-type="float">
            <text:p>0.00</text:p>
          </table:table-cell>
          <table:table-cell table:style-name="ce4" table:formula="of:=[.K94]-[.K95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6353713" calcext:value-type="float">
            <text:p>1.6353713</text:p>
          </table:table-cell>
          <table:table-cell table:number-columns-repeated="20"/>
          <table:table-cell office:value-type="float" office:value="9607.210048" calcext:value-type="float">
            <text:p>9607.210048</text:p>
          </table:table-cell>
          <table:table-cell table:style-name="ce6" table:formula="of:=([Sheet1.AQ95]-[Sheet1.AP95])/[Sheet1.AP95]" office:value-type="string" office:string-value="" calcext:value-type="error">
            <text:p>#DIV/0!</text:p>
          </table:table-cell>
          <table:table-cell/>
          <table:table-cell office:value-type="float" office:value="10451.898591" calcext:value-type="float">
            <text:p>10451.898591</text:p>
          </table:table-cell>
          <table:table-cell table:style-name="ce6" table:formula="of:=([Sheet1.AT95]-[Sheet1.AS95])/[Sheet1.AS9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382454" calcext:value-type="float">
            <text:p>382454</text:p>
          </table:table-cell>
          <table:table-cell table:formula="of:=[Sheet1.B96]-[Sheet1.C96]" office:value-type="float" office:value="-382454" calcext:value-type="float">
            <text:p>-38245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98925.964" calcext:value-type="float">
            <text:p>2698925.964</text:p>
          </table:table-cell>
          <table:table-cell table:style-name="ce2" table:formula="of:=([Sheet1.K96]-[Sheet1.J96])/[Sheet1.J96]" office:value-type="string" office:string-value="" calcext:value-type="error">
            <text:p>#DIV/0!</text:p>
          </table:table-cell>
          <table:table-cell table:style-name="ce4" table:formula="of:=[.J96]-[.K96]" office:value-type="float" office:value="-2698925.964" calcext:value-type="float">
            <text:p>-2,698,925.96</text:p>
          </table:table-cell>
          <table:table-cell table:style-name="ce4" table:formula="of:=[.J95]-[.J96]" office:value-type="float" office:value="0" calcext:value-type="float">
            <text:p>0.00</text:p>
          </table:table-cell>
          <table:table-cell table:style-name="ce4" table:formula="of:=[.K95]-[.K96]" office:value-type="float" office:value="29255.5241999999" calcext:value-type="float">
            <text:p>29,255.52</text:p>
          </table:table-cell>
          <table:table-cell/>
          <table:table-cell table:style-name="ce3"/>
          <table:table-cell table:number-columns-repeated="4"/>
          <table:table-cell office:value-type="float" office:value="1.6532424" calcext:value-type="float">
            <text:p>1.6532424</text:p>
          </table:table-cell>
          <table:table-cell table:number-columns-repeated="20"/>
          <table:table-cell office:value-type="float" office:value="9709.009664" calcext:value-type="float">
            <text:p>9709.009664</text:p>
          </table:table-cell>
          <table:table-cell table:style-name="ce6" table:formula="of:=([Sheet1.AQ96]-[Sheet1.AP96])/[Sheet1.AP96]" office:value-type="string" office:string-value="" calcext:value-type="error">
            <text:p>#DIV/0!</text:p>
          </table:table-cell>
          <table:table-cell/>
          <table:table-cell office:value-type="float" office:value="10556.693394" calcext:value-type="float">
            <text:p>10556.693394</text:p>
          </table:table-cell>
          <table:table-cell table:style-name="ce6" table:formula="of:=([Sheet1.AT96]-[Sheet1.AS96])/[Sheet1.AS9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387347" calcext:value-type="float">
            <text:p>387347</text:p>
          </table:table-cell>
          <table:table-cell table:formula="of:=[Sheet1.B97]-[Sheet1.C97]" office:value-type="float" office:value="-387347" calcext:value-type="float">
            <text:p>-38734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69670.4398" calcext:value-type="float">
            <text:p>2669670.4398</text:p>
          </table:table-cell>
          <table:table-cell table:style-name="ce2" table:formula="of:=([Sheet1.K97]-[Sheet1.J97])/[Sheet1.J97]" office:value-type="string" office:string-value="" calcext:value-type="error">
            <text:p>#DIV/0!</text:p>
          </table:table-cell>
          <table:table-cell table:style-name="ce4" table:formula="of:=[.J97]-[.K97]" office:value-type="float" office:value="-2669670.4398" calcext:value-type="float">
            <text:p>-2,669,670.44</text:p>
          </table:table-cell>
          <table:table-cell table:style-name="ce4" table:formula="of:=[.J96]-[.J97]" office:value-type="float" office:value="0" calcext:value-type="float">
            <text:p>0.00</text:p>
          </table:table-cell>
          <table:table-cell table:style-name="ce4" table:formula="of:=[.K96]-[.K97]" office:value-type="float" office:value="29255.5242000003" calcext:value-type="float">
            <text:p>29,255.52</text:p>
          </table:table-cell>
          <table:table-cell table:number-columns-repeated="6"/>
          <table:table-cell office:value-type="float" office:value="1.6715083" calcext:value-type="float">
            <text:p>1.6715083</text:p>
          </table:table-cell>
          <table:table-cell table:number-columns-repeated="20"/>
          <table:table-cell office:value-type="float" office:value="9812.134496" calcext:value-type="float">
            <text:p>9812.134496</text:p>
          </table:table-cell>
          <table:table-cell table:style-name="ce6" table:formula="of:=([Sheet1.AQ97]-[Sheet1.AP97])/[Sheet1.AP97]" office:value-type="string" office:string-value="" calcext:value-type="error">
            <text:p>#DIV/0!</text:p>
          </table:table-cell>
          <table:table-cell/>
          <table:table-cell office:value-type="float" office:value="10662.645309" calcext:value-type="float">
            <text:p>10662.645309</text:p>
          </table:table-cell>
          <table:table-cell table:style-name="ce6" table:formula="of:=([Sheet1.AT97]-[Sheet1.AS97])/[Sheet1.AS9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92159" calcext:value-type="float">
            <text:p>392159</text:p>
          </table:table-cell>
          <table:table-cell table:formula="of:=[Sheet1.B98]-[Sheet1.C98]" office:value-type="float" office:value="-392159" calcext:value-type="float">
            <text:p>-39215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40414.9156" calcext:value-type="float">
            <text:p>2640414.9156</text:p>
          </table:table-cell>
          <table:table-cell table:style-name="ce2" table:formula="of:=([Sheet1.K98]-[Sheet1.J98])/[Sheet1.J98]" office:value-type="string" office:string-value="" calcext:value-type="error">
            <text:p>#DIV/0!</text:p>
          </table:table-cell>
          <table:table-cell table:style-name="ce4" table:formula="of:=[.J98]-[.K98]" office:value-type="float" office:value="-2640414.9156" calcext:value-type="float">
            <text:p>-2,640,414.92</text:p>
          </table:table-cell>
          <table:table-cell table:style-name="ce4" table:formula="of:=[.J97]-[.J98]" office:value-type="float" office:value="0" calcext:value-type="float">
            <text:p>0.00</text:p>
          </table:table-cell>
          <table:table-cell table:style-name="ce4" table:formula="of:=[.K97]-[.K98]" office:value-type="float" office:value="29255.5241999999" calcext:value-type="float">
            <text:p>29,255.52</text:p>
          </table:table-cell>
          <table:table-cell table:number-columns-repeated="6"/>
          <table:table-cell office:value-type="float" office:value="1.6901824" calcext:value-type="float">
            <text:p>1.6901824</text:p>
          </table:table-cell>
          <table:table-cell table:number-columns-repeated="20"/>
          <table:table-cell office:value-type="float" office:value="9916.604937" calcext:value-type="float">
            <text:p>9916.604937</text:p>
          </table:table-cell>
          <table:table-cell table:style-name="ce6" table:formula="of:=([Sheet1.AQ98]-[Sheet1.AP98])/[Sheet1.AP98]" office:value-type="string" office:string-value="" calcext:value-type="error">
            <text:p>#DIV/0!</text:p>
          </table:table-cell>
          <table:table-cell/>
          <table:table-cell office:value-type="float" office:value="10769.782889" calcext:value-type="float">
            <text:p>10769.782889</text:p>
          </table:table-cell>
          <table:table-cell table:style-name="ce6" table:formula="of:=([Sheet1.AT98]-[Sheet1.AS98])/[Sheet1.AS9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396893" calcext:value-type="float">
            <text:p>396893</text:p>
          </table:table-cell>
          <table:table-cell table:formula="of:=[Sheet1.B99]-[Sheet1.C99]" office:value-type="float" office:value="-396893" calcext:value-type="float">
            <text:p>-39689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611159.3914" calcext:value-type="float">
            <text:p>2611159.3914</text:p>
          </table:table-cell>
          <table:table-cell table:style-name="ce2" table:formula="of:=([Sheet1.K99]-[Sheet1.J99])/[Sheet1.J99]" office:value-type="string" office:string-value="" calcext:value-type="error">
            <text:p>#DIV/0!</text:p>
          </table:table-cell>
          <table:table-cell table:style-name="ce4" table:formula="of:=[.J99]-[.K99]" office:value-type="float" office:value="-2611159.3914" calcext:value-type="float">
            <text:p>-2,611,159.39</text:p>
          </table:table-cell>
          <table:table-cell table:style-name="ce4" table:formula="of:=[.J98]-[.J99]" office:value-type="float" office:value="0" calcext:value-type="float">
            <text:p>0.00</text:p>
          </table:table-cell>
          <table:table-cell table:style-name="ce4" table:formula="of:=[.K98]-[.K99]" office:value-type="float" office:value="29255.5241999999" calcext:value-type="float">
            <text:p>29,255.52</text:p>
          </table:table-cell>
          <table:table-cell table:number-columns-repeated="6"/>
          <table:table-cell office:value-type="float" office:value="1.7092785" calcext:value-type="float">
            <text:p>1.7092785</text:p>
          </table:table-cell>
          <table:table-cell table:number-columns-repeated="20"/>
          <table:table-cell office:value-type="float" office:value="10022.442668" calcext:value-type="float">
            <text:p>10022.442668</text:p>
          </table:table-cell>
          <table:table-cell table:style-name="ce6" table:formula="of:=([Sheet1.AQ99]-[Sheet1.AP99])/[Sheet1.AP99]" office:value-type="string" office:string-value="" calcext:value-type="error">
            <text:p>#DIV/0!</text:p>
          </table:table-cell>
          <table:table-cell/>
          <table:table-cell office:value-type="float" office:value="10878.135603" calcext:value-type="float">
            <text:p>10878.135603</text:p>
          </table:table-cell>
          <table:table-cell table:style-name="ce6" table:formula="of:=([Sheet1.AT99]-[Sheet1.AS99])/[Sheet1.AS9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401551" calcext:value-type="float">
            <text:p>401551</text:p>
          </table:table-cell>
          <table:table-cell table:formula="of:=[Sheet1.B100]-[Sheet1.C100]" office:value-type="float" office:value="-401551" calcext:value-type="float">
            <text:p>-40155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81903.8672" calcext:value-type="float">
            <text:p>2581903.8672</text:p>
          </table:table-cell>
          <table:table-cell table:style-name="ce2" table:formula="of:=([Sheet1.K100]-[Sheet1.J100])/[Sheet1.J100]" office:value-type="string" office:string-value="" calcext:value-type="error">
            <text:p>#DIV/0!</text:p>
          </table:table-cell>
          <table:table-cell table:style-name="ce4" table:formula="of:=[.J100]-[.K100]" office:value-type="float" office:value="-2581903.8672" calcext:value-type="float">
            <text:p>-2,581,903.87</text:p>
          </table:table-cell>
          <table:table-cell table:number-columns-repeated="8"/>
          <table:table-cell office:value-type="float" office:value="1.728811" calcext:value-type="float">
            <text:p>1.728811</text:p>
          </table:table-cell>
          <table:table-cell table:number-columns-repeated="20"/>
          <table:table-cell office:value-type="float" office:value="10129.706741" calcext:value-type="float">
            <text:p>10129.706741</text:p>
          </table:table-cell>
          <table:table-cell table:style-name="ce6" table:formula="of:=([Sheet1.AQ100]-[Sheet1.AP100])/[Sheet1.AP100]" office:value-type="string" office:string-value="" calcext:value-type="error">
            <text:p>#DIV/0!</text:p>
          </table:table-cell>
          <table:table-cell/>
          <table:table-cell office:value-type="float" office:value="10987.804425" calcext:value-type="float">
            <text:p>10987.804425</text:p>
          </table:table-cell>
          <table:table-cell table:style-name="ce6" table:formula="of:=([Sheet1.AT100]-[Sheet1.AS100])/[Sheet1.AS10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406134" calcext:value-type="float">
            <text:p>406134</text:p>
          </table:table-cell>
          <table:table-cell table:formula="of:=[Sheet1.B101]-[Sheet1.C101]" office:value-type="float" office:value="-406134" calcext:value-type="float">
            <text:p>-40613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52648.343" calcext:value-type="float">
            <text:p>2552648.343</text:p>
          </table:table-cell>
          <table:table-cell table:style-name="ce2" table:formula="of:=([Sheet1.K101]-[Sheet1.J101])/[Sheet1.J101]" office:value-type="string" office:string-value="" calcext:value-type="error">
            <text:p>#DIV/0!</text:p>
          </table:table-cell>
          <table:table-cell table:style-name="ce4" table:formula="of:=[.J101]-[.K101]" office:value-type="float" office:value="-2552648.343" calcext:value-type="float">
            <text:p>-2,552,648.34</text:p>
          </table:table-cell>
          <table:table-cell table:number-columns-repeated="8"/>
          <table:table-cell office:value-type="float" office:value="1.7487951" calcext:value-type="float">
            <text:p>1.7487951</text:p>
          </table:table-cell>
          <table:table-cell table:number-columns-repeated="20"/>
          <table:table-cell office:value-type="float" office:value="10238.42383" calcext:value-type="float">
            <text:p>10238.42383</text:p>
          </table:table-cell>
          <table:table-cell table:style-name="ce6" table:formula="of:=([Sheet1.AQ101]-[Sheet1.AP101])/[Sheet1.AP101]" office:value-type="string" office:string-value="" calcext:value-type="error">
            <text:p>#DIV/0!</text:p>
          </table:table-cell>
          <table:table-cell/>
          <table:table-cell office:value-type="float" office:value="11098.820375" calcext:value-type="float">
            <text:p>11098.820375</text:p>
          </table:table-cell>
          <table:table-cell table:style-name="ce6" table:formula="of:=([Sheet1.AT101]-[Sheet1.AS101])/[Sheet1.AS10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410645" calcext:value-type="float">
            <text:p>410645</text:p>
          </table:table-cell>
          <table:table-cell table:formula="of:=[Sheet1.B102]-[Sheet1.C102]" office:value-type="float" office:value="-410645" calcext:value-type="float">
            <text:p>-41064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523392.8188" calcext:value-type="float">
            <text:p>2523392.8188</text:p>
          </table:table-cell>
          <table:table-cell table:style-name="ce2" table:formula="of:=([Sheet1.K102]-[Sheet1.J102])/[Sheet1.J102]" office:value-type="string" office:string-value="" calcext:value-type="error">
            <text:p>#DIV/0!</text:p>
          </table:table-cell>
          <table:table-cell table:style-name="ce4" table:formula="of:=[.J102]-[.K102]" office:value-type="float" office:value="-2523392.8188" calcext:value-type="float">
            <text:p>-2,523,392.82</text:p>
          </table:table-cell>
          <table:table-cell table:number-columns-repeated="8"/>
          <table:table-cell office:value-type="float" office:value="1.7692466" calcext:value-type="float">
            <text:p>1.7692466</text:p>
          </table:table-cell>
          <table:table-cell table:number-columns-repeated="20"/>
          <table:table-cell office:value-type="float" office:value="10348.583887" calcext:value-type="float">
            <text:p>10348.583887</text:p>
          </table:table-cell>
          <table:table-cell table:style-name="ce6" table:formula="of:=([Sheet1.AQ102]-[Sheet1.AP102])/[Sheet1.AP102]" office:value-type="string" office:string-value="" calcext:value-type="error">
            <text:p>#DIV/0!</text:p>
          </table:table-cell>
          <table:table-cell/>
          <table:table-cell office:value-type="float" office:value="11211.144923" calcext:value-type="float">
            <text:p>11211.144923</text:p>
          </table:table-cell>
          <table:table-cell table:style-name="ce6" table:formula="of:=([Sheet1.AT102]-[Sheet1.AS102])/[Sheet1.AS10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415086" calcext:value-type="float">
            <text:p>415086</text:p>
          </table:table-cell>
          <table:table-cell table:formula="of:=[Sheet1.B103]-[Sheet1.C103]" office:value-type="float" office:value="-415086" calcext:value-type="float">
            <text:p>-41508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94137.2946" calcext:value-type="float">
            <text:p>2494137.2946</text:p>
          </table:table-cell>
          <table:table-cell table:style-name="ce2" table:formula="of:=([Sheet1.K103]-[Sheet1.J103])/[Sheet1.J103]" office:value-type="string" office:string-value="" calcext:value-type="error">
            <text:p>#DIV/0!</text:p>
          </table:table-cell>
          <table:table-cell table:style-name="ce4" table:formula="of:=[.J103]-[.K103]" office:value-type="float" office:value="-2494137.2946" calcext:value-type="float">
            <text:p>-2,494,137.29</text:p>
          </table:table-cell>
          <table:table-cell table:number-columns-repeated="8"/>
          <table:table-cell office:value-type="float" office:value="1.7901821" calcext:value-type="float">
            <text:p>1.7901821</text:p>
          </table:table-cell>
          <table:table-cell table:number-columns-repeated="20"/>
          <table:table-cell office:value-type="float" office:value="10460.213709" calcext:value-type="float">
            <text:p>10460.213709</text:p>
          </table:table-cell>
          <table:table-cell table:style-name="ce6" table:formula="of:=([Sheet1.AQ103]-[Sheet1.AP103])/[Sheet1.AP103]" office:value-type="string" office:string-value="" calcext:value-type="error">
            <text:p>#DIV/0!</text:p>
          </table:table-cell>
          <table:table-cell/>
          <table:table-cell office:value-type="float" office:value="11324.811493" calcext:value-type="float">
            <text:p>11324.811493</text:p>
          </table:table-cell>
          <table:table-cell table:style-name="ce6" table:formula="of:=([Sheet1.AT103]-[Sheet1.AS103])/[Sheet1.AS10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419461" calcext:value-type="float">
            <text:p>419461</text:p>
          </table:table-cell>
          <table:table-cell table:formula="of:=[Sheet1.B104]-[Sheet1.C104]" office:value-type="float" office:value="-419461" calcext:value-type="float">
            <text:p>-41946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64881.7704" calcext:value-type="float">
            <text:p>2464881.7704</text:p>
          </table:table-cell>
          <table:table-cell table:style-name="ce2" table:formula="of:=([Sheet1.K104]-[Sheet1.J104])/[Sheet1.J104]" office:value-type="string" office:string-value="" calcext:value-type="error">
            <text:p>#DIV/0!</text:p>
          </table:table-cell>
          <table:table-cell table:style-name="ce4" table:formula="of:=[.J104]-[.K104]" office:value-type="float" office:value="-2464881.7704" calcext:value-type="float">
            <text:p>-2,464,881.77</text:p>
          </table:table-cell>
          <table:table-cell table:number-columns-repeated="8"/>
          <table:table-cell office:value-type="float" office:value="1.811619" calcext:value-type="float">
            <text:p>1.811619</text:p>
          </table:table-cell>
          <table:table-cell table:number-columns-repeated="20"/>
          <table:table-cell office:value-type="float" office:value="10573.341483" calcext:value-type="float">
            <text:p>10573.341483</text:p>
          </table:table-cell>
          <table:table-cell table:style-name="ce6" table:formula="of:=([Sheet1.AQ104]-[Sheet1.AP104])/[Sheet1.AP104]" office:value-type="string" office:string-value="" calcext:value-type="error">
            <text:p>#DIV/0!</text:p>
          </table:table-cell>
          <table:table-cell/>
          <table:table-cell office:value-type="float" office:value="11439.854584" calcext:value-type="float">
            <text:p>11439.854584</text:p>
          </table:table-cell>
          <table:table-cell table:style-name="ce6" table:formula="of:=([Sheet1.AT104]-[Sheet1.AS104])/[Sheet1.AS10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423772" calcext:value-type="float">
            <text:p>423772</text:p>
          </table:table-cell>
          <table:table-cell table:formula="of:=[Sheet1.B105]-[Sheet1.C105]" office:value-type="float" office:value="-423772" calcext:value-type="float">
            <text:p>-42377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35626.2462" calcext:value-type="float">
            <text:p>2435626.2462</text:p>
          </table:table-cell>
          <table:table-cell table:style-name="ce2" table:formula="of:=([Sheet1.K105]-[Sheet1.J105])/[Sheet1.J105]" office:value-type="string" office:string-value="" calcext:value-type="error">
            <text:p>#DIV/0!</text:p>
          </table:table-cell>
          <table:table-cell table:style-name="ce4" table:formula="of:=[.J105]-[.K105]" office:value-type="float" office:value="-2435626.2462" calcext:value-type="float">
            <text:p>-2,435,626.25</text:p>
          </table:table-cell>
          <table:table-cell table:number-columns-repeated="8"/>
          <table:table-cell office:value-type="float" office:value="1.8335755" calcext:value-type="float">
            <text:p>1.8335755</text:p>
          </table:table-cell>
          <table:table-cell table:number-columns-repeated="20"/>
          <table:table-cell office:value-type="float" office:value="10687.996863" calcext:value-type="float">
            <text:p>10687.996863</text:p>
          </table:table-cell>
          <table:table-cell table:style-name="ce6" table:formula="of:=([Sheet1.AQ105]-[Sheet1.AP105])/[Sheet1.AP105]" office:value-type="string" office:string-value="" calcext:value-type="error">
            <text:p>#DIV/0!</text:p>
          </table:table-cell>
          <table:table-cell/>
          <table:table-cell office:value-type="float" office:value="11556.309847" calcext:value-type="float">
            <text:p>11556.309847</text:p>
          </table:table-cell>
          <table:table-cell table:style-name="ce6" table:formula="of:=([Sheet1.AT105]-[Sheet1.AS105])/[Sheet1.AS10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428023" calcext:value-type="float">
            <text:p>428023</text:p>
          </table:table-cell>
          <table:table-cell table:formula="of:=[Sheet1.B106]-[Sheet1.C106]" office:value-type="float" office:value="-428023" calcext:value-type="float">
            <text:p>-42802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406370.722" calcext:value-type="float">
            <text:p>2406370.722</text:p>
          </table:table-cell>
          <table:table-cell table:style-name="ce2" table:formula="of:=([Sheet1.K106]-[Sheet1.J106])/[Sheet1.J106]" office:value-type="string" office:string-value="" calcext:value-type="error">
            <text:p>#DIV/0!</text:p>
          </table:table-cell>
          <table:table-cell table:style-name="ce4" table:formula="of:=[.J106]-[.K106]" office:value-type="float" office:value="-2406370.722" calcext:value-type="float">
            <text:p>-2,406,370.72</text:p>
          </table:table-cell>
          <table:table-cell table:number-columns-repeated="8"/>
          <table:table-cell office:value-type="float" office:value="1.8560707" calcext:value-type="float">
            <text:p>1.8560707</text:p>
          </table:table-cell>
          <table:table-cell table:number-columns-repeated="20"/>
          <table:table-cell office:value-type="float" office:value="10804.211006" calcext:value-type="float">
            <text:p>10804.211006</text:p>
          </table:table-cell>
          <table:table-cell table:style-name="ce6" table:formula="of:=([Sheet1.AQ106]-[Sheet1.AP106])/[Sheet1.AP106]" office:value-type="string" office:string-value="" calcext:value-type="error">
            <text:p>#DIV/0!</text:p>
          </table:table-cell>
          <table:table-cell/>
          <table:table-cell office:value-type="float" office:value="11674.21414" calcext:value-type="float">
            <text:p>11674.21414</text:p>
          </table:table-cell>
          <table:table-cell table:style-name="ce6" table:formula="of:=([Sheet1.AT106]-[Sheet1.AS106])/[Sheet1.AS10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432215" calcext:value-type="float">
            <text:p>432215</text:p>
          </table:table-cell>
          <table:table-cell table:formula="of:=[Sheet1.B107]-[Sheet1.C107]" office:value-type="float" office:value="-432215" calcext:value-type="float">
            <text:p>-43221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77115.1978" calcext:value-type="float">
            <text:p>2377115.1978</text:p>
          </table:table-cell>
          <table:table-cell table:style-name="ce2" table:formula="of:=([Sheet1.K107]-[Sheet1.J107])/[Sheet1.J107]" office:value-type="string" office:string-value="" calcext:value-type="error">
            <text:p>#DIV/0!</text:p>
          </table:table-cell>
          <table:table-cell table:style-name="ce4" table:formula="of:=[.J107]-[.K107]" office:value-type="float" office:value="-2377115.1978" calcext:value-type="float">
            <text:p>-2,377,115.20</text:p>
          </table:table-cell>
          <table:table-cell table:number-columns-repeated="8"/>
          <table:table-cell office:value-type="float" office:value="1.8791248" calcext:value-type="float">
            <text:p>1.8791248</text:p>
          </table:table-cell>
          <table:table-cell table:number-columns-repeated="20"/>
          <table:table-cell office:value-type="float" office:value="10922.016613" calcext:value-type="float">
            <text:p>10922.016613</text:p>
          </table:table-cell>
          <table:table-cell table:style-name="ce6" table:formula="of:=([Sheet1.AQ107]-[Sheet1.AP107])/[Sheet1.AP107]" office:value-type="string" office:string-value="" calcext:value-type="error">
            <text:p>#DIV/0!</text:p>
          </table:table-cell>
          <table:table-cell/>
          <table:table-cell office:value-type="float" office:value="11793.605576" calcext:value-type="float">
            <text:p>11793.605576</text:p>
          </table:table-cell>
          <table:table-cell table:style-name="ce6" table:formula="of:=([Sheet1.AT107]-[Sheet1.AS107])/[Sheet1.AS10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436353" calcext:value-type="float">
            <text:p>436353</text:p>
          </table:table-cell>
          <table:table-cell table:formula="of:=[Sheet1.B108]-[Sheet1.C108]" office:value-type="float" office:value="-436353" calcext:value-type="float">
            <text:p>-43635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47859.6736" calcext:value-type="float">
            <text:p>2347859.6736</text:p>
          </table:table-cell>
          <table:table-cell table:style-name="ce2" table:formula="of:=([Sheet1.K108]-[Sheet1.J108])/[Sheet1.J108]" office:value-type="string" office:string-value="" calcext:value-type="error">
            <text:p>#DIV/0!</text:p>
          </table:table-cell>
          <table:table-cell table:style-name="ce4" table:formula="of:=[.J108]-[.K108]" office:value-type="float" office:value="-2347859.6736" calcext:value-type="float">
            <text:p>-2,347,859.67</text:p>
          </table:table-cell>
          <table:table-cell table:number-columns-repeated="8"/>
          <table:table-cell office:value-type="float" office:value="1.9027588" calcext:value-type="float">
            <text:p>1.9027588</text:p>
          </table:table-cell>
          <table:table-cell table:number-columns-repeated="20"/>
          <table:table-cell office:value-type="float" office:value="11041.447976" calcext:value-type="float">
            <text:p>11041.447976</text:p>
          </table:table-cell>
          <table:table-cell table:number-columns-repeated="2"/>
          <table:table-cell office:value-type="float" office:value="11914.523582" calcext:value-type="float">
            <text:p>11914.523582</text:p>
          </table:table-cell>
          <table:table-cell table:style-name="ce6" table:formula="of:=([Sheet1.AT108]-[Sheet1.AS108])/[Sheet1.AS10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0002" calcext:value-type="float">
            <text:p>440002</text:p>
          </table:table-cell>
          <table:table-cell office:value-type="float" office:value="440438" calcext:value-type="float">
            <text:p>440438</text:p>
          </table:table-cell>
          <table:table-cell table:formula="of:=[Sheet1.B109]-[Sheet1.C109]" office:value-type="float" office:value="-436" calcext:value-type="float">
            <text:p>-43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318604.1494" calcext:value-type="float">
            <text:p>2318604.1494</text:p>
          </table:table-cell>
          <table:table-cell table:style-name="ce2" table:formula="of:=([Sheet1.K109]-[Sheet1.J109])/[Sheet1.J109]" office:value-type="string" office:string-value="" calcext:value-type="error">
            <text:p>#DIV/0!</text:p>
          </table:table-cell>
          <table:table-cell table:style-name="ce4" table:formula="of:=[.J109]-[.K109]" office:value-type="float" office:value="-2318604.1494" calcext:value-type="float">
            <text:p>-2,318,604.15</text:p>
          </table:table-cell>
          <table:table-cell table:number-columns-repeated="8"/>
          <table:table-cell office:value-type="float" office:value="1.9269948" calcext:value-type="float">
            <text:p>1.9269948</text:p>
          </table:table-cell>
          <table:table-cell table:number-columns-repeated="20"/>
          <table:table-cell office:value-type="float" office:value="11162.54103" calcext:value-type="float">
            <text:p>11162.54103</text:p>
          </table:table-cell>
          <table:table-cell table:number-columns-repeated="2"/>
          <table:table-cell office:value-type="float" office:value="12037.008959" calcext:value-type="float">
            <text:p>12037.008959</text:p>
          </table:table-cell>
          <table:table-cell table:style-name="ce6" table:formula="of:=([Sheet1.AT109]-[Sheet1.AS109])/[Sheet1.AS10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444463" calcext:value-type="float">
            <text:p>444463</text:p>
          </table:table-cell>
          <table:table-cell table:formula="of:=[Sheet1.B110]-[Sheet1.C110]" office:value-type="float" office:value="-444463" calcext:value-type="float">
            <text:p>-444463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89348.6252" calcext:value-type="float">
            <text:p>2289348.6252</text:p>
          </table:table-cell>
          <table:table-cell table:style-name="ce2" table:formula="of:=([Sheet1.K110]-[Sheet1.J110])/[Sheet1.J110]" office:value-type="string" office:string-value="" calcext:value-type="error">
            <text:p>#DIV/0!</text:p>
          </table:table-cell>
          <table:table-cell table:style-name="ce4" table:formula="of:=[.J110]-[.K110]" office:value-type="float" office:value="-2289348.6252" calcext:value-type="float">
            <text:p>-2,289,348.63</text:p>
          </table:table-cell>
          <table:table-cell table:number-columns-repeated="8"/>
          <table:table-cell office:value-type="float" office:value="1.9518563" calcext:value-type="float">
            <text:p>1.9518563</text:p>
          </table:table-cell>
          <table:table-cell table:number-columns-repeated="20"/>
          <table:table-cell office:value-type="float" office:value="11285.687796" calcext:value-type="float">
            <text:p>11285.687796</text:p>
          </table:table-cell>
          <table:table-cell table:number-columns-repeated="2"/>
          <table:table-cell office:value-type="float" office:value="12161.858519" calcext:value-type="float">
            <text:p>12161.858519</text:p>
          </table:table-cell>
          <table:table-cell table:style-name="ce6" table:formula="of:=([Sheet1.AT110]-[Sheet1.AS110])/[Sheet1.AS11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448421" calcext:value-type="float">
            <text:p>448421</text:p>
          </table:table-cell>
          <table:table-cell table:formula="of:=[Sheet1.B111]-[Sheet1.C111]" office:value-type="float" office:value="-448421" calcext:value-type="float">
            <text:p>-44842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60093.101" calcext:value-type="float">
            <text:p>2260093.101</text:p>
          </table:table-cell>
          <table:table-cell table:style-name="ce2" table:formula="of:=([Sheet1.K111]-[Sheet1.J111])/[Sheet1.J111]" office:value-type="string" office:string-value="" calcext:value-type="error">
            <text:p>#DIV/0!</text:p>
          </table:table-cell>
          <table:table-cell table:style-name="ce4" table:formula="of:=[.J111]-[.K111]" office:value-type="float" office:value="-2260093.101" calcext:value-type="float">
            <text:p>-2,260,093.10</text:p>
          </table:table-cell>
          <table:table-cell table:number-columns-repeated="8"/>
          <table:table-cell office:value-type="float" office:value="1.9773676" calcext:value-type="float">
            <text:p>1.9773676</text:p>
          </table:table-cell>
          <table:table-cell table:number-columns-repeated="20"/>
          <table:table-cell office:value-type="float" office:value="11410.555785" calcext:value-type="float">
            <text:p>11410.555785</text:p>
          </table:table-cell>
          <table:table-cell table:number-columns-repeated="2"/>
          <table:table-cell office:value-type="float" office:value="12288.298142" calcext:value-type="float">
            <text:p>12288.298142</text:p>
          </table:table-cell>
          <table:table-cell table:style-name="ce6" table:formula="of:=([Sheet1.AT111]-[Sheet1.AS111])/[Sheet1.AS11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452327" calcext:value-type="float">
            <text:p>452327</text:p>
          </table:table-cell>
          <table:table-cell table:formula="of:=[Sheet1.B112]-[Sheet1.C112]" office:value-type="float" office:value="-452327" calcext:value-type="float">
            <text:p>-45232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30837.5768" calcext:value-type="float">
            <text:p>2230837.5768</text:p>
          </table:table-cell>
          <table:table-cell table:style-name="ce2" table:formula="of:=([Sheet1.K112]-[Sheet1.J112])/[Sheet1.J112]" office:value-type="string" office:string-value="" calcext:value-type="error">
            <text:p>#DIV/0!</text:p>
          </table:table-cell>
          <table:table-cell table:style-name="ce4" table:formula="of:=[.J112]-[.K112]" office:value-type="float" office:value="-2230837.5768" calcext:value-type="float">
            <text:p>-2,230,837.58</text:p>
          </table:table-cell>
          <table:table-cell table:number-columns-repeated="8"/>
          <table:table-cell office:value-type="float" office:value="2.0035546" calcext:value-type="float">
            <text:p>2.0035546</text:p>
          </table:table-cell>
          <table:table-cell table:number-columns-repeated="20"/>
          <table:table-cell office:value-type="float" office:value="11536.808437" calcext:value-type="float">
            <text:p>11536.808437</text:p>
          </table:table-cell>
          <table:table-cell table:number-columns-repeated="2"/>
          <table:table-cell office:value-type="float" office:value="12415.619801" calcext:value-type="float">
            <text:p>12415.619801</text:p>
          </table:table-cell>
          <table:table-cell table:style-name="ce6" table:formula="of:=([Sheet1.AT112]-[Sheet1.AS112])/[Sheet1.AS11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456195" calcext:value-type="float">
            <text:p>456195</text:p>
          </table:table-cell>
          <table:table-cell table:formula="of:=[Sheet1.B113]-[Sheet1.C113]" office:value-type="float" office:value="-456195" calcext:value-type="float">
            <text:p>-45619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201582.0526" calcext:value-type="float">
            <text:p>2201582.0526</text:p>
          </table:table-cell>
          <table:table-cell table:style-name="ce2" table:formula="of:=([Sheet1.K113]-[Sheet1.J113])/[Sheet1.J113]" office:value-type="string" office:string-value="" calcext:value-type="error">
            <text:p>#DIV/0!</text:p>
          </table:table-cell>
          <table:table-cell table:style-name="ce4" table:formula="of:=[.J113]-[.K113]" office:value-type="float" office:value="-2201582.0526" calcext:value-type="float">
            <text:p>-2,201,582.05</text:p>
          </table:table-cell>
          <table:table-cell table:number-columns-repeated="8"/>
          <table:table-cell office:value-type="float" office:value="2.0304445" calcext:value-type="float">
            <text:p>2.0304445</text:p>
          </table:table-cell>
          <table:table-cell table:number-columns-repeated="20"/>
          <table:table-cell office:value-type="float" office:value="11664.883251" calcext:value-type="float">
            <text:p>11664.883251</text:p>
          </table:table-cell>
          <table:table-cell table:number-columns-repeated="2"/>
          <table:table-cell office:value-type="float" office:value="12544.689182" calcext:value-type="float">
            <text:p>12544.689182</text:p>
          </table:table-cell>
          <table:table-cell table:style-name="ce6" table:formula="of:=([Sheet1.AT113]-[Sheet1.AS113])/[Sheet1.AS11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460028" calcext:value-type="float">
            <text:p>460028</text:p>
          </table:table-cell>
          <table:table-cell table:formula="of:=[Sheet1.B114]-[Sheet1.C114]" office:value-type="float" office:value="-460028" calcext:value-type="float">
            <text:p>-46002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72326.5284" calcext:value-type="float">
            <text:p>2172326.5284</text:p>
          </table:table-cell>
          <table:table-cell table:style-name="ce2" table:formula="of:=([Sheet1.K114]-[Sheet1.J114])/[Sheet1.J114]" office:value-type="string" office:string-value="" calcext:value-type="error">
            <text:p>#DIV/0!</text:p>
          </table:table-cell>
          <table:table-cell table:style-name="ce4" table:formula="of:=[.J114]-[.K114]" office:value-type="float" office:value="-2172326.5284" calcext:value-type="float">
            <text:p>-2,172,326.53</text:p>
          </table:table-cell>
          <table:table-cell table:number-columns-repeated="8"/>
          <table:table-cell office:value-type="float" office:value="2.0580661" calcext:value-type="float">
            <text:p>2.0580661</text:p>
          </table:table-cell>
          <table:table-cell table:number-columns-repeated="20"/>
          <table:table-cell office:value-type="float" office:value="11794.861658" calcext:value-type="float">
            <text:p>11794.861658</text:p>
          </table:table-cell>
          <table:table-cell table:number-columns-repeated="2"/>
          <table:table-cell office:value-type="float" office:value="12675.615568" calcext:value-type="float">
            <text:p>12675.615568</text:p>
          </table:table-cell>
          <table:table-cell table:style-name="ce6" table:formula="of:=([Sheet1.AT114]-[Sheet1.AS114])/[Sheet1.AS11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463825" calcext:value-type="float">
            <text:p>463825</text:p>
          </table:table-cell>
          <table:table-cell table:formula="of:=[Sheet1.B115]-[Sheet1.C115]" office:value-type="float" office:value="-463825" calcext:value-type="float">
            <text:p>-46382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43071.0042" calcext:value-type="float">
            <text:p>2143071.0042</text:p>
          </table:table-cell>
          <table:table-cell table:style-name="ce2" table:formula="of:=([Sheet1.K115]-[Sheet1.J115])/[Sheet1.J115]" office:value-type="string" office:string-value="" calcext:value-type="error">
            <text:p>#DIV/0!</text:p>
          </table:table-cell>
          <table:table-cell table:style-name="ce4" table:formula="of:=[.J115]-[.K115]" office:value-type="float" office:value="-2143071.0042" calcext:value-type="float">
            <text:p>-2,143,071.00</text:p>
          </table:table-cell>
          <table:table-cell table:number-columns-repeated="8"/>
          <table:table-cell office:value-type="float" office:value="2.0864495" calcext:value-type="float">
            <text:p>2.0864495</text:p>
          </table:table-cell>
          <table:table-cell table:number-columns-repeated="20"/>
          <table:table-cell office:value-type="float" office:value="11926.825836" calcext:value-type="float">
            <text:p>11926.825836</text:p>
          </table:table-cell>
          <table:table-cell table:number-columns-repeated="2"/>
          <table:table-cell office:value-type="float" office:value="12808.50686" calcext:value-type="float">
            <text:p>12808.50686</text:p>
          </table:table-cell>
          <table:table-cell table:style-name="ce6" table:formula="of:=([Sheet1.AT115]-[Sheet1.AS115])/[Sheet1.AS11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467589" calcext:value-type="float">
            <text:p>467589</text:p>
          </table:table-cell>
          <table:table-cell table:formula="of:=[Sheet1.B116]-[Sheet1.C116]" office:value-type="float" office:value="-467589" calcext:value-type="float">
            <text:p>-46758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113815.48" calcext:value-type="float">
            <text:p>2113815.48</text:p>
          </table:table-cell>
          <table:table-cell table:style-name="ce2" table:formula="of:=([Sheet1.K116]-[Sheet1.J116])/[Sheet1.J116]" office:value-type="string" office:string-value="" calcext:value-type="error">
            <text:p>#DIV/0!</text:p>
          </table:table-cell>
          <table:table-cell table:style-name="ce4" table:formula="of:=[.J116]-[.K116]" office:value-type="float" office:value="-2113815.48" calcext:value-type="float">
            <text:p>-2,113,815.48</text:p>
          </table:table-cell>
          <table:table-cell table:number-columns-repeated="8"/>
          <table:table-cell office:value-type="float" office:value="2.1156268" calcext:value-type="float">
            <text:p>2.1156268</text:p>
          </table:table-cell>
          <table:table-cell table:number-columns-repeated="20"/>
          <table:table-cell office:value-type="float" office:value="12060.820714" calcext:value-type="float">
            <text:p>12060.820714</text:p>
          </table:table-cell>
          <table:table-cell table:number-columns-repeated="2"/>
          <table:table-cell office:value-type="float" office:value="12943.408331" calcext:value-type="float">
            <text:p>12943.408331</text:p>
          </table:table-cell>
          <table:table-cell table:style-name="ce6" table:formula="of:=([Sheet1.AT116]-[Sheet1.AS116])/[Sheet1.AS11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471317" calcext:value-type="float">
            <text:p>471317</text:p>
          </table:table-cell>
          <table:table-cell table:formula="of:=[Sheet1.B117]-[Sheet1.C117]" office:value-type="float" office:value="-471317" calcext:value-type="float">
            <text:p>-47131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84559.9558" calcext:value-type="float">
            <text:p>2084559.9558</text:p>
          </table:table-cell>
          <table:table-cell table:style-name="ce2" table:formula="of:=([Sheet1.K117]-[Sheet1.J117])/[Sheet1.J117]" office:value-type="string" office:string-value="" calcext:value-type="error">
            <text:p>#DIV/0!</text:p>
          </table:table-cell>
          <table:table-cell table:style-name="ce4" table:formula="of:=[.J117]-[.K117]" office:value-type="float" office:value="-2084559.9558" calcext:value-type="float">
            <text:p>-2,084,559.96</text:p>
          </table:table-cell>
          <table:table-cell table:number-columns-repeated="8"/>
          <table:table-cell office:value-type="float" office:value="2.1456316" calcext:value-type="float">
            <text:p>2.1456316</text:p>
          </table:table-cell>
          <table:table-cell table:number-columns-repeated="20"/>
          <table:table-cell office:value-type="float" office:value="12196.893188" calcext:value-type="float">
            <text:p>12196.893188</text:p>
          </table:table-cell>
          <table:table-cell table:number-columns-repeated="2"/>
          <table:table-cell office:value-type="float" office:value="13080.367221" calcext:value-type="float">
            <text:p>13080.367221</text:p>
          </table:table-cell>
          <table:table-cell table:style-name="ce6" table:formula="of:=([Sheet1.AT117]-[Sheet1.AS117])/[Sheet1.AS11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475011" calcext:value-type="float">
            <text:p>475011</text:p>
          </table:table-cell>
          <table:table-cell table:formula="of:=[Sheet1.B118]-[Sheet1.C118]" office:value-type="float" office:value="-475011" calcext:value-type="float">
            <text:p>-47501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55304.4316" calcext:value-type="float">
            <text:p>2055304.4316</text:p>
          </table:table-cell>
          <table:table-cell table:style-name="ce2" table:formula="of:=([Sheet1.K118]-[Sheet1.J118])/[Sheet1.J118]" office:value-type="string" office:string-value="" calcext:value-type="error">
            <text:p>#DIV/0!</text:p>
          </table:table-cell>
          <table:table-cell table:style-name="ce4" table:formula="of:=[.J118]-[.K118]" office:value-type="float" office:value="-2055304.4316" calcext:value-type="float">
            <text:p>-2,055,304.43</text:p>
          </table:table-cell>
          <table:table-cell table:number-columns-repeated="8"/>
          <table:table-cell office:value-type="float" office:value="2.1764999" calcext:value-type="float">
            <text:p>2.1764999</text:p>
          </table:table-cell>
          <table:table-cell table:number-columns-repeated="20"/>
          <table:table-cell office:value-type="float" office:value="12335.092207" calcext:value-type="float">
            <text:p>12335.092207</text:p>
          </table:table-cell>
          <table:table-cell table:number-columns-repeated="2"/>
          <table:table-cell office:value-type="float" office:value="13219.432813" calcext:value-type="float">
            <text:p>13219.432813</text:p>
          </table:table-cell>
          <table:table-cell table:style-name="ce6" table:formula="of:=([Sheet1.AT118]-[Sheet1.AS118])/[Sheet1.AS11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478670" calcext:value-type="float">
            <text:p>478670</text:p>
          </table:table-cell>
          <table:table-cell table:formula="of:=[Sheet1.B119]-[Sheet1.C119]" office:value-type="float" office:value="-478670" calcext:value-type="float">
            <text:p>-47867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2026048.9074" calcext:value-type="float">
            <text:p>2026048.9074</text:p>
          </table:table-cell>
          <table:table-cell table:style-name="ce2" table:formula="of:=([Sheet1.K119]-[Sheet1.J119])/[Sheet1.J119]" office:value-type="string" office:string-value="" calcext:value-type="error">
            <text:p>#DIV/0!</text:p>
          </table:table-cell>
          <table:table-cell table:style-name="ce4" table:formula="of:=[.J119]-[.K119]" office:value-type="float" office:value="-2026048.9074" calcext:value-type="float">
            <text:p>-2,026,048.91</text:p>
          </table:table-cell>
          <table:table-cell table:number-columns-repeated="8"/>
          <table:table-cell office:value-type="float" office:value="2.2082692" calcext:value-type="float">
            <text:p>2.2082692</text:p>
          </table:table-cell>
          <table:table-cell table:number-columns-repeated="20"/>
          <table:table-cell office:value-type="float" office:value="12475.44311" calcext:value-type="float">
            <text:p>12475.44311</text:p>
          </table:table-cell>
          <table:table-cell table:number-columns-repeated="2"/>
          <table:table-cell office:value-type="float" office:value="13360.608843" calcext:value-type="float">
            <text:p>13360.608843</text:p>
          </table:table-cell>
          <table:table-cell table:style-name="ce6" table:formula="of:=([Sheet1.AT119]-[Sheet1.AS119])/[Sheet1.AS11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482298" calcext:value-type="float">
            <text:p>482298</text:p>
          </table:table-cell>
          <table:table-cell table:formula="of:=[Sheet1.B120]-[Sheet1.C120]" office:value-type="float" office:value="-482298" calcext:value-type="float">
            <text:p>-48229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96793.3832" calcext:value-type="float">
            <text:p>1996793.3832</text:p>
          </table:table-cell>
          <table:table-cell table:style-name="ce2" table:formula="of:=([Sheet1.K120]-[Sheet1.J120])/[Sheet1.J120]" office:value-type="string" office:string-value="" calcext:value-type="error">
            <text:p>#DIV/0!</text:p>
          </table:table-cell>
          <table:table-cell table:style-name="ce4" table:formula="of:=[.J120]-[.K120]" office:value-type="float" office:value="-1996793.3832" calcext:value-type="float">
            <text:p>-1,996,793.38</text:p>
          </table:table-cell>
          <table:table-cell table:number-columns-repeated="8"/>
          <table:table-cell office:value-type="float" office:value="2.2409797" calcext:value-type="float">
            <text:p>2.2409797</text:p>
          </table:table-cell>
          <table:table-cell table:number-columns-repeated="20"/>
          <table:table-cell office:value-type="float" office:value="12617.975393" calcext:value-type="float">
            <text:p>12617.975393</text:p>
          </table:table-cell>
          <table:table-cell table:number-columns-repeated="2"/>
          <table:table-cell office:value-type="float" office:value="13503.904981" calcext:value-type="float">
            <text:p>13503.904981</text:p>
          </table:table-cell>
          <table:table-cell table:style-name="ce6" table:formula="of:=([Sheet1.AT120]-[Sheet1.AS120])/[Sheet1.AS12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485901" calcext:value-type="float">
            <text:p>485901</text:p>
          </table:table-cell>
          <table:table-cell table:formula="of:=[Sheet1.B121]-[Sheet1.C121]" office:value-type="float" office:value="-485901" calcext:value-type="float">
            <text:p>-48590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67537.859" calcext:value-type="float">
            <text:p>1967537.859</text:p>
          </table:table-cell>
          <table:table-cell table:style-name="ce2" table:formula="of:=([Sheet1.K121]-[Sheet1.J121])/[Sheet1.J121]" office:value-type="string" office:string-value="" calcext:value-type="error">
            <text:p>#DIV/0!</text:p>
          </table:table-cell>
          <table:table-cell table:style-name="ce4" table:formula="of:=[.J121]-[.K121]" office:value-type="float" office:value="-1967537.859" calcext:value-type="float">
            <text:p>-1,967,537.86</text:p>
          </table:table-cell>
          <table:table-cell table:number-columns-repeated="8"/>
          <table:table-cell office:value-type="float" office:value="2.2746739" calcext:value-type="float">
            <text:p>2.2746739</text:p>
          </table:table-cell>
          <table:table-cell table:number-columns-repeated="20"/>
          <table:table-cell office:value-type="float" office:value="12762.560514" calcext:value-type="float">
            <text:p>12762.560514</text:p>
          </table:table-cell>
          <table:table-cell table:number-columns-repeated="2"/>
          <table:table-cell office:value-type="float" office:value="13649.062017" calcext:value-type="float">
            <text:p>13649.062017</text:p>
          </table:table-cell>
          <table:table-cell table:style-name="ce6" table:formula="of:=([Sheet1.AT121]-[Sheet1.AS121])/[Sheet1.AS12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489494" calcext:value-type="float">
            <text:p>489494</text:p>
          </table:table-cell>
          <table:table-cell table:formula="of:=[Sheet1.B122]-[Sheet1.C122]" office:value-type="float" office:value="-489494" calcext:value-type="float">
            <text:p>-48949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38282.3348" calcext:value-type="float">
            <text:p>1938282.3348</text:p>
          </table:table-cell>
          <table:table-cell table:style-name="ce2" table:formula="of:=([Sheet1.K122]-[Sheet1.J122])/[Sheet1.J122]" office:value-type="string" office:string-value="" calcext:value-type="error">
            <text:p>#DIV/0!</text:p>
          </table:table-cell>
          <table:table-cell table:style-name="ce4" table:formula="of:=[.J122]-[.K122]" office:value-type="float" office:value="-1938282.3348" calcext:value-type="float">
            <text:p>-1,938,282.33</text:p>
          </table:table-cell>
          <table:table-cell table:number-columns-repeated="8"/>
          <table:table-cell office:value-type="float" office:value="2.3093967" calcext:value-type="float">
            <text:p>2.3093967</text:p>
          </table:table-cell>
          <table:table-cell table:number-columns-repeated="20"/>
          <table:table-cell office:value-type="float" office:value="12909.204417" calcext:value-type="float">
            <text:p>12909.204417</text:p>
          </table:table-cell>
          <table:table-cell table:number-columns-repeated="2"/>
          <table:table-cell office:value-type="float" office:value="13796.059724" calcext:value-type="float">
            <text:p>13796.059724</text:p>
          </table:table-cell>
          <table:table-cell table:style-name="ce6" table:formula="of:=([Sheet1.AT122]-[Sheet1.AS122])/[Sheet1.AS12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493084" calcext:value-type="float">
            <text:p>493084</text:p>
          </table:table-cell>
          <table:table-cell table:formula="of:=[Sheet1.B123]-[Sheet1.C123]" office:value-type="float" office:value="-493084" calcext:value-type="float">
            <text:p>-49308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909026.8106" calcext:value-type="float">
            <text:p>1909026.8106</text:p>
          </table:table-cell>
          <table:table-cell table:style-name="ce2" table:formula="of:=([Sheet1.K123]-[Sheet1.J123])/[Sheet1.J123]" office:value-type="string" office:string-value="" calcext:value-type="error">
            <text:p>#DIV/0!</text:p>
          </table:table-cell>
          <table:table-cell table:style-name="ce4" table:formula="of:=[.J123]-[.K123]" office:value-type="float" office:value="-1909026.8106" calcext:value-type="float">
            <text:p>-1,909,026.81</text:p>
          </table:table-cell>
          <table:table-cell table:number-columns-repeated="8"/>
          <table:table-cell office:value-type="float" office:value="2.3451961" calcext:value-type="float">
            <text:p>2.3451961</text:p>
          </table:table-cell>
          <table:table-cell table:number-columns-repeated="20"/>
          <table:table-cell office:value-type="float" office:value="13058.204203" calcext:value-type="float">
            <text:p>13058.204203</text:p>
          </table:table-cell>
          <table:table-cell table:number-columns-repeated="2"/>
          <table:table-cell office:value-type="float" office:value="13945.354647" calcext:value-type="float">
            <text:p>13945.354647</text:p>
          </table:table-cell>
          <table:table-cell table:style-name="ce6" table:formula="of:=([Sheet1.AT123]-[Sheet1.AS123])/[Sheet1.AS12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96785" calcext:value-type="float">
            <text:p>496785</text:p>
          </table:table-cell>
          <table:table-cell office:value-type="float" office:value="496674" calcext:value-type="float">
            <text:p>496674</text:p>
          </table:table-cell>
          <table:table-cell table:formula="of:=[Sheet1.B124]-[Sheet1.C124]" office:value-type="float" office:value="111" calcext:value-type="float">
            <text:p>111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79771.2864" calcext:value-type="float">
            <text:p>1879771.2864</text:p>
          </table:table-cell>
          <table:table-cell table:style-name="ce2" table:formula="of:=([Sheet1.K124]-[Sheet1.J124])/[Sheet1.J124]" office:value-type="string" office:string-value="" calcext:value-type="error">
            <text:p>#DIV/0!</text:p>
          </table:table-cell>
          <table:table-cell table:style-name="ce4" table:formula="of:=[.J124]-[.K124]" office:value-type="float" office:value="-1879771.2864" calcext:value-type="float">
            <text:p>-1,879,771.29</text:p>
          </table:table-cell>
          <table:table-cell table:number-columns-repeated="8"/>
          <table:table-cell office:value-type="float" office:value="2.3821228" calcext:value-type="float">
            <text:p>2.3821228</text:p>
          </table:table-cell>
          <table:table-cell table:number-columns-repeated="20"/>
          <table:table-cell office:value-type="float" office:value="13209.722293" calcext:value-type="float">
            <text:p>13209.722293</text:p>
          </table:table-cell>
          <table:table-cell table:number-columns-repeated="2"/>
          <table:table-cell office:value-type="float" office:value="14097.166014" calcext:value-type="float">
            <text:p>14097.166014</text:p>
          </table:table-cell>
          <table:table-cell table:style-name="ce6" table:formula="of:=([Sheet1.AT124]-[Sheet1.AS124])/[Sheet1.AS12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0390" calcext:value-type="float">
            <text:p>500390</text:p>
          </table:table-cell>
          <table:table-cell office:value-type="float" office:value="500265" calcext:value-type="float">
            <text:p>500265</text:p>
          </table:table-cell>
          <table:table-cell table:formula="of:=[Sheet1.B125]-[Sheet1.C125]" office:value-type="float" office:value="125" calcext:value-type="float">
            <text:p>12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50515.7622" calcext:value-type="float">
            <text:p>1850515.7622</text:p>
          </table:table-cell>
          <table:table-cell table:style-name="ce2" table:formula="of:=([Sheet1.K125]-[Sheet1.J125])/[Sheet1.J125]" office:value-type="string" office:string-value="" calcext:value-type="error">
            <text:p>#DIV/0!</text:p>
          </table:table-cell>
          <table:table-cell table:style-name="ce4" table:formula="of:=[.J125]-[.K125]" office:value-type="float" office:value="-1850515.7622" calcext:value-type="float">
            <text:p>-1,850,515.76</text:p>
          </table:table-cell>
          <table:table-cell table:number-columns-repeated="8"/>
          <table:table-cell office:value-type="float" office:value="2.420231" calcext:value-type="float">
            <text:p>2.420231</text:p>
          </table:table-cell>
          <table:table-cell table:number-columns-repeated="20"/>
          <table:table-cell office:value-type="float" office:value="13363.82588" calcext:value-type="float">
            <text:p>13363.82588</text:p>
          </table:table-cell>
          <table:table-cell table:number-columns-repeated="2"/>
          <table:table-cell office:value-type="float" office:value="14251.561042" calcext:value-type="float">
            <text:p>14251.561042</text:p>
          </table:table-cell>
          <table:table-cell table:style-name="ce6" table:formula="of:=([Sheet1.AT125]-[Sheet1.AS125])/[Sheet1.AS12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503855" calcext:value-type="float">
            <text:p>503855</text:p>
          </table:table-cell>
          <table:table-cell table:formula="of:=[Sheet1.B126]-[Sheet1.C126]" office:value-type="float" office:value="-503855" calcext:value-type="float">
            <text:p>-50385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821260.238" calcext:value-type="float">
            <text:p>1821260.238</text:p>
          </table:table-cell>
          <table:table-cell table:style-name="ce2" table:formula="of:=([Sheet1.K126]-[Sheet1.J126])/[Sheet1.J126]" office:value-type="string" office:string-value="" calcext:value-type="error">
            <text:p>#DIV/0!</text:p>
          </table:table-cell>
          <table:table-cell table:style-name="ce4" table:formula="of:=[.J126]-[.K126]" office:value-type="float" office:value="-1821260.238" calcext:value-type="float">
            <text:p>-1,821,260.24</text:p>
          </table:table-cell>
          <table:table-cell table:number-columns-repeated="8"/>
          <table:table-cell office:value-type="float" office:value="2.4595784" calcext:value-type="float">
            <text:p>2.4595784</text:p>
          </table:table-cell>
          <table:table-cell table:number-columns-repeated="20"/>
          <table:table-cell office:value-type="float" office:value="13520.585539" calcext:value-type="float">
            <text:p>13520.585539</text:p>
          </table:table-cell>
          <table:table-cell table:number-columns-repeated="2"/>
          <table:table-cell office:value-type="float" office:value="14408.61033" calcext:value-type="float">
            <text:p>14408.61033</text:p>
          </table:table-cell>
          <table:table-cell table:style-name="ce6" table:formula="of:=([Sheet1.AT126]-[Sheet1.AS126])/[Sheet1.AS12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507445" calcext:value-type="float">
            <text:p>507445</text:p>
          </table:table-cell>
          <table:table-cell table:formula="of:=[Sheet1.B127]-[Sheet1.C127]" office:value-type="float" office:value="-507445" calcext:value-type="float">
            <text:p>-507445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92004.7138" calcext:value-type="float">
            <text:p>1792004.7138</text:p>
          </table:table-cell>
          <table:table-cell table:style-name="ce2" table:formula="of:=([Sheet1.K127]-[Sheet1.J127])/[Sheet1.J127]" office:value-type="string" office:string-value="" calcext:value-type="error">
            <text:p>#DIV/0!</text:p>
          </table:table-cell>
          <table:table-cell table:style-name="ce4" table:formula="of:=[.J127]-[.K127]" office:value-type="float" office:value="-1792004.7138" calcext:value-type="float">
            <text:p>-1,792,004.71</text:p>
          </table:table-cell>
          <table:table-cell table:number-columns-repeated="8"/>
          <table:table-cell office:value-type="float" office:value="2.5002262" calcext:value-type="float">
            <text:p>2.5002262</text:p>
          </table:table-cell>
          <table:table-cell table:number-columns-repeated="20"/>
          <table:table-cell office:value-type="float" office:value="13680.075363" calcext:value-type="float">
            <text:p>13680.075363</text:p>
          </table:table-cell>
          <table:table-cell table:number-columns-repeated="2"/>
          <table:table-cell office:value-type="float" office:value="14568.387998" calcext:value-type="float">
            <text:p>14568.387998</text:p>
          </table:table-cell>
          <table:table-cell table:style-name="ce6" table:formula="of:=([Sheet1.AT127]-[Sheet1.AS127])/[Sheet1.AS12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511036" calcext:value-type="float">
            <text:p>511036</text:p>
          </table:table-cell>
          <table:table-cell table:formula="of:=[Sheet1.B128]-[Sheet1.C128]" office:value-type="float" office:value="-511036" calcext:value-type="float">
            <text:p>-51103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62749.1896" calcext:value-type="float">
            <text:p>1762749.1896</text:p>
          </table:table-cell>
          <table:table-cell table:style-name="ce2" table:formula="of:=([Sheet1.K128]-[Sheet1.J128])/[Sheet1.J128]" office:value-type="string" office:string-value="" calcext:value-type="error">
            <text:p>#DIV/0!</text:p>
          </table:table-cell>
          <table:table-cell table:style-name="ce4" table:formula="of:=[.J128]-[.K128]" office:value-type="float" office:value="-1762749.1896" calcext:value-type="float">
            <text:p>-1,762,749.19</text:p>
          </table:table-cell>
          <table:table-cell table:number-columns-repeated="8"/>
          <table:table-cell office:value-type="float" office:value="2.5422402" calcext:value-type="float">
            <text:p>2.5422402</text:p>
          </table:table-cell>
          <table:table-cell table:number-columns-repeated="20"/>
          <table:table-cell office:value-type="float" office:value="13842.373204" calcext:value-type="float">
            <text:p>13842.373204</text:p>
          </table:table-cell>
          <table:table-cell table:number-columns-repeated="2"/>
          <table:table-cell office:value-type="float" office:value="14730.971922" calcext:value-type="float">
            <text:p>14730.971922</text:p>
          </table:table-cell>
          <table:table-cell table:style-name="ce6" table:formula="of:=([Sheet1.AT128]-[Sheet1.AS128])/[Sheet1.AS12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14800" calcext:value-type="float">
            <text:p>514800</text:p>
          </table:table-cell>
          <table:table-cell office:value-type="float" office:value="514626" calcext:value-type="float">
            <text:p>514626</text:p>
          </table:table-cell>
          <table:table-cell table:formula="of:=[Sheet1.B129]-[Sheet1.C129]" office:value-type="float" office:value="174" calcext:value-type="float">
            <text:p>174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33493.6654" calcext:value-type="float">
            <text:p>1733493.6654</text:p>
          </table:table-cell>
          <table:table-cell table:style-name="ce2" table:formula="of:=([Sheet1.K129]-[Sheet1.J129])/[Sheet1.J129]" office:value-type="string" office:string-value="" calcext:value-type="error">
            <text:p>#DIV/0!</text:p>
          </table:table-cell>
          <table:table-cell table:style-name="ce4" table:formula="of:=[.J129]-[.K129]" office:value-type="float" office:value="-1733493.6654" calcext:value-type="float">
            <text:p>-1,733,493.67</text:p>
          </table:table-cell>
          <table:table-cell table:number-columns-repeated="8"/>
          <table:table-cell office:value-type="float" office:value="2.5856902" calcext:value-type="float">
            <text:p>2.5856902</text:p>
          </table:table-cell>
          <table:table-cell table:number-columns-repeated="20"/>
          <table:table-cell office:value-type="float" office:value="14007.560924" calcext:value-type="float">
            <text:p>14007.560924</text:p>
          </table:table-cell>
          <table:table-cell/>
          <table:table-cell office:value-type="float" office:value="14863.43988" calcext:value-type="float">
            <text:p>14863.43988</text:p>
          </table:table-cell>
          <table:table-cell office:value-type="float" office:value="14896.443994" calcext:value-type="float">
            <text:p>14896.443994</text:p>
          </table:table-cell>
          <table:table-cell table:style-name="ce6" table:formula="of:=([Sheet1.AT129]-[Sheet1.AS129])/[Sheet1.AS129]" office:value-type="percentage" office:value="0.00222048962194876" calcext:value-type="percentage">
            <text:p>0.222049%</text:p>
          </table:table-cell>
          <table:table-cell table:number-columns-repeated="35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518216" calcext:value-type="float">
            <text:p>518216</text:p>
          </table:table-cell>
          <table:table-cell table:formula="of:=[Sheet1.B130]-[Sheet1.C130]" office:value-type="float" office:value="-518216" calcext:value-type="float">
            <text:p>-518216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704238.1412" calcext:value-type="float">
            <text:p>1704238.1412</text:p>
          </table:table-cell>
          <table:table-cell table:style-name="ce2" table:formula="of:=([Sheet1.K130]-[Sheet1.J130])/[Sheet1.J130]" office:value-type="string" office:string-value="" calcext:value-type="error">
            <text:p>#DIV/0!</text:p>
          </table:table-cell>
          <table:table-cell table:style-name="ce4" table:formula="of:=[.J130]-[.K130]" office:value-type="float" office:value="-1704238.1412" calcext:value-type="float">
            <text:p>-1,704,238.14</text:p>
          </table:table-cell>
          <table:table-cell table:number-columns-repeated="8"/>
          <table:table-cell office:value-type="float" office:value="2.6306514" calcext:value-type="float">
            <text:p>2.6306514</text:p>
          </table:table-cell>
          <table:table-cell table:number-columns-repeated="20"/>
          <table:table-cell office:value-type="float" office:value="14175.724681" calcext:value-type="float">
            <text:p>14175.724681</text:p>
          </table:table-cell>
          <table:table-cell table:number-columns-repeated="2"/>
          <table:table-cell office:value-type="float" office:value="15064.890403" calcext:value-type="float">
            <text:p>15064.890403</text:p>
          </table:table-cell>
          <table:table-cell table:style-name="ce6" table:formula="of:=([Sheet1.AT130]-[Sheet1.AS130])/[Sheet1.AS13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521807" calcext:value-type="float">
            <text:p>521807</text:p>
          </table:table-cell>
          <table:table-cell table:formula="of:=[Sheet1.B131]-[Sheet1.C131]" office:value-type="float" office:value="-521807" calcext:value-type="float">
            <text:p>-52180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674982.617" calcext:value-type="float">
            <text:p>1674982.617</text:p>
          </table:table-cell>
          <table:table-cell table:style-name="ce2" table:formula="of:=([Sheet1.K131]-[Sheet1.J131])/[Sheet1.J131]" office:value-type="string" office:string-value="" calcext:value-type="error">
            <text:p>#DIV/0!</text:p>
          </table:table-cell>
          <table:table-cell table:style-name="ce4" table:formula="of:=[.J131]-[.K131]" office:value-type="float" office:value="-1674982.617" calcext:value-type="float">
            <text:p>-1,674,982.62</text:p>
          </table:table-cell>
          <table:table-cell table:number-columns-repeated="8"/>
          <table:table-cell office:value-type="float" office:value="2.6772038" calcext:value-type="float">
            <text:p>2.6772038</text:p>
          </table:table-cell>
          <table:table-cell table:number-columns-repeated="20"/>
          <table:table-cell office:value-type="float" office:value="14346.955231" calcext:value-type="float">
            <text:p>14346.955231</text:p>
          </table:table-cell>
          <table:table-cell table:number-columns-repeated="2"/>
          <table:table-cell office:value-type="float" office:value="15236.401933" calcext:value-type="float">
            <text:p>15236.401933</text:p>
          </table:table-cell>
          <table:table-cell table:style-name="ce6" table:formula="of:=([Sheet1.AT131]-[Sheet1.AS131])/[Sheet1.AS13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525397" calcext:value-type="float">
            <text:p>525397</text:p>
          </table:table-cell>
          <table:table-cell table:formula="of:=[Sheet1.B132]-[Sheet1.C132]" office:value-type="float" office:value="-525397" calcext:value-type="float">
            <text:p>-52539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645727.0928" calcext:value-type="float">
            <text:p>1645727.0928</text:p>
          </table:table-cell>
          <table:table-cell table:style-name="ce2" table:formula="of:=([Sheet1.K132]-[Sheet1.J132])/[Sheet1.J132]" office:value-type="string" office:string-value="" calcext:value-type="error">
            <text:p>#DIV/0!</text:p>
          </table:table-cell>
          <table:table-cell table:style-name="ce4" table:formula="of:=[.J132]-[.K132]" office:value-type="float" office:value="-1645727.0928" calcext:value-type="float">
            <text:p>-1,645,727.09</text:p>
          </table:table-cell>
          <table:table-cell table:number-columns-repeated="8"/>
          <table:table-cell office:value-type="float" office:value="2.7254335" calcext:value-type="float">
            <text:p>2.7254335</text:p>
          </table:table-cell>
          <table:table-cell table:number-columns-repeated="20"/>
          <table:table-cell office:value-type="float" office:value="14521.348258" calcext:value-type="float">
            <text:p>14521.348258</text:p>
          </table:table-cell>
          <table:table-cell table:number-columns-repeated="2"/>
          <table:table-cell office:value-type="float" office:value="15411.074302" calcext:value-type="float">
            <text:p>15411.074302</text:p>
          </table:table-cell>
          <table:table-cell table:style-name="ce6" table:formula="of:=([Sheet1.AT132]-[Sheet1.AS132])/[Sheet1.AS13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528987" calcext:value-type="float">
            <text:p>528987</text:p>
          </table:table-cell>
          <table:table-cell table:formula="of:=[Sheet1.B133]-[Sheet1.C133]" office:value-type="float" office:value="-528987" calcext:value-type="float">
            <text:p>-528987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2"/>
          <table:table-cell office:value-type="float" office:value="1616621.322" calcext:value-type="float">
            <text:p>1,616,621.32</text:p>
          </table:table-cell>
          <table:table-cell table:style-name="Default" office:value-type="float" office:value="1616471.5686" calcext:value-type="float">
            <text:p>1616471.5686</text:p>
          </table:table-cell>
          <table:table-cell table:style-name="ce2" table:formula="of:=([Sheet1.K133]-[Sheet1.J133])/[Sheet1.J133]" office:value-type="percentage" office:value="-0.0000926335672812636" calcext:value-type="percentage">
            <text:p>-0.00926%</text:p>
          </table:table-cell>
          <table:table-cell table:style-name="ce4" table:formula="of:=[.J133]-[.K133]" office:value-type="float" office:value="149.753399999812" calcext:value-type="float">
            <text:p>149.75</text:p>
          </table:table-cell>
          <table:table-cell table:number-columns-repeated="8"/>
          <table:table-cell office:value-type="float" office:value="2.7754328" calcext:value-type="float">
            <text:p>2.7754328</text:p>
          </table:table-cell>
          <table:table-cell table:number-columns-repeated="20"/>
          <table:table-cell office:value-type="float" office:value="14699.004738" calcext:value-type="float">
            <text:p>14699.004738</text:p>
          </table:table-cell>
          <table:table-cell table:number-columns-repeated="2"/>
          <table:table-cell office:value-type="float" office:value="15589.008521" calcext:value-type="float">
            <text:p>15589.008521</text:p>
          </table:table-cell>
          <table:table-cell table:style-name="ce6" table:formula="of:=([Sheet1.AT133]-[Sheet1.AS133])/[Sheet1.AS13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532578" calcext:value-type="float">
            <text:p>532578</text:p>
          </table:table-cell>
          <table:table-cell table:formula="of:=[Sheet1.B134]-[Sheet1.C134]" office:value-type="float" office:value="-532578" calcext:value-type="float">
            <text:p>-53257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87216.0444" calcext:value-type="float">
            <text:p>1587216.0444</text:p>
          </table:table-cell>
          <table:table-cell table:style-name="ce2" table:formula="of:=([Sheet1.K134]-[Sheet1.J134])/[Sheet1.J134]" office:value-type="string" office:string-value="" calcext:value-type="error">
            <text:p>#DIV/0!</text:p>
          </table:table-cell>
          <table:table-cell table:style-name="ce4" table:formula="of:=[.J134]-[.K134]" office:value-type="float" office:value="-1587216.0444" calcext:value-type="float">
            <text:p>-1,587,216.04</text:p>
          </table:table-cell>
          <table:table-cell table:number-columns-repeated="8"/>
          <table:table-cell office:value-type="float" office:value="2.8273009" calcext:value-type="float">
            <text:p>2.8273009</text:p>
          </table:table-cell>
          <table:table-cell table:number-columns-repeated="20"/>
          <table:table-cell office:value-type="float" office:value="14880.031337" calcext:value-type="float">
            <text:p>14880.031337</text:p>
          </table:table-cell>
          <table:table-cell table:number-columns-repeated="2"/>
          <table:table-cell office:value-type="float" office:value="15770.311289" calcext:value-type="float">
            <text:p>15770.311289</text:p>
          </table:table-cell>
          <table:table-cell table:style-name="ce6" table:formula="of:=([Sheet1.AT134]-[Sheet1.AS134])/[Sheet1.AS13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36400" calcext:value-type="float">
            <text:p>536400</text:p>
          </table:table-cell>
          <table:table-cell office:value-type="float" office:value="536168" calcext:value-type="float">
            <text:p>536168</text:p>
          </table:table-cell>
          <table:table-cell table:formula="of:=[Sheet1.B135]-[Sheet1.C135]" office:value-type="float" office:value="232" calcext:value-type="float">
            <text:p>232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57960.5202" calcext:value-type="float">
            <text:p>1557960.5202</text:p>
          </table:table-cell>
          <table:table-cell table:style-name="ce2" table:formula="of:=([Sheet1.K135]-[Sheet1.J135])/[Sheet1.J135]" office:value-type="string" office:string-value="" calcext:value-type="error">
            <text:p>#DIV/0!</text:p>
          </table:table-cell>
          <table:table-cell table:style-name="ce4" table:formula="of:=[.J135]-[.K135]" office:value-type="float" office:value="-1557960.5202" calcext:value-type="float">
            <text:p>-1,557,960.52</text:p>
          </table:table-cell>
          <table:table-cell table:number-columns-repeated="8"/>
          <table:table-cell office:value-type="float" office:value="2.8811446" calcext:value-type="float">
            <text:p>2.8811446</text:p>
          </table:table-cell>
          <table:table-cell table:number-columns-repeated="20"/>
          <table:table-cell office:value-type="float" office:value="15064.540838" calcext:value-type="float">
            <text:p>15064.540838</text:p>
          </table:table-cell>
          <table:table-cell table:number-columns-repeated="2"/>
          <table:table-cell office:value-type="float" office:value="15955.095428" calcext:value-type="float">
            <text:p>15955.095428</text:p>
          </table:table-cell>
          <table:table-cell table:style-name="ce6" table:formula="of:=([Sheet1.AT135]-[Sheet1.AS135])/[Sheet1.AS13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539758" calcext:value-type="float">
            <text:p>539758</text:p>
          </table:table-cell>
          <table:table-cell table:formula="of:=[Sheet1.B136]-[Sheet1.C136]" office:value-type="float" office:value="-539758" calcext:value-type="float">
            <text:p>-539758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528704.996" calcext:value-type="float">
            <text:p>1528704.996</text:p>
          </table:table-cell>
          <table:table-cell table:style-name="ce2" table:formula="of:=([Sheet1.K136]-[Sheet1.J136])/[Sheet1.J136]" office:value-type="string" office:string-value="" calcext:value-type="error">
            <text:p>#DIV/0!</text:p>
          </table:table-cell>
          <table:table-cell table:style-name="ce4" table:formula="of:=[.J136]-[.K136]" office:value-type="float" office:value="-1528704.996" calcext:value-type="float">
            <text:p>-1,528,705.00</text:p>
          </table:table-cell>
          <table:table-cell table:number-columns-repeated="8"/>
          <table:table-cell office:value-type="float" office:value="2.9370789" calcext:value-type="float">
            <text:p>2.9370789</text:p>
          </table:table-cell>
          <table:table-cell table:number-columns-repeated="20"/>
          <table:table-cell office:value-type="float" office:value="15252.652622" calcext:value-type="float">
            <text:p>15252.652622</text:p>
          </table:table-cell>
          <table:table-cell table:number-columns-repeated="2"/>
          <table:table-cell office:value-type="float" office:value="16143.480356" calcext:value-type="float">
            <text:p>16143.480356</text:p>
          </table:table-cell>
          <table:table-cell table:style-name="ce6" table:formula="of:=([Sheet1.AT136]-[Sheet1.AS136])/[Sheet1.AS136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543349" calcext:value-type="float">
            <text:p>543349</text:p>
          </table:table-cell>
          <table:table-cell table:formula="of:=[Sheet1.B137]-[Sheet1.C137]" office:value-type="float" office:value="-543349" calcext:value-type="float">
            <text:p>-54334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99449.4718" calcext:value-type="float">
            <text:p>1499449.4718</text:p>
          </table:table-cell>
          <table:table-cell table:style-name="ce2" table:formula="of:=([Sheet1.K137]-[Sheet1.J137])/[Sheet1.J137]" office:value-type="string" office:string-value="" calcext:value-type="error">
            <text:p>#DIV/0!</text:p>
          </table:table-cell>
          <table:table-cell table:style-name="ce4" table:formula="of:=[.J137]-[.K137]" office:value-type="float" office:value="-1499449.4718" calcext:value-type="float">
            <text:p>-1,499,449.47</text:p>
          </table:table-cell>
          <table:table-cell table:number-columns-repeated="8"/>
          <table:table-cell office:value-type="float" office:value="2.995228" calcext:value-type="float">
            <text:p>2.995228</text:p>
          </table:table-cell>
          <table:table-cell table:number-columns-repeated="20"/>
          <table:table-cell office:value-type="float" office:value="15444.493187" calcext:value-type="float">
            <text:p>15444.493187</text:p>
          </table:table-cell>
          <table:table-cell table:number-columns-repeated="2"/>
          <table:table-cell office:value-type="float" office:value="16335.592612" calcext:value-type="float">
            <text:p>16335.592612</text:p>
          </table:table-cell>
          <table:table-cell table:style-name="ce6" table:formula="of:=([Sheet1.AT137]-[Sheet1.AS137])/[Sheet1.AS137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47200" calcext:value-type="float">
            <text:p>547200</text:p>
          </table:table-cell>
          <table:table-cell office:value-type="float" office:value="546939" calcext:value-type="float">
            <text:p>546939</text:p>
          </table:table-cell>
          <table:table-cell table:formula="of:=[Sheet1.B138]-[Sheet1.C138]" office:value-type="float" office:value="261" calcext:value-type="float">
            <text:p>261</text:p>
          </table:table-cell>
          <table:table-cell table:style-name="ce2" table:formula="of:=([Sheet1.C138]-[Sheet1.B138])/[Sheet1.B138]" office:value-type="percentage" office:value="-0.000476973684210526" calcext:value-type="percentage">
            <text:p>-0.04770%</text:p>
          </table:table-cell>
          <table:table-cell office:value-type="float" office:value="4425705.5" calcext:value-type="float">
            <text:p>4425706</text:p>
          </table:table-cell>
          <table:table-cell office:value-type="float" office:value="4425705.5" calcext:value-type="float">
            <text:p>4425705.5</text:p>
          </table:table-cell>
          <table:table-cell table:number-columns-repeated="2"/>
          <table:table-cell office:value-type="float" office:value="1470343.711" calcext:value-type="float">
            <text:p>1,470,343.71</text:p>
          </table:table-cell>
          <table:table-cell table:style-name="Default" office:value-type="float" office:value="1470193.9476" calcext:value-type="float">
            <text:p>1470193.9476</text:p>
          </table:table-cell>
          <table:table-cell table:style-name="ce2" table:formula="of:=([Sheet1.K138]-[Sheet1.J138])/[Sheet1.J138]" office:value-type="percentage" office:value="-0.000101856048269126" calcext:value-type="percentage">
            <text:p>-0.01019%</text:p>
          </table:table-cell>
          <table:table-cell table:style-name="ce4" table:formula="of:=[.J138]-[.K138]" office:value-type="float" office:value="149.763399999822" calcext:value-type="float">
            <text:p>149.76</text:p>
          </table:table-cell>
          <table:table-cell table:number-columns-repeated="7"/>
          <table:table-cell office:value-type="float" office:value="3.009980229" calcext:value-type="float">
            <text:p>3.009980229</text:p>
          </table:table-cell>
          <table:table-cell office:value-type="float" office:value="3.0557262" calcext:value-type="float">
            <text:p>3.0557262</text:p>
          </table:table-cell>
          <table:table-cell table:number-columns-repeated="20"/>
          <table:table-cell office:value-type="float" office:value="15640.196719" calcext:value-type="float">
            <text:p>15640.196719</text:p>
          </table:table-cell>
          <table:table-cell table:number-columns-repeated="2"/>
          <table:table-cell office:value-type="float" office:value="16531.566424" calcext:value-type="float">
            <text:p>16531.566424</text:p>
          </table:table-cell>
          <table:table-cell table:style-name="ce6" table:formula="of:=([Sheet1.AT138]-[Sheet1.AS138])/[Sheet1.AS138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550529" calcext:value-type="float">
            <text:p>550529</text:p>
          </table:table-cell>
          <table:table-cell table:formula="of:=[Sheet1.B139]-[Sheet1.C139]" office:value-type="float" office:value="-550529" calcext:value-type="float">
            <text:p>-550529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40938.4234" calcext:value-type="float">
            <text:p>1440938.4234</text:p>
          </table:table-cell>
          <table:table-cell table:style-name="ce2" table:formula="of:=([Sheet1.K139]-[Sheet1.J139])/[Sheet1.J139]" office:value-type="string" office:string-value="" calcext:value-type="error">
            <text:p>#DIV/0!</text:p>
          </table:table-cell>
          <table:table-cell table:style-name="ce4" table:formula="of:=[.J139]-[.K139]" office:value-type="float" office:value="-1440938.4234" calcext:value-type="float">
            <text:p>-1,440,938.42</text:p>
          </table:table-cell>
          <table:table-cell table:number-columns-repeated="8"/>
          <table:table-cell office:value-type="float" office:value="3.1187186" calcext:value-type="float">
            <text:p>3.1187186</text:p>
          </table:table-cell>
          <table:table-cell table:number-columns-repeated="20"/>
          <table:table-cell office:value-type="float" office:value="15839.905732" calcext:value-type="float">
            <text:p>15839.905732</text:p>
          </table:table-cell>
          <table:table-cell table:number-columns-repeated="2"/>
          <table:table-cell office:value-type="float" office:value="16731.544349" calcext:value-type="float">
            <text:p>16731.544349</text:p>
          </table:table-cell>
          <table:table-cell table:style-name="ce6" table:formula="of:=([Sheet1.AT139]-[Sheet1.AS139])/[Sheet1.AS139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554120" calcext:value-type="float">
            <text:p>554120</text:p>
          </table:table-cell>
          <table:table-cell table:formula="of:=[Sheet1.B140]-[Sheet1.C140]" office:value-type="float" office:value="-554120" calcext:value-type="float">
            <text:p>-55412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411682.8992" calcext:value-type="float">
            <text:p>1411682.8992</text:p>
          </table:table-cell>
          <table:table-cell table:style-name="ce2" table:formula="of:=([Sheet1.K140]-[Sheet1.J140])/[Sheet1.J140]" office:value-type="string" office:string-value="" calcext:value-type="error">
            <text:p>#DIV/0!</text:p>
          </table:table-cell>
          <table:table-cell table:style-name="ce4" table:formula="of:=[.J140]-[.K140]" office:value-type="float" office:value="-1411682.8992" calcext:value-type="float">
            <text:p>-1,411,682.90</text:p>
          </table:table-cell>
          <table:table-cell table:number-columns-repeated="8"/>
          <table:table-cell office:value-type="float" office:value="3.1843628" calcext:value-type="float">
            <text:p>3.1843628</text:p>
          </table:table-cell>
          <table:table-cell table:number-columns-repeated="20"/>
          <table:table-cell office:value-type="float" office:value="16043.771756" calcext:value-type="float">
            <text:p>16043.771756</text:p>
          </table:table-cell>
          <table:table-cell table:number-columns-repeated="2"/>
          <table:table-cell office:value-type="float" office:value="16935.677965" calcext:value-type="float">
            <text:p>16935.677965</text:p>
          </table:table-cell>
          <table:table-cell table:style-name="ce6" table:formula="of:=([Sheet1.AT140]-[Sheet1.AS140])/[Sheet1.AS140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0.54" calcext:value-type="float">
            <text:p>380.54</text:p>
          </table:table-cell>
          <table:table-cell/>
          <table:table-cell office:value-type="float" office:value="557710" calcext:value-type="float">
            <text:p>557710</text:p>
          </table:table-cell>
          <table:table-cell table:formula="of:=[Sheet1.B141]-[Sheet1.C141]" office:value-type="float" office:value="-557710" calcext:value-type="float">
            <text:p>-55771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82427.375" calcext:value-type="float">
            <text:p>1382427.375</text:p>
          </table:table-cell>
          <table:table-cell table:style-name="ce2" table:formula="of:=([Sheet1.K141]-[Sheet1.J141])/[Sheet1.J141]" office:value-type="string" office:string-value="" calcext:value-type="error">
            <text:p>#DIV/0!</text:p>
          </table:table-cell>
          <table:table-cell table:style-name="ce4" table:formula="of:=[.J141]-[.K141]" office:value-type="float" office:value="-1382427.375" calcext:value-type="float">
            <text:p>-1,382,427.38</text:p>
          </table:table-cell>
          <table:table-cell table:number-columns-repeated="8"/>
          <table:table-cell office:value-type="float" office:value="3.2528298" calcext:value-type="float">
            <text:p>3.2528298</text:p>
          </table:table-cell>
          <table:table-cell table:number-columns-repeated="20"/>
          <table:table-cell office:value-type="float" office:value="16251.956117" calcext:value-type="float">
            <text:p>16251.956117</text:p>
          </table:table-cell>
          <table:table-cell table:number-columns-repeated="2"/>
          <table:table-cell office:value-type="float" office:value="17144.128644" calcext:value-type="float">
            <text:p>17144.128644</text:p>
          </table:table-cell>
          <table:table-cell table:style-name="ce6" table:formula="of:=([Sheet1.AT141]-[Sheet1.AS141])/[Sheet1.AS141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office:value-type="float" office:value="381.4" calcext:value-type="float">
            <text:p>381.4</text:p>
          </table:table-cell>
          <table:table-cell/>
          <table:table-cell office:value-type="float" office:value="561300" calcext:value-type="float">
            <text:p>561300</text:p>
          </table:table-cell>
          <table:table-cell table:formula="of:=[Sheet1.B142]-[Sheet1.C142]" office:value-type="float" office:value="-561300" calcext:value-type="float">
            <text:p>-561300</text:p>
          </table:table-cell>
          <table:table-cell table:number-columns-repeated="2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53171.8508" calcext:value-type="float">
            <text:p>1353171.8508</text:p>
          </table:table-cell>
          <table:table-cell table:style-name="ce2" table:formula="of:=([Sheet1.K142]-[Sheet1.J142])/[Sheet1.J142]" office:value-type="string" office:string-value="" calcext:value-type="error">
            <text:p>#DIV/0!</text:p>
          </table:table-cell>
          <table:table-cell table:style-name="ce4" table:formula="of:=[.J142]-[.K142]" office:value-type="float" office:value="-1353171.8508" calcext:value-type="float">
            <text:p>-1,353,171.85</text:p>
          </table:table-cell>
          <table:table-cell table:number-columns-repeated="8"/>
          <table:table-cell office:value-type="float" office:value="3.3243057" calcext:value-type="float">
            <text:p>3.3243057</text:p>
          </table:table-cell>
          <table:table-cell table:number-columns-repeated="20"/>
          <table:table-cell office:value-type="float" office:value="16464.630788" calcext:value-type="float">
            <text:p>16464.630788</text:p>
          </table:table-cell>
          <table:table-cell table:number-columns-repeated="2"/>
          <table:table-cell office:value-type="float" office:value="17357.068411" calcext:value-type="float">
            <text:p>17357.068411</text:p>
          </table:table-cell>
          <table:table-cell table:style-name="ce6" table:formula="of:=([Sheet1.AT142]-[Sheet1.AS142])/[Sheet1.AS142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564891" calcext:value-type="float">
            <text:p>564891</text:p>
          </table:table-cell>
          <table:table-cell table:number-columns-repeated="3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323916.3266" calcext:value-type="float">
            <text:p>1323916.3266</text:p>
          </table:table-cell>
          <table:table-cell table:style-name="ce2" table:formula="of:=([Sheet1.K143]-[Sheet1.J143])/[Sheet1.J143]" office:value-type="string" office:string-value="" calcext:value-type="error">
            <text:p>#DIV/0!</text:p>
          </table:table-cell>
          <table:table-cell table:style-name="ce4" table:formula="of:=[.J143]-[.K143]" office:value-type="float" office:value="-1323916.3266" calcext:value-type="float">
            <text:p>-1,323,916.33</text:p>
          </table:table-cell>
          <table:table-cell table:number-columns-repeated="8"/>
          <table:table-cell office:value-type="float" office:value="3.3989934" calcext:value-type="float">
            <text:p>3.3989934</text:p>
          </table:table-cell>
          <table:table-cell table:number-columns-repeated="20"/>
          <table:table-cell office:value-type="float" office:value="16681.979344" calcext:value-type="float">
            <text:p>16681.979344</text:p>
          </table:table-cell>
          <table:table-cell table:number-columns-repeated="2"/>
          <table:table-cell office:value-type="float" office:value="17574.680891" calcext:value-type="float">
            <text:p>17574.680891</text:p>
          </table:table-cell>
          <table:table-cell table:style-name="ce6" table:formula="of:=([Sheet1.AT143]-[Sheet1.AS143])/[Sheet1.AS143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568481" calcext:value-type="float">
            <text:p>568481</text:p>
          </table:table-cell>
          <table:table-cell table:number-columns-repeated="3"/>
          <table:table-cell office:value-type="float" office:value="4425705.5" calcext:value-type="float">
            <text:p>4425705.5</text:p>
          </table:table-cell>
          <table:table-cell table:number-columns-repeated="3"/>
          <table:table-cell table:style-name="Default" office:value-type="float" office:value="1294660.8024" calcext:value-type="float">
            <text:p>1294660.8024</text:p>
          </table:table-cell>
          <table:table-cell table:number-columns-repeated="10"/>
          <table:table-cell office:value-type="float" office:value="3.4771142" calcext:value-type="float">
            <text:p>3.4771142</text:p>
          </table:table-cell>
          <table:table-cell table:number-columns-repeated="20"/>
          <table:table-cell office:value-type="float" office:value="16904.198013" calcext:value-type="float">
            <text:p>16904.198013</text:p>
          </table:table-cell>
          <table:table-cell table:number-columns-repeated="2"/>
          <table:table-cell office:value-type="float" office:value="17797.162369" calcext:value-type="float">
            <text:p>17797.162369</text:p>
          </table:table-cell>
          <table:table-cell table:style-name="ce6" table:formula="of:=([Sheet1.AT144]-[Sheet1.AS144])/[Sheet1.AS144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>
          <table:table-cell table:number-columns-repeated="10"/>
          <table:table-cell table:style-name="Default"/>
          <table:table-cell table:number-columns-repeated="35"/>
          <table:table-cell table:style-name="ce6" table:formula="of:=([Sheet1.AT145]-[Sheet1.AS145])/[Sheet1.AS145]" office:value-type="string" office:string-value="" calcext:value-type="error">
            <text:p>#DIV/0!</text:p>
          </table:table-cell>
          <table:table-cell table:number-columns-repeated="35"/>
        </table:table-row>
        <table:table-row table:style-name="ro1" table:number-rows-repeated="14">
          <table:table-cell table:number-columns-repeated="10"/>
          <table:table-cell table:style-name="Default"/>
          <table:table-cell table:number-columns-repeated="71"/>
        </table:table-row>
        <table:table-row table:style-name="ro1" table:number-rows-repeated="1048416">
          <table:table-cell table:number-columns-repeated="82"/>
        </table:table-row>
        <table:table-row table:style-name="ro1">
          <table:table-cell table:number-columns-repeated="82"/>
        </table:table-row>
      </table:table>
      <table:table table:name="fuel burned" table:style-name="ta1">
        <table:table-column table:style-name="co15" table:number-columns-repeated="2" table:default-cell-style-name="ce4"/>
        <table:table-column table:style-name="co1" table:default-cell-style-name="ce6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table:style-name="Default" office:value-type="string" calcext:value-type="string">
            <text:p>WT off by</text:p>
          </table:table-cell>
          <table:table-cell table:style-name="Default" office:value-type="string" calcext:value-type="string">
            <text:p>off by lbs</text:p>
          </table:table-cell>
          <table:table-cell table:style-name="Default" office:value-type="string" calcext:value-type="string">
            <text:p>His fuel burned</text:p>
          </table:table-cell>
          <table:table-cell table:style-name="Default" office:value-type="string" calcext:value-type="string">
            <text:p>My fuel burned</text:p>
          </table:table-cell>
          <table:table-cell table:style-name="Default" office:value-type="string" calcext:value-type="string">
            <text:p>off by lbs</text:p>
          </table:table-cell>
          <table:table-cell table:number-columns-repeated="2"/>
          <table:table-cell office:value-type="string" calcext:value-type="string">
            <text:p>SRM burn rate</text:p>
          </table:table-cell>
          <table:table-cell office:value-type="string" calcext:value-type="string">
            <text:p>his liq</text:p>
          </table:table-cell>
          <table:table-cell office:value-type="string" calcext:value-type="string">
            <text:p>my liq</text:p>
          </table:table-cell>
          <table:table-cell table:number-columns-repeated="2"/>
          <table:table-cell office:value-type="string" calcext:value-type="string">
            <text:p>RD-171-M</text:p>
          </table:table-cell>
          <table:table-cell office:value-type="string" calcext:value-type="string">
            <text:p>SSME</text:p>
          </table:table-cell>
          <table:table-cell office:value-type="string" calcext:value-type="string">
            <text:p>RS-68A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25417828.58" calcext:value-type="float">
            <text:p>25,417,828.58</text:p>
          </table:table-cell>
          <table:table-cell office:value-type="float" office:value="25417828.59" calcext:value-type="float">
            <text:p>25,417,828.59</text:p>
          </table:table-cell>
          <table:table-cell table:formula="of:=(['fuel burned'.B2]-['fuel burned'.A2])/['fuel burned'.A2]" office:value-type="percentage" office:value="0.000000000393424702179171" calcext:value-type="percentage">
            <text:p>0.000000%</text:p>
          </table:table-cell>
          <table:table-cell table:style-name="ce4" table:formula="of:=[.A2]-[.B2]" office:value-type="float" office:value="-0.0100000016391277" calcext:value-type="float">
            <text:p>-0.01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table:formula="of:=[.E2]-[.F2]" office:value-type="float" office:value="0" calcext:value-type="float">
            <text:p>0.00</text:p>
          </table:table-cell>
          <table:table-cell office:value-type="float" office:value="25417828.59" calcext:value-type="float">
            <text:p>25417828.59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cou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04536.99" calcext:value-type="float">
            <text:p>25,304,536.99</text:p>
          </table:table-cell>
          <table:table-cell office:value-type="float" office:value="25304689.6315" calcext:value-type="float">
            <text:p>25,304,689.63</text:p>
          </table:table-cell>
          <table:table-cell table:formula="of:=(['fuel burned'.B3]-['fuel burned'.A3])/['fuel burned'.A3]" office:value-type="percentage" office:value="0.00000603217913294491" calcext:value-type="percentage">
            <text:p>0.000603%</text:p>
          </table:table-cell>
          <table:table-cell table:style-name="ce4" table:formula="of:=[.A3]-[.B3]" office:value-type="float" office:value="-152.641499999911" calcext:value-type="float">
            <text:p>-152.64</text:p>
          </table:table-cell>
          <table:table-cell table:style-name="ce4" table:formula="of:=[.A2]-[.A3]" office:value-type="float" office:value="113291.59" calcext:value-type="float">
            <text:p>113,291.59</text:p>
          </table:table-cell>
          <table:table-cell table:style-name="ce4" table:formula="of:=[.B2]-[.B3]" office:value-type="float" office:value="113138.958500002" calcext:value-type="float">
            <text:p>113,138.96</text:p>
          </table:table-cell>
          <table:table-cell table:style-name="ce12" table:formula="of:=[.E3]-[.F3]" office:value-type="float" office:value="152.631499998271" calcext:value-type="float">
            <text:p>152.6315</text:p>
          </table:table-cell>
          <table:table-cell office:value-type="float" office:value="25334441.6976" calcext:value-type="float">
            <text:p>25334441.6976</text:p>
          </table:table-cell>
          <table:table-cell table:formula="of:=[.H2]-[.H3]" office:value-type="float" office:value="83386.8924000002" calcext:value-type="float">
            <text:p>83386.8924000002</text:p>
          </table:table-cell>
          <table:table-cell table:formula="of:=[.B3]-[.H3]" office:value-type="float" office:value="-29752.0661000013" calcext:value-type="float">
            <text:p>-29752.0661000013</text:p>
          </table:table-cell>
          <table:table-cell table:formula="of:=[.E3]+[.J3]" office:value-type="float" office:value="83539.5238999987" calcext:value-type="float">
            <text:p>83539.5238999987</text:p>
          </table:table-cell>
          <table:table-cell table:formula="of:=[.F3]+[.J3]" office:value-type="float" office:value="83386.8924000007" calcext:value-type="float">
            <text:p>83386.8924000007</text:p>
          </table:table-cell>
          <table:table-cell table:formula="of:=[.K3]-[.L3]" office:value-type="float" office:value="152.631499997995" calcext:value-type="float">
            <text:p>152.631499998</text:p>
          </table:table-cell>
          <table:table-cell office:value-type="string" calcext:value-type="string">
            <text:p>At 100%</text:p>
          </table:table-cell>
          <table:table-cell office:value-type="float" office:value="63240" calcext:value-type="float">
            <text:p>63240</text:p>
          </table:table-cell>
          <table:table-cell table:formula="of:=13943.15/0.95" office:value-type="float" office:value="14677" calcext:value-type="float">
            <text:p>14677</text:p>
          </table:table-cell>
          <table:table-cell office:value-type="float" office:value="25012" calcext:value-type="float">
            <text:p>25012</text:p>
          </table:table-cell>
          <table:table-cell table:number-columns-repeated="3"/>
        </table:table-row>
        <table:table-row table:style-name="ro1">
          <table:table-cell office:value-type="float" office:value="25201131.26" calcext:value-type="float">
            <text:p>25,201,131.26</text:p>
          </table:table-cell>
          <table:table-cell office:value-type="float" office:value="25201283.9016" calcext:value-type="float">
            <text:p>25,201,283.90</text:p>
          </table:table-cell>
          <table:table-cell table:formula="of:=(['fuel burned'.B4]-['fuel burned'.A4])/['fuel burned'.A4]" office:value-type="percentage" office:value="0.00000605693444564354" calcext:value-type="percentage">
            <text:p>0.000606%</text:p>
          </table:table-cell>
          <table:table-cell table:style-name="ce4" table:formula="of:=[.A4]-[.B4]" office:value-type="float" office:value="-152.641599997878" calcext:value-type="float">
            <text:p>-152.64</text:p>
          </table:table-cell>
          <table:table-cell table:style-name="ce4" table:formula="of:=[.A3]-[.A4]" office:value-type="float" office:value="103405.729999997" calcext:value-type="float">
            <text:p>103,405.73</text:p>
          </table:table-cell>
          <table:table-cell table:style-name="ce4" table:formula="of:=[.B3]-[.B4]" office:value-type="float" office:value="103405.729899999" calcext:value-type="float">
            <text:p>103,405.73</text:p>
          </table:table-cell>
          <table:table-cell table:style-name="ce4" table:formula="of:=[.E4]-[.F4]" office:value-type="float" office:value="0.0000999979674816132" calcext:value-type="float">
            <text:p>0.00</text:p>
          </table:table-cell>
          <table:table-cell office:value-type="float" office:value="25255432.0808" calcext:value-type="float">
            <text:p>25255432.0808</text:p>
          </table:table-cell>
          <table:table-cell table:formula="of:=[.H3]-[.H4]" office:value-type="float" office:value="79009.616799999" calcext:value-type="float">
            <text:p>79009.616799999</text:p>
          </table:table-cell>
          <table:table-cell table:number-columns-repeated="4"/>
          <table:table-cell office:value-type="string" calcext:value-type="string">
            <text:p>Throt avg</text:p>
          </table:table-cell>
          <table:table-cell table:style-name="ce15" table:formula="of:=(0.727+0.877)/2" office:value-type="float" office:value="0.802" calcext:value-type="float">
            <text:p>0.802</text:p>
          </table:table-cell>
          <table:table-cell table:style-name="ce16" table:formula="of:=(0.7316+0.8516)/2" office:value-type="float" office:value="0.7916" calcext:value-type="float">
            <text:p>0.7916</text:p>
          </table:table-cell>
          <table:table-cell table:formula="of:=(0.7816+0.9016)/2" office:value-type="float" office:value="0.8416" calcext:value-type="float">
            <text:p>0.8416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float" office:value="25045436.57" calcext:value-type="float">
            <text:p>25,045,436.57</text:p>
          </table:table-cell>
          <table:table-cell office:value-type="float" office:value="25045589.2144" calcext:value-type="float">
            <text:p>25,045,589.21</text:p>
          </table:table-cell>
          <table:table-cell table:formula="of:=(['fuel burned'.B5]-['fuel burned'.A5])/['fuel burned'.A5]" office:value-type="percentage" office:value="0.00000609469911111125" calcext:value-type="percentage">
            <text:p>0.000609%</text:p>
          </table:table-cell>
          <table:table-cell table:style-name="ce4" table:formula="of:=[.A5]-[.B5]" office:value-type="float" office:value="-152.644400000572" calcext:value-type="float">
            <text:p>-152.64</text:p>
          </table:table-cell>
          <table:table-cell table:style-name="ce4" table:formula="of:=[.A4]-[.A5]" office:value-type="float" office:value="155694.690000001" calcext:value-type="float">
            <text:p>155,694.69</text:p>
          </table:table-cell>
          <table:table-cell table:style-name="ce4" table:formula="of:=[.B4]-[.B5]" office:value-type="float" office:value="155694.687199999" calcext:value-type="float">
            <text:p>155,694.69</text:p>
          </table:table-cell>
          <table:table-cell table:style-name="ce4" table:formula="of:=[.E5]-[.F5]" office:value-type="float" office:value="0.00280000269412994" calcext:value-type="float">
            <text:p>0.00</text:p>
          </table:table-cell>
          <table:table-cell office:value-type="float" office:value="25134841.8038" calcext:value-type="float">
            <text:p>25134841.8038</text:p>
          </table:table-cell>
          <table:table-cell table:formula="of:=[.H4]-[.H5]" office:value-type="float" office:value="120590.276999999" calcext:value-type="float">
            <text:p>120590.276999999</text:p>
          </table:table-cell>
          <table:table-cell table:number-columns-repeated="5"/>
          <table:table-cell table:formula="of:=[.O3]*[.O4]" office:value-type="float" office:value="50718.48" calcext:value-type="float">
            <text:p>50718.48</text:p>
          </table:table-cell>
          <table:table-cell table:formula="of:=[.P3]*[.P4]" office:value-type="float" office:value="11618.3132" calcext:value-type="float">
            <text:p>11618.3132</text:p>
          </table:table-cell>
          <table:table-cell table:formula="of:=[.Q3]*[.Q4]" office:value-type="float" office:value="21050.0992" calcext:value-type="float">
            <text:p>21050.0992</text:p>
          </table:table-cell>
          <table:table-cell table:formula="of:=SUM([.O5:.Q5])*[.S2]" office:value-type="float" office:value="83386.8924" calcext:value-type="float">
            <text:p>83386.8924</text:p>
          </table:table-cell>
          <table:table-cell office:value-type="float" office:value="83539" calcext:value-type="float">
            <text:p>83539</text:p>
          </table:table-cell>
          <table:table-cell table:formula="of:=[.R5]-[.S5]" office:value-type="float" office:value="-152.107599999988" calcext:value-type="float">
            <text:p>-152.1076</text:p>
          </table:table-cell>
        </table:table-row>
        <table:table-row table:style-name="ro1">
          <table:table-cell office:value-type="float" office:value="24649618.6" calcext:value-type="float">
            <text:p>24,649,618.60</text:p>
          </table:table-cell>
          <table:table-cell office:value-type="float" office:value="24649771.2382" calcext:value-type="float">
            <text:p>24,649,771.24</text:p>
          </table:table-cell>
          <table:table-cell table:formula="of:=(['fuel burned'.B6]-['fuel burned'.A6])/['fuel burned'.A6]" office:value-type="percentage" office:value="0.0000061923148782484" calcext:value-type="percentage">
            <text:p>0.000619%</text:p>
          </table:table-cell>
          <table:table-cell table:style-name="ce4" table:formula="of:=[.A6]-[.B6]" office:value-type="float" office:value="-152.638199999928" calcext:value-type="float">
            <text:p>-152.64</text:p>
          </table:table-cell>
          <table:table-cell table:style-name="ce4" table:formula="of:=[.A5]-[.A6]" office:value-type="float" office:value="395817.969999999" calcext:value-type="float">
            <text:p>395,817.97</text:p>
          </table:table-cell>
          <table:table-cell table:style-name="ce4" table:formula="of:=[.B5]-[.B6]" office:value-type="float" office:value="395817.976199999" calcext:value-type="float">
            <text:p>395,817.98</text:p>
          </table:table-cell>
          <table:table-cell table:style-name="ce4" table:formula="of:=[.E6]-[.F6]" office:value-type="float" office:value="-0.00620000064373016" calcext:value-type="float">
            <text:p>-0.01</text:p>
          </table:table-cell>
          <table:table-cell office:value-type="float" office:value="24828256.3538" calcext:value-type="float">
            <text:p>24828256.3538</text:p>
          </table:table-cell>
          <table:table-cell table:formula="of:=[.H5]-[.H6]" office:value-type="float" office:value="306585.450000003" calcext:value-type="float">
            <text:p>306585.450000003</text:p>
          </table:table-cell>
          <table:table-cell table:number-columns-repeated="4"/>
          <table:table-cell office:value-type="string" calcext:value-type="string">
            <text:p>Throt avg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508" calcext:value-type="float">
            <text:p>0.9508</text:p>
          </table:table-cell>
          <table:table-cell table:number-columns-repeated="3"/>
        </table:table-row>
        <table:table-row table:style-name="ro1">
          <table:table-cell office:value-type="float" office:value="24253886.21" calcext:value-type="float">
            <text:p>24,253,886.21</text:p>
          </table:table-cell>
          <table:table-cell office:value-type="float" office:value="24254038.7187" calcext:value-type="float">
            <text:p>24,254,038.72</text:p>
          </table:table-cell>
          <table:table-cell table:formula="of:=(['fuel burned'.B7]-['fuel burned'.A7])/['fuel burned'.A7]" office:value-type="percentage" office:value="0.00000628801086464154" calcext:value-type="percentage">
            <text:p>0.000629%</text:p>
          </table:table-cell>
          <table:table-cell table:style-name="ce4" table:formula="of:=[.A7]-[.B7]" office:value-type="float" office:value="-152.50869999826" calcext:value-type="float">
            <text:p>-152.51</text:p>
          </table:table-cell>
          <table:table-cell table:style-name="ce4" table:formula="of:=[.A6]-[.A7]" office:value-type="float" office:value="395732.390000001" calcext:value-type="float">
            <text:p>395,732.39</text:p>
          </table:table-cell>
          <table:table-cell table:style-name="ce4" table:formula="of:=[.B6]-[.B7]" office:value-type="float" office:value="395732.519500002" calcext:value-type="float">
            <text:p>395,732.52</text:p>
          </table:table-cell>
          <table:table-cell table:style-name="ce4" table:formula="of:=[.E7]-[.F7]" office:value-type="float" office:value="-0.12950000166893" calcext:value-type="float">
            <text:p>-0.13</text:p>
          </table:table-cell>
          <table:table-cell office:value-type="float" office:value="24521670.9038" calcext:value-type="float">
            <text:p>24521670.9038</text:p>
          </table:table-cell>
          <table:table-cell table:formula="of:=[.H6]-[.H7]" office:value-type="float" office:value="306585.449999999" calcext:value-type="float">
            <text:p>306585.449999999</text:p>
          </table:table-cell>
          <table:table-cell table:number-columns-repeated="5"/>
          <table:table-cell table:formula="of:=[.O3]*[.O6]" office:value-type="float" office:value="59350.74" calcext:value-type="float">
            <text:p>59350.74</text:p>
          </table:table-cell>
          <table:table-cell table:formula="of:=[.P3]*[.P6]" office:value-type="float" office:value="13221.0416" calcext:value-type="float">
            <text:p>13221.0416</text:p>
          </table:table-cell>
          <table:table-cell table:formula="of:=[.Q3]*[.Q6]" office:value-type="float" office:value="23781.4096" calcext:value-type="float">
            <text:p>23781.4096</text:p>
          </table:table-cell>
          <table:table-cell table:formula="of:=SUM([.O7:.Q7])" office:value-type="float" office:value="96353.1912" calcext:value-type="float">
            <text:p>96353.1912</text:p>
          </table:table-cell>
          <table:table-cell table:formula="of:=[.R7]*0.82" office:value-type="float" office:value="79009.616784" calcext:value-type="float">
            <text:p>79009.616784</text:p>
          </table:table-cell>
          <table:table-cell/>
        </table:table-row>
        <table:table-row table:style-name="ro1">
          <table:table-cell office:value-type="float" office:value="23858301.11" calcext:value-type="float">
            <text:p>23,858,301.11</text:p>
          </table:table-cell>
          <table:table-cell office:value-type="float" office:value="23858455.4126" calcext:value-type="float">
            <text:p>23,858,455.41</text:p>
          </table:table-cell>
          <table:table-cell table:formula="of:=(['fuel burned'.B8]-['fuel burned'.A8])/['fuel burned'.A8]" office:value-type="percentage" office:value="0.00000646745966062852" calcext:value-type="percentage">
            <text:p>0.000647%</text:p>
          </table:table-cell>
          <table:table-cell table:style-name="ce4" table:formula="of:=[.A8]-[.B8]" office:value-type="float" office:value="-154.302600000054" calcext:value-type="float">
            <text:p>-154.30</text:p>
          </table:table-cell>
          <table:table-cell table:style-name="ce4" table:formula="of:=[.A7]-[.A8]" office:value-type="float" office:value="395585.100000002" calcext:value-type="float">
            <text:p>395,585.10</text:p>
          </table:table-cell>
          <table:table-cell table:style-name="ce4" table:formula="of:=[.B7]-[.B8]" office:value-type="float" office:value="395583.3061" calcext:value-type="float">
            <text:p>395,583.31</text:p>
          </table:table-cell>
          <table:table-cell table:style-name="ce4" table:formula="of:=[.E8]-[.F8]" office:value-type="float" office:value="1.7939000017941" calcext:value-type="float">
            <text:p>1.79</text:p>
          </table:table-cell>
          <table:table-cell table:number-columns-repeated="13"/>
        </table:table-row>
        <table:table-row table:style-name="ro1">
          <table:table-cell office:value-type="float" office:value="23462918.12" calcext:value-type="float">
            <text:p>23,462,918.12</text:p>
          </table:table-cell>
          <table:table-cell office:value-type="float" office:value="23463080.794" calcext:value-type="float">
            <text:p>23,463,080.79</text:p>
          </table:table-cell>
          <table:table-cell table:formula="of:=(['fuel burned'.B9]-['fuel burned'.A9])/['fuel burned'.A9]" office:value-type="percentage" office:value="0.00000693323819171724" calcext:value-type="percentage">
            <text:p>0.000693%</text:p>
          </table:table-cell>
          <table:table-cell table:style-name="ce4" table:formula="of:=[.A9]-[.B9]" office:value-type="float" office:value="-162.673999998719" calcext:value-type="float">
            <text:p>-162.67</text:p>
          </table:table-cell>
          <table:table-cell table:style-name="ce4" table:formula="of:=[.A8]-[.A9]" office:value-type="float" office:value="395382.989999998" calcext:value-type="float">
            <text:p>395,382.99</text:p>
          </table:table-cell>
          <table:table-cell table:style-name="ce4" table:formula="of:=[.B8]-[.B9]" office:value-type="float" office:value="395374.6186" calcext:value-type="float">
            <text:p>395,374.62</text:p>
          </table:table-cell>
          <table:table-cell table:style-name="ce4" table:formula="of:=[.E9]-[.F9]" office:value-type="float" office:value="8.37139999866486" calcext:value-type="float">
            <text:p>8.37</text:p>
          </table:table-cell>
          <table:table-cell table:number-columns-repeated="13"/>
        </table:table-row>
        <table:table-row table:style-name="ro1">
          <table:table-cell office:value-type="float" office:value="23067785.29" calcext:value-type="float">
            <text:p>23,067,785.29</text:p>
          </table:table-cell>
          <table:table-cell office:value-type="float" office:value="23067965.832" calcext:value-type="float">
            <text:p>23,067,965.83</text:p>
          </table:table-cell>
          <table:table-cell table:formula="of:=(['fuel burned'.B10]-['fuel burned'.A10])/['fuel burned'.A10]" office:value-type="percentage" office:value="0.0000078265857658082" calcext:value-type="percentage">
            <text:p>0.000783%</text:p>
          </table:table-cell>
          <table:table-cell table:style-name="ce4" table:formula="of:=[.A10]-[.B10]" office:value-type="float" office:value="-180.541999999434" calcext:value-type="float">
            <text:p>-180.54</text:p>
          </table:table-cell>
          <table:table-cell table:style-name="ce4" table:formula="of:=[.A9]-[.A10]" office:value-type="float" office:value="395132.830000002" calcext:value-type="float">
            <text:p>395,132.83</text:p>
          </table:table-cell>
          <table:table-cell table:style-name="ce4" table:formula="of:=[.B9]-[.B10]" office:value-type="float" office:value="395114.962000001" calcext:value-type="float">
            <text:p>395,114.96</text:p>
          </table:table-cell>
          <table:table-cell table:style-name="ce4" table:formula="of:=[.E10]-[.F10]" office:value-type="float" office:value="17.8680000007153" calcext:value-type="float">
            <text:p>17.87</text:p>
          </table:table-cell>
          <table:table-cell table:number-columns-repeated="13"/>
        </table:table-row>
        <table:table-row table:style-name="ro1">
          <table:table-cell office:value-type="float" office:value="22672945.29" calcext:value-type="float">
            <text:p>22,672,945.29</text:p>
          </table:table-cell>
          <table:table-cell office:value-type="float" office:value="22673153.5677" calcext:value-type="float">
            <text:p>22,673,153.57</text:p>
          </table:table-cell>
          <table:table-cell table:formula="of:=(['fuel burned'.B11]-['fuel burned'.A11])/['fuel burned'.A11]" office:value-type="percentage" office:value="0.00000918617750519484" calcext:value-type="percentage">
            <text:p>0.000919%</text:p>
          </table:table-cell>
          <table:table-cell table:style-name="ce4" table:formula="of:=[.A11]-[.B11]" office:value-type="float" office:value="-208.277699999511" calcext:value-type="float">
            <text:p>-208.28</text:p>
          </table:table-cell>
          <table:table-cell table:style-name="ce4" table:formula="of:=[.A10]-[.A11]" office:value-type="float" office:value="394840" calcext:value-type="float">
            <text:p>394,840.00</text:p>
          </table:table-cell>
          <table:table-cell table:style-name="ce4" table:formula="of:=[.B10]-[.B11]" office:value-type="float" office:value="394812.2643" calcext:value-type="float">
            <text:p>394,812.26</text:p>
          </table:table-cell>
          <table:table-cell table:style-name="ce4" table:formula="of:=[.E11]-[.F11]" office:value-type="float" office:value="27.7357000000775" calcext:value-type="float">
            <text:p>27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278680.8791" calcext:value-type="float">
            <text:p>22,278,680.88</text:p>
          </table:table-cell>
          <table:table-cell table:formula="of:=(['fuel burned'.B12]-['fuel burned'.A12])/['fuel burned'.A12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886037.1579" calcext:value-type="float">
            <text:p>21,886,037.16</text:p>
          </table:table-cell>
          <table:table-cell table:formula="of:=(['fuel burned'.B13]-['fuel burned'.A13])/['fuel burned'.A13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495233.9313" calcext:value-type="float">
            <text:p>21,495,233.93</text:p>
          </table:table-cell>
          <table:table-cell table:formula="of:=(['fuel burned'.B14]-['fuel burned'.A14])/['fuel burned'.A14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1106275.4803" calcext:value-type="float">
            <text:p>21,106,275.48</text:p>
          </table:table-cell>
          <table:table-cell table:formula="of:=(['fuel burned'.B15]-['fuel burned'.A15])/['fuel burned'.A15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0719159.0238" calcext:value-type="float">
            <text:p>20,719,159.02</text:p>
          </table:table-cell>
          <table:table-cell table:formula="of:=(['fuel burned'.B16]-['fuel burned'.A16])/['fuel burned'.A16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20333875.6011" calcext:value-type="float">
            <text:p>20,333,875.60</text:p>
          </table:table-cell>
          <table:table-cell table:formula="of:=(['fuel burned'.B17]-['fuel burned'.A17])/['fuel burned'.A17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950411.2002" calcext:value-type="float">
            <text:p>19,950,411.20</text:p>
          </table:table-cell>
          <table:table-cell table:formula="of:=(['fuel burned'.B18]-['fuel burned'.A18])/['fuel burned'.A18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568747.6777" calcext:value-type="float">
            <text:p>19,568,747.68</text:p>
          </table:table-cell>
          <table:table-cell table:formula="of:=(['fuel burned'.B19]-['fuel burned'.A19])/['fuel burned'.A19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/>
          <table:table-cell office:value-type="float" office:value="19187454.0353" calcext:value-type="float">
            <text:p>19,187,454.04</text:p>
          </table:table-cell>
          <table:table-cell table:formula="of:=(['fuel burned'.B20]-['fuel burned'.A20])/['fuel burned'.A20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 table:number-columns-repeated="2"/>
          <table:table-cell table:formula="of:=(['fuel burned'.B21]-['fuel burned'.A21])/['fuel burned'.A21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13"/>
        </table:table-row>
        <table:table-row table:style-name="ro1">
          <table:table-cell table:number-columns-repeated="2"/>
          <table:table-cell table:formula="of:=(['fuel burned'.B22]-['fuel burned'.A22])/['fuel burned'.A22]" office:value-type="string" office:string-value="" calcext:value-type="error">
            <text:p>#DIV/0!</text:p>
          </table:table-cell>
          <table:table-cell table:style-name="ce6" table:number-columns-repeated="4"/>
          <table:table-cell table:number-columns-repeated="3"/>
          <table:table-cell table:style-name="ce4" office:value-type="float" office:value="29255.5100000002" calcext:value-type="float">
            <text:p>29,255.51</text:p>
          </table:table-cell>
          <table:table-cell table:style-name="ce4" office:value-type="float" office:value="29107.1871000002" calcext:value-type="float">
            <text:p>29,107.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table:formula="of:=(['fuel burned'.B23]-['fuel burned'.A23])/['fuel burned'.A23]" office:value-type="string" office:string-value="" calcext:value-type="error">
            <text:p>#DIV/0!</text:p>
          </table:table-cell>
          <table:table-cell table:number-columns-repeated="7"/>
          <table:table-cell table:style-name="ce4" office:value-type="float" office:value="29255.54" calcext:value-type="float">
            <text:p>29,255.54</text:p>
          </table:table-cell>
          <table:table-cell table:style-name="ce4" office:value-type="float" office:value="29107.1870999997" calcext:value-type="float">
            <text:p>29,107.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table:formula="of:=(['fuel burned'.B24]-['fuel burned'.A24])/['fuel burned'.A2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25]-['fuel burned'.A25])/['fuel burned'.A2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26]-['fuel burned'.A26])/['fuel burned'.A2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27]-['fuel burned'.A27])/['fuel burned'.A27]" office:value-type="string" office:string-value="" calcext:value-type="error">
            <text:p>#DIV/0!</text:p>
          </table:table-cell>
          <table:table-cell table:number-columns-repeated="7"/>
          <table:table-cell table:formula="of:=[.K22]/3" office:value-type="float" office:value="9751.83666666673" calcext:value-type="float">
            <text:p>9751.8366666667</text:p>
          </table:table-cell>
          <table:table-cell table:formula="of:=[.L22]/3" office:value-type="float" office:value="9702.39570000007" calcext:value-type="float">
            <text:p>9702.3957000001</text:p>
          </table:table-cell>
          <table:table-cell/>
          <table:table-cell office:value-type="float" office:value="49.4457" calcext:value-type="float">
            <text:p>49.4457</text:p>
          </table:table-cell>
          <table:table-cell office:value-type="float" office:value="1129" calcext:value-type="float">
            <text:p>11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(['fuel burned'.B28]-['fuel burned'.A28])/['fuel burned'.A28]" office:value-type="string" office:string-value="" calcext:value-type="error">
            <text:p>#DIV/0!</text:p>
          </table:table-cell>
          <table:table-cell table:number-columns-repeated="7"/>
          <table:table-cell table:formula="of:=[.K23]/3" office:value-type="float" office:value="9751.84666666667" calcext:value-type="float">
            <text:p>9751.8466666667</text:p>
          </table:table-cell>
          <table:table-cell table:formula="of:=[.L23]/3" office:value-type="float" office:value="9702.3956999999" calcext:value-type="float">
            <text:p>9702.3956999999</text:p>
          </table:table-cell>
          <table:table-cell/>
          <table:table-cell table:formula="of:=[.N27]*2" office:value-type="float" office:value="98.8914" calcext:value-type="float">
            <text:p>98.8914</text:p>
          </table:table-cell>
          <table:table-cell table:formula="of:=[.O27]*9" office:value-type="float" office:value="10161" calcext:value-type="float">
            <text:p>1016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(['fuel burned'.B29]-['fuel burned'.A29])/['fuel burned'.A29]" office:value-type="string" office:string-value="" calcext:value-type="error">
            <text:p>#DIV/0!</text:p>
          </table:table-cell>
          <table:table-cell table:number-columns-repeated="11"/>
          <table:table-cell table:formula="of:=[.O28]*0.95" office:value-type="float" office:value="9652.95" calcext:value-type="float">
            <text:p>9652.9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(['fuel burned'.B30]-['fuel burned'.A30])/['fuel burned'.A30]" office:value-type="string" office:string-value="" calcext:value-type="error">
            <text:p>#DIV/0!</text:p>
          </table:table-cell>
          <table:table-cell table:number-columns-repeated="11"/>
          <table:table-cell table:formula="of:=[.O29]+[.N28]" office:value-type="float" office:value="9751.8414" calcext:value-type="float">
            <text:p>9751.84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(['fuel burned'.B31]-['fuel burned'.A31])/['fuel burned'.A31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2]-['fuel burned'.A32])/['fuel burned'.A32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3]-['fuel burned'.A33])/['fuel burned'.A33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4]-['fuel burned'.A34])/['fuel burned'.A34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5]-['fuel burned'.A35])/['fuel burned'.A35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6]-['fuel burned'.A36])/['fuel burned'.A36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7]-['fuel burned'.A37])/['fuel burned'.A37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8]-['fuel burned'.A38])/['fuel burned'.A38]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formula="of:=(['fuel burned'.B39]-['fuel burned'.A39])/['fuel burned'.A39]" office:value-type="string" office:string-value="" calcext:value-type="error">
            <text:p>#DIV/0!</text:p>
          </table:table-cell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total burned</text:p>
          </table:table-cell>
          <table:table-cell office:value-type="string" calcext:value-type="string">
            <text:p>burned per engine</text:p>
          </table:table-cell>
          <table:table-cell office:value-type="string" calcext:value-type="string">
            <text:p>per sec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7244.185" calcext:value-type="float">
            <text:p>1067244.185</text:p>
          </table:table-cell>
          <table:table-cell table:formula="of:=[Sheet2.B5]-[Sheet2.B4]" office:value-type="float" office:value="176900.0739" calcext:value-type="float">
            <text:p>176900.0739</text:p>
          </table:table-cell>
          <table:table-cell table:formula="of:=[Sheet2.C5]/4" office:value-type="float" office:value="44225.018475" calcext:value-type="float">
            <text:p>44225.018475</text:p>
          </table:table-cell>
          <table:table-cell table:formula="of:=[Sheet2.D5]/3" office:value-type="float" office:value="14741.672825" calcext:value-type="float">
            <text:p>14741.672825</text:p>
          </table:table-cell>
          <table:table-cell/>
          <table:table-cell table:formula="of:=[Sheet2.F4]/[Sheet2.E5]" office:value-type="float" office:value="244.205663952524" calcext:value-type="float">
            <text:p>244.2056639525</text:p>
          </table:table-cell>
          <table:table-cell table:formula="of:=[Sheet2.G5]*4" office:value-type="float" office:value="976.822655810094" calcext:value-type="float">
            <text:p>976.822655810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492.5028" calcext:value-type="float">
            <text:p>59492.5028</text:p>
          </table:table-cell>
          <table:table-cell office:value-type="float" office:value="59492.5028709" calcext:value-type="float">
            <text:p>59492.5028709</text:p>
          </table:table-cell>
          <table:table-cell table:formula="of:=[Sheet2.E12]-[Sheet2.F12]" office:value-type="float" office:value="-0.0000709000014467165" calcext:value-type="float">
            <text:p>-0.00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982.9835" calcext:value-type="float">
            <text:p>118982.9835</text:p>
          </table:table-cell>
          <table:table-cell office:value-type="float" office:value="118982.982112" calcext:value-type="float">
            <text:p>118982.982112</text:p>
          </table:table-cell>
          <table:table-cell table:formula="of:=[Sheet2.E13]-[Sheet2.F13]" office:value-type="float" office:value="0.00138800000422634" calcext:value-type="float">
            <text:p>0.001388</text:p>
          </table:table-cell>
          <table:table-cell table:formula="of:=[Sheet2.G13]-[Sheet2.G12]" office:value-type="float" office:value="0.00145890000567306" calcext:value-type="float">
            <text:p>0.0014589</text:p>
          </table:table-cell>
        </table:table-row>
        <table:table-row table:style-name="ro1">
          <table:table-cell table:number-columns-repeated="4"/>
          <table:table-cell office:value-type="float" office:value="178467.0032" calcext:value-type="float">
            <text:p>178467.0032</text:p>
          </table:table-cell>
          <table:table-cell office:value-type="float" office:value="178466.999873" calcext:value-type="float">
            <text:p>178466.999873</text:p>
          </table:table-cell>
          <table:table-cell table:formula="of:=[Sheet2.E14]-[Sheet2.F14]" office:value-type="float" office:value="0.00332700001308694" calcext:value-type="float">
            <text:p>0.003327</text:p>
          </table:table-cell>
          <table:table-cell table:formula="of:=[Sheet2.G14]-[Sheet2.G13]" office:value-type="float" office:value="0.0019390000088606" calcext:value-type="float">
            <text:p>0.001939</text:p>
          </table:table-cell>
        </table:table-row>
        <table:table-row table:style-name="ro1">
          <table:table-cell table:number-columns-repeated="4"/>
          <table:table-cell office:value-type="float" office:value="356889.7938" calcext:value-type="float">
            <text:p>356889.7938</text:p>
          </table:table-cell>
          <table:table-cell office:value-type="float" office:value="356884.005853" calcext:value-type="float">
            <text:p>356884.005853</text:p>
          </table:table-cell>
          <table:table-cell table:formula="of:=[Sheet2.E15]-[Sheet2.F15]" office:value-type="float" office:value="5.78794700000435" calcext:value-type="float">
            <text:p>5.787947</text:p>
          </table:table-cell>
          <table:table-cell table:formula="of:=[Sheet2.G15]-[Sheet2.G14]" office:value-type="float" office:value="5.78461999999126" calcext:value-type="float">
            <text:p>5.78462</text:p>
          </table:table-cell>
        </table:table-row>
        <table:table-row table:style-name="ro1">
          <table:table-cell table:number-columns-repeated="4"/>
          <table:table-cell office:value-type="float" office:value="535103.5158" calcext:value-type="float">
            <text:p>535103.5158</text:p>
          </table:table-cell>
          <table:table-cell office:value-type="float" office:value="535097.718966" calcext:value-type="float">
            <text:p>535097.718966</text:p>
          </table:table-cell>
          <table:table-cell table:formula="of:=[Sheet2.E16]-[Sheet2.F16]" office:value-type="float" office:value="5.79683400003705" calcext:value-type="float">
            <text:p>5.796834</text:p>
          </table:table-cell>
          <table:table-cell table:formula="of:=[Sheet2.G16]-[Sheet2.G15]" office:value-type="float" office:value="0.0088870000327006" calcext:value-type="float">
            <text:p>0.008887</text:p>
          </table:table-cell>
        </table:table-row>
        <table:table-row table:style-name="ro1">
          <table:table-cell table:number-columns-repeated="4"/>
          <table:table-cell office:value-type="float" office:value="712978.2774" calcext:value-type="float">
            <text:p>712978.2774</text:p>
          </table:table-cell>
          <table:table-cell office:value-type="float" office:value="712972.460072" calcext:value-type="float">
            <text:p>712972.460072</text:p>
          </table:table-cell>
          <table:table-cell table:formula="of:=[Sheet2.E17]-[Sheet2.F17]" office:value-type="float" office:value="5.81732799997553" calcext:value-type="float">
            <text:p>5.817328</text:p>
          </table:table-cell>
          <table:table-cell table:formula="of:=[Sheet2.G17]-[Sheet2.G16]" office:value-type="float" office:value="0.0204939999384806" calcext:value-type="float">
            <text:p>0.0204939999</text:p>
          </table:table-cell>
        </table:table-row>
        <table:table-row table:style-name="ro1">
          <table:table-cell table:number-columns-repeated="4"/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py</text:p>
          </table:table-cell>
          <table:table-cell table:formula="of:=[Sheet2.E18]-[Sheet2.F18]" office:value-type="string" office:string-value="" calcext:value-type="error">
            <text:p>#VALUE!</text:p>
          </table:table-cell>
          <table:table-cell table:formula="of:=[Sheet2.G18]-[Sheet2.G17]" office:value-type="string" office:string-value="" calcext:value-type="error">
            <text:p>#VALUE!</text:p>
          </table:table-cell>
        </table:table-row>
      </table:table>
      <table:table table:name="Av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.680215" calcext:value-type="float">
            <text:p>1.680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.997209034" calcext:value-type="float">
            <text:p>0.99720903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(SQRT(2*[.C1]*[.C1]-[.C2]*[.C2])-[.C2])/2" office:value-type="float" office:value="0.579799284337744" calcext:value-type="float">
            <text:p>0.5797992843</text:p>
          </table:table-cell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v.H4]*[Av.H4]+[Av.I4]*[Av.I4])" office:value-type="float" office:value="1.68455604905269" calcext:value-type="float">
            <text:p>1.684556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lve for a</text:p>
          </table:table-cell>
          <table:table-cell table:formula="of:=SQRT([Av.J5]*[Av.J5]-[Av.I5]*[Av.I5])" office:value-type="float" office:value="1.5732956652898" calcext:value-type="float">
            <text:p>1.5732956653</text:p>
          </table:table-cell>
          <table:table-cell table:formula="of:=[.C6]" office:value-type="float" office:value="0.589799284337744" calcext:value-type="float">
            <text:p>0.5897992843</text:p>
          </table:table-cell>
          <table:table-cell table:formula="of:=[.C1]" office:value-type="float" office:value="1.680215" calcext:value-type="float">
            <text:p>1.680215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[.C4]+0.01" office:value-type="float" office:value="0.589799284337744" calcext:value-type="float">
            <text:p>0.58979928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formula="of:=[.H5]-[.C2]" office:value-type="float" office:value="0.576086631289803" calcext:value-type="float">
            <text:p>0.5760866313</text:p>
          </table:table-cell>
          <table:table-cell table:number-columns-repeated="7"/>
        </table:table-row>
      </table:table>
      <table:table table:name="ADC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4"/>
          <table:table-cell office:value-type="string" calcext:value-type="string">
            <text:p>ADC predicted</text:p>
          </table:table-cell>
          <table:table-cell office:value-type="string" calcext:value-type="string">
            <text:p>ADC actual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7"/>
          <table:table-cell office:value-type="string" calcext:value-type="string">
            <text:p>A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86" calcext:value-type="float">
            <text:p>0.00086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2" calcext:value-type="float">
            <text:p>0.00012</text:p>
          </table:table-cell>
          <table:table-cell table:formula="of:=[ADC.G5]-[ADC.F4]" office:value-type="float" office:value="0.000028861" calcext:value-type="float">
            <text:p>0.000028861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float" office:value="0.555809" calcext:value-type="float">
            <text:p>0.555809</text:p>
          </table:table-cell>
          <table:table-cell office:value-type="float" office:value="0.9973364" calcext:value-type="float">
            <text:p>0.9973364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5]+[ADC.O5]" office:value-type="float" office:value="1.5531454" calcext:value-type="float">
            <text:p>1.5531454</text:p>
          </table:table-cell>
          <table:table-cell/>
          <table:table-cell table:formula="of:=[ADC.P5]-[ADC.R5]" office:value-type="float" office:value="0.000268600000000063" calcext:value-type="float">
            <text:p>0.0002686</text:p>
          </table:table-cell>
        </table:table-row>
        <table:table-row table:style-name="ro1">
          <table:table-cell table:number-columns-repeated="5"/>
          <table:table-cell office:value-type="float" office:value="0.0022" calcext:value-type="float">
            <text:p>0.0022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888861" calcext:value-type="float">
            <text:p>0.000888861</text:p>
          </table:table-cell>
          <table:table-cell table:formula="of:=[ADC.G6]-[ADC.F5]" office:value-type="float" office:value="-0.000118214" calcext:value-type="float">
            <text:p>-0.000118214</text:p>
          </table:table-cell>
          <table:table-cell table:formula="of:=[ADC.G6]-[ADC.H6]" office:value-type="float" office:value="-0.000147075" calcext:value-type="float">
            <text:p>-0.000147075</text:p>
          </table:table-cell>
          <table:table-cell table:number-columns-repeated="2"/>
          <table:table-cell office:value-type="string" calcext:value-type="string">
            <text:p>his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6]+[ADC.O6]" office:value-type="float" office:value="1.552526395" calcext:value-type="float">
            <text:p>1.552526395</text:p>
          </table:table-cell>
          <table:table-cell/>
          <table:table-cell table:formula="of:=[ADC.P6]-[ADC.R6]" office:value-type="float" office:value="0.000887604999999958" calcext:value-type="float">
            <text:p>0.000887605</text:p>
          </table:table-cell>
        </table:table-row>
        <table:table-row table:style-name="ro1">
          <table:table-cell table:number-columns-repeated="6"/>
          <table:table-cell office:value-type="float" office:value="0.002027446" calcext:value-type="float">
            <text:p>0.002027446</text:p>
          </table:table-cell>
          <table:table-cell office:value-type="float" office:value="0.002081786" calcext:value-type="float">
            <text:p>0.002081786</text:p>
          </table:table-cell>
          <table:table-cell table:formula="of:=[ADC.G7]-[ADC.F6]" office:value-type="float" office:value="-0.000172554" calcext:value-type="float">
            <text:p>-0.00017255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ADC.G8]-[ADC.F7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c</text:p>
          </table:table-cell>
          <table:table-cell table:formula="of:=0.55+0.99733636" office:value-type="float" office:value="1.54733636" calcext:value-type="float">
            <text:p>1.54733636</text:p>
          </table:table-cell>
          <table:table-cell office:value-type="float" office:value="0.65526548" calcext:value-type="float">
            <text:p>0.65526548</text:p>
          </table:table-cell>
          <table:table-cell table:formula="of:=SQRT([ADC.E17]*[ADC.E17]+[ADC.F17]*[ADC.F17])" office:value-type="float" office:value="1.68036384758114" calcext:value-type="float">
            <text:p>1.680363847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a</text:p>
          </table:table-cell>
          <table:table-cell table:formula="of:=SQRT([ADC.G18]*[ADC.G18]-[ADC.F18]*[ADC.F18])" office:value-type="float" office:value="1.5602036805331" calcext:value-type="float">
            <text:p>1.5602036805</text:p>
          </table:table-cell>
          <table:table-cell office:value-type="float" office:value="0.666961955" calcext:value-type="float">
            <text:p>0.666961955</text:p>
          </table:table-cell>
          <table:table-cell table:formula="of:=1.73986-0.043076639" office:value-type="float" office:value="1.696783361" calcext:value-type="float">
            <text:p>1.696783361</text:p>
          </table:table-cell>
          <table:table-cell/>
          <table:table-cell table:formula="of:=[.E18]-0.652705601" office:value-type="float" office:value="0.907498079533101" calcext:value-type="float">
            <text:p>0.9074980795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float" office:value="0.99643011" calcext:value-type="float">
            <text:p>0.996430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8]-[.E21]" office:value-type="float" office:value="0.563773570533101" calcext:value-type="float">
            <text:p>0.5637735705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formula="of:=0.55519+0.99733695" office:value-type="float" office:value="1.55252695" calcext:value-type="float">
            <text:p>1.55252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555189+0.9973364" office:value-type="float" office:value="1.5525254" calcext:value-type="float">
            <text:p>1.5525254</text:p>
          </table:table-cell>
          <table:table-cell table:number-columns-repeated="13"/>
        </table:table-row>
      </table:table>
      <table:table table:name="SRM tail off" table:style-name="ta1">
        <table:table-column table:style-name="co1" table:default-cell-style-name="Default"/>
        <table:table-column table:style-name="co18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is alt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rust of SRM</text:p>
          </table:table-cell>
          <table:table-cell office:value-type="string" calcext:value-type="string">
            <text:p>Fuel burned</text:p>
          </table:table-cell>
          <table:table-cell office:value-type="string" calcext:value-type="string">
            <text:p>Assigned burn rate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36565623.326" calcext:value-type="float">
            <text:p>36565623.326</text:p>
          </table:table-cell>
          <table:table-cell office:value-type="float" office:value="11056863.28" calcext:value-type="float">
            <text:p>11056863.2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36461713.06" calcext:value-type="float">
            <text:p>36461713.06</text:p>
          </table:table-cell>
          <table:table-cell office:value-type="float" office:value="10711326.72" calcext:value-type="float">
            <text:p>10711326.72</text:p>
          </table:table-cell>
          <table:table-cell/>
          <table:table-cell table:formula="of:=[.D5]-[.D4]" office:value-type="float" office:value="-345536.559999999" calcext:value-type="float">
            <text:p>-345536.559999999</text:p>
          </table:table-cell>
          <table:table-cell table:formula="of:=[.F5]+[.$D$26]*([.A5]-[.A4])" office:value-type="float" office:value="-142730.709999999" calcext:value-type="float">
            <text:p>-142730.709999999</text:p>
          </table:table-cell>
          <table:table-cell office:value-type="float" office:value="-122350.34" calcext:value-type="float">
            <text:p>-12235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 office:value-type="float" office:value="34791219.5626" calcext:value-type="float">
            <text:p>34791219.5626</text:p>
          </table:table-cell>
          <table:table-cell office:value-type="float" office:value="10367230.19" calcext:value-type="float">
            <text:p>10367230.19</text:p>
          </table:table-cell>
          <table:table-cell/>
          <table:table-cell table:formula="of:=[.D6]-[.D5]" office:value-type="float" office:value="-344096.530000001" calcext:value-type="float">
            <text:p>-344096.530000001</text:p>
          </table:table-cell>
          <table:table-cell table:formula="of:=[.F6]+[.$D$26]*([.A6]-[.A5])" office:value-type="float" office:value="-141290.680000001" calcext:value-type="float">
            <text:p>-141290.680000001</text:p>
          </table:table-cell>
          <table:table-cell office:value-type="float" office:value="-122349.34" calcext:value-type="float">
            <text:p>-122349.34</text:p>
          </table:table-cell>
          <table:table-cell table:number-columns-repeated="3"/>
          <table:table-cell table:formula="of:=[.G6]/12" office:value-type="float" office:value="-11774.2233333334" calcext:value-type="float">
            <text:p>-11774.223333333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office:value-type="float" office:value="33257650.04" calcext:value-type="float">
            <text:p>33257650.04</text:p>
          </table:table-cell>
          <table:table-cell office:value-type="float" office:value="10042076" calcext:value-type="float">
            <text:p>10042076</text:p>
          </table:table-cell>
          <table:table-cell/>
          <table:table-cell table:formula="of:=[.D7]-[.D6]" office:value-type="float" office:value="-325154.189999999" calcext:value-type="float">
            <text:p>-325154.189999999</text:p>
          </table:table-cell>
          <table:table-cell table:formula="of:=[.F7]+[.$D$26]*([.A7]-[.A6])" office:value-type="float" office:value="-122348.34" calcext:value-type="float">
            <text:p>-122348.34</text:p>
          </table:table-cell>
          <table:table-cell office:value-type="float" office:value="-122348.34" calcext:value-type="float">
            <text:p>-122348.34</text:p>
          </table:table-cell>
          <table:table-cell table:number-columns-repeated="3"/>
          <table:table-cell table:formula="of:=[.G7]/12" office:value-type="float" office:value="-10195.695" calcext:value-type="float">
            <text:p>-10195.6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office:value-type="float" office:value="29786635.7" calcext:value-type="float">
            <text:p>29786635.7</text:p>
          </table:table-cell>
          <table:table-cell office:value-type="float" office:value="9734270.15" calcext:value-type="float">
            <text:p>9734270.15</text:p>
          </table:table-cell>
          <table:table-cell/>
          <table:table-cell table:formula="of:=[.D8]-[.D7]" office:value-type="float" office:value="-307805.85" calcext:value-type="float">
            <text:p>-307805.85</text:p>
          </table:table-cell>
          <table:table-cell table:formula="of:=[.F8]+[.$D$26]*([.A8]-[.A7])" office:value-type="float" office:value="-105000" calcext:value-type="float">
            <text:p>-105000</text:p>
          </table:table-cell>
          <table:table-cell table:formula="of:=[.H7]-[.$J$11]" office:value-type="float" office:value="-98211.255" calcext:value-type="float">
            <text:p>-98211.255</text:p>
          </table:table-cell>
          <table:table-cell table:number-columns-repeated="3"/>
          <table:table-cell table:formula="of:=[.G8]/12" office:value-type="float" office:value="-8749.99999999997" calcext:value-type="float">
            <text:p>-87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office:value-type="float" office:value="27651124.61" calcext:value-type="float">
            <text:p>27651124.61</text:p>
          </table:table-cell>
          <table:table-cell office:value-type="float" office:value="9465464.3" calcext:value-type="float">
            <text:p>9465464.3</text:p>
          </table:table-cell>
          <table:table-cell/>
          <table:table-cell table:formula="of:=[.D9]-[.D8]" office:value-type="float" office:value="-268805.85" calcext:value-type="float">
            <text:p>-268805.85</text:p>
          </table:table-cell>
          <table:table-cell table:formula="of:=[.F9]+[.$D$26]*([.A9]-[.A8])" office:value-type="float" office:value="-65999.9999999997" calcext:value-type="float">
            <text:p>-65999.9999999997</text:p>
          </table:table-cell>
          <table:table-cell table:formula="of:=[.H8]-[.$J$11]" office:value-type="float" office:value="-74074.1700000001" calcext:value-type="float">
            <text:p>-74074.1700000001</text:p>
          </table:table-cell>
          <table:table-cell table:number-columns-repeated="3"/>
          <table:table-cell table:formula="of:=[.G9]/12" office:value-type="float" office:value="-5499.99999999997" calcext:value-type="float">
            <text:p>-55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office:value-type="float" office:value="26209795.72" calcext:value-type="float">
            <text:p>26209795.72</text:p>
          </table:table-cell>
          <table:table-cell office:value-type="float" office:value="9220658.45" calcext:value-type="float">
            <text:p>9220658.45</text:p>
          </table:table-cell>
          <table:table-cell/>
          <table:table-cell table:formula="of:=[.D10]-[.D9]" office:value-type="float" office:value="-244805.850000001" calcext:value-type="float">
            <text:p>-244805.850000001</text:p>
          </table:table-cell>
          <table:table-cell table:formula="of:=[.F10]+[.$D$26]*([.A10]-[.A9])" office:value-type="float" office:value="-42000.0000000015" calcext:value-type="float">
            <text:p>-42000.0000000015</text:p>
          </table:table-cell>
          <table:table-cell table:formula="of:=[.H9]-[.$J$11]" office:value-type="float" office:value="-49937.0850000001" calcext:value-type="float">
            <text:p>-49937.0850000001</text:p>
          </table:table-cell>
          <table:table-cell table:number-columns-repeated="3"/>
          <table:table-cell table:formula="of:=[.G10]/12" office:value-type="float" office:value="-3500.00000000013" calcext:value-type="float">
            <text:p>-3500.000000000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office:value-type="float" office:value="23908904.2" calcext:value-type="float">
            <text:p>23908904.2</text:p>
          </table:table-cell>
          <table:table-cell office:value-type="float" office:value="8992052.6" calcext:value-type="float">
            <text:p>8992052.6</text:p>
          </table:table-cell>
          <table:table-cell/>
          <table:table-cell table:formula="of:=[.D11]-[.D10]" office:value-type="float" office:value="-228605.85" calcext:value-type="float">
            <text:p>-228605.85</text:p>
          </table:table-cell>
          <table:table-cell table:formula="of:=[.F11]+[.$D$26]*([.A11]-[.A10])" office:value-type="float" office:value="-25799.9999999996" calcext:value-type="float">
            <text:p>-25799.9999999996</text:p>
          </table:table-cell>
          <table:table-cell table:formula="of:=[.H10]-[.$J$11]" office:value-type="float" office:value="-25800.0000000001" calcext:value-type="float">
            <text:p>-25800.0000000001</text:p>
          </table:table-cell>
          <table:table-cell table:formula="of:=[.G7]-[.G11]" office:value-type="float" office:value="-96548.3399999999" calcext:value-type="float">
            <text:p>-96548.3399999999</text:p>
          </table:table-cell>
          <table:table-cell table:formula="of:=[.I11]/4" office:value-type="float" office:value="-24137.085" calcext:value-type="float">
            <text:p>-24137.085</text:p>
          </table:table-cell>
          <table:table-cell/>
          <table:table-cell table:formula="of:=[.G11]/12" office:value-type="float" office:value="-2149.99999999997" calcext:value-type="float">
            <text:p>-2150</text:p>
          </table:table-cell>
          <table:table-cell table:number-columns-repeated="5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office:value-type="float" office:value="23909018.67" calcext:value-type="float">
            <text:p>23909018.67</text:p>
          </table:table-cell>
          <table:table-cell office:value-type="float" office:value="8185292.405" calcext:value-type="float">
            <text:p>8185292.405</text:p>
          </table:table-cell>
          <table:table-cell/>
          <table:table-cell table:formula="of:=[.D12]-[.D11]" office:value-type="float" office:value="-806760.194999999" calcext:value-type="float">
            <text:p>-806760.194999999</text:p>
          </table:table-cell>
          <table:table-cell table:formula="of:=[.F12]+[.$D$26]*([.A12]-[.A11])" office:value-type="float" office:value="-800000" calcext:value-type="float">
            <text:p>-8000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7989246.75" calcext:value-type="float">
            <text:p>7989246.75</text:p>
          </table:table-cell>
          <table:table-cell/>
          <table:table-cell table:formula="of:=[.D13]-[.D12]" office:value-type="float" office:value="-196045.655" calcext:value-type="float">
            <text:p>-196045.655</text:p>
          </table:table-cell>
          <table:table-cell table:formula="of:=[.F13]+[.$D$26]*([.A13]-[.A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5"/>
          <table:table-cell office:value-type="float" office:value="49466.66666666" calcext:value-type="float">
            <text:p>49466.66666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rate of all other engines</text:p>
          </table:table-cell>
          <table:table-cell table:number-columns-repeated="13"/>
          <table:table-cell office:value-type="float" office:value="4500" calcext:value-type="float">
            <text:p>4500</text:p>
          </table:table-cell>
          <table:table-cell table:formula="of:=[.P21]/[.P22]" office:value-type="float" office:value="10.9925925925911" calcext:value-type="float">
            <text:p>10.99259259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2160" calcext:value-type="float">
            <text:p>421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31.5" calcext:value-type="float">
            <text:p>2631.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15789" calcext:value-type="float">
            <text:p>15789</text:p>
          </table:table-cell>
          <table:table-cell table:number-columns-repeated="8"/>
          <table:table-cell office:value-type="string" calcext:value-type="string">
            <text:p>thrust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target rate</text:p>
          </table:table-cell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float" office:value="1072.55" calcext:value-type="float">
            <text:p>1072.55</text:p>
          </table:table-cell>
          <table:table-cell office:value-type="float" office:value="9" calcext:value-type="float">
            <text:p>9</text:p>
          </table:table-cell>
          <table:table-cell table:formula="of:=[.B25]*[.C25]" office:value-type="float" office:value="9652.95" calcext:value-type="float">
            <text:p>9652.95</text:p>
          </table:table-cell>
          <table:table-cell table:number-columns-repeated="8"/>
          <table:table-cell office:value-type="float" office:value="1472915.13269" calcext:value-type="float">
            <text:p>1472915.13269</text:p>
          </table:table-cell>
          <table:table-cell office:value-type="float" office:value="0.409143092415" calcext:value-type="float">
            <text:p>0.4091430924</text:p>
          </table:table-cell>
          <table:table-cell office:value-type="float" office:value="5500" calcext:value-type="float">
            <text:p>5500</text:p>
          </table:table-cell>
          <table:table-cell office:value-type="float" office:value="267.802751399" calcext:value-type="float">
            <text:p>267.802751399</text:p>
          </table:table-cell>
          <table:table-cell/>
        </table:table-row>
        <table:table-row table:style-name="ro1">
          <table:table-cell table:number-columns-repeated="3"/>
          <table:table-cell table:formula="of:=SUM([.D23:.D25])" office:value-type="float" office:value="67601.95" calcext:value-type="float">
            <text:p>67601.9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M25]*[.N25]" office:value-type="float" office:value="602633.052253637" calcext:value-type="float">
            <text:p>602633.052253637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RB fuel over tim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000" calcext:value-type="float">
            <text:p>55200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0502.84797" calcext:value-type="float">
            <text:p>5460502.84797</text:p>
          </table:table-cell>
          <table:table-cell table:formula="of:=[.B34]-[.B35]" office:value-type="float" office:value="59497.1520300005" calcext:value-type="float">
            <text:p>59497.152030000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16"/>
        </table:table-row>
      </table:table>
      <table:table table:name="Sheet6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ercent off</text:p>
          </table:table-cell>
          <table:table-cell table:style-name="Default" office:value-type="string" calcext:value-type="string">
            <text:p>lbm of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formula="of:=([Sheet6.C2]-[Sheet6.B2])/[Sheet6.B2]" office:value-type="percentage" office:value="0.0000000562928755997981" calcext:value-type="percentage">
            <text:p>0.00001%</text:p>
          </table:table-cell>
          <table:table-cell table:formula="of:=[.B2]-[.C2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formula="of:=([Sheet6.C3]-[Sheet6.B3])/[Sheet6.B3]" office:value-type="percentage" office:value="0.0000000567950534627202" calcext:value-type="percentage">
            <text:p>0.00001%</text:p>
          </table:table-cell>
          <table:table-cell table:formula="of:=[.B3]-[.C3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formula="of:=([Sheet6.C4]-[Sheet6.B4])/[Sheet6.B4]" office:value-type="percentage" office:value="0.0000000572520640354369" calcext:value-type="percentage">
            <text:p>0.00001%</text:p>
          </table:table-cell>
          <table:table-cell table:formula="of:=[.B4]-[.C4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formula="of:=([Sheet6.C5]-[Sheet6.B5])/[Sheet6.B5]" office:value-type="percentage" office:value="0.0000000580485929430894" calcext:value-type="percentage">
            <text:p>0.00001%</text:p>
          </table:table-cell>
          <table:table-cell table:formula="of:=[.B5]-[.C5]" office:value-type="float" office:value="-0.375" calcext:value-type="float">
            <text:p>-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formula="of:=([Sheet6.C6]-[Sheet6.B6])/[Sheet6.B6]" office:value-type="percentage" office:value="0.0119993470715873" calcext:value-type="percentage">
            <text:p>1.19993%</text:p>
          </table:table-cell>
          <table:table-cell table:formula="of:=[.B6]-[.C6]" office:value-type="float" office:value="-76326.4199999999" calcext:value-type="float">
            <text:p>-76,326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table:number-columns-repeated="4"/>
        </table:table-row>
      </table:table>
      <table:table table:name="Thrust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from ed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6.8078" calcext:value-type="float">
            <text:p>216.8078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unt</text:p>
          </table:table-cell>
          <table:table-cell office:value-type="string" calcext:value-type="string">
            <text:p>start throt</text:p>
          </table:table-cell>
          <table:table-cell office:value-type="string" calcext:value-type="string">
            <text:p>end thort</text:p>
          </table:table-cell>
          <table:table-cell office:value-type="string" calcext:value-type="string">
            <text:p>avg </text:p>
          </table:table-cell>
          <table:table-cell office:value-type="string" calcext:value-type="string">
            <text:p>Thrust</text:p>
          </table:table-cell>
          <table:table-cell table:number-columns-repeated="7"/>
          <table:table-cell office:value-type="float" office:value="12810090.5" calcext:value-type="float">
            <text:p>1281009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table:formula="of:=[.F8]-0.12" office:value-type="float" office:value="0.75" calcext:value-type="float">
            <text:p>0.75</text:p>
          </table:table-cell>
          <table:table-cell table:formula="of:=-[alt.G19]" office:value-type="float" office:value="-0" calcext:value-type="float">
            <text:p>0</text:p>
          </table:table-cell>
          <table:table-cell office:value-type="float" office:value="1660208.4" calcext:value-type="float">
            <text:p>1660208.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88" calcext:value-type="float">
            <text:p>0.88</text:p>
          </table:table-cell>
          <table:table-cell table:formula="of:=[.F9]-0.12" office:value-type="float" office:value="0.76" calcext:value-type="float">
            <text:p>0.76</text:p>
          </table:table-cell>
          <table:table-cell table:formula="of:=AVERAGE([.F9:.G9])" office:value-type="float" office:value="0.82" calcext:value-type="float">
            <text:p>0.82</text:p>
          </table:table-cell>
          <table:table-cell office:value-type="float" office:value="8496020" calcext:value-type="float">
            <text:p>84960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5" calcext:value-type="float">
            <text:p>0.95</text:p>
          </table:table-cell>
          <table:table-cell table:formula="of:=AVERAGE([.F10:.G10])" office:value-type="float" office:value="0.95" calcext:value-type="float">
            <text:p>0.95</text:p>
          </table:table-cell>
          <table:table-cell office:value-type="float" office:value="4381105.5" calcext:value-type="float">
            <text:p>4381105.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4"/>
          <table:table-cell table:formula="of:=SUM([.I8:.I10])" office:value-type="float" office:value="14537333.9" calcext:value-type="float">
            <text:p>14537333.9</text:p>
          </table:table-cell>
          <table:table-cell office:value-type="float" office:value="14537333.9" calcext:value-type="float">
            <text:p>14537333.9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148" calcext:value-type="float">
            <text:p>218.1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SME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.87" calcext:value-type="float">
            <text:p>0.87</text:p>
          </table:table-cell>
          <table:table-cell table:formula="of:=[.N18]-0.12" office:value-type="float" office:value="0.75" calcext:value-type="float">
            <text:p>0.75</text:p>
          </table:table-cell>
          <table:table-cell table:formula="of:=[.O18]-0.12"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formula="of:=AVERAGE([.N18:.O18])" office:value-type="float" office:value="0.81" calcext:value-type="float">
            <text:p>0.81</text:p>
          </table:table-cell>
          <table:table-cell table:formula="of:=AVERAGE([.O18:.P18])" office:value-type="float" office:value="0.69" calcext:value-type="float">
            <text:p>0.69</text:p>
          </table:table-cell>
          <table:table-cell table:formula="of:=AVERAGE([.P18:.Q18])" office:value-type="float" office:value="0.615" calcext:value-type="float">
            <text:p>0.615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ount</text:p>
          </table:table-cell>
          <table:table-cell office:value-type="string" calcext:value-type="string">
            <text:p>start throt</text:p>
          </table:table-cell>
          <table:table-cell office:value-type="string" calcext:value-type="string">
            <text:p>Thrust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434748" calcext:value-type="float">
            <text:p>14347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S</text:p>
          </table:table-cell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office:value-type="float" office:value="2199720" calcext:value-type="float">
            <text:p>21997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SME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4381105.5" calcext:value-type="float">
            <text:p>4381105.5</text:p>
          </table:table-cell>
          <table:table-cell office:value-type="string" calcext:value-type="string">
            <text:p>Targe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2"/>
          <table:table-cell table:formula="of:=SUM([.G26:.G28])" office:value-type="float" office:value="8015573.5" calcext:value-type="float">
            <text:p>8015573.5</text:p>
          </table:table-cell>
          <table:table-cell table:style-name="ce3" office:value-type="float" office:value="16012946.43" calcext:value-type="float">
            <text:p>16012946.43</text:p>
          </table:table-cell>
          <table:table-cell table:formula="of:=[.G29]-[.H29]" office:value-type="float" office:value="-7997372.93" calcext:value-type="float">
            <text:p>-7997372.93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formula="of:=(1/3)*0.95+(2/3)*0.91" office:value-type="float" office:value="0.923333333333333" calcext:value-type="float">
            <text:p>0.9233333333</text:p>
          </table:table-cell>
          <table:table-cell table:formula="of:=[.K31]+[.L31]" office:value-type="float" office:value="1.87333333333333" calcext:value-type="float">
            <text:p>1.8733333333</text:p>
          </table:table-cell>
          <table:table-cell table:number-columns-repeated="4"/>
        </table:table-row>
        <table:table-row table:style-name="ro1">
          <table:table-cell table:number-columns-repeated="12"/>
          <table:table-cell table:formula="of:=[.M31]/2" office:value-type="float" office:value="0.936666666666667" calcext:value-type="float">
            <text:p>0.9366666667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148" calcext:value-type="float">
            <text:p>218.1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S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SME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number-columns-repeated="2"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table:number-columns-repeated="11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hrust</text:p>
          </table:table-cell>
          <table:table-cell office:value-type="string" calcext:value-type="string">
            <text:p>SSME</text:p>
          </table:table-cell>
          <table:table-cell office:value-type="string" calcext:value-type="string">
            <text:p>RD 171</text:p>
          </table:table-cell>
          <table:table-cell office:value-type="string" calcext:value-type="string">
            <text:p>RS 68 A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47200.4" calcext:value-type="float">
            <text:p>32547200.4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816" calcext:value-type="float">
            <text:p>0.7816</text:p>
          </table:table-cell>
          <table:table-cell table:number-columns-repeated="12"/>
        </table:table-row>
      </table:table>
      <table:table table:name="alt" table:style-name="ta1">
        <table:table-column table:style-name="co1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hange in alt</text:p>
          </table:table-cell>
          <table:table-cell office:value-type="string" calcext:value-type="string">
            <text:p>change in time</text:p>
          </table:table-cell>
          <table:table-cell office:value-type="string" calcext:value-type="string">
            <text:p>Vv (From alt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2460" calcext:value-type="float">
            <text:p>29246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8460" calcext:value-type="float">
            <text:p>298460</text:p>
          </table:table-cell>
          <table:table-cell table:formula="of:=[.B12]-[.B11]" office:value-type="float" office:value="6000" calcext:value-type="float">
            <text:p>6000</text:p>
          </table:table-cell>
          <table:table-cell table:formula="of:=[.A12]-[.A11]" office:value-type="float" office:value="3" calcext:value-type="float">
            <text:p>3</text:p>
          </table:table-cell>
          <table:table-cell table:formula="of:=[.C12]/[.D12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4460" calcext:value-type="float">
            <text:p>304460</text:p>
          </table:table-cell>
          <table:table-cell table:formula="of:=[.B13]-[.B12]" office:value-type="float" office:value="6000" calcext:value-type="float">
            <text:p>6000</text:p>
          </table:table-cell>
          <table:table-cell table:formula="of:=[.A13]-[.A12]" office:value-type="float" office:value="3" calcext:value-type="float">
            <text:p>3</text:p>
          </table:table-cell>
          <table:table-cell table:formula="of:=[.C13]/[.D13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0460" calcext:value-type="float">
            <text:p>310460</text:p>
          </table:table-cell>
          <table:table-cell table:formula="of:=[.B14]-[.B13]" office:value-type="float" office:value="6000" calcext:value-type="float">
            <text:p>6000</text:p>
          </table:table-cell>
          <table:table-cell table:formula="of:=[.A14]-[.A13]" office:value-type="float" office:value="3" calcext:value-type="float">
            <text:p>3</text:p>
          </table:table-cell>
          <table:table-cell table:formula="of:=[.C14]/[.D14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6460" calcext:value-type="float">
            <text:p>316460</text:p>
          </table:table-cell>
          <table:table-cell table:formula="of:=[.B15]-[.B14]" office:value-type="float" office:value="6000" calcext:value-type="float">
            <text:p>6000</text:p>
          </table:table-cell>
          <table:table-cell table:formula="of:=[.A15]-[.A14]" office:value-type="float" office:value="3" calcext:value-type="float">
            <text:p>3</text:p>
          </table:table-cell>
          <table:table-cell table:formula="of:=[.C15]/[.D15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4.8078" calcext:value-type="float">
            <text:p>214.8078</text:p>
          </table:table-cell>
          <table:table-cell office:value-type="float" office:value="320075.6" calcext:value-type="float">
            <text:p>320075.6</text:p>
          </table:table-cell>
          <table:table-cell table:formula="of:=[.B16]-[.B15]" office:value-type="float" office:value="3615.59999999998" calcext:value-type="float">
            <text:p>3615.6</text:p>
          </table:table-cell>
          <table:table-cell table:formula="of:=[.A16]-[.A15]" office:value-type="float" office:value="1.80779999999999" calcext:value-type="float">
            <text:p>1.8078</text:p>
          </table:table-cell>
          <table:table-cell table:formula="of:=[.C16]/[.D16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5.8078" calcext:value-type="float">
            <text:p>215.8078</text:p>
          </table:table-cell>
          <table:table-cell office:value-type="float" office:value="322075.6" calcext:value-type="float">
            <text:p>322075.6</text:p>
          </table:table-cell>
          <table:table-cell table:formula="of:=[.B17]-[.B16]" office:value-type="float" office:value="2000" calcext:value-type="float">
            <text:p>2000</text:p>
          </table:table-cell>
          <table:table-cell table:formula="of:=[.A17]-[.A16]" office:value-type="float" office:value="1" calcext:value-type="float">
            <text:p>1</text:p>
          </table:table-cell>
          <table:table-cell table:formula="of:=[.C17]/[.D17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16.8078" calcext:value-type="float">
            <text:p>216.8078</text:p>
          </table:table-cell>
          <table:table-cell office:value-type="float" office:value="324074" calcext:value-type="float">
            <text:p>324074</text:p>
          </table:table-cell>
          <table:table-cell table:formula="of:=[.B18]-[.B17]" office:value-type="float" office:value="1998.40000000002" calcext:value-type="float">
            <text:p>1998.4</text:p>
          </table:table-cell>
          <table:table-cell table:formula="of:=[.A18]-[.A17]" office:value-type="float" office:value="1" calcext:value-type="float">
            <text:p>1</text:p>
          </table:table-cell>
          <table:table-cell table:formula="of:=[.C18]/[.D18]" office:value-type="float" office:value="1998.40000000002" calcext:value-type="float">
            <text:p>1998.4</text:p>
          </table:table-cell>
        </table:table-row>
        <table:table-row table:style-name="ro1">
          <table:table-cell office:value-type="float" office:value="218.1418" calcext:value-type="float">
            <text:p>218.1418</text:p>
          </table:table-cell>
          <table:table-cell office:value-type="float" office:value="326066" calcext:value-type="float">
            <text:p>326066</text:p>
          </table:table-cell>
          <table:table-cell table:formula="of:=[.B19]-[.B18]" office:value-type="float" office:value="1992" calcext:value-type="float">
            <text:p>1992</text:p>
          </table:table-cell>
          <table:table-cell table:formula="of:=[.A19]-[.A18]" office:value-type="float" office:value="1.334" calcext:value-type="float">
            <text:p>1.334</text:p>
          </table:table-cell>
          <table:table-cell table:formula="of:=[.C19]/[.D19]" office:value-type="float" office:value="1493.25337331334" calcext:value-type="float">
            <text:p>1493.2533733133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326181.6" calcext:value-type="float">
            <text:p>326181.6</text:p>
          </table:table-cell>
          <table:table-cell table:formula="of:=[.B20]-[.B19]" office:value-type="float" office:value="115.599999999977" calcext:value-type="float">
            <text:p>115.6</text:p>
          </table:table-cell>
          <table:table-cell table:formula="of:=[.A20]-[.A19]" office:value-type="float" office:value="0.0581999999999994" calcext:value-type="float">
            <text:p>0.0582</text:p>
          </table:table-cell>
          <table:table-cell table:formula="of:=[.C20]/[.D20]" office:value-type="float" office:value="1986.25429553227" calcext:value-type="float">
            <text:p>1986.25429553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27766.6" calcext:value-type="float">
            <text:p>327766.6</text:p>
          </table:table-cell>
          <table:table-cell table:formula="of:=[.B21]-[.B20]" office:value-type="float" office:value="1585" calcext:value-type="float">
            <text:p>1585</text:p>
          </table:table-cell>
          <table:table-cell table:formula="of:=[.A21]-[.A20]" office:value-type="float" office:value="0.800000000000011" calcext:value-type="float">
            <text:p>0.8</text:p>
          </table:table-cell>
          <table:table-cell table:formula="of:=[.C21]/[.D21]" office:value-type="float" office:value="1981.24999999997" calcext:value-type="float">
            <text:p>1981.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3639.5" calcext:value-type="float">
            <text:p>333639.5</text:p>
          </table:table-cell>
          <table:table-cell table:formula="of:=[.B22]-[.B21]" office:value-type="float" office:value="5872.90000000002" calcext:value-type="float">
            <text:p>5872.9</text:p>
          </table:table-cell>
          <table:table-cell table:formula="of:=[.A22]-[.A21]" office:value-type="float" office:value="3" calcext:value-type="float">
            <text:p>3</text:p>
          </table:table-cell>
          <table:table-cell table:formula="of:=[.C22]/[.D22]" office:value-type="float" office:value="1957.63333333334" calcext:value-type="float">
            <text:p>1957.63333333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39402" calcext:value-type="float">
            <text:p>339402</text:p>
          </table:table-cell>
          <table:table-cell table:formula="of:=[.B23]-[.B22]" office:value-type="float" office:value="5762.5" calcext:value-type="float">
            <text:p>5762.5</text:p>
          </table:table-cell>
          <table:table-cell table:formula="of:=[.A23]-[.A22]" office:value-type="float" office:value="3" calcext:value-type="float">
            <text:p>3</text:p>
          </table:table-cell>
          <table:table-cell table:formula="of:=[.C23]/[.D23]" office:value-type="float" office:value="1920.83333333333" calcext:value-type="float">
            <text:p>1920.83333333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5058" calcext:value-type="float">
            <text:p>345058</text:p>
          </table:table-cell>
          <table:table-cell table:formula="of:=[.B24]-[.B23]" office:value-type="float" office:value="5656" calcext:value-type="float">
            <text:p>5656</text:p>
          </table:table-cell>
          <table:table-cell table:formula="of:=[.A24]-[.A23]" office:value-type="float" office:value="3" calcext:value-type="float">
            <text:p>3</text:p>
          </table:table-cell>
          <table:table-cell table:formula="of:=[.C24]/[.D24]" office:value-type="float" office:value="1885.33333333333" calcext:value-type="float">
            <text:p>1885.33333333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0610" calcext:value-type="float">
            <text:p>350610</text:p>
          </table:table-cell>
          <table:table-cell table:formula="of:=[.B25]-[.B24]" office:value-type="float" office:value="5552" calcext:value-type="float">
            <text:p>5552</text:p>
          </table:table-cell>
          <table:table-cell table:formula="of:=[.A25]-[.A24]" office:value-type="float" office:value="3" calcext:value-type="float">
            <text:p>3</text:p>
          </table:table-cell>
          <table:table-cell table:formula="of:=[.C25]/[.D25]" office:value-type="float" office:value="1850.66666666667" calcext:value-type="float">
            <text:p>1850.666666666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6060" calcext:value-type="float">
            <text:p>356060</text:p>
          </table:table-cell>
          <table:table-cell table:formula="of:=[.B26]-[.B25]" office:value-type="float" office:value="5450" calcext:value-type="float">
            <text:p>5450</text:p>
          </table:table-cell>
          <table:table-cell table:formula="of:=[.A26]-[.A25]" office:value-type="float" office:value="3" calcext:value-type="float">
            <text:p>3</text:p>
          </table:table-cell>
          <table:table-cell table:formula="of:=[.C26]/[.D26]" office:value-type="float" office:value="1816.66666666667" calcext:value-type="float">
            <text:p>1816.6666666667</text:p>
          </table:table-cell>
        </table:table-row>
      </table:table>
      <table:table table:name="Sheet7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conv facto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ven</text:p>
          </table:table-cell>
          <table:table-cell/>
          <table:table-cell office:value-type="string" calcext:value-type="string">
            <text:p>18 s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 inc 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60*60/5280" office:value-type="float" office:value="0.681818181818182" calcext:value-type="float">
            <text:p>0.6818181818</text:p>
          </table:table-cell>
          <table:table-cell table:formula="of:=5280/(60*60)" office:value-type="float" office:value="1.46666666666667" calcext:value-type="float">
            <text:p>1.4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rust</text:p>
          </table:table-cell>
          <table:table-cell office:value-type="float" office:value="30197638.11265" calcext:value-type="float">
            <text:p>30197638.11265</text:p>
          </table:table-cell>
          <table:table-cell office:value-type="string" calcext:value-type="string">
            <text:p>at alt 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5" office:value-type="float" office:value="0.127" calcext:value-type="float">
            <text:p>0.127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ght</text:p>
          </table:table-cell>
          <table:table-cell office:value-type="float" office:value="22191271.27" calcext:value-type="float">
            <text:p>22191271.2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office:value-type="float" office:value="2113.4" calcext:value-type="float">
            <text:p>2113.4</text:p>
          </table:table-cell>
          <table:table-cell office:value-type="string" calcext:value-type="string">
            <text:p>from prev loop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raw</text:p>
          </table:table-cell>
          <table:table-cell table:style-name="ce17" table:formula="of:=[.C3]/[.C4]" office:value-type="float" office:value="1.36078901227591" calcext:value-type="float">
            <text:p>1.360789</text:p>
          </table:table-cell>
          <table:table-cell office:value-type="string" calcext:value-type="string">
            <text:p>thrust from 2 divided by weight from 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6116623.7" calcext:value-type="float">
            <text:p>36116623.7</text:p>
          </table:table-cell>
          <table:table-cell office:value-type="string" calcext:value-type="string">
            <text:p>thrust at alt 2113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h</text:p>
          </table:table-cell>
          <table:table-cell office:value-type="float" office:value="912.67" calcext:value-type="float">
            <text:p>912.6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19933997.29" calcext:value-type="float">
            <text:p>19933997.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8" table:formula="of:=[.I5]/[.I6]" office:value-type="float" office:value="1.81181040483627" calcext:value-type="float">
            <text:p>1.811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s</text:p>
          </table:table-cell>
          <table:table-cell table:formula="of:=SQRT(POWER(([.C6]-912.67);2)+[.C7]*[.C7])" office:value-type="float" office:value="0" calcext:value-type="float">
            <text:p>0</text:p>
          </table:table-cell>
          <table:table-cell office:value-type="string" calcext:value-type="string">
            <text:p>pythag of (5) vh – 912.67 and vv (6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I3]-0.004534497" office:value-type="float" office:value="-0.131534497" calcext:value-type="float">
            <text:p>-0.131534497</text:p>
          </table:table-cell>
          <table:table-cell office:value-type="string" calcext:value-type="string">
            <text:p>guess and erro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G</text:p>
          </table:table-cell>
          <table:table-cell office:value-type="float" office:value="0.997336398" calcext:value-type="float">
            <text:p>0.997336398</text:p>
          </table:table-cell>
          <table:table-cell office:value-type="string" calcext:value-type="string">
            <text:p>at alt from step 1, vh from step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7" table:formula="of:=[.I7]+[.I8]" office:value-type="float" office:value="1.68027590783627" calcext:value-type="float">
            <text:p>1.680276</text:p>
          </table:table-cell>
          <table:table-cell office:value-type="string" calcext:value-type="string">
            <text:p>A_raw + adc_adj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</text:p>
          </table:table-cell>
          <table:table-cell table:style-name="ce18" table:formula="of:=[.C5]-[.C9]" office:value-type="float" office:value="0.363452614275906" calcext:value-type="float">
            <text:p>0.36345</text:p>
          </table:table-cell>
          <table:table-cell office:value-type="string" calcext:value-type="string">
            <text:p>A_raw from step 4 minus big G(8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ior big_G</text:p>
          </table:table-cell>
          <table:table-cell office:value-type="float" office:value="0.996661451" calcext:value-type="float">
            <text:p>0.99666145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8" office:value-type="float" office:value="0.00012" calcext:value-type="float">
            <text:p>0.00012</text:p>
          </table:table-cell>
          <table:table-cell office:value-type="string" calcext:value-type="string">
            <text:p>fudg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v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table:formula="of:=[.C2]+[.C7]*1" office:value-type="float" office:value="30" calcext:value-type="float">
            <text:p>30</text:p>
          </table:table-cell>
          <table:table-cell office:value-type="string" calcext:value-type="string">
            <text:p>Vv and Vv inc are 0 so no chang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h</text:p>
          </table:table-cell>
          <table:table-cell table:formula="of:=SQRT(POWER([.I9];2)-POWER([.I11]+[.I10];2))" office:value-type="float" office:value="0.656631923108812" calcext:value-type="float">
            <text:p>0.6566319231</text:p>
          </table:table-cell>
          <table:table-cell table:number-columns-repeated="2"/>
          <table:table-cell office:value-type="string" calcext:value-type="string">
            <text:p>prior Ah</text:p>
          </table:table-cell>
          <table:table-cell office:value-type="float" office:value="0.668357948" calcext:value-type="float">
            <text:p>0.6683579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2156226.6" calcext:value-type="float">
            <text:p>32156226.6</text:p>
          </table:table-cell>
          <table:table-cell office:value-type="string" calcext:value-type="string">
            <text:p>thrust at alt 30, .56 and .71 av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h avg</text:p>
          </table:table-cell>
          <table:table-cell table:formula="of:=AVERAGE([.I12];[.M12])" office:value-type="float" office:value="0.662494935554406" calcext:value-type="float">
            <text:p>0.662494935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22079560.56" calcext:value-type="float">
            <text:p>22079560.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V h inc</text:p>
          </table:table-cell>
          <table:table-cell table:formula="of:=[.I13]*[.I2]*32.17405" office:value-type="float" office:value="63.9454355438227" calcext:value-type="float">
            <text:p>63.94543554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8" table:formula="of:=[.C13]/[.C14]" office:value-type="float" office:value="1.45637982751592" calcext:value-type="float">
            <text:p>1.456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V h inc mph</text:p>
          </table:table-cell>
          <table:table-cell table:style-name="ce20" table:formula="of:=[.I14]*[.N2]" office:value-type="float" office:value="43.5991605980609" calcext:value-type="float">
            <text:p>43.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C11]" office:value-type="float" office:value="-0.00012" calcext:value-type="float">
            <text:p>-0.00012</text:p>
          </table:table-cell>
          <table:table-cell office:value-type="string" calcext:value-type="string">
            <text:p>no prior error so just the gues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Vh</text:p>
          </table:table-cell>
          <table:table-cell table:formula="of:=[.I15]+[.L16]" office:value-type="float" office:value="1065.25317059806" calcext:value-type="float">
            <text:p>1065.2531705981</text:p>
          </table:table-cell>
          <table:table-cell office:value-type="string" calcext:value-type="string">
            <text:p>prior Vh</text:p>
          </table:table-cell>
          <table:table-cell/>
          <table:table-cell office:value-type="float" office:value="1021.65401" calcext:value-type="float">
            <text:p>1021.654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7" table:formula="of:=[.C15]+[.C16]" office:value-type="float" office:value="1.45625982751592" calcext:value-type="float">
            <text:p>1.45626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Vv below curent</text:p>
          </table:table-cell>
          <table:table-cell table:formula="of:=[.O17]" office:value-type="float" office:value="332.5724011" calcext:value-type="float">
            <text:p>332.5724011</text:p>
          </table:table-cell>
          <table:table-cell office:value-type="string" calcext:value-type="string">
            <text:p>prior Vv</text:p>
          </table:table-cell>
          <table:table-cell/>
          <table:table-cell office:value-type="float" office:value="279.0024011" calcext:value-type="float">
            <text:p>279.0024011</text:p>
          </table:table-cell>
          <table:table-cell/>
          <table:table-cell office:value-type="float" office:value="53.57" calcext:value-type="float">
            <text:p>53.57</text:p>
          </table:table-cell>
          <table:table-cell table:formula="of:=[.L17]+[.N17]" office:value-type="float" office:value="332.5724011" calcext:value-type="float">
            <text:p>332.5724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Vh for air</text:p>
          </table:table-cell>
          <table:table-cell table:style-name="ce18" table:formula="of:=[.I16]-912.67" office:value-type="float" office:value="152.583170598061" calcext:value-type="float">
            <text:p>152.583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Vv mph</text:p>
          </table:table-cell>
          <table:table-cell table:formula="of:=[.I17]*60*60/5280" office:value-type="float" office:value="226.753909840909" calcext:value-type="float">
            <text:p>226.753909840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Vas</text:p>
          </table:table-cell>
          <table:table-cell table:formula="of:=SQRT(POWER([.I18];2)+[.I19]*[.I19])" office:value-type="float" office:value="273.311104014996" calcext:value-type="float">
            <text:p>273.3111040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adc act</text:p>
          </table:table-cell>
          <table:table-cell table:style-name="ce19" table:formula="of:=POWER(([.I20]/1000);2)*[.L21]*[.N21]" office:value-type="float" office:value="0.122509053090234" calcext:value-type="float">
            <text:p>0.1225090531</text:p>
          </table:table-cell>
          <table:table-cell table:style-name="ce19" office:value-type="string" calcext:value-type="string">
            <text:p>padc</text:p>
          </table:table-cell>
          <table:table-cell table:style-name="ce19"/>
          <table:table-cell table:style-name="ce19" office:value-type="float" office:value="0.895216670327" calcext:value-type="float">
            <text:p>0.8952166703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float" office:value="1.832" calcext:value-type="float">
            <text:p>1.8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big G</text:p>
          </table:table-cell>
          <table:table-cell office:value-type="float" office:value="0.996370969122" calcext:value-type="float">
            <text:p>0.9963709691</text:p>
          </table:table-cell>
          <table:table-cell office:value-type="string" calcext:value-type="string">
            <text:p>Using 1065.253133 Vh and Alt 2113.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 v inc</text:p>
          </table:table-cell>
          <table:table-cell table:style-name="ce3" table:formula="of:=[.I11]*[.I2]*32.17405" office:value-type="float" office:value="53.0871825" calcext:value-type="float">
            <text:p>53.09</text:p>
          </table:table-cell>
          <table:table-cell table:number-columns-repeated="2"/>
          <table:table-cell office:value-type="string" calcext:value-type="string">
            <text:p>prior v_v_inc</text:p>
          </table:table-cell>
          <table:table-cell office:value-type="float" office:value="53.57" calcext:value-type="float">
            <text:p>53.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alt</text:p>
          </table:table-cell>
          <table:table-cell table:style-name="ce1" table:formula="of:=[.I4]+[.L17]*[.I2]+(([.M23]*[.I2])/2)" office:value-type="float" office:value="3030.7622033" calcext:value-type="float">
            <text:p>303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style-name="ce19" office:value-type="string" calcext:value-type="string">
            <text:p>inputs</text:p>
          </table:table-cell>
          <table:table-cell/>
          <table:table-cell table:style-name="ce19" office:value-type="string" calcext:value-type="string">
            <text:p>outputs</text:p>
          </table:table-cell>
          <table:table-cell/>
          <table:table-cell table:style-name="ce19" office:value-type="string" calcext:value-type="string">
            <text:p>input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irspeed</text:p>
          </table:table-cell>
          <table:table-cell table:number-columns-repeated="3"/>
          <table:table-cell office:value-type="string" calcext:value-type="string">
            <text:p>time inc</text:p>
          </table:table-cell>
          <table:table-cell/>
          <table:table-cell office:value-type="string" calcext:value-type="string">
            <text:p>a raw</text:p>
          </table:table-cell>
          <table:table-cell/>
          <table:table-cell office:value-type="string" calcext:value-type="string">
            <text:p>time inc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V h inc mph</text:p>
          </table:table-cell>
          <table:table-cell table:style-name="ce20" table:formula="of:=[.G34]*[.L23]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guess adc</text:p>
          </table:table-cell>
          <table:table-cell/>
          <table:table-cell office:value-type="string" calcext:value-type="string">
            <text:p>a eff</text:p>
          </table:table-cell>
          <table:table-cell/>
          <table:table-cell office:value-type="string" calcext:value-type="string">
            <text:p>guess adc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Vh</text:p>
          </table:table-cell>
          <table:table-cell office:value-type="float" office:value="934.231693" calcext:value-type="float">
            <text:p>934.231693</text:p>
          </table:table-cell>
          <table:table-cell table:number-columns-repeated="2"/>
          <table:table-cell office:value-type="string" calcext:value-type="string">
            <text:p>alt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thrus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Vv below curent</text:p>
          </table:table-cell>
          <table:table-cell office:value-type="float" office:value="171.090654" calcext:value-type="float">
            <text:p>171.090654</text:p>
          </table:table-cell>
          <table:table-cell table:number-columns-repeated="2"/>
          <table:table-cell office:value-type="string" calcext:value-type="string">
            <text:p>thrust</text:p>
          </table:table-cell>
          <table:table-cell/>
          <table:table-cell office:value-type="string" calcext:value-type="string">
            <text:p>v_h_inc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Vh for air</text:p>
          </table:table-cell>
          <table:table-cell table:style-name="ce18" table:formula="of:=[.G36]-912.67" office:value-type="float" office:value="21.561693" calcext:value-type="float">
            <text:p>21.56169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vas</text:p>
          </table:table-cell>
          <table:table-cell/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Vv mph</text:p>
          </table:table-cell>
          <table:table-cell table:formula="of:=[.G37]*60*60/5280" office:value-type="float" office:value="116.652718636364" calcext:value-type="float">
            <text:p>116.6527186364</text:p>
          </table:table-cell>
          <table:table-cell table:number-columns-repeated="2"/>
          <table:table-cell office:value-type="string" calcext:value-type="string">
            <text:p>prior error</text:p>
          </table:table-cell>
          <table:table-cell/>
          <table:table-cell office:value-type="string" calcext:value-type="string">
            <text:p>adc_ac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Vas</text:p>
          </table:table-cell>
          <table:table-cell table:formula="of:=SQRT(POWER([.G38];2)+[.G39]*[.G39])" office:value-type="float" office:value="118.628678532136" calcext:value-type="float">
            <text:p>118.6286785321</text:p>
          </table:table-cell>
          <table:table-cell table:number-columns-repeated="2"/>
          <table:table-cell office:value-type="string" calcext:value-type="string">
            <text:p>prior a lot to calc big g</text:p>
          </table:table-cell>
          <table:table-cell/>
          <table:table-cell office:value-type="string" calcext:value-type="string">
            <text:p>big G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av</text:p>
          </table:table-cell>
          <table:table-cell/>
          <table:table-cell office:value-type="string" calcext:value-type="string">
            <text:p>vv inc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prior ah</text:p>
          </table:table-cell>
          <table:table-cell/>
          <table:table-cell office:value-type="string" calcext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prior vh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vv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1106" calcext:value-type="float">
            <text:p>0.01106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1061621" calcext:value-type="float">
            <text:p>0.0106162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1088661" calcext:value-type="float">
            <text:p>0.01088661</text:p>
          </table:table-cell>
          <table:table-cell/>
          <table:table-cell office:value-type="string" calcext:value-type="string">
            <text:p>raw a</text:p>
          </table:table-cell>
          <table:table-cell office:value-type="string" calcext:value-type="string">
            <text:p>a eff</text:p>
          </table:table-cell>
          <table:table-cell office:value-type="string" calcext:value-type="string">
            <text:p>adc adj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adj by</text:p>
          </table:table-cell>
          <table:table-cell office:value-type="string" calcext:value-type="string">
            <text:p>prior error</text:p>
          </table:table-cell>
          <table:table-cell office:value-type="string" calcext:value-type="string">
            <text:p>adc adj (should be same again)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268" calcext:value-type="float">
            <text:p>0.0268</text:p>
          </table:table-cell>
          <table:table-cell office:value-type="float" office:value="9" calcext:value-type="float">
            <text:p>9</text:p>
          </table:table-cell>
          <table:table-cell office:value-type="float" office:value="1.70672" calcext:value-type="float">
            <text:p>1.70672</text:p>
          </table:table-cell>
          <table:table-cell office:value-type="float" office:value="1.680215" calcext:value-type="float">
            <text:p>1.680215</text:p>
          </table:table-cell>
          <table:table-cell office:value-type="float" office:value="0.02650414" calcext:value-type="float">
            <text:p>0.02650414</text:p>
          </table:table-cell>
          <table:table-cell office:value-type="float" office:value="0.0268" calcext:value-type="float">
            <text:p>0.0268</text:p>
          </table:table-cell>
          <table:table-cell table:formula="of:=[.H55]-[.I55]" office:value-type="float" office:value="-0.000295860000000002" calcext:value-type="float">
            <text:p>-0.00029586</text:p>
          </table:table-cell>
          <table:table-cell table:formula="of:=[.D52]-[.D54]" office:value-type="float" office:value="0.000173390000000001" calcext:value-type="float">
            <text:p>0.0001733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25076039" calcext:value-type="float">
            <text:p>0.025076039</text:p>
          </table:table-cell>
          <table:table-cell table:number-columns-repeated="2"/>
          <table:table-cell office:value-type="float" office:value="1.680364" calcext:value-type="float">
            <text:p>1.680364</text:p>
          </table:table-cell>
          <table:table-cell office:value-type="float" office:value="0.02635621" calcext:value-type="float">
            <text:p>0.02635621</text:p>
          </table:table-cell>
          <table:table-cell office:value-type="float" office:value="0.0268" calcext:value-type="float">
            <text:p>0.026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2650414" calcext:value-type="float">
            <text:p>0.02650414</text:p>
          </table:table-cell>
          <table:table-cell office:value-type="string" calcext:value-type="string">
            <text:p>off by</text:p>
          </table:table-cell>
          <table:table-cell office:value-type="float" office:value="0" calcext:value-type="float">
            <text:p>0</text:p>
          </table:table-cell>
          <table:table-cell table:formula="of:=[.G56]-[.G55]" office:value-type="float" office:value="0.000148999999999955" calcext:value-type="float">
            <text:p>0.000149</text:p>
          </table:table-cell>
          <table:table-cell table:formula="of:=[.H56]-[.H55]" office:value-type="float" office:value="-0.000147929999999998" calcext:value-type="float">
            <text:p>-0.000147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0448" calcext:value-type="float">
            <text:p>0.0448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048348437" calcext:value-type="float">
            <text:p>0.048348437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43076639" calcext:value-type="float">
            <text:p>0.4307663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69677" calcext:value-type="float">
            <text:p>1.69677</text:p>
          </table:table-cell>
          <table:table-cell table:style-name="ce18" office:value-type="float" office:value="0.043076639" calcext:value-type="float">
            <text:p>0.04308</text:p>
          </table:table-cell>
          <table:table-cell office:value-type="float" office:value="0.0448" calcext:value-type="float">
            <text:p>0.0448</text:p>
          </table:table-cell>
          <table:table-cell table:formula="of:=[.I61]-[.H61]" office:value-type="float" office:value="0.001723361" calcext:value-type="float">
            <text:p>0.001723361</text:p>
          </table:table-cell>
          <table:table-cell table:formula="of:=[.D55]-[.D56]" office:value-type="float" office:value="0.001723961" calcext:value-type="float">
            <text:p>0.0017239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percentage-style style:name="N127">
      <number:number number:decimal-places="8" loext:min-decimal-places="8" number:min-integer-digits="1"/>
      <number:text>%</number:text>
    </number:percentage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7" loext:min-decimal-places="7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percentage-style style:name="N145">
      <number:number number:decimal-places="9" loext:min-decimal-places="9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2:58:54.796935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5-11T14:51:20.091894031</dc:date>
    <meta:editing-duration>P2DT20H36M31S</meta:editing-duration>
    <meta:editing-cycles>14</meta:editing-cycles>
    <meta:generator>LibreOffice/5.1.6.2$Linux_X86_64 LibreOffice_project/10m0$Build-2</meta:generator>
    <meta:print-date>2017-04-24T20:49:09.933817880</meta:print-date>
    <meta:document-statistic meta:table-count="10" meta:cell-count="4019" meta:object-count="0"/>
  </office:meta>
</office:document-meta>
</file>